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0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7310327745256239" office:value-type="float"/>
          <table:table-cell office:value="0.008491175743712812" office:value-type="float"/>
          <table:table-cell office:value="0.0038822829758780528" office:value-type="float"/>
          <table:table-cell office:value="0.007130865681249076" office:value-type="float"/>
          <table:table-cell office:value="0.00037095489643778484" office:value-type="float"/>
          <table:table-cell office:value="0.0036479209716719935" office:value-type="float"/>
          <table:table-cell office:value="0.08766254838961612" office:value-type="float"/>
          <table:table-cell office:value="1" office:value-type="float"/>
          <table:table-cell office:value="0.007310327745256239" office:value-type="float"/>
          <table:table-cell office:value="0.008491175743712812" office:value-type="float"/>
          <table:table-cell office:value="0.0038822829758780528" office:value-type="float"/>
          <table:table-cell office:value="0.007130865681249076" office:value-type="float"/>
          <table:table-cell office:value="0.00037095489643778484" office:value-type="float"/>
          <table:table-cell office:value="0.0036479209716719935" office:value-type="float"/>
        </table:table-row>
        <table:table-row>
          <table:table-cell office:value="0.005864607813430485" office:value-type="float"/>
          <table:table-cell office:value="0.01701147120279198" office:value-type="float"/>
          <table:table-cell office:value="-0.0031455465465487255" office:value-type="float"/>
          <table:table-cell office:value="-0.0013560370581456992" office:value-type="float"/>
          <table:table-cell office:value="-0.008862863779959556" office:value-type="float"/>
          <table:table-cell office:value="0.008687483585373272" office:value-type="float"/>
          <table:table-cell office:value="0.08425515656202072" office:value-type="float"/>
          <table:table-cell office:value="2" office:value-type="float"/>
          <table:table-cell office:value="-0.0014457199318257535" office:value-type="float"/>
          <table:table-cell office:value="0.00852029545907917" office:value-type="float"/>
          <table:table-cell office:value="-0.007027829522426778" office:value-type="float"/>
          <table:table-cell office:value="-0.008486902739394776" office:value-type="float"/>
          <table:table-cell office:value="-0.00923381867639734" office:value-type="float"/>
          <table:table-cell office:value="0.005039562613701278" office:value-type="float"/>
        </table:table-row>
        <table:table-row>
          <table:table-cell office:value="0.006383695128036198" office:value-type="float"/>
          <table:table-cell office:value="0.016425173690737538" office:value-type="float"/>
          <table:table-cell office:value="-0.002533136239618183" office:value-type="float"/>
          <table:table-cell office:value="-0.0009165326731511922" office:value-type="float"/>
          <table:table-cell office:value="-0.008763469458517905" office:value-type="float"/>
          <table:table-cell office:value="0.009653839386001934" office:value-type="float"/>
          <table:table-cell office:value="0.0844053264896996" office:value-type="float"/>
          <table:table-cell office:value="3" office:value-type="float"/>
          <table:table-cell office:value="0.0005190873146057127" office:value-type="float"/>
          <table:table-cell office:value="-0.0005862975120544435" office:value-type="float"/>
          <table:table-cell office:value="0.0006124103069305425" office:value-type="float"/>
          <table:table-cell office:value="0.00043950438499450704" office:value-type="float"/>
          <table:table-cell office:value="9.939432144165025e-05" office:value-type="float"/>
          <table:table-cell office:value="0.0009663558006286627" office:value-type="float"/>
        </table:table-row>
        <table:table-row>
          <table:table-cell office:value="0.006902212622237858" office:value-type="float"/>
          <table:table-cell office:value="0.01583941560071831" office:value-type="float"/>
          <table:table-cell office:value="-0.0019208642154635198" office:value-type="float"/>
          <table:table-cell office:value="-0.0004768983500310752" office:value-type="float"/>
          <table:table-cell office:value="-0.008663975001273033" office:value-type="float"/>
          <table:table-cell office:value="0.010620159423843731" office:value-type="float"/>
          <table:table-cell office:value="0.0845453376781405" office:value-type="float"/>
          <table:table-cell office:value="4" office:value-type="float"/>
          <table:table-cell office:value="0.0005185174942016601" office:value-type="float"/>
          <table:table-cell office:value="-0.0005857580900192269" office:value-type="float"/>
          <table:table-cell office:value="0.0006122720241546632" office:value-type="float"/>
          <table:table-cell office:value="0.000439634323120117" office:value-type="float"/>
          <table:table-cell office:value="9.949445724487249e-05" office:value-type="float"/>
          <table:table-cell office:value="0.0009663200378417971" office:value-type="float"/>
        </table:table-row>
        <table:table-row>
          <table:table-cell office:value="0.007526947977615056" office:value-type="float"/>
          <table:table-cell office:value="0.015717425158442308" office:value-type="float"/>
          <table:table-cell office:value="-0.0013506909519137144" office:value-type="float"/>
          <table:table-cell office:value="0.0007091673237970501" office:value-type="float"/>
          <table:table-cell office:value="-0.007835423947272178" office:value-type="float"/>
          <table:table-cell office:value="0.011190885818497052" office:value-type="float"/>
          <table:table-cell office:value="0.08443297921042145" office:value-type="float"/>
          <table:table-cell office:value="5" office:value-type="float"/>
          <table:table-cell office:value="0.0006247353553771977" office:value-type="float"/>
          <table:table-cell office:value="-0.00012199044227600118" office:value-type="float"/>
          <table:table-cell office:value="0.0005701732635498055" office:value-type="float"/>
          <table:table-cell office:value="0.0011860656738281253" office:value-type="float"/>
          <table:table-cell office:value="0.0008285510540008544" office:value-type="float"/>
          <table:table-cell office:value="0.000570726394653321" office:value-type="float"/>
        </table:table-row>
        <table:table-row>
          <table:table-cell office:value="0.008151856186462102" office:value-type="float"/>
          <table:table-cell office:value="0.01559597235006218" office:value-type="float"/>
          <table:table-cell office:value="-0.0007804628520907166" office:value-type="float"/>
          <table:table-cell office:value="0.001894560657232109" office:value-type="float"/>
          <table:table-cell office:value="-0.007006214857993003" office:value-type="float"/>
          <table:table-cell office:value="0.0117617373829044" office:value-type="float"/>
          <table:table-cell office:value="0.08431369828785738" office:value-type="float"/>
          <table:table-cell office:value="6" office:value-type="float"/>
          <table:table-cell office:value="0.000624908208847046" office:value-type="float"/>
          <table:table-cell office:value="-0.00012145280838012779" office:value-type="float"/>
          <table:table-cell office:value="0.0005702280998229978" office:value-type="float"/>
          <table:table-cell office:value="0.001185393333435059" office:value-type="float"/>
          <table:table-cell office:value="0.0008292090892791752" office:value-type="float"/>
          <table:table-cell office:value="0.0005708515644073479" office:value-type="float"/>
        </table:table-row>
        <table:table-row>
          <table:table-cell office:value="0.008856993439269718" office:value-type="float"/>
          <table:table-cell office:value="0.01585105400365715" office:value-type="float"/>
          <table:table-cell office:value="-6.020270881068775e-05" office:value-type="float"/>
          <table:table-cell office:value="0.003633658490865532" office:value-type="float"/>
          <table:table-cell office:value="-0.005816265345511313" office:value-type="float"/>
          <table:table-cell office:value="0.011842147624985089" office:value-type="float"/>
          <table:table-cell office:value="0.08399560843714238" office:value-type="float"/>
          <table:table-cell office:value="7" office:value-type="float"/>
          <table:table-cell office:value="0.0007051372528076166" office:value-type="float"/>
          <table:table-cell office:value="0.00025508165359497056" office:value-type="float"/>
          <table:table-cell office:value="0.0007202601432800288" office:value-type="float"/>
          <table:table-cell office:value="0.001739097833633423" office:value-type="float"/>
          <table:table-cell office:value="0.00118994951248169" office:value-type="float"/>
          <table:table-cell office:value="8.041024208068834e-05" office:value-type="float"/>
        </table:table-row>
        <table:table-row>
          <table:table-cell office:value="0.009562199833465275" office:value-type="float"/>
          <table:table-cell office:value="0.016106588652552413" office:value-type="float"/>
          <table:table-cell office:value="0.0006602076381741762" office:value-type="float"/>
          <table:table-cell office:value="0.005371645293920341" office:value-type="float"/>
          <table:table-cell office:value="-0.004625600577292319" office:value-type="float"/>
          <table:table-cell office:value="0.011922730720535625" office:value-type="float"/>
          <table:table-cell office:value="0.08367363709441941" office:value-type="float"/>
          <table:table-cell office:value="8" office:value-type="float"/>
          <table:table-cell office:value="0.0007052063941955563" office:value-type="float"/>
          <table:table-cell office:value="0.0002555346488952639" office:value-type="float"/>
          <table:table-cell office:value="0.0007204103469848639" office:value-type="float"/>
          <table:table-cell office:value="0.0017379868030548088" office:value-type="float"/>
          <table:table-cell office:value="0.0011906647682189946" office:value-type="float"/>
          <table:table-cell office:value="8.058309555053662e-05" office:value-type="float"/>
        </table:table-row>
        <table:table-row>
          <table:table-cell office:value="0.010142791988921818" office:value-type="float"/>
          <table:table-cell office:value="0.01662944536489372" office:value-type="float"/>
          <table:table-cell office:value="0.0015489331573544738" office:value-type="float"/>
          <table:table-cell office:value="0.007486122451513115" office:value-type="float"/>
          <table:table-cell office:value="-0.0031715953358982755" office:value-type="float"/>
          <table:table-cell office:value="0.011495404756561627" office:value-type="float"/>
          <table:table-cell office:value="0.08326779053065346" office:value-type="float"/>
          <table:table-cell office:value="9" office:value-type="float"/>
          <table:table-cell office:value="0.000580592155456543" office:value-type="float"/>
          <table:table-cell office:value="0.0005228567123413078" office:value-type="float"/>
          <table:table-cell office:value="0.0008887255191802976" office:value-type="float"/>
          <table:table-cell office:value="0.002114477157592774" office:value-type="float"/>
          <table:table-cell office:value="0.0014540052413940432" office:value-type="float"/>
          <table:table-cell office:value="-0.0004273259639739988" office:value-type="float"/>
        </table:table-row>
        <table:table-row>
          <table:table-cell office:value="0.010723564150405582" office:value-type="float"/>
          <table:table-cell office:value="0.01715233068746452" office:value-type="float"/>
          <table:table-cell office:value="0.0024372366756497624" office:value-type="float"/>
          <table:table-cell office:value="0.0095991369111231" office:value-type="float"/>
          <table:table-cell office:value="-0.0017175495633457855" office:value-type="float"/>
          <table:table-cell office:value="0.011068456686035504" office:value-type="float"/>
          <table:table-cell office:value="0.08286134015366312" office:value-type="float"/>
          <table:table-cell office:value="10" office:value-type="float"/>
          <table:table-cell office:value="0.0005807721614837641" office:value-type="float"/>
          <table:table-cell office:value="0.0005228853225708006" office:value-type="float"/>
          <table:table-cell office:value="0.0008883035182952886" office:value-type="float"/>
          <table:table-cell office:value="0.0021130144596099854" office:value-type="float"/>
          <table:table-cell office:value="0.00145404577255249" office:value-type="float"/>
          <table:table-cell office:value="-0.00042694807052612305" office:value-type="float"/>
        </table:table-row>
        <table:table-row>
          <table:table-cell office:value="0.011070678951812442" office:value-type="float"/>
          <table:table-cell office:value="0.017698477318705365" office:value-type="float"/>
          <table:table-cell office:value="0.0033838645309506657" office:value-type="float"/>
          <table:table-cell office:value="0.011969418130605522" office:value-type="float"/>
          <table:table-cell office:value="0.00010940194040787686" office:value-type="float"/>
          <table:table-cell office:value="0.010202867305771222" office:value-type="float"/>
          <table:table-cell office:value="0.08251513864723223" office:value-type="float"/>
          <table:table-cell office:value="11" office:value-type="float"/>
          <table:table-cell office:value="0.0003471148014068601" office:value-type="float"/>
          <table:table-cell office:value="0.0005461466312408451" office:value-type="float"/>
          <table:table-cell office:value="0.0009466278553009033" office:value-type="float"/>
          <table:table-cell office:value="0.002370281219482422" office:value-type="float"/>
          <table:table-cell office:value="0.0018269515037536623" office:value-type="float"/>
          <table:table-cell office:value="-0.0008655893802642818" office:value-type="float"/>
        </table:table-row>
        <table:table-row>
          <table:table-cell office:value="0.011417967798782047" office:value-type="float"/>
          <table:table-cell office:value="0.018244582226694867" office:value-type="float"/>
          <table:table-cell office:value="0.004329830774694562" office:value-type="float"/>
          <table:table-cell office:value="0.014337795577733818" office:value-type="float"/>
          <table:table-cell office:value="0.0019360125055934239" office:value-type="float"/>
          <table:table-cell office:value="0.009337750590340008" office:value-type="float"/>
          <table:table-cell office:value="0.08216890439011279" office:value-type="float"/>
          <table:table-cell office:value="12" office:value-type="float"/>
          <table:table-cell office:value="0.000347288846969605" office:value-type="float"/>
          <table:table-cell office:value="0.0005461049079895017" office:value-type="float"/>
          <table:table-cell office:value="0.0009459662437438961" office:value-type="float"/>
          <table:table-cell office:value="0.002368377447128296" office:value-type="float"/>
          <table:table-cell office:value="0.001826610565185547" office:value-type="float"/>
          <table:table-cell office:value="-0.0008651167154312134" office:value-type="float"/>
        </table:table-row>
        <table:table-row>
          <table:table-cell office:value="0.011499684574676212" office:value-type="float"/>
          <table:table-cell office:value="0.018713130762995526" office:value-type="float"/>
          <table:table-cell office:value="0.005250815519720196" office:value-type="float"/>
          <table:table-cell office:value="0.016978667579381768" office:value-type="float"/>
          <table:table-cell office:value="0.004227298497262125" office:value-type="float"/>
          <table:table-cell office:value="0.008066784060493817" office:value-type="float"/>
          <table:table-cell office:value="0.0819369364772351" office:value-type="float"/>
          <table:table-cell office:value="13" office:value-type="float"/>
          <table:table-cell office:value="8.171677589416566e-05" office:value-type="float"/>
          <table:table-cell office:value="0.0004685485363006593" office:value-type="float"/>
          <table:table-cell office:value="0.0009209847450256346" office:value-type="float"/>
          <table:table-cell office:value="0.00264087200164795" office:value-type="float"/>
          <table:table-cell office:value="0.002291285991668701" office:value-type="float"/>
          <table:table-cell office:value="-0.0012709665298461913" office:value-type="float"/>
        </table:table-row>
        <table:table-row>
          <table:table-cell office:value="0.01158116173989838" office:value-type="float"/>
          <table:table-cell office:value="0.019181457570017622" office:value-type="float"/>
          <table:table-cell office:value="0.006170642742544294" office:value-type="float"/>
          <table:table-cell office:value="0.019617166124074763" office:value-type="float"/>
          <table:table-cell office:value="0.006518188714089518" office:value-type="float"/>
          <table:table-cell office:value="0.006796741402641644" office:value-type="float"/>
          <table:table-cell office:value="0.08170454586163874" office:value-type="float"/>
          <table:table-cell office:value="14" office:value-type="float"/>
          <table:table-cell office:value="8.147716522216748e-05" office:value-type="float"/>
          <table:table-cell office:value="0.0004683268070220948" office:value-type="float"/>
          <table:table-cell office:value="0.0009198272228240975" office:value-type="float"/>
          <table:table-cell office:value="0.0026384985446929934" office:value-type="float"/>
          <table:table-cell office:value="0.002290890216827393" office:value-type="float"/>
          <table:table-cell office:value="-0.0012700426578521728" office:value-type="float"/>
        </table:table-row>
        <table:table-row>
          <table:table-cell office:value="0.011379915001464543" office:value-type="float"/>
          <table:table-cell office:value="0.019541880896509933" office:value-type="float"/>
          <table:table-cell office:value="0.007052522072225691" office:value-type="float"/>
          <table:table-cell office:value="0.022576400838582818" office:value-type="float"/>
          <table:table-cell office:value="0.009348968266549235" office:value-type="float"/>
          <table:table-cell office:value="0.005160522974029889" office:value-type="float"/>
          <table:table-cell office:value="0.08160284409715726" office:value-type="float"/>
          <table:table-cell office:value="15" office:value-type="float"/>
          <table:table-cell office:value="-0.00020124673843383706" office:value-type="float"/>
          <table:table-cell office:value="0.0003604233264923092" office:value-type="float"/>
          <table:table-cell office:value="0.0008818793296813971" office:value-type="float"/>
          <table:table-cell office:value="0.0029592347145080567" office:value-type="float"/>
          <table:table-cell office:value="0.002830779552459717" office:value-type="float"/>
          <table:table-cell office:value="-0.0016362184286117555" office:value-type="float"/>
        </table:table-row>
        <table:table-row>
          <table:table-cell office:value="0.011178858997893986" office:value-type="float"/>
          <table:table-cell office:value="0.019901847651423263" office:value-type="float"/>
          <table:table-cell office:value="0.00793311632576573" office:value-type="float"/>
          <table:table-cell office:value="0.025532711349218196" office:value-type="float"/>
          <table:table-cell office:value="0.012179217337670451" office:value-type="float"/>
          <table:table-cell office:value="0.003525578296676983" office:value-type="float"/>
          <table:table-cell office:value="0.08149923926589846" office:value-type="float"/>
          <table:table-cell office:value="16" office:value-type="float"/>
          <table:table-cell office:value="-0.00020105600357055685" office:value-type="float"/>
          <table:table-cell office:value="0.0003599667549133295" office:value-type="float"/>
          <table:table-cell office:value="0.0008805942535400398" office:value-type="float"/>
          <table:table-cell office:value="0.002956310510635376" office:value-type="float"/>
          <table:table-cell office:value="0.0028302490711212165" office:value-type="float"/>
          <table:table-cell office:value="-0.0016349446773529057" office:value-type="float"/>
        </table:table-row>
        <table:table-row>
          <table:table-cell office:value="0.01069676530606812" office:value-type="float"/>
          <table:table-cell office:value="0.020226187518061448" office:value-type="float"/>
          <table:table-cell office:value="0.008740265736013534" office:value-type="float"/>
          <table:table-cell office:value="0.02883293946811468" office:value-type="float"/>
          <table:table-cell office:value="0.015560388564171917" office:value-type="float"/>
          <table:table-cell office:value="0.0015714573030627867" office:value-type="float"/>
          <table:table-cell office:value="0.08148890440171472" office:value-type="float"/>
          <table:table-cell office:value="17" office:value-type="float"/>
          <table:table-cell office:value="-0.00048209369182586684" office:value-type="float"/>
          <table:table-cell office:value="0.00032433986663818297" office:value-type="float"/>
          <table:table-cell office:value="0.0008071494102478028" office:value-type="float"/>
          <table:table-cell office:value="0.003300228118896485" office:value-type="float"/>
          <table:table-cell office:value="0.0033811712265014657" office:value-type="float"/>
          <table:table-cell office:value="-0.0019541209936141963" office:value-type="float"/>
        </table:table-row>
        <table:table-row>
          <table:table-cell office:value="0.010215300443244632" office:value-type="float"/>
          <table:table-cell office:value="0.02054982166570549" office:value-type="float"/>
          <table:table-cell office:value="0.00954582966271031" office:value-type="float"/>
          <table:table-cell office:value="0.03212960561343939" office:value-type="float"/>
          <table:table-cell office:value="0.018940845727028973" office:value-type="float"/>
          <table:table-cell office:value="-0.0003810859556042049" office:value-type="float"/>
          <table:table-cell office:value="0.08147350925277659" office:value-type="float"/>
          <table:table-cell office:value="18" office:value-type="float"/>
          <table:table-cell office:value="-0.00048146486282348716" office:value-type="float"/>
          <table:table-cell office:value="0.00032363414764404255" office:value-type="float"/>
          <table:table-cell office:value="0.0008055639266967771" office:value-type="float"/>
          <table:table-cell office:value="0.0032966661453247073" office:value-type="float"/>
          <table:table-cell office:value="0.003380457162857056" office:value-type="float"/>
          <table:table-cell office:value="-0.0019525432586669916" office:value-type="float"/>
        </table:table-row>
        <table:table-row>
          <table:table-cell office:value="0.009595359089446719" office:value-type="float"/>
          <table:table-cell office:value="0.020974757483423995" office:value-type="float"/>
          <table:table-cell office:value="0.010194630989462019" office:value-type="float"/>
          <table:table-cell office:value="0.035751413903920955" office:value-type="float"/>
          <table:table-cell office:value="0.022762324809136515" office:value-type="float"/>
          <table:table-cell office:value="-0.002646924340232501" office:value-type="float"/>
          <table:table-cell office:value="0.08144208362420591" office:value-type="float"/>
          <table:table-cell office:value="19" office:value-type="float"/>
          <table:table-cell office:value="-0.0006199413537979134" office:value-type="float"/>
          <table:table-cell office:value="0.0004249358177185053" office:value-type="float"/>
          <table:table-cell office:value="0.0006488013267517082" office:value-type="float"/>
          <table:table-cell office:value="0.0036218082904815683" office:value-type="float"/>
          <table:table-cell office:value="0.003821479082107544" office:value-type="float"/>
          <table:table-cell office:value="-0.0022658383846282963" office:value-type="float"/>
        </table:table-row>
        <table:table-row>
          <table:table-cell office:value="0.008976256373000795" office:value-type="float"/>
          <table:table-cell office:value="0.021398831417979047" office:value-type="float"/>
          <table:table-cell office:value="0.010841727623373152" office:value-type="float"/>
          <table:table-cell office:value="0.03936926683017523" office:value-type="float"/>
          <table:table-cell office:value="0.02658288836390031" office:value-type="float"/>
          <table:table-cell office:value="-0.004910905444129596" office:value-type="float"/>
          <table:table-cell office:value="0.0814021882233778" office:value-type="float"/>
          <table:table-cell office:value="20" office:value-type="float"/>
          <table:table-cell office:value="-0.0006191027164459233" office:value-type="float"/>
          <table:table-cell office:value="0.00042407393455505364" office:value-type="float"/>
          <table:table-cell office:value="0.0006470966339111334" office:value-type="float"/>
          <table:table-cell office:value="0.0036178529262542725" office:value-type="float"/>
          <table:table-cell office:value="0.0038205635547637947" office:value-type="float"/>
          <table:table-cell office:value="-0.002263981103897095" office:value-type="float"/>
        </table:table-row>
        <table:table-row>
          <table:table-cell office:value="0.008305781009269412" office:value-type="float"/>
          <table:table-cell office:value="0.022017717173517987" office:value-type="float"/>
          <table:table-cell office:value="0.011295292744070174" office:value-type="float"/>
          <table:table-cell office:value="0.043323334060399836" office:value-type="float"/>
          <table:table-cell office:value="0.03078828811556352" office:value-type="float"/>
          <table:table-cell office:value="-0.007484921299918781" office:value-type="float"/>
          <table:table-cell office:value="0.08127276826347105" office:value-type="float"/>
          <table:table-cell office:value="21" office:value-type="float"/>
          <table:table-cell office:value="-0.0006704753637313838" office:value-type="float"/>
          <table:table-cell office:value="0.00061888575553894" office:value-type="float"/>
          <table:table-cell office:value="0.00045356512069702135" office:value-type="float"/>
          <table:table-cell office:value="0.003954067230224609" office:value-type="float"/>
          <table:table-cell office:value="0.004205399751663208" office:value-type="float"/>
          <table:table-cell office:value="-0.002574015855789185" office:value-type="float"/>
        </table:table-row>
        <table:table-row>
          <table:table-cell office:value="0.007636513831687624" office:value-type="float"/>
          <table:table-cell office:value="0.022635515740336225" office:value-type="float"/>
          <table:table-cell office:value="0.011746944555669905" office:value-type="float"/>
          <table:table-cell office:value="0.04727318366596014" office:value-type="float"/>
          <table:table-cell office:value="0.03499255895525468" office:value-type="float"/>
          <table:table-cell office:value="-0.010057140671714437" office:value-type="float"/>
          <table:table-cell office:value="0.08113178111058501" office:value-type="float"/>
          <table:table-cell office:value="22" office:value-type="float"/>
          <table:table-cell office:value="-0.0006692671775817872" office:value-type="float"/>
          <table:table-cell office:value="0.0006177985668182374" office:value-type="float"/>
          <table:table-cell office:value="0.00045165181159973096" office:value-type="float"/>
          <table:table-cell office:value="0.003949849605560303" office:value-type="float"/>
          <table:table-cell office:value="0.004204270839691162" office:value-type="float"/>
          <table:table-cell office:value="-0.0025722193717956547" office:value-type="float"/>
        </table:table-row>
        <table:table-row>
          <table:table-cell office:value="0.006989696743560488" office:value-type="float"/>
          <table:table-cell office:value="0.023486325552882" office:value-type="float"/>
          <table:table-cell office:value="0.011975472340017439" office:value-type="float"/>
          <table:table-cell office:value="0.05" office:value-type="float"/>
          <table:table-cell office:value="0.03960251808077348" office:value-type="float"/>
          <table:table-cell office:value="-0.01296925433824886" office:value-type="float"/>
          <table:table-cell office:value="0.08086006193624065" office:value-type="float"/>
          <table:table-cell office:value="23" office:value-type="float"/>
          <table:table-cell office:value="-0.0006468170881271367" office:value-type="float"/>
          <table:table-cell office:value="0.0008508098125457764" office:value-type="float"/>
          <table:table-cell office:value="0.00022852778434753404" office:value-type="float"/>
          <table:table-cell office:value="0.0043347525596618645" office:value-type="float"/>
          <table:table-cell office:value="0.004609959125518799" office:value-type="float"/>
          <table:table-cell office:value="-0.002912113666534424" office:value-type="float"/>
        </table:table-row>
        <table:table-row>
          <table:table-cell office:value="0.006344364407134706" office:value-type="float"/>
          <table:table-cell office:value="0.024335870554865642" office:value-type="float"/>
          <table:table-cell office:value="0.012202639946371198" office:value-type="float"/>
          <table:table-cell office:value="0.05" office:value-type="float"/>
          <table:table-cell office:value="0.04421120524317278" office:value-type="float"/>
          <table:table-cell office:value="-0.015879573904975547" office:value-type="float"/>
          <table:table-cell office:value="0.0805748209196942" office:value-type="float"/>
          <table:table-cell office:value="24" office:value-type="float"/>
          <table:table-cell office:value="-0.0006453323364257815" office:value-type="float"/>
          <table:table-cell office:value="0.0008495450019836426" office:value-type="float"/>
          <table:table-cell office:value="0.0002271676063537592" office:value-type="float"/>
          <table:table-cell office:value="0.004330613613128663" office:value-type="float"/>
          <table:table-cell office:value="0.004608687162399292" office:value-type="float"/>
          <table:table-cell office:value="-0.0029103195667266844" office:value-type="float"/>
        </table:table-row>
        <table:table-row>
          <table:table-cell office:value="0.005788297178817445" office:value-type="float"/>
          <table:table-cell office:value="0.02542319636625175" office:value-type="float"/>
          <table:table-cell office:value="0.012174025544553876" office:value-type="float"/>
          <table:table-cell office:value="0.05" office:value-type="float"/>
          <table:table-cell office:value="0.049262586831154954" office:value-type="float"/>
          <table:table-cell office:value="-0.01916270145128597" office:value-type="float"/>
          <table:table-cell office:value="0.08014237000876963" office:value-type="float"/>
          <table:table-cell office:value="25" office:value-type="float"/>
          <table:table-cell office:value="-0.0005560672283172613" office:value-type="float"/>
          <table:table-cell office:value="0.0010873258113861077" office:value-type="float"/>
          <table:table-cell office:value="-2.8614401817322194e-05" office:value-type="float"/>
          <table:table-cell office:value="0.004761394262313843" office:value-type="float"/>
          <table:table-cell office:value="0.0050513815879821775" office:value-type="float"/>
          <table:table-cell office:value="-0.003283127546310425" office:value-type="float"/>
        </table:table-row>
        <table:table-row>
          <table:table-cell office:value="0.005233585956168824" office:value-type="float"/>
          <table:table-cell office:value="0.02650839786809806" office:value-type="float"/>
          <table:table-cell office:value="0.012144890198141217" office:value-type="float"/>
          <table:table-cell office:value="0.05" office:value-type="float"/>
          <table:table-cell office:value="0.05" office:value-type="float"/>
          <table:table-cell office:value="-0.022443536602958336" office:value-type="float"/>
          <table:table-cell office:value="0.07969805050326602" office:value-type="float"/>
          <table:table-cell office:value="26" office:value-type="float"/>
          <table:table-cell office:value="-0.0005547112226486212" office:value-type="float"/>
          <table:table-cell office:value="0.0010852015018463137" office:value-type="float"/>
          <table:table-cell office:value="-2.9135346412658553e-05" office:value-type="float"/>
          <table:table-cell office:value="0.004757444858551025" office:value-type="float"/>
          <table:table-cell office:value="0.005050172805786133" office:value-type="float"/>
          <table:table-cell office:value="-0.003280835151672363" office:value-type="float"/>
        </table:table-row>
        <table:table-row>
          <table:table-cell office:value="0.0048672206426388556" office:value-type="float"/>
          <table:table-cell office:value="0.02781656961721305" office:value-type="float"/>
          <table:table-cell office:value="0.011813712486654401" office:value-type="float"/>
          <table:table-cell office:value="0.05" office:value-type="float"/>
          <table:table-cell office:value="0.05" office:value-type="float"/>
          <table:table-cell office:value="-0.02609704383562435" office:value-type="float"/>
          <table:table-cell office:value="0.07909775429921256" office:value-type="float"/>
          <table:table-cell office:value="27" office:value-type="float"/>
          <table:table-cell office:value="-0.00036636531352996805" office:value-type="float"/>
          <table:table-cell office:value="0.0013081717491149909" office:value-type="float"/>
          <table:table-cell office:value="-0.00033117771148681585" office:value-type="float"/>
          <table:table-cell office:value="0.005193672180175782" office:value-type="float"/>
          <table:table-cell office:value="0.005489270687103271" office:value-type="float"/>
          <table:table-cell office:value="-0.003653507232666016" office:value-type="float"/>
        </table:table-row>
        <table:table-row>
          <table:table-cell office:value="0.0045017648959881605" office:value-type="float"/>
          <table:table-cell office:value="0.02912299614232902" office:value-type="float"/>
          <table:table-cell office:value="0.01148176945152867" office:value-type="float"/>
          <table:table-cell office:value="0.05" office:value-type="float"/>
          <table:table-cell office:value="0.05" office:value-type="float"/>
          <table:table-cell office:value="-0.02975049980829586" office:value-type="float"/>
          <table:table-cell office:value="0.07849030930408796" office:value-type="float"/>
          <table:table-cell office:value="28" office:value-type="float"/>
          <table:table-cell office:value="-0.00036545574665069504" office:value-type="float"/>
          <table:table-cell office:value="0.0013064265251159675" office:value-type="float"/>
          <table:table-cell office:value="-0.00033194303512573166" office:value-type="float"/>
          <table:table-cell office:value="0.005193433761596681" office:value-type="float"/>
          <table:table-cell office:value="0.005489429235458374" office:value-type="float"/>
          <table:table-cell office:value="-0.003653455972671509" office:value-type="float"/>
        </table:table-row>
        <table:table-row>
          <table:table-cell office:value="0.004435754540038759" office:value-type="float"/>
          <table:table-cell office:value="0.03067530851644401" office:value-type="float"/>
          <table:table-cell office:value="0.010818110474973799" office:value-type="float"/>
          <table:table-cell office:value="0.05" office:value-type="float"/>
          <table:table-cell office:value="0.05" office:value-type="float"/>
          <table:table-cell office:value="-0.03376264580438961" office:value-type="float"/>
          <table:table-cell office:value="0.07770417694769695" office:value-type="float"/>
          <table:table-cell office:value="29" office:value-type="float"/>
          <table:table-cell office:value="-6.601035594940192e-05" office:value-type="float"/>
          <table:table-cell office:value="0.0015523123741149909" office:value-type="float"/>
          <table:table-cell office:value="-0.000663658976554871" office:value-type="float"/>
          <table:table-cell office:value="0.005589184761047363" office:value-type="float"/>
          <table:table-cell office:value="0.005879876613616943" office:value-type="float"/>
          <table:table-cell office:value="-0.00401214599609375" office:value-type="float"/>
        </table:table-row>
        <table:table-row>
          <table:table-cell office:value="0.004370853426528628" office:value-type="float"/>
          <table:table-cell office:value="0.032226085474909585" office:value-type="float"/>
          <table:table-cell office:value="0.010153493651777387" office:value-type="float"/>
          <table:table-cell office:value="0.05" office:value-type="float"/>
          <table:table-cell office:value="0.05" office:value-type="float"/>
          <table:table-cell office:value="-0.037775161945327415" office:value-type="float"/>
          <table:table-cell office:value="0.0769154810552988" office:value-type="float"/>
          <table:table-cell office:value="30" office:value-type="float"/>
          <table:table-cell office:value="-6.4901113510131e-05" office:value-type="float"/>
          <table:table-cell office:value="0.0015507769584655762" office:value-type="float"/>
          <table:table-cell office:value="-0.0006646168231964119" office:value-type="float"/>
          <table:table-cell office:value="0.005589447021484376" office:value-type="float"/>
          <table:table-cell office:value="0.00588059902191162" office:value-type="float"/>
          <table:table-cell office:value="-0.0040125161409378055" office:value-type="float"/>
        </table:table-row>
        <table:table-row>
          <table:table-cell office:value="0.004706807854247744" office:value-type="float"/>
          <table:table-cell office:value="0.03406052809041862" office:value-type="float"/>
          <table:table-cell office:value="0.009160905250936628" office:value-type="float"/>
          <table:table-cell office:value="0.05" office:value-type="float"/>
          <table:table-cell office:value="0.05" office:value-type="float"/>
          <table:table-cell office:value="-0.04211413630197872" office:value-type="float"/>
          <table:table-cell office:value="0.07592064307479086" office:value-type="float"/>
          <table:table-cell office:value="31" office:value-type="float"/>
          <table:table-cell office:value="0.0003359544277191165" office:value-type="float"/>
          <table:table-cell office:value="0.001834442615509033" office:value-type="float"/>
          <table:table-cell office:value="-0.000992588400840759" office:value-type="float"/>
          <table:table-cell office:value="0.0059336256980896" office:value-type="float"/>
          <table:table-cell office:value="0.006209113597869872" office:value-type="float"/>
          <table:table-cell office:value="-0.004338974356651306" office:value-type="float"/>
        </table:table-row>
        <table:table-row>
          <table:table-cell office:value="0.005044340612960512" office:value-type="float"/>
          <table:table-cell office:value="0.03589345555585746" office:value-type="float"/>
          <table:table-cell office:value="0.008167187342077374" office:value-type="float"/>
          <table:table-cell office:value="0.05" office:value-type="float"/>
          <table:table-cell office:value="0.05" office:value-type="float"/>
          <table:table-cell office:value="-0.04645433076570858" office:value-type="float"/>
          <table:table-cell office:value="0.07492596444407858" office:value-type="float"/>
          <table:table-cell office:value="32" office:value-type="float"/>
          <table:table-cell office:value="0.0003375327587127677" office:value-type="float"/>
          <table:table-cell office:value="0.0018329274654388435" office:value-type="float"/>
          <table:table-cell office:value="-0.0009937179088592533" office:value-type="float"/>
          <table:table-cell office:value="0.005934534072875976" office:value-type="float"/>
          <table:table-cell office:value="0.00621061086654663" office:value-type="float"/>
          <table:table-cell office:value="-0.004340194463729859" office:value-type="float"/>
        </table:table-row>
        <table:table-row>
          <table:table-cell office:value="0.005851225378585512" office:value-type="float"/>
          <table:table-cell office:value="0.03805935840886955" office:value-type="float"/>
          <table:table-cell office:value="0.006819627651601911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369255576081184" office:value-type="float"/>
          <table:table-cell office:value="33" office:value-type="float"/>
          <table:table-cell office:value="0.0008068847656249999" office:value-type="float"/>
          <table:table-cell office:value="0.0021659028530120854" office:value-type="float"/>
          <table:table-cell office:value="-0.0013475596904754632" office:value-type="float"/>
          <table:table-cell office:value="0.006276457309722901" office:value-type="float"/>
          <table:table-cell office:value="0.006521278619766235" office:value-type="float"/>
          <table:table-cell office:value="-0.004688941836357117" office:value-type="float"/>
        </table:table-row>
        <table:table-row>
          <table:table-cell office:value="0.006660146238876039" office:value-type="float"/>
          <table:table-cell office:value="0.0402249537019146" office:value-type="float"/>
          <table:table-cell office:value="0.00547060407105076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245858219807884" office:value-type="float"/>
          <table:table-cell office:value="34" office:value-type="float"/>
          <table:table-cell office:value="0.0008089208602905275" office:value-type="float"/>
          <table:table-cell office:value="0.002165595293045044" office:value-type="float"/>
          <table:table-cell office:value="-0.0013490235805511466" office:value-type="float"/>
          <table:table-cell office:value="0.0062785410881042465" office:value-type="float"/>
          <table:table-cell office:value="0.006524242162704469" office:value-type="float"/>
          <table:table-cell office:value="-0.004691544771194458" office:value-type="float"/>
        </table:table-row>
        <table:table-row>
          <table:table-cell office:value="0.007999858381820376" office:value-type="float"/>
          <table:table-cell office:value="0.04277756552976494" office:value-type="float"/>
          <table:table-cell office:value="0.003769682416349531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094590774812277" office:value-type="float"/>
          <table:table-cell office:value="35" office:value-type="float"/>
          <table:table-cell office:value="0.0013397121429443368" office:value-type="float"/>
          <table:table-cell office:value="0.002552611827850342" office:value-type="float"/>
          <table:table-cell office:value="-0.0017009216547012335" office:value-type="float"/>
          <table:table-cell office:value="0.0066153454780578606" office:value-type="float"/>
          <table:table-cell office:value="0.006834524869918824" office:value-type="float"/>
          <table:table-cell office:value="-0.0050438612699508665" office:value-type="float"/>
        </table:table-row>
        <table:table-row>
          <table:table-cell office:value="0.00934179735429352" office:value-type="float"/>
          <table:table-cell office:value="0.04533344607633476" office:value-type="float"/>
          <table:table-cell office:value="0.002066979178815962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942798220047255" office:value-type="float"/>
          <table:table-cell office:value="36" office:value-type="float"/>
          <table:table-cell office:value="0.0013419389724731445" office:value-type="float"/>
          <table:table-cell office:value="0.002555880546569824" office:value-type="float"/>
          <table:table-cell office:value="-0.001702703237533569" office:value-type="float"/>
          <table:table-cell office:value="0.0066202735900878894" office:value-type="float"/>
          <table:table-cell office:value="0.006840075254440308" office:value-type="float"/>
          <table:table-cell office:value="-0.005049026608467102" office:value-type="float"/>
        </table:table-row>
        <table:table-row>
          <table:table-cell office:value="0.011269549849105533" office:value-type="float"/>
          <table:table-cell office:value="0.048296001961649695" office:value-type="float"/>
          <table:table-cell office:value="0.0001462951988278633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760453501028724" office:value-type="float"/>
          <table:table-cell office:value="37" office:value-type="float"/>
          <table:table-cell office:value="0.0019277524948120121" office:value-type="float"/>
          <table:table-cell office:value="0.0029625558853149415" office:value-type="float"/>
          <table:table-cell office:value="-0.0019206839799880988" office:value-type="float"/>
          <table:table-cell office:value="0.006913006305694582" office:value-type="float"/>
          <table:table-cell office:value="0.0071080291271209736" office:value-type="float"/>
          <table:table-cell office:value="-0.005284686088562012" office:value-type="float"/>
        </table:table-row>
        <table:table-row>
          <table:table-cell office:value="0.013200757029128726" office:value-type="float"/>
          <table:table-cell office:value="0.05" office:value-type="float"/>
          <table:table-cell office:value="-0.0017767443567217583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641070143062142" office:value-type="float"/>
          <table:table-cell office:value="38" office:value-type="float"/>
          <table:table-cell office:value="0.0019312071800231933" office:value-type="float"/>
          <table:table-cell office:value="0.0029670858383178712" office:value-type="float"/>
          <table:table-cell office:value="-0.0019230395555496216" office:value-type="float"/>
          <table:table-cell office:value="0.006919122934341432" office:value-type="float"/>
          <table:table-cell office:value="0.00711483597755432" office:value-type="float"/>
          <table:table-cell office:value="-0.005291251540184021" office:value-type="float"/>
        </table:table-row>
        <table:table-row>
          <table:table-cell office:value="0.015734006884170232" office:value-type="float"/>
          <table:table-cell office:value="0.05" office:value-type="float"/>
          <table:table-cell office:value="-0.003729247084230303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594266138902376" office:value-type="float"/>
          <table:table-cell office:value="39" office:value-type="float"/>
          <table:table-cell office:value="0.002533249855041504" office:value-type="float"/>
          <table:table-cell office:value="0.003350849151611329" office:value-type="float"/>
          <table:table-cell office:value="-0.0019525027275085448" office:value-type="float"/>
          <table:table-cell office:value="0.007116172313690187" office:value-type="float"/>
          <table:table-cell office:value="0.007307450771331788" office:value-type="float"/>
          <table:table-cell office:value="-0.0053655564785003666" office:value-type="float"/>
        </table:table-row>
        <table:table-row>
          <table:table-cell office:value="0.018268825533462225" office:value-type="float"/>
          <table:table-cell office:value="0.05" office:value-type="float"/>
          <table:table-cell office:value="-0.005683070650667071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542723824030025" office:value-type="float"/>
          <table:table-cell office:value="40" office:value-type="float"/>
          <table:table-cell office:value="0.002534818649291993" office:value-type="float"/>
          <table:table-cell office:value="0.0033540880680084234" office:value-type="float"/>
          <table:table-cell office:value="-0.0019538235664367676" office:value-type="float"/>
          <table:table-cell office:value="0.007119264602661135" office:value-type="float"/>
          <table:table-cell office:value="0.007310559749603271" office:value-type="float"/>
          <table:table-cell office:value="-0.005368171334266663" office:value-type="float"/>
        </table:table-row>
        <table:table-row>
          <table:table-cell office:value="0.021380543234420478" office:value-type="float"/>
          <table:table-cell office:value="0.05" office:value-type="float"/>
          <table:table-cell office:value="-0.007540540924638628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473313914504235" office:value-type="float"/>
          <table:table-cell office:value="41" office:value-type="float"/>
          <table:table-cell office:value="0.0031117177009582515" office:value-type="float"/>
          <table:table-cell office:value="0.0037222838401794432" office:value-type="float"/>
          <table:table-cell office:value="-0.0018574702739715572" office:value-type="float"/>
          <table:table-cell office:value="0.007235198020935059" office:value-type="float"/>
          <table:table-cell office:value="0.007454794645309447" office:value-type="float"/>
          <table:table-cell office:value="-0.005310277342796326" office:value-type="float"/>
        </table:table-row>
        <table:table-row>
          <table:table-cell office:value="0.0244943661714322" office:value-type="float"/>
          <table:table-cell office:value="0.05" office:value-type="float"/>
          <table:table-cell office:value="-0.009399377933114886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39745940592817" office:value-type="float"/>
          <table:table-cell office:value="42" office:value-type="float"/>
          <table:table-cell office:value="0.0031138229370117187" office:value-type="float"/>
          <table:table-cell office:value="0.003726155757904052" office:value-type="float"/>
          <table:table-cell office:value="-0.0018588370084762582" office:value-type="float"/>
          <table:table-cell office:value="0.007238647937774659" office:value-type="float"/>
          <table:table-cell office:value="0.007458275556564331" office:value-type="float"/>
          <table:table-cell office:value="-0.00531315803527832" office:value-type="float"/>
        </table:table-row>
        <table:table-row>
          <table:table-cell office:value="0.028164883377624215" office:value-type="float"/>
          <table:table-cell office:value="0.05" office:value-type="float"/>
          <table:table-cell office:value="-0.011123450031846881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300363154382181" office:value-type="float"/>
          <table:table-cell office:value="43" office:value-type="float"/>
          <table:table-cell office:value="0.0036705172061920165" office:value-type="float"/>
          <table:table-cell office:value="0.004098320007324218" office:value-type="float"/>
          <table:table-cell office:value="-0.001724072098731995" office:value-type="float"/>
          <table:table-cell office:value="0.00730264186859131" office:value-type="float"/>
          <table:table-cell office:value="0.007577079534530641" office:value-type="float"/>
          <table:table-cell office:value="-0.005167924761772156" office:value-type="float"/>
        </table:table-row>
        <table:table-row>
          <table:table-cell office:value="0.031838119747710884" office:value-type="float"/>
          <table:table-cell office:value="0.05" office:value-type="float"/>
          <table:table-cell office:value="-0.012848999729722858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194468278800748" office:value-type="float"/>
          <table:table-cell office:value="44" office:value-type="float"/>
          <table:table-cell office:value="0.0036732363700866695" office:value-type="float"/>
          <table:table-cell office:value="0.004103076457977296" office:value-type="float"/>
          <table:table-cell office:value="-0.0017255496978759773" office:value-type="float"/>
          <table:table-cell office:value="0.0073066866397857675" office:value-type="float"/>
          <table:table-cell office:value="0.007581113576889039" office:value-type="float"/>
          <table:table-cell office:value="-0.005171113610267639" office:value-type="float"/>
        </table:table-row>
        <table:table-row>
          <table:table-cell office:value="0.03591404748208588" office:value-type="float"/>
          <table:table-cell office:value="0.05" office:value-type="float"/>
          <table:table-cell office:value="-0.014346146813005329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294321612544644" office:value-type="float"/>
          <table:table-cell office:value="45" office:value-type="float"/>
          <table:table-cell office:value="0.004075927734375" office:value-type="float"/>
          <table:table-cell office:value="0.004337238073348999" office:value-type="float"/>
          <table:table-cell office:value="-0.0014971470832824702" office:value-type="float"/>
          <table:table-cell office:value="0.007175085544586181" office:value-type="float"/>
          <table:table-cell office:value="0.007501984834671021" office:value-type="float"/>
          <table:table-cell office:value="-0.004769808053970337" office:value-type="float"/>
        </table:table-row>
        <table:table-row>
          <table:table-cell office:value="0.040104525806976016" office:value-type="float"/>
          <table:table-cell office:value="0.05" office:value-type="float"/>
          <table:table-cell office:value="-0.0159002550750674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168160899249135" office:value-type="float"/>
          <table:table-cell office:value="46" office:value-type="float"/>
          <table:table-cell office:value="0.004190478324890137" office:value-type="float"/>
          <table:table-cell office:value="0.0044611978530883795" office:value-type="float"/>
          <table:table-cell office:value="-0.001554108262062072" office:value-type="float"/>
          <table:table-cell office:value="0.007326883077621459" office:value-type="float"/>
          <table:table-cell office:value="0.007669823169708252" office:value-type="float"/>
          <table:table-cell office:value="-0.004940696954727173" office:value-type="float"/>
        </table:table-row>
        <table:table-row>
          <table:table-cell office:value="0.04476195883996552" office:value-type="float"/>
          <table:table-cell office:value="0.05" office:value-type="float"/>
          <table:table-cell office:value="-0.017238626709550738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0162557917336754" office:value-type="float"/>
          <table:table-cell office:value="47" office:value-type="float"/>
          <table:table-cell office:value="0.0046574330329895025" office:value-type="float"/>
          <table:table-cell office:value="0.004793756008148194" office:value-type="float"/>
          <table:table-cell office:value="-0.001338371634483337" office:value-type="float"/>
          <table:table-cell office:value="0.007295863628387451" office:value-type="float"/>
          <table:table-cell office:value="0.007709304094314575" office:value-type="float"/>
          <table:table-cell office:value="-0.004610891342163086" office:value-type="float"/>
        </table:table-row>
        <table:table-row>
          <table:table-cell office:value="0.049423115971160586" office:value-type="float"/>
          <table:table-cell office:value="0.05" office:value-type="float"/>
          <table:table-cell office:value="-0.01857841514644039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852434673345503" office:value-type="float"/>
          <table:table-cell office:value="48" office:value-type="float"/>
          <table:table-cell office:value="0.004661157131195068" office:value-type="float"/>
          <table:table-cell office:value="0.004799269437789917" office:value-type="float"/>
          <table:table-cell office:value="-0.0013397884368896492" office:value-type="float"/>
          <table:table-cell office:value="0.0073004007339477536" office:value-type="float"/>
          <table:table-cell office:value="0.007713223695755006" office:value-type="float"/>
          <table:table-cell office:value="-0.004613392353057862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19703470101922874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827912980795202" office:value-type="float"/>
          <table:table-cell office:value="49" office:value-type="float"/>
          <table:table-cell office:value="0.005042293071746827" office:value-type="float"/>
          <table:table-cell office:value="0.005082182884216309" office:value-type="float"/>
          <table:table-cell office:value="-0.0011250549554824834" office:value-type="float"/>
          <table:table-cell office:value="0.00722079038619995" office:value-type="float"/>
          <table:table-cell office:value="0.0077343714237213135" office:value-type="float"/>
          <table:table-cell office:value="-0.004200240969657898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2082895540294063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830577659062533" office:value-type="float"/>
          <table:table-cell office:value="50" office:value-type="float"/>
          <table:table-cell office:value="0.005043385028839111" office:value-type="float"/>
          <table:table-cell office:value="0.0050835835933685306" office:value-type="float"/>
          <table:table-cell office:value="-0.0011254853010177618" office:value-type="float"/>
          <table:table-cell office:value="0.007222075462341307" office:value-type="float"/>
          <table:table-cell office:value="0.007735416889190673" office:value-type="float"/>
          <table:table-cell office:value="-0.00420095682144165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2178736828860653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8304103528841834" office:value-type="float"/>
          <table:table-cell office:value="51" office:value-type="float"/>
          <table:table-cell office:value="0.005342849493026734" office:value-type="float"/>
          <table:table-cell office:value="0.005294924974441529" office:value-type="float"/>
          <table:table-cell office:value="-0.0009584128856658936" office:value-type="float"/>
          <table:table-cell office:value="0.0071000635623931895" office:value-type="float"/>
          <table:table-cell office:value="0.007739537954330444" office:value-type="float"/>
          <table:table-cell office:value="-0.0037191200256347654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22746025553316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830869986167181" office:value-type="float"/>
          <table:table-cell office:value="52" office:value-type="float"/>
          <table:table-cell office:value="0.0053434443473815915" office:value-type="float"/>
          <table:table-cell office:value="0.00529559850692749" office:value-type="float"/>
          <table:table-cell office:value="-0.000958657264709473" office:value-type="float"/>
          <table:table-cell office:value="0.007100737094879151" office:value-type="float"/>
          <table:table-cell office:value="0.0077400696277618395" office:value-type="float"/>
          <table:table-cell office:value="-0.0037194776535034177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23593964806169394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830899519119503" office:value-type="float"/>
          <table:table-cell office:value="53" office:value-type="float"/>
          <table:table-cell office:value="0.005547448396682739" office:value-type="float"/>
          <table:table-cell office:value="0.005415900945663452" office:value-type="float"/>
          <table:table-cell office:value="-0.0008479392528533934" office:value-type="float"/>
          <table:table-cell office:value="0.006930984258651735" office:value-type="float"/>
          <table:table-cell office:value="0.007734291553497313" office:value-type="float"/>
          <table:table-cell office:value="-0.0031858885288238523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24442115059465294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829896279782813" office:value-type="float"/>
          <table:table-cell office:value="54" office:value-type="float"/>
          <table:table-cell office:value="0.005547958612442016" office:value-type="float"/>
          <table:table-cell office:value="0.005416487455368043" office:value-type="float"/>
          <table:table-cell office:value="-0.0008481502532958988" office:value-type="float"/>
          <table:table-cell office:value="0.006931579113006592" office:value-type="float"/>
          <table:table-cell office:value="0.007734742164611818" office:value-type="float"/>
          <table:table-cell office:value="-0.0031861460208892824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25206415882676962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831286899345107" office:value-type="float"/>
          <table:table-cell office:value="55" office:value-type="float"/>
          <table:table-cell office:value="0.005658596754074098" office:value-type="float"/>
          <table:table-cell office:value="0.0054501485824584965" office:value-type="float"/>
          <table:table-cell office:value="-0.0007643008232116697" office:value-type="float"/>
          <table:table-cell office:value="0.006713349819183348" office:value-type="float"/>
          <table:table-cell office:value="0.0077116084098815905" office:value-type="float"/>
          <table:table-cell office:value="-0.002619421482086182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25970853796571616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831887710047211" office:value-type="float"/>
          <table:table-cell office:value="56" office:value-type="float"/>
          <table:table-cell office:value="0.0056589567661285405" office:value-type="float"/>
          <table:table-cell office:value="0.0054505753517150885" office:value-type="float"/>
          <table:table-cell office:value="-0.0007644379138946542" office:value-type="float"/>
          <table:table-cell office:value="0.006713870763778688" office:value-type="float"/>
          <table:table-cell office:value="0.007711930274963379" office:value-type="float"/>
          <table:table-cell office:value="-0.0026195538043975834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2666271173056972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830251148391369" office:value-type="float"/>
          <table:table-cell office:value="57" office:value-type="float"/>
          <table:table-cell office:value="0.005692605972290038" office:value-type="float"/>
          <table:table-cell office:value="0.005409475564956665" office:value-type="float"/>
          <table:table-cell office:value="-0.0006918579339981086" office:value-type="float"/>
          <table:table-cell office:value="0.006448698043823241" office:value-type="float"/>
          <table:table-cell office:value="0.007678416967391967" office:value-type="float"/>
          <table:table-cell office:value="-0.0020341902971267693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273547627836169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830375806822053" office:value-type="float"/>
          <table:table-cell office:value="58" office:value-type="float"/>
          <table:table-cell office:value="0.005693067312240599" office:value-type="float"/>
          <table:table-cell office:value="0.0054100239276885995" office:value-type="float"/>
          <table:table-cell office:value="-0.0006920510530471803" office:value-type="float"/>
          <table:table-cell office:value="0.006449214220046998" office:value-type="float"/>
          <table:table-cell office:value="0.007678844928741454" office:value-type="float"/>
          <table:table-cell office:value="-0.0020342636108398437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27965260973543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8305905103758424" office:value-type="float"/>
          <table:table-cell office:value="59" office:value-type="float"/>
          <table:table-cell office:value="0.005653692483901978" office:value-type="float"/>
          <table:table-cell office:value="0.005305378437042237" office:value-type="float"/>
          <table:table-cell office:value="-0.000610498189926147" office:value-type="float"/>
          <table:table-cell office:value="0.006134691238403321" office:value-type="float"/>
          <table:table-cell office:value="0.007628868818283082" office:value-type="float"/>
          <table:table-cell office:value="-0.0014323312044143676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28575877180665853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8309347931200836" office:value-type="float"/>
          <table:table-cell office:value="60" office:value-type="float"/>
          <table:table-cell office:value="0.0056540083885192865" office:value-type="float"/>
          <table:table-cell office:value="0.005305761098861694" office:value-type="float"/>
          <table:table-cell office:value="-0.0006106162071228029" office:value-type="float"/>
          <table:table-cell office:value="0.006135118007659911" office:value-type="float"/>
          <table:table-cell office:value="0.0076291728019714355" office:value-type="float"/>
          <table:table-cell office:value="-0.0014323401451110836" office:value-type="float"/>
        </table:table-row>
      </table:table>
      <table:table table:name="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5606708526611328" office:value-type="float"/>
          <table:table-cell office:value="0.005283647775650024" office:value-type="float"/>
          <table:table-cell office:value="-0.0004999935626983643" office:value-type="float"/>
          <table:table-cell office:value="0.005916324853897094" office:value-type="float"/>
          <table:table-cell office:value="0.007639515399932862" office:value-type="float"/>
          <table:table-cell office:value="-0.0009212577342987069" office:value-type="float"/>
          <table:table-cell office:value="0.08253273754373956" office:value-type="float"/>
          <table:table-cell office:value="1" office:value-type="float"/>
          <table:table-cell office:value="0.005606708526611328" office:value-type="float"/>
          <table:table-cell office:value="0.005283647775650024" office:value-type="float"/>
          <table:table-cell office:value="-0.0004999935626983643" office:value-type="float"/>
          <table:table-cell office:value="0.005916324853897094" office:value-type="float"/>
          <table:table-cell office:value="0.007639515399932862" office:value-type="float"/>
          <table:table-cell office:value="-0.0009212577342987069" office:value-type="float"/>
        </table:table-row>
        <table:table-row>
          <table:table-cell office:value="0.011177805662155151" office:value-type="float"/>
          <table:table-cell office:value="0.010522153377532959" office:value-type="float"/>
          <table:table-cell office:value="-0.000997524261474609" office:value-type="float"/>
          <table:table-cell office:value="0.011794344186782837" office:value-type="float"/>
          <table:table-cell office:value="0.015236215591430666" office:value-type="float"/>
          <table:table-cell office:value="-0.0018289107084274309" office:value-type="float"/>
          <table:table-cell office:value="0.6207463715935378" office:value-type="float"/>
          <table:table-cell office:value="2" office:value-type="float"/>
          <table:table-cell office:value="0.005571097135543823" office:value-type="float"/>
          <table:table-cell office:value="0.005238505601882935" office:value-type="float"/>
          <table:table-cell office:value="-0.0004975306987762447" office:value-type="float"/>
          <table:table-cell office:value="0.005878019332885743" office:value-type="float"/>
          <table:table-cell office:value="0.007596700191497803" office:value-type="float"/>
          <table:table-cell office:value="-0.000907652974128724" office:value-type="float"/>
        </table:table-row>
        <table:table-row>
          <table:table-cell office:value="0.016465498208999632" office:value-type="float"/>
          <table:table-cell office:value="0.015338635444641114" office:value-type="float"/>
          <table:table-cell office:value="-0.0012837755680084224" office:value-type="float"/>
          <table:table-cell office:value="0.017119377851486206" office:value-type="float"/>
          <table:table-cell office:value="0.022576913833618165" office:value-type="float"/>
          <table:table-cell office:value="-0.002154859304428103" office:value-type="float"/>
          <table:table-cell office:value="0.3974921494155325" office:value-type="float"/>
          <table:table-cell office:value="3" office:value-type="float"/>
          <table:table-cell office:value="0.005287692546844483" office:value-type="float"/>
          <table:table-cell office:value="0.0048164820671081545" office:value-type="float"/>
          <table:table-cell office:value="-0.0002862513065338135" office:value-type="float"/>
          <table:table-cell office:value="0.005325033664703369" office:value-type="float"/>
          <table:table-cell office:value="0.007340698242187501" office:value-type="float"/>
          <table:table-cell office:value="-0.00032594859600067194" office:value-type="float"/>
        </table:table-row>
        <table:table-row>
          <table:table-cell office:value="0.021756380796432495" office:value-type="float"/>
          <table:table-cell office:value="0.020158567428588868" office:value-type="float"/>
          <table:table-cell office:value="-0.0015696603059768676" office:value-type="float"/>
          <table:table-cell office:value="0.022442668676376343" office:value-type="float"/>
          <table:table-cell office:value="0.029920492172241214" office:value-type="float"/>
          <table:table-cell office:value="-0.002469120621681215" office:value-type="float"/>
          <table:table-cell office:value="0.08268219465439883" office:value-type="float"/>
          <table:table-cell office:value="4" office:value-type="float"/>
          <table:table-cell office:value="0.005290882587432861" office:value-type="float"/>
          <table:table-cell office:value="0.004819931983947754" office:value-type="float"/>
          <table:table-cell office:value="-0.00028588473796844517" office:value-type="float"/>
          <table:table-cell office:value="0.005323290824890137" office:value-type="float"/>
          <table:table-cell office:value="0.007343578338623048" office:value-type="float"/>
          <table:table-cell office:value="-0.0003142613172531124" office:value-type="float"/>
        </table:table-row>
        <table:table-row>
          <table:table-cell office:value="0.0269743549823761" office:value-type="float"/>
          <table:table-cell office:value="0.02480276584625244" office:value-type="float"/>
          <table:table-cell office:value="-0.0017907673120498655" office:value-type="float"/>
          <table:table-cell office:value="0.027456291913986207" office:value-type="float"/>
          <table:table-cell office:value="0.03727551102638245" office:value-type="float"/>
          <table:table-cell office:value="-0.0021484774351120013" office:value-type="float"/>
          <table:table-cell office:value="0.11936668901392847" office:value-type="float"/>
          <table:table-cell office:value="5" office:value-type="float"/>
          <table:table-cell office:value="0.0052179741859436045" office:value-type="float"/>
          <table:table-cell office:value="0.004644198417663574" office:value-type="float"/>
          <table:table-cell office:value="-0.0002211070060729979" office:value-type="float"/>
          <table:table-cell office:value="0.005013623237609864" office:value-type="float"/>
          <table:table-cell office:value="0.0073550188541412365" office:value-type="float"/>
          <table:table-cell office:value="0.00032064318656921387" office:value-type="float"/>
        </table:table-row>
        <table:table-row>
          <table:table-cell office:value="0.03226018786430359" office:value-type="float"/>
          <table:table-cell office:value="0.029525351524353025" office:value-type="float"/>
          <table:table-cell office:value="-0.002026257514953613" office:value-type="float"/>
          <table:table-cell office:value="0.032549872398376464" office:value-type="float"/>
          <table:table-cell office:value="0.044703644514083866" office:value-type="float"/>
          <table:table-cell office:value="-0.0018385440111160292" office:value-type="float"/>
          <table:table-cell office:value="0.06721582091413951" office:value-type="float"/>
          <table:table-cell office:value="6" office:value-type="float"/>
          <table:table-cell office:value="0.00528583288192749" office:value-type="float"/>
          <table:table-cell office:value="0.004722585678100586" office:value-type="float"/>
          <table:table-cell office:value="-0.00023549020290374728" office:value-type="float"/>
          <table:table-cell office:value="0.005093580484390259" office:value-type="float"/>
          <table:table-cell office:value="0.007428133487701416" office:value-type="float"/>
          <table:table-cell office:value="0.0003099334239959721" office:value-type="float"/>
        </table:table-row>
        <table:table-row>
          <table:table-cell office:value="0.037356864213943484" office:value-type="float"/>
          <table:table-cell office:value="0.034051036834716795" office:value-type="float"/>
          <table:table-cell office:value="-0.002173098325729369" office:value-type="float"/>
          <table:table-cell office:value="0.03721351623535156" office:value-type="float"/>
          <table:table-cell office:value="0.05" office:value-type="float"/>
          <table:table-cell office:value="-0.0009753233194351209" office:value-type="float"/>
          <table:table-cell office:value="0.07235542733685826" office:value-type="float"/>
          <table:table-cell office:value="7" office:value-type="float"/>
          <table:table-cell office:value="0.005096676349639893" office:value-type="float"/>
          <table:table-cell office:value="0.004525685310363769" office:value-type="float"/>
          <table:table-cell office:value="-0.00014684081077575607" office:value-type="float"/>
          <table:table-cell office:value="0.004663643836975097" office:value-type="float"/>
          <table:table-cell office:value="0.0073520803451538105" office:value-type="float"/>
          <table:table-cell office:value="0.0008632206916809083" office:value-type="float"/>
        </table:table-row>
        <table:table-row>
          <table:table-cell office:value="0.0425023889541626" office:value-type="float"/>
          <table:table-cell office:value="0.03864534020423889" office:value-type="float"/>
          <table:table-cell office:value="-0.0023178476095199567" office:value-type="float"/>
          <table:table-cell office:value="0.04194577813148498" office:value-type="float"/>
          <table:table-cell office:value="0.05" office:value-type="float"/>
          <table:table-cell office:value="-0.00011643588542938413" office:value-type="float"/>
          <table:table-cell office:value="0.0692292721673669" office:value-type="float"/>
          <table:table-cell office:value="8" office:value-type="float"/>
          <table:table-cell office:value="0.005145524740219117" office:value-type="float"/>
          <table:table-cell office:value="0.0045943033695220944" office:value-type="float"/>
          <table:table-cell office:value="-0.00014474928379058782" office:value-type="float"/>
          <table:table-cell office:value="0.0047322618961334224" office:value-type="float"/>
          <table:table-cell office:value="0.007412604093551637" office:value-type="float"/>
          <table:table-cell office:value="0.0008588874340057367" office:value-type="float"/>
        </table:table-row>
        <table:table-row>
          <table:table-cell office:value="0.047649655342102054" office:value-type="float"/>
          <table:table-cell office:value="0.043185377120971674" office:value-type="float"/>
          <table:table-cell office:value="-0.0023444747924804676" office:value-type="float"/>
          <table:table-cell office:value="0.04642456889152526" office:value-type="float"/>
          <table:table-cell office:value="0.05" office:value-type="float"/>
          <table:table-cell office:value="0.0013966006040573107" office:value-type="float"/>
          <table:table-cell office:value="0.06608162916524868" office:value-type="float"/>
          <table:table-cell office:value="9" office:value-type="float"/>
          <table:table-cell office:value="0.005147266387939452" office:value-type="float"/>
          <table:table-cell office:value="0.004540036916732788" office:value-type="float"/>
          <table:table-cell office:value="-2.662718296051088e-05" office:value-type="float"/>
          <table:table-cell office:value="0.004478790760040284" office:value-type="float"/>
          <table:table-cell office:value="0.007497494220733642" office:value-type="float"/>
          <table:table-cell office:value="0.0015130364894866948" office:value-type="float"/>
        </table:table-row>
        <table:table-row>
          <table:table-cell office:value="0.05" office:value-type="float"/>
          <table:table-cell office:value="0.04773125529289245" office:value-type="float"/>
          <table:table-cell office:value="-0.002371025681495666" office:value-type="float"/>
          <table:table-cell office:value="0.05" office:value-type="float"/>
          <table:table-cell office:value="0.05" office:value-type="float"/>
          <table:table-cell office:value="0.0029101139307022086" office:value-type="float"/>
          <table:table-cell office:value="0.06418261038784917" office:value-type="float"/>
          <table:table-cell office:value="10" office:value-type="float"/>
          <table:table-cell office:value="0.005151685476303101" office:value-type="float"/>
          <table:table-cell office:value="0.004545878171920776" office:value-type="float"/>
          <table:table-cell office:value="-2.6550889015198448e-05" office:value-type="float"/>
          <table:table-cell office:value="0.004481890201568604" office:value-type="float"/>
          <table:table-cell office:value="0.007500264644622804" office:value-type="float"/>
          <table:table-cell office:value="0.001513513326644898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022558218240737917" office:value-type="float"/>
          <table:table-cell office:value="0.05" office:value-type="float"/>
          <table:table-cell office:value="0.05" office:value-type="float"/>
          <table:table-cell office:value="0.00511970818042755" office:value-type="float"/>
          <table:table-cell office:value="0.06367007659062168" office:value-type="float"/>
          <table:table-cell office:value="11" office:value-type="float"/>
          <table:table-cell office:value="0.005236680507659913" office:value-type="float"/>
          <table:table-cell office:value="0.004597890377044677" office:value-type="float"/>
          <table:table-cell office:value="0.0001152038574218743" office:value-type="float"/>
          <table:table-cell office:value="0.004293279647827148" office:value-type="float"/>
          <table:table-cell office:value="0.007656985521316528" office:value-type="float"/>
          <table:table-cell office:value="0.0022095942497253416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02140054106712341" office:value-type="float"/>
          <table:table-cell office:value="0.05" office:value-type="float"/>
          <table:table-cell office:value="0.05" office:value-type="float"/>
          <table:table-cell office:value="0.007328947186470031" office:value-type="float"/>
          <table:table-cell office:value="0.063659263355897" office:value-type="float"/>
          <table:table-cell office:value="12" office:value-type="float"/>
          <table:table-cell office:value="0.005238957405090332" office:value-type="float"/>
          <table:table-cell office:value="0.004601136445999146" office:value-type="float"/>
          <table:table-cell office:value="0.00011576771736145075" office:value-type="float"/>
          <table:table-cell office:value="0.0042953515052795415" office:value-type="float"/>
          <table:table-cell office:value="0.007659248113632203" office:value-type="float"/>
          <table:table-cell office:value="0.0022092390060424807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018489795923233021" office:value-type="float"/>
          <table:table-cell office:value="0.05" office:value-type="float"/>
          <table:table-cell office:value="0.05" office:value-type="float"/>
          <table:table-cell office:value="0.010247090458869934" office:value-type="float"/>
          <table:table-cell office:value="0.06365945176105536" office:value-type="float"/>
          <table:table-cell office:value="13" office:value-type="float"/>
          <table:table-cell office:value="0.00539398193359375" office:value-type="float"/>
          <table:table-cell office:value="0.004736779928207398" office:value-type="float"/>
          <table:table-cell office:value="0.00029107451438903885" office:value-type="float"/>
          <table:table-cell office:value="0.00418660044670105" office:value-type="float"/>
          <table:table-cell office:value="0.00787421226501465" office:value-type="float"/>
          <table:table-cell office:value="0.0029181432723999028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015576463937759383" office:value-type="float"/>
          <table:table-cell office:value="0.05" office:value-type="float"/>
          <table:table-cell office:value="0.05" office:value-type="float"/>
          <table:table-cell office:value="0.013164282441139222" office:value-type="float"/>
          <table:table-cell office:value="0.06366860972503086" office:value-type="float"/>
          <table:table-cell office:value="14" office:value-type="float"/>
          <table:table-cell office:value="0.005394016504287721" office:value-type="float"/>
          <table:table-cell office:value="0.00473817229270935" office:value-type="float"/>
          <table:table-cell office:value="0.00029133319854736384" office:value-type="float"/>
          <table:table-cell office:value="0.004187325239181519" office:value-type="float"/>
          <table:table-cell office:value="0.007874984741210936" office:value-type="float"/>
          <table:table-cell office:value="0.002917191982269288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01057091355323789" office:value-type="float"/>
          <table:table-cell office:value="0.05" office:value-type="float"/>
          <table:table-cell office:value="0.05" office:value-type="float"/>
          <table:table-cell office:value="0.016801363825798034" office:value-type="float"/>
          <table:table-cell office:value="0.06365313358406471" office:value-type="float"/>
          <table:table-cell office:value="15" office:value-type="float"/>
          <table:table-cell office:value="0.005607924461364747" office:value-type="float"/>
          <table:table-cell office:value="0.00494524598121643" office:value-type="float"/>
          <table:table-cell office:value="0.0005005550384521492" office:value-type="float"/>
          <table:table-cell office:value="0.004143028259277344" office:value-type="float"/>
          <table:table-cell office:value="0.00811848044395447" office:value-type="float"/>
          <table:table-cell office:value="0.003637081384658814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005562704801559421" office:value-type="float"/>
          <table:table-cell office:value="0.05" office:value-type="float"/>
          <table:table-cell office:value="0.05" office:value-type="float"/>
          <table:table-cell office:value="0.020437541604042053" office:value-type="float"/>
          <table:table-cell office:value="0.06367720548333017" office:value-type="float"/>
          <table:table-cell office:value="16" office:value-type="float"/>
          <table:table-cell office:value="0.005607957839965821" office:value-type="float"/>
          <table:table-cell office:value="0.004946802854537963" office:value-type="float"/>
          <table:table-cell office:value="0.000500820875167847" office:value-type="float"/>
          <table:table-cell office:value="0.004143631458282471" office:value-type="float"/>
          <table:table-cell office:value="0.008119183778762818" office:value-type="float"/>
          <table:table-cell office:value="0.0036361777782440187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0018943130970001422" office:value-type="float"/>
          <table:table-cell office:value="0.05" office:value-type="float"/>
          <table:table-cell office:value="0.05" office:value-type="float"/>
          <table:table-cell office:value="0.02477969467639923" office:value-type="float"/>
          <table:table-cell office:value="0.06367325676786074" office:value-type="float"/>
          <table:table-cell office:value="17" office:value-type="float"/>
          <table:table-cell office:value="0.005882475376129152" office:value-type="float"/>
          <table:table-cell office:value="0.00521883249282837" office:value-type="float"/>
          <table:table-cell office:value="0.0007457017898559563" office:value-type="float"/>
          <table:table-cell office:value="0.004195394515991211" office:value-type="float"/>
          <table:table-cell office:value="0.008371843099594116" office:value-type="float"/>
          <table:table-cell office:value="0.004342153072357177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009356039762496975" office:value-type="float"/>
          <table:table-cell office:value="0.05" office:value-type="float"/>
          <table:table-cell office:value="0.05" office:value-type="float"/>
          <table:table-cell office:value="0.029121057391166688" office:value-type="float"/>
          <table:table-cell office:value="0.06364854741132357" office:value-type="float"/>
          <table:table-cell office:value="18" office:value-type="float"/>
          <table:table-cell office:value="0.005882974863052367" office:value-type="float"/>
          <table:table-cell office:value="0.005220717191696167" office:value-type="float"/>
          <table:table-cell office:value="0.0007461726665496833" office:value-type="float"/>
          <table:table-cell office:value="0.0041959452629089355" office:value-type="float"/>
          <table:table-cell office:value="0.008372585773468019" office:value-type="float"/>
          <table:table-cell office:value="0.004341362714767457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01962283253669742" office:value-type="float"/>
          <table:table-cell office:value="0.05" office:value-type="float"/>
          <table:table-cell office:value="0.05" office:value-type="float"/>
          <table:table-cell office:value="0.034124762415885926" office:value-type="float"/>
          <table:table-cell office:value="0.06366626217543872" office:value-type="float"/>
          <table:table-cell office:value="19" office:value-type="float"/>
          <table:table-cell office:value="0.006195665597915649" office:value-type="float"/>
          <table:table-cell office:value="0.00553566575050354" office:value-type="float"/>
          <table:table-cell office:value="0.0010266792774200444" office:value-type="float"/>
          <table:table-cell office:value="0.004327409267425537" office:value-type="float"/>
          <table:table-cell office:value="0.008602769374847411" office:value-type="float"/>
          <table:table-cell office:value="0.005003705024719238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02989527583122256" office:value-type="float"/>
          <table:table-cell office:value="0.05" office:value-type="float"/>
          <table:table-cell office:value="0.05" office:value-type="float"/>
          <table:table-cell office:value="0.039127382636070254" office:value-type="float"/>
          <table:table-cell office:value="0.06368261407714568" office:value-type="float"/>
          <table:table-cell office:value="20" office:value-type="float"/>
          <table:table-cell office:value="0.0061960029602050794" office:value-type="float"/>
          <table:table-cell office:value="0.005537471771240235" office:value-type="float"/>
          <table:table-cell office:value="0.001027244329452514" office:value-type="float"/>
          <table:table-cell office:value="0.004327791929244994" office:value-type="float"/>
          <table:table-cell office:value="0.00860329747200012" office:value-type="float"/>
          <table:table-cell office:value="0.005002620220184327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04282695651054385" office:value-type="float"/>
          <table:table-cell office:value="0.05" office:value-type="float"/>
          <table:table-cell office:value="0.05" office:value-type="float"/>
          <table:table-cell office:value="0.044686536192893984" office:value-type="float"/>
          <table:table-cell office:value="0.06366041280575467" office:value-type="float"/>
          <table:table-cell office:value="21" office:value-type="float"/>
          <table:table-cell office:value="0.006528142690658571" office:value-type="float"/>
          <table:table-cell office:value="0.005871716737747194" office:value-type="float"/>
          <table:table-cell office:value="0.0012931680679321295" office:value-type="float"/>
          <table:table-cell office:value="0.004560356140136718" office:value-type="float"/>
          <table:table-cell office:value="0.008804426193237304" office:value-type="float"/>
          <table:table-cell office:value="0.00555915355682373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05576233267784121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4765070880982" office:value-type="float"/>
          <table:table-cell office:value="22" office:value-type="float"/>
          <table:table-cell office:value="0.006528002023696898" office:value-type="float"/>
          <table:table-cell office:value="0.005873211622238158" office:value-type="float"/>
          <table:table-cell office:value="0.0012935376167297358" office:value-type="float"/>
          <table:table-cell office:value="0.004560426473617554" office:value-type="float"/>
          <table:table-cell office:value="0.008804677724838257" office:value-type="float"/>
          <table:table-cell office:value="0.005557897090911866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0697048485279083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5987599811822" office:value-type="float"/>
          <table:table-cell office:value="23" office:value-type="float"/>
          <table:table-cell office:value="0.006870566606521607" office:value-type="float"/>
          <table:table-cell office:value="0.006225161552429198" office:value-type="float"/>
          <table:table-cell office:value="0.001394251585006714" office:value-type="float"/>
          <table:table-cell office:value="0.0048907756805419925" office:value-type="float"/>
          <table:table-cell office:value="0.008976138830184938" office:value-type="float"/>
          <table:table-cell office:value="0.0059656715393066415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08364718556404116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9223629250761" office:value-type="float"/>
          <table:table-cell office:value="24" office:value-type="float"/>
          <table:table-cell office:value="0.006869524717330934" office:value-type="float"/>
          <table:table-cell office:value="0.006223973035812376" office:value-type="float"/>
          <table:table-cell office:value="0.0013942337036132804" office:value-type="float"/>
          <table:table-cell office:value="0.004889729022979737" office:value-type="float"/>
          <table:table-cell office:value="0.008975572586059572" office:value-type="float"/>
          <table:table-cell office:value="0.00596455931663513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09698316454887392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8309338870595" office:value-type="float"/>
          <table:table-cell office:value="25" office:value-type="float"/>
          <table:table-cell office:value="0.007194933891296386" office:value-type="float"/>
          <table:table-cell office:value="0.006563830375671388" office:value-type="float"/>
          <table:table-cell office:value="0.0013335978984832762" office:value-type="float"/>
          <table:table-cell office:value="0.005276546478271485" office:value-type="float"/>
          <table:table-cell office:value="0.009107412099838256" office:value-type="float"/>
          <table:table-cell office:value="0.006223542690277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1103192985057831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803614318468" office:value-type="float"/>
          <table:table-cell office:value="26" office:value-type="float"/>
          <table:table-cell office:value="0.007193979024887087" office:value-type="float"/>
          <table:table-cell office:value="0.006562702655792235" office:value-type="float"/>
          <table:table-cell office:value="0.0013336133956909184" office:value-type="float"/>
          <table:table-cell office:value="0.005275578498840331" office:value-type="float"/>
          <table:table-cell office:value="0.009106919765472411" office:value-type="float"/>
          <table:table-cell office:value="0.00622249722480774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1217333137989044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6980285911307" office:value-type="float"/>
          <table:table-cell office:value="27" office:value-type="float"/>
          <table:table-cell office:value="0.007503757476806641" office:value-type="float"/>
          <table:table-cell office:value="0.006889908313751221" office:value-type="float"/>
          <table:table-cell office:value="0.0011414015293121343" office:value-type="float"/>
          <table:table-cell office:value="0.00569366455078125" office:value-type="float"/>
          <table:table-cell office:value="0.009210463762283327" office:value-type="float"/>
          <table:table-cell office:value="0.006361992359161376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13314773440361026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9615942570223" office:value-type="float"/>
          <table:table-cell office:value="28" office:value-type="float"/>
          <table:table-cell office:value="0.0075029516220092764" office:value-type="float"/>
          <table:table-cell office:value="0.006888954639434815" office:value-type="float"/>
          <table:table-cell office:value="0.0011414420604705811" office:value-type="float"/>
          <table:table-cell office:value="0.005692803859710693" office:value-type="float"/>
          <table:table-cell office:value="0.009210062026977538" office:value-type="float"/>
          <table:table-cell office:value="0.006361068487167358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14161219000816348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8326372211268" office:value-type="float"/>
          <table:table-cell office:value="29" office:value-type="float"/>
          <table:table-cell office:value="0.007798409461975098" office:value-type="float"/>
          <table:table-cell office:value="0.0072149944305419916" office:value-type="float"/>
          <table:table-cell office:value="0.0008464455604553223" office:value-type="float"/>
          <table:table-cell office:value="0.006124026775360109" office:value-type="float"/>
          <table:table-cell office:value="0.00929886817932129" office:value-type="float"/>
          <table:table-cell office:value="0.00642388343811035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15007759928703311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5903523309484" office:value-type="float"/>
          <table:table-cell office:value="30" office:value-type="float"/>
          <table:table-cell office:value="0.007797826528549193" office:value-type="float"/>
          <table:table-cell office:value="0.007214273214340211" office:value-type="float"/>
          <table:table-cell office:value="0.0008465409278869632" office:value-type="float"/>
          <table:table-cell office:value="0.006123378276824952" office:value-type="float"/>
          <table:table-cell office:value="0.009298577308654786" office:value-type="float"/>
          <table:table-cell office:value="0.006423172950744628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1548447906970978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5327036119177" office:value-type="float"/>
          <table:table-cell office:value="31" office:value-type="float"/>
          <table:table-cell office:value="0.008078625202178955" office:value-type="float"/>
          <table:table-cell office:value="0.007537554502487184" office:value-type="float"/>
          <table:table-cell office:value="0.0004767191410064691" office:value-type="float"/>
          <table:table-cell office:value="0.006555745601654053" office:value-type="float"/>
          <table:table-cell office:value="0.00937797784805298" office:value-type="float"/>
          <table:table-cell office:value="0.006429078578948975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15961318612098697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6071176623875" office:value-type="float"/>
          <table:table-cell office:value="32" office:value-type="float"/>
          <table:table-cell office:value="0.008078293800354004" office:value-type="float"/>
          <table:table-cell office:value="0.007537171840667723" office:value-type="float"/>
          <table:table-cell office:value="0.0004768395423889165" office:value-type="float"/>
          <table:table-cell office:value="0.006555368900299072" office:value-type="float"/>
          <table:table-cell office:value="0.009377824068069458" office:value-type="float"/>
          <table:table-cell office:value="0.006428654193878175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16013993620872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5240471251164" office:value-type="float"/>
          <table:table-cell office:value="33" office:value-type="float"/>
          <table:table-cell office:value="0.008342161178588868" office:value-type="float"/>
          <table:table-cell office:value="0.007857990264892577" office:value-type="float"/>
          <table:table-cell office:value="5.2675008773803156e-05" office:value-type="float"/>
          <table:table-cell office:value="0.00698867678642273" office:value-type="float"/>
          <table:table-cell office:value="0.00945396661758423" office:value-type="float"/>
          <table:table-cell office:value="0.006406855583190917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160667091608047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6270761069724" office:value-type="float"/>
          <table:table-cell office:value="34" office:value-type="float"/>
          <table:table-cell office:value="0.008342123031616211" office:value-type="float"/>
          <table:table-cell office:value="0.007857916355133056" office:value-type="float"/>
          <table:table-cell office:value="5.271553993225174e-05" office:value-type="float"/>
          <table:table-cell office:value="0.006988636255264283" office:value-type="float"/>
          <table:table-cell office:value="0.009453946352005005" office:value-type="float"/>
          <table:table-cell office:value="0.00640682101249695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156492948532104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8657965553906" office:value-type="float"/>
          <table:table-cell office:value="35" office:value-type="float"/>
          <table:table-cell office:value="0.008587768077850342" office:value-type="float"/>
          <table:table-cell office:value="0.008162916898727416" office:value-type="float"/>
          <table:table-cell office:value="-0.0004174143075942986" office:value-type="float"/>
          <table:table-cell office:value="0.007405179738998414" office:value-type="float"/>
          <table:table-cell office:value="0.009527190923690797" office:value-type="float"/>
          <table:table-cell office:value="0.006356064081192018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1523169934749603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6838430702718" office:value-type="float"/>
          <table:table-cell office:value="36" office:value-type="float"/>
          <table:table-cell office:value="0.008588011264801026" office:value-type="float"/>
          <table:table-cell office:value="0.008163204193115234" office:value-type="float"/>
          <table:table-cell office:value="-0.0004175955057144163" office:value-type="float"/>
          <table:table-cell office:value="0.007405470609664918" office:value-type="float"/>
          <table:table-cell office:value="0.009527300596237182" office:value-type="float"/>
          <table:table-cell office:value="0.006356436014175416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14307932257652286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6967744448469" office:value-type="float"/>
          <table:table-cell office:value="37" office:value-type="float"/>
          <table:table-cell office:value="0.008806718587875366" office:value-type="float"/>
          <table:table-cell office:value="0.00843895673751831" office:value-type="float"/>
          <table:table-cell office:value="-0.0009237670898437494" office:value-type="float"/>
          <table:table-cell office:value="0.007786343097686768" office:value-type="float"/>
          <table:table-cell office:value="0.009591543674468994" office:value-type="float"/>
          <table:table-cell office:value="0.006240535974502562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13383659124374392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8176586449975" office:value-type="float"/>
          <table:table-cell office:value="38" office:value-type="float"/>
          <table:table-cell office:value="0.00880722403526306" office:value-type="float"/>
          <table:table-cell office:value="0.008439546823501587" office:value-type="float"/>
          <table:table-cell office:value="-0.0009242731332778937" office:value-type="float"/>
          <table:table-cell office:value="0.007786988019943238" office:value-type="float"/>
          <table:table-cell office:value="0.00959176778793335" office:value-type="float"/>
          <table:table-cell office:value="0.006241374015808104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11898097991943362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5890840116828" office:value-type="float"/>
          <table:table-cell office:value="39" office:value-type="float"/>
          <table:table-cell office:value="0.008998119831085205" office:value-type="float"/>
          <table:table-cell office:value="0.008686151504516603" office:value-type="float"/>
          <table:table-cell office:value="-0.0014855611324310295" office:value-type="float"/>
          <table:table-cell office:value="0.008129167556762696" office:value-type="float"/>
          <table:table-cell office:value="0.009647305011749268" office:value-type="float"/>
          <table:table-cell office:value="0.006037566661834718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10411546230316164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5242391743962" office:value-type="float"/>
          <table:table-cell office:value="40" office:value-type="float"/>
          <table:table-cell office:value="0.00899891495704651" office:value-type="float"/>
          <table:table-cell office:value="0.008687114715576172" office:value-type="float"/>
          <table:table-cell office:value="-0.001486551761627198" office:value-type="float"/>
          <table:table-cell office:value="0.008130254745483399" office:value-type="float"/>
          <table:table-cell office:value="0.009647674560546876" office:value-type="float"/>
          <table:table-cell office:value="0.006039113998413085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08279495835304263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4857176398878" office:value-type="float"/>
          <table:table-cell office:value="41" office:value-type="float"/>
          <table:table-cell office:value="0.00916175127029419" office:value-type="float"/>
          <table:table-cell office:value="0.008904706239700319" office:value-type="float"/>
          <table:table-cell office:value="-0.0021320503950119016" office:value-type="float"/>
          <table:table-cell office:value="0.008434150218963625" office:value-type="float"/>
          <table:table-cell office:value="0.009695968627929688" office:value-type="float"/>
          <table:table-cell office:value="0.0057466387748718265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06145794391632082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9216995712682" office:value-type="float"/>
          <table:table-cell office:value="42" office:value-type="float"/>
          <table:table-cell office:value="0.009162814617156982" office:value-type="float"/>
          <table:table-cell office:value="0.008906021118164064" office:value-type="float"/>
          <table:table-cell office:value="-0.0021337014436721806" office:value-type="float"/>
          <table:table-cell office:value="0.008435691595077515" office:value-type="float"/>
          <table:table-cell office:value="0.009696482419967652" office:value-type="float"/>
          <table:table-cell office:value="0.005749024152755739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033098971843719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9817625331216" office:value-type="float"/>
          <table:table-cell office:value="43" office:value-type="float"/>
          <table:table-cell office:value="0.009294838905334472" office:value-type="float"/>
          <table:table-cell office:value="0.009084291458129884" office:value-type="float"/>
          <table:table-cell office:value="-0.0028358972072601322" office:value-type="float"/>
          <table:table-cell office:value="0.008691051006317138" office:value-type="float"/>
          <table:table-cell office:value="0.009734153747558595" office:value-type="float"/>
          <table:table-cell office:value="0.005336321592330932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0047153413295746016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6500932641528" office:value-type="float"/>
          <table:table-cell office:value="44" office:value-type="float"/>
          <table:table-cell office:value="0.009296125173568726" office:value-type="float"/>
          <table:table-cell office:value="0.009085861444473266" office:value-type="float"/>
          <table:table-cell office:value="-0.00283836305141449" office:value-type="float"/>
          <table:table-cell office:value="0.0086929190158844" office:value-type="float"/>
          <table:table-cell office:value="0.009734774827957154" office:value-type="float"/>
          <table:table-cell office:value="0.00533954620361328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03088076710700987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6886166700463" office:value-type="float"/>
          <table:table-cell office:value="45" office:value-type="float"/>
          <table:table-cell office:value="0.009406700134277345" office:value-type="float"/>
          <table:table-cell office:value="0.009231693744659425" office:value-type="float"/>
          <table:table-cell office:value="-0.0035596108436584473" office:value-type="float"/>
          <table:table-cell office:value="0.00890554428100586" office:value-type="float"/>
          <table:table-cell office:value="0.009765114784240725" office:value-type="float"/>
          <table:table-cell office:value="0.00481902003288269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06651188731193541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5945529689922" office:value-type="float"/>
          <table:table-cell office:value="46" office:value-type="float"/>
          <table:table-cell office:value="0.009408166408538818" office:value-type="float"/>
          <table:table-cell office:value="0.00923348903656006" office:value-type="float"/>
          <table:table-cell office:value="-0.003563112020492554" office:value-type="float"/>
          <table:table-cell office:value="0.008907711505889893" office:value-type="float"/>
          <table:table-cell office:value="0.009765838384628295" office:value-type="float"/>
          <table:table-cell office:value="0.004823040962219239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10881199240684508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5259608290508" office:value-type="float"/>
          <table:table-cell office:value="47" office:value-type="float"/>
          <table:table-cell office:value="0.009500099420547485" office:value-type="float"/>
          <table:table-cell office:value="0.009355061054229735" office:value-type="float"/>
          <table:table-cell office:value="-0.004230010509490967" office:value-type="float"/>
          <table:table-cell office:value="0.009082995653152464" office:value-type="float"/>
          <table:table-cell office:value="0.009792165756225586" office:value-type="float"/>
          <table:table-cell office:value="0.0041871690750122075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15115875601768494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6817064287139" office:value-type="float"/>
          <table:table-cell office:value="48" office:value-type="float"/>
          <table:table-cell office:value="0.009501709938049318" office:value-type="float"/>
          <table:table-cell office:value="0.009357048273086548" office:value-type="float"/>
          <table:table-cell office:value="-0.0042346763610839845" office:value-type="float"/>
          <table:table-cell office:value="0.00908542513847351" office:value-type="float"/>
          <table:table-cell office:value="0.009792981147766113" office:value-type="float"/>
          <table:table-cell office:value="0.00419196844100952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19967614412307738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5344917543463" office:value-type="float"/>
          <table:table-cell office:value="49" office:value-type="float"/>
          <table:table-cell office:value="0.009576010704040528" office:value-type="float"/>
          <table:table-cell office:value="0.009454617500305176" office:value-type="float"/>
          <table:table-cell office:value="-0.0048517388105392455" office:value-type="float"/>
          <table:table-cell office:value="0.009226186275482178" office:value-type="float"/>
          <table:table-cell office:value="0.009814714193344115" office:value-type="float"/>
          <table:table-cell office:value="0.0034314656257629396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2482497036457062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533630212282" office:value-type="float"/>
          <table:table-cell office:value="50" office:value-type="float"/>
          <table:table-cell office:value="0.00957771062850952" office:value-type="float"/>
          <table:table-cell office:value="0.009456729888916016" office:value-type="float"/>
          <table:table-cell office:value="-0.004857355952262879" office:value-type="float"/>
          <table:table-cell office:value="0.00922879695892334" office:value-type="float"/>
          <table:table-cell office:value="0.00981559991836548" office:value-type="float"/>
          <table:table-cell office:value="0.0034367227554321297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3018455684185028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5307253848221" office:value-type="float"/>
          <table:table-cell office:value="51" office:value-type="float"/>
          <table:table-cell office:value="0.009638396501541137" office:value-type="float"/>
          <table:table-cell office:value="0.009534385204315187" office:value-type="float"/>
          <table:table-cell office:value="-0.005359586477279663" office:value-type="float"/>
          <table:table-cell office:value="0.009340686798095703" office:value-type="float"/>
          <table:table-cell office:value="0.009834502935409545" office:value-type="float"/>
          <table:table-cell office:value="0.002561566829681396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3555074393749237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83862039531" office:value-type="float"/>
          <table:table-cell office:value="52" office:value-type="float"/>
          <table:table-cell office:value="0.009640166759490967" office:value-type="float"/>
          <table:table-cell office:value="0.009536586999893187" office:value-type="float"/>
          <table:table-cell office:value="-0.00536618709564209" office:value-type="float"/>
          <table:table-cell office:value="0.009343442916870117" office:value-type="float"/>
          <table:table-cell office:value="0.009835451841354372" office:value-type="float"/>
          <table:table-cell office:value="0.0025666356086730957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4124461770057678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577626988751" office:value-type="float"/>
          <table:table-cell office:value="53" office:value-type="float"/>
          <table:table-cell office:value="0.009689211845397951" office:value-type="float"/>
          <table:table-cell office:value="0.009596618413925171" office:value-type="float"/>
          <table:table-cell office:value="-0.005693873763084412" office:value-type="float"/>
          <table:table-cell office:value="0.009428831338882447" office:value-type="float"/>
          <table:table-cell office:value="0.009851607084274292" office:value-type="float"/>
          <table:table-cell office:value="0.0015475106239318855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4694569706916809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7471033715592" office:value-type="float"/>
          <table:table-cell office:value="54" office:value-type="float"/>
          <table:table-cell office:value="0.009690927267074585" office:value-type="float"/>
          <table:table-cell office:value="0.009598768949508668" office:value-type="float"/>
          <table:table-cell office:value="-0.005701079368591309" office:value-type="float"/>
          <table:table-cell office:value="0.009431543350219727" office:value-type="float"/>
          <table:table-cell office:value="0.00985255241394043" office:value-type="float"/>
          <table:table-cell office:value="0.001551800966262817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749120384899" office:value-type="float"/>
          <table:table-cell office:value="55" office:value-type="float"/>
          <table:table-cell office:value="0.009729555845260621" office:value-type="float"/>
          <table:table-cell office:value="0.009643529653549194" office:value-type="float"/>
          <table:table-cell office:value="-0.005847018957138061" office:value-type="float"/>
          <table:table-cell office:value="0.009494415521621705" office:value-type="float"/>
          <table:table-cell office:value="0.009865386486053467" office:value-type="float"/>
          <table:table-cell office:value="0.00041488409042358433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7507773562923" office:value-type="float"/>
          <table:table-cell office:value="56" office:value-type="float"/>
          <table:table-cell office:value="0.00973038911819458" office:value-type="float"/>
          <table:table-cell office:value="0.009644581079483032" office:value-type="float"/>
          <table:table-cell office:value="-0.005851011276245118" office:value-type="float"/>
          <table:table-cell office:value="0.009495761394500734" office:value-type="float"/>
          <table:table-cell office:value="0.009865858554840087" office:value-type="float"/>
          <table:table-cell office:value="0.00041649699211120626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49244148731231695" office:value-type="float"/>
          <table:table-cell office:value="0.06367498277707066" office:value-type="float"/>
          <table:table-cell office:value="57" office:value-type="float"/>
          <table:table-cell office:value="0.009761301279067993" office:value-type="float"/>
          <table:table-cell office:value="0.009677220582962035" office:value-type="float"/>
          <table:table-cell office:value="-0.005868730545043946" office:value-type="float"/>
          <table:table-cell office:value="0.009543099403381347" office:value-type="float"/>
          <table:table-cell office:value="0.009876282215118408" office:value-type="float"/>
          <table:table-cell office:value="-0.0007558512687683098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4848867774009705" office:value-type="float"/>
          <table:table-cell office:value="0.06367507596076054" office:value-type="float"/>
          <table:table-cell office:value="58" office:value-type="float"/>
          <table:table-cell office:value="0.009761202335357667" office:value-type="float"/>
          <table:table-cell office:value="0.009677077531814576" office:value-type="float"/>
          <table:table-cell office:value="-0.005868408679962158" office:value-type="float"/>
          <table:table-cell office:value="0.00954292893409729" office:value-type="float"/>
          <table:table-cell office:value="0.009876222610473632" office:value-type="float"/>
          <table:table-cell office:value="-0.0007554709911346442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46596946716308596" office:value-type="float"/>
          <table:table-cell office:value="0.06367491383660313" office:value-type="float"/>
          <table:table-cell office:value="59" office:value-type="float"/>
          <table:table-cell office:value="0.009786646366119386" office:value-type="float"/>
          <table:table-cell office:value="0.009702997207641601" office:value-type="float"/>
          <table:table-cell office:value="-0.005740164518356323" office:value-type="float"/>
          <table:table-cell office:value="0.009579594135284425" office:value-type="float"/>
          <table:table-cell office:value="0.00988513231277466" office:value-type="float"/>
          <table:table-cell office:value="-0.0018917310237884528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4470649063587189" office:value-type="float"/>
          <table:table-cell office:value="0.0636749907895189" office:value-type="float"/>
          <table:table-cell office:value="60" office:value-type="float"/>
          <table:table-cell office:value="0.009786423444747927" office:value-type="float"/>
          <table:table-cell office:value="0.009702672958374023" office:value-type="float"/>
          <table:table-cell office:value="-0.005739375948905945" office:value-type="float"/>
          <table:table-cell office:value="0.009579198360443115" office:value-type="float"/>
          <table:table-cell office:value="0.009884995222091674" office:value-type="float"/>
          <table:table-cell office:value="-0.0018904560804367063" office:value-type="float"/>
        </table:table-row>
      </table:table>
      <table:table table:name="2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9798704385757447" office:value-type="float"/>
          <table:table-cell office:value="0.009712481498718261" office:value-type="float"/>
          <table:table-cell office:value="-0.005437849760055542" office:value-type="float"/>
          <table:table-cell office:value="0.009593751430511476" office:value-type="float"/>
          <table:table-cell office:value="0.009887962341308594" office:value-type="float"/>
          <table:table-cell office:value="-0.0028907060623168945" office:value-type="float"/>
          <table:table-cell office:value="-3.7307280045017976" office:value-type="float"/>
          <table:table-cell office:value="1" office:value-type="float"/>
          <table:table-cell office:value="0.009798704385757447" office:value-type="float"/>
          <table:table-cell office:value="0.009712481498718261" office:value-type="float"/>
          <table:table-cell office:value="-0.005437849760055542" office:value-type="float"/>
          <table:table-cell office:value="0.009593751430511476" office:value-type="float"/>
          <table:table-cell office:value="0.009887962341308594" office:value-type="float"/>
          <table:table-cell office:value="-0.0028907060623168945" office:value-type="float"/>
        </table:table-row>
        <table:table-row>
          <table:table-cell office:value="0.0195632541179657" office:value-type="float"/>
          <table:table-cell office:value="0.019378001689910888" office:value-type="float"/>
          <table:table-cell office:value="-0.010712715387344359" office:value-type="float"/>
          <table:table-cell office:value="0.01912971377372742" office:value-type="float"/>
          <table:table-cell office:value="0.019752684831619263" office:value-type="float"/>
          <table:table-cell office:value="-0.005653144121170044" office:value-type="float"/>
          <table:table-cell office:value="0.02426790522279824" office:value-type="float"/>
          <table:table-cell office:value="2" office:value-type="float"/>
          <table:table-cell office:value="0.009764549732208251" office:value-type="float"/>
          <table:table-cell office:value="0.009665520191192626" office:value-type="float"/>
          <table:table-cell office:value="-0.005274865627288818" office:value-type="float"/>
          <table:table-cell office:value="0.009535962343215942" office:value-type="float"/>
          <table:table-cell office:value="0.009864722490310668" office:value-type="float"/>
          <table:table-cell office:value="-0.0027624380588531497" office:value-type="float"/>
        </table:table-row>
        <table:table-row>
          <table:table-cell office:value="0.029398453235626218" office:value-type="float"/>
          <table:table-cell office:value="0.02913461685180664" office:value-type="float"/>
          <table:table-cell office:value="-0.015641419887542723" office:value-type="float"/>
          <table:table-cell office:value="0.02879977703094483" office:value-type="float"/>
          <table:table-cell office:value="0.029660725593566896" office:value-type="float"/>
          <table:table-cell office:value="-0.009546381235122681" office:value-type="float"/>
          <table:table-cell office:value="0.541230839437093" office:value-type="float"/>
          <table:table-cell office:value="3" office:value-type="float"/>
          <table:table-cell office:value="0.009835199117660521" office:value-type="float"/>
          <table:table-cell office:value="0.009756615161895752" office:value-type="float"/>
          <table:table-cell office:value="-0.004928704500198364" office:value-type="float"/>
          <table:table-cell office:value="0.009670063257217408" office:value-type="float"/>
          <table:table-cell office:value="0.009908040761947632" office:value-type="float"/>
          <table:table-cell office:value="-0.003893237113952637" office:value-type="float"/>
        </table:table-row>
        <table:table-row>
          <table:table-cell office:value="0.03923758745193481" office:value-type="float"/>
          <table:table-cell office:value="0.038896274566650395" office:value-type="float"/>
          <table:table-cell office:value="-0.020588431358337402" office:value-type="float"/>
          <table:table-cell office:value="0.03847599029541016" office:value-type="float"/>
          <table:table-cell office:value="0.03957116484642029" office:value-type="float"/>
          <table:table-cell office:value="-0.0134587299823761" office:value-type="float"/>
          <table:table-cell office:value="0.07721781669856405" office:value-type="float"/>
          <table:table-cell office:value="4" office:value-type="float"/>
          <table:table-cell office:value="0.009839134216308594" office:value-type="float"/>
          <table:table-cell office:value="0.009761657714843752" office:value-type="float"/>
          <table:table-cell office:value="-0.004947011470794678" office:value-type="float"/>
          <table:table-cell office:value="0.009676213264465333" office:value-type="float"/>
          <table:table-cell office:value="0.009910439252853393" office:value-type="float"/>
          <table:table-cell office:value="-0.003912348747253418" office:value-type="float"/>
        </table:table-row>
        <table:table-row>
          <table:table-cell office:value="0.049058847427368164" office:value-type="float"/>
          <table:table-cell office:value="0.048625142574310304" office:value-type="float"/>
          <table:table-cell office:value="-0.024957993626594545" office:value-type="float"/>
          <table:table-cell office:value="0.048101403713226326" office:value-type="float"/>
          <table:table-cell office:value="0.04946692585945129" office:value-type="float"/>
          <table:table-cell office:value="-0.01776080310344696" office:value-type="float"/>
          <table:table-cell office:value="0.07040630143018671" office:value-type="float"/>
          <table:table-cell office:value="5" office:value-type="float"/>
          <table:table-cell office:value="0.00982125997543335" office:value-type="float"/>
          <table:table-cell office:value="0.00972886800765991" office:value-type="float"/>
          <table:table-cell office:value="-0.004369562268257141" office:value-type="float"/>
          <table:table-cell office:value="0.009625413417816161" office:value-type="float"/>
          <table:table-cell office:value="0.009895761013031005" office:value-type="float"/>
          <table:table-cell office:value="-0.004302073121070862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29353477358818054" office:value-type="float"/>
          <table:table-cell office:value="0.05" office:value-type="float"/>
          <table:table-cell office:value="0.05" office:value-type="float"/>
          <table:table-cell office:value="-0.022089031338691712" office:value-type="float"/>
          <table:table-cell office:value="0.0696318888992779" office:value-type="float"/>
          <table:table-cell office:value="6" office:value-type="float"/>
          <table:table-cell office:value="0.009826368093490601" office:value-type="float"/>
          <table:table-cell office:value="0.009735915660858156" office:value-type="float"/>
          <table:table-cell office:value="-0.0043954837322235105" office:value-type="float"/>
          <table:table-cell office:value="0.009634305238723754" office:value-type="float"/>
          <table:table-cell office:value="0.009899277687072753" office:value-type="float"/>
          <table:table-cell office:value="-0.00432822823524475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32887490391731264" office:value-type="float"/>
          <table:table-cell office:value="0.05" office:value-type="float"/>
          <table:table-cell office:value="0.05" office:value-type="float"/>
          <table:table-cell office:value="-0.026667951941490173" office:value-type="float"/>
          <table:table-cell office:value="0.0696312914134647" office:value-type="float"/>
          <table:table-cell office:value="7" office:value-type="float"/>
          <table:table-cell office:value="0.009827667474746704" office:value-type="float"/>
          <table:table-cell office:value="0.009728623628616333" office:value-type="float"/>
          <table:table-cell office:value="-0.0035340130329132077" office:value-type="float"/>
          <table:table-cell office:value="0.009636211395263673" office:value-type="float"/>
          <table:table-cell office:value="0.009899339675903321" office:value-type="float"/>
          <table:table-cell office:value="-0.004578920602798462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3642776906490326" office:value-type="float"/>
          <table:table-cell office:value="0.05" office:value-type="float"/>
          <table:table-cell office:value="0.05" office:value-type="float"/>
          <table:table-cell office:value="-0.03125057697296142" office:value-type="float"/>
          <table:table-cell office:value="0.06963125383748653" office:value-type="float"/>
          <table:table-cell office:value="8" office:value-type="float"/>
          <table:table-cell office:value="0.009828755855560303" office:value-type="float"/>
          <table:table-cell office:value="0.009730260372161867" office:value-type="float"/>
          <table:table-cell office:value="-0.0035402786731719973" office:value-type="float"/>
          <table:table-cell office:value="0.009638248682022095" office:value-type="float"/>
          <table:table-cell office:value="0.009900118112564088" office:value-type="float"/>
          <table:table-cell office:value="-0.004582625031471253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3888036668300629" office:value-type="float"/>
          <table:table-cell office:value="0.05" office:value-type="float"/>
          <table:table-cell office:value="0.05" office:value-type="float"/>
          <table:table-cell office:value="-0.035809347629547114" office:value-type="float"/>
          <table:table-cell office:value="0.06963131705322996" office:value-type="float"/>
          <table:table-cell office:value="9" office:value-type="float"/>
          <table:table-cell office:value="0.009822919368743898" office:value-type="float"/>
          <table:table-cell office:value="0.009710683822631837" office:value-type="float"/>
          <table:table-cell office:value="-0.002452597618103027" office:value-type="float"/>
          <table:table-cell office:value="0.009629374742507935" office:value-type="float"/>
          <table:table-cell office:value="0.009897562265396119" office:value-type="float"/>
          <table:table-cell office:value="-0.004558770656585693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4133660197257996" office:value-type="float"/>
          <table:table-cell office:value="0.05" office:value-type="float"/>
          <table:table-cell office:value="0.05" office:value-type="float"/>
          <table:table-cell office:value="-0.04037116646766662" office:value-type="float"/>
          <table:table-cell office:value="0.06963338287322898" office:value-type="float"/>
          <table:table-cell office:value="10" office:value-type="float"/>
          <table:table-cell office:value="0.009823832511901857" office:value-type="float"/>
          <table:table-cell office:value="0.009712109565734863" office:value-type="float"/>
          <table:table-cell office:value="-0.002456235289573669" office:value-type="float"/>
          <table:table-cell office:value="0.009631075859069823" office:value-type="float"/>
          <table:table-cell office:value="0.009898209571838379" office:value-type="float"/>
          <table:table-cell office:value="-0.0045618188381195066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4251850664615632" office:value-type="float"/>
          <table:table-cell office:value="0.05" office:value-type="float"/>
          <table:table-cell office:value="0.05" office:value-type="float"/>
          <table:table-cell office:value="-0.04470260500907897" office:value-type="float"/>
          <table:table-cell office:value="0.06963586372154014" office:value-type="float"/>
          <table:table-cell office:value="11" office:value-type="float"/>
          <table:table-cell office:value="0.009812443256378174" office:value-type="float"/>
          <table:table-cell office:value="0.00968042492866516" office:value-type="float"/>
          <table:table-cell office:value="-0.0011819046735763554" office:value-type="float"/>
          <table:table-cell office:value="0.009613766670227052" office:value-type="float"/>
          <table:table-cell office:value="0.009893581867218016" office:value-type="float"/>
          <table:table-cell office:value="-0.004331438541412353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4370186209678651" office:value-type="float"/>
          <table:table-cell office:value="0.05" office:value-type="float"/>
          <table:table-cell office:value="0.05" office:value-type="float"/>
          <table:table-cell office:value="-0.04903617560863494" office:value-type="float"/>
          <table:table-cell office:value="0.06963381429510013" office:value-type="float"/>
          <table:table-cell office:value="12" office:value-type="float"/>
          <table:table-cell office:value="0.009813135862350464" office:value-type="float"/>
          <table:table-cell office:value="0.009681532382965088" office:value-type="float"/>
          <table:table-cell office:value="-0.0011833554506301882" office:value-type="float"/>
          <table:table-cell office:value="0.009615030288696291" office:value-type="float"/>
          <table:table-cell office:value="0.009894075393676758" office:value-type="float"/>
          <table:table-cell office:value="-0.004333570599555969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4349051833152772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963342665797147" office:value-type="float"/>
          <table:table-cell office:value="13" office:value-type="float"/>
          <table:table-cell office:value="0.009797062873840334" office:value-type="float"/>
          <table:table-cell office:value="0.009637870788574218" office:value-type="float"/>
          <table:table-cell office:value="0.00021134376525878962" office:value-type="float"/>
          <table:table-cell office:value="0.009592325687408447" office:value-type="float"/>
          <table:table-cell office:value="0.009888603687286378" office:value-type="float"/>
          <table:table-cell office:value="-0.003943212032318115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4327908396720887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963378347625468" office:value-type="float"/>
          <table:table-cell office:value="14" office:value-type="float"/>
          <table:table-cell office:value="0.00979714512825012" office:value-type="float"/>
          <table:table-cell office:value="0.009638007879257204" office:value-type="float"/>
          <table:table-cell office:value="0.0002114343643188476" office:value-type="float"/>
          <table:table-cell office:value="0.009592477083206178" office:value-type="float"/>
          <table:table-cell office:value="0.009888665676116943" office:value-type="float"/>
          <table:table-cell office:value="-0.0039434868097305295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4164807677268983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96333531118713" office:value-type="float"/>
          <table:table-cell office:value="15" office:value-type="float"/>
          <table:table-cell office:value="0.009778695106506348" office:value-type="float"/>
          <table:table-cell office:value="0.009583487510681154" office:value-type="float"/>
          <table:table-cell office:value="0.0016310071945190435" office:value-type="float"/>
          <table:table-cell office:value="0.009565818309783937" office:value-type="float"/>
          <table:table-cell office:value="0.00988301992416382" office:value-type="float"/>
          <table:table-cell office:value="-0.003446807861328125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40017398595809946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963498370143155" office:value-type="float"/>
          <table:table-cell office:value="16" office:value-type="float"/>
          <table:table-cell office:value="0.009778400659561157" office:value-type="float"/>
          <table:table-cell office:value="0.009582990407943725" office:value-type="float"/>
          <table:table-cell office:value="0.0016306781768798823" office:value-type="float"/>
          <table:table-cell office:value="0.009565283060073851" office:value-type="float"/>
          <table:table-cell office:value="0.009882832765579224" office:value-type="float"/>
          <table:table-cell office:value="-0.0034462296962738037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3702958941459657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963339411449049" office:value-type="float"/>
          <table:table-cell office:value="17" office:value-type="float"/>
          <table:table-cell office:value="0.009757853746414186" office:value-type="float"/>
          <table:table-cell office:value="0.009517874717712404" office:value-type="float"/>
          <table:table-cell office:value="0.0029878091812133786" office:value-type="float"/>
          <table:table-cell office:value="0.009534187316894533" office:value-type="float"/>
          <table:table-cell office:value="0.009877728223800659" office:value-type="float"/>
          <table:table-cell office:value="-0.0029006129503250126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34043022394180306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963369897636641" office:value-type="float"/>
          <table:table-cell office:value="18" office:value-type="float"/>
          <table:table-cell office:value="0.009757316112518311" office:value-type="float"/>
          <table:table-cell office:value="0.009516919851303101" office:value-type="float"/>
          <table:table-cell office:value="0.0029865670204162597" office:value-type="float"/>
          <table:table-cell office:value="0.009533206224441529" office:value-type="float"/>
          <table:table-cell office:value="0.009877393245697022" office:value-type="float"/>
          <table:table-cell office:value="-0.0028999304771423337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2981394886970521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963550290579446" office:value-type="float"/>
          <table:table-cell office:value="19" office:value-type="float"/>
          <table:table-cell office:value="0.0097368586063385" office:value-type="float"/>
          <table:table-cell office:value="0.009444388151168824" office:value-type="float"/>
          <table:table-cell office:value="0.004229073524475097" office:value-type="float"/>
          <table:table-cell office:value="0.009509162902832031" office:value-type="float"/>
          <table:table-cell office:value="0.009874424934387208" office:value-type="float"/>
          <table:table-cell office:value="-0.002332617044448853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25587522983551034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96333487372244" office:value-type="float"/>
          <table:table-cell office:value="20" office:value-type="float"/>
          <table:table-cell office:value="0.009736108779907228" office:value-type="float"/>
          <table:table-cell office:value="0.009442998170852661" office:value-type="float"/>
          <table:table-cell office:value="0.004226425886154175" office:value-type="float"/>
          <table:table-cell office:value="0.009507849216461183" office:value-type="float"/>
          <table:table-cell office:value="0.00987397074699402" office:value-type="float"/>
          <table:table-cell office:value="-0.002331942319869995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2028595685958863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963325651684164" office:value-type="float"/>
          <table:table-cell office:value="21" office:value-type="float"/>
          <table:table-cell office:value="0.009720973968505858" office:value-type="float"/>
          <table:table-cell office:value="0.009368348121643067" office:value-type="float"/>
          <table:table-cell office:value="0.005301566123962402" office:value-type="float"/>
          <table:table-cell office:value="0.00949897289276123" office:value-type="float"/>
          <table:table-cell office:value="0.009874579906463623" office:value-type="float"/>
          <table:table-cell office:value="-0.0017776376008987425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14987678527832038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963370278240796" office:value-type="float"/>
          <table:table-cell office:value="22" office:value-type="float"/>
          <table:table-cell office:value="0.00972004771232605" office:value-type="float"/>
          <table:table-cell office:value="0.009366531372070311" office:value-type="float"/>
          <table:table-cell office:value="0.005298278331756593" office:value-type="float"/>
          <table:table-cell office:value="0.009497430324554445" office:value-type="float"/>
          <table:table-cell office:value="0.009874036312103271" office:value-type="float"/>
          <table:table-cell office:value="-0.0017774724960327153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08775166273117072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963547376477534" office:value-type="float"/>
          <table:table-cell office:value="23" office:value-type="float"/>
          <table:table-cell office:value="0.00970947504043579" office:value-type="float"/>
          <table:table-cell office:value="0.009284205436706544" office:value-type="float"/>
          <table:table-cell office:value="0.006212512254714966" office:value-type="float"/>
          <table:table-cell office:value="0.009496910572052002" office:value-type="float"/>
          <table:table-cell office:value="0.009877147674560547" office:value-type="float"/>
          <table:table-cell office:value="-0.001259213089942932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02566381692886357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96097038188054" office:value-type="float"/>
          <table:table-cell office:value="24" office:value-type="float"/>
          <table:table-cell office:value="0.009708418846130372" office:value-type="float"/>
          <table:table-cell office:value="0.009281990528106689" office:value-type="float"/>
          <table:table-cell office:value="0.006208784580230714" office:value-type="float"/>
          <table:table-cell office:value="0.00949520230293274" office:value-type="float"/>
          <table:table-cell office:value="0.009876554012298583" office:value-type="float"/>
          <table:table-cell office:value="-0.0012597787380218498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04386196136474604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963541397920339" office:value-type="float"/>
          <table:table-cell office:value="25" office:value-type="float"/>
          <table:table-cell office:value="0.009698981046676635" office:value-type="float"/>
          <table:table-cell office:value="0.009185162782669067" office:value-type="float"/>
          <table:table-cell office:value="0.006952577829360962" office:value-type="float"/>
          <table:table-cell office:value="0.009498372077941896" office:value-type="float"/>
          <table:table-cell office:value="0.009879670143127442" office:value-type="float"/>
          <table:table-cell office:value="-0.0008076477050781242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1133460521697997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96332901110386" office:value-type="float"/>
          <table:table-cell office:value="26" office:value-type="float"/>
          <table:table-cell office:value="0.009697811603546143" office:value-type="float"/>
          <table:table-cell office:value="0.009182553291320802" office:value-type="float"/>
          <table:table-cell office:value="0.006948409080505371" office:value-type="float"/>
          <table:table-cell office:value="0.009496454000473024" office:value-type="float"/>
          <table:table-cell office:value="0.009879033565521242" office:value-type="float"/>
          <table:table-cell office:value="-0.0008091145753860475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1885923504829406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963479651411089" office:value-type="float"/>
          <table:table-cell office:value="27" office:value-type="float"/>
          <table:table-cell office:value="0.009690800905227661" office:value-type="float"/>
          <table:table-cell office:value="0.00906362295150757" office:value-type="float"/>
          <table:table-cell office:value="0.007524629831314087" office:value-type="float"/>
          <table:table-cell office:value="0.00950084924697876" office:value-type="float"/>
          <table:table-cell office:value="0.009881309270858766" office:value-type="float"/>
          <table:table-cell office:value="-0.0004407930374145507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2638015151023864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963525935962796" office:value-type="float"/>
          <table:table-cell office:value="28" office:value-type="float"/>
          <table:table-cell office:value="0.00968965172767639" office:value-type="float"/>
          <table:table-cell office:value="0.009061033725738526" office:value-type="float"/>
          <table:table-cell office:value="0.0075209164619445806" office:value-type="float"/>
          <table:table-cell office:value="0.009499058723449706" office:value-type="float"/>
          <table:table-cell office:value="0.009880714416503905" office:value-type="float"/>
          <table:table-cell office:value="-0.0004425650835037237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34353464841842644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971224709972147" office:value-type="float"/>
          <table:table-cell office:value="29" office:value-type="float"/>
          <table:table-cell office:value="0.009683513641357422" office:value-type="float"/>
          <table:table-cell office:value="0.008913393020629884" office:value-type="float"/>
          <table:table-cell office:value="0.007973313331604006" office:value-type="float"/>
          <table:table-cell office:value="0.009504102468490599" office:value-type="float"/>
          <table:table-cell office:value="0.009882180690765381" office:value-type="float"/>
          <table:table-cell office:value="-0.0001480662822723397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42324229478836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962938302835653" office:value-type="float"/>
          <table:table-cell office:value="30" office:value-type="float"/>
          <table:table-cell office:value="0.009682567119598388" office:value-type="float"/>
          <table:table-cell office:value="0.00891106605529785" office:value-type="float"/>
          <table:table-cell office:value="0.00797076463699341" office:value-type="float"/>
          <table:table-cell office:value="0.009502611160278321" office:value-type="float"/>
          <table:table-cell office:value="0.009881699085235595" office:value-type="float"/>
          <table:table-cell office:value="-0.0001503872871398918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49922537803649907" office:value-type="float"/>
          <table:table-cell office:value="0.06962937166343135" office:value-type="float"/>
          <table:table-cell office:value="31" office:value-type="float"/>
          <table:table-cell office:value="0.009678628444671633" office:value-type="float"/>
          <table:table-cell office:value="0.008729412555694581" office:value-type="float"/>
          <table:table-cell office:value="0.008324673175811767" office:value-type="float"/>
          <table:table-cell office:value="0.009510056972503662" office:value-type="float"/>
          <table:table-cell office:value="0.009883081912994385" office:value-type="float"/>
          <table:table-cell office:value="7.7462196350098e-05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49848028421401985" office:value-type="float"/>
          <table:table-cell office:value="0.0696293868531384" office:value-type="float"/>
          <table:table-cell office:value="32" office:value-type="float"/>
          <table:table-cell office:value="0.009677871465682985" office:value-type="float"/>
          <table:table-cell office:value="0.008727326393127443" office:value-type="float"/>
          <table:table-cell office:value="0.008322848081588745" office:value-type="float"/>
          <table:table-cell office:value="0.009508810043334962" office:value-type="float"/>
          <table:table-cell office:value="0.009882688522338869" office:value-type="float"/>
          <table:table-cell office:value="7.450938224792467e-05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4960581421852113" office:value-type="float"/>
          <table:table-cell office:value="0.06962938210696752" office:value-type="float"/>
          <table:table-cell office:value="33" office:value-type="float"/>
          <table:table-cell office:value="0.009675672054290771" office:value-type="float"/>
          <table:table-cell office:value="0.008502051830291747" office:value-type="float"/>
          <table:table-cell office:value="0.00859749436378479" office:value-type="float"/>
          <table:table-cell office:value="0.009517819881439208" office:value-type="float"/>
          <table:table-cell office:value="0.009883716106414796" office:value-type="float"/>
          <table:table-cell office:value="0.00024221420288085896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49363678693771375" office:value-type="float"/>
          <table:table-cell office:value="0.0696293906523583" office:value-type="float"/>
          <table:table-cell office:value="34" office:value-type="float"/>
          <table:table-cell office:value="0.00967568874359131" office:value-type="float"/>
          <table:table-cell office:value="0.00850210428237915" office:value-type="float"/>
          <table:table-cell office:value="0.00859752893447876" office:value-type="float"/>
          <table:table-cell office:value="0.009517838954925537" office:value-type="float"/>
          <table:table-cell office:value="0.009883723258972169" office:value-type="float"/>
          <table:table-cell office:value="0.00024213552474975503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4898233890533449" office:value-type="float"/>
          <table:table-cell office:value="0.06962938487592947" office:value-type="float"/>
          <table:table-cell office:value="35" office:value-type="float"/>
          <table:table-cell office:value="0.009671931266784667" office:value-type="float"/>
          <table:table-cell office:value="0.00821399450302124" office:value-type="float"/>
          <table:table-cell office:value="0.008805203437805177" office:value-type="float"/>
          <table:table-cell office:value="0.009523645639419554" office:value-type="float"/>
          <table:table-cell office:value="0.009882531166076661" office:value-type="float"/>
          <table:table-cell office:value="0.00038133978843689006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48601118326187145" office:value-type="float"/>
          <table:table-cell office:value="0.06962937450895824" office:value-type="float"/>
          <table:table-cell office:value="36" office:value-type="float"/>
          <table:table-cell office:value="0.009671956300735475" office:value-type="float"/>
          <table:table-cell office:value="0.0082140851020813" office:value-type="float"/>
          <table:table-cell office:value="0.008805253505706786" office:value-type="float"/>
          <table:table-cell office:value="0.009523676633834839" office:value-type="float"/>
          <table:table-cell office:value="0.009882543087005617" office:value-type="float"/>
          <table:table-cell office:value="0.0003812205791473393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48104474544525155" office:value-type="float"/>
          <table:table-cell office:value="0.06962936881116669" office:value-type="float"/>
          <table:table-cell office:value="37" office:value-type="float"/>
          <table:table-cell office:value="0.009665377140045167" office:value-type="float"/>
          <table:table-cell office:value="0.007845457792282106" office:value-type="float"/>
          <table:table-cell office:value="0.008961844444274903" office:value-type="float"/>
          <table:table-cell office:value="0.009524178504943847" office:value-type="float"/>
          <table:table-cell office:value="0.009878491163253783" office:value-type="float"/>
          <table:table-cell office:value="0.0004966437816619866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47607979774475104" office:value-type="float"/>
          <table:table-cell office:value="0.06962938210532595" office:value-type="float"/>
          <table:table-cell office:value="38" office:value-type="float"/>
          <table:table-cell office:value="0.009665410518646242" office:value-type="float"/>
          <table:table-cell office:value="0.007845590114593506" office:value-type="float"/>
          <table:table-cell office:value="0.008961904048919679" office:value-type="float"/>
          <table:table-cell office:value="0.0095242178440094" office:value-type="float"/>
          <table:table-cell office:value="0.009878506660461426" office:value-type="float"/>
          <table:table-cell office:value="0.000496494770050048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4700842380523682" office:value-type="float"/>
          <table:table-cell office:value="0.06962939540246002" office:value-type="float"/>
          <table:table-cell office:value="39" office:value-type="float"/>
          <table:table-cell office:value="0.009657227993011474" office:value-type="float"/>
          <table:table-cell office:value="0.007384126186370849" office:value-type="float"/>
          <table:table-cell office:value="0.009082255363464355" office:value-type="float"/>
          <table:table-cell office:value="0.009522180557250978" office:value-type="float"/>
          <table:table-cell office:value="0.009872066974639894" office:value-type="float"/>
          <table:table-cell office:value="0.0005995559692382815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4640904903411866" office:value-type="float"/>
          <table:table-cell office:value="0.06962938780454922" office:value-type="float"/>
          <table:table-cell office:value="40" office:value-type="float"/>
          <table:table-cell office:value="0.009657275676727294" office:value-type="float"/>
          <table:table-cell office:value="0.007384322881698607" office:value-type="float"/>
          <table:table-cell office:value="0.009082347154617311" office:value-type="float"/>
          <table:table-cell office:value="0.009522240161895753" office:value-type="float"/>
          <table:table-cell office:value="0.009872089624404909" office:value-type="float"/>
          <table:table-cell office:value="0.0005993747711181639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4572286605834962" office:value-type="float"/>
          <table:table-cell office:value="0.06962939255183752" office:value-type="float"/>
          <table:table-cell office:value="41" office:value-type="float"/>
          <table:table-cell office:value="0.009650201797485351" office:value-type="float"/>
          <table:table-cell office:value="0.006830197572708129" office:value-type="float"/>
          <table:table-cell office:value="0.009178147315979003" office:value-type="float"/>
          <table:table-cell office:value="0.009523543119430542" office:value-type="float"/>
          <table:table-cell office:value="0.009864215850830077" office:value-type="float"/>
          <table:table-cell office:value="0.0006861829757690424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45036869049072274" office:value-type="float"/>
          <table:table-cell office:value="0.06962939354456145" office:value-type="float"/>
          <table:table-cell office:value="42" office:value-type="float"/>
          <table:table-cell office:value="0.009650259017944337" office:value-type="float"/>
          <table:table-cell office:value="0.0068304467201232896" office:value-type="float"/>
          <table:table-cell office:value="0.009178253412246705" office:value-type="float"/>
          <table:table-cell office:value="0.009523611068725587" office:value-type="float"/>
          <table:table-cell office:value="0.009864244461059572" office:value-type="float"/>
          <table:table-cell office:value="0.0006859970092773435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44297451972961435" office:value-type="float"/>
          <table:table-cell office:value="0.06962938020638001" office:value-type="float"/>
          <table:table-cell office:value="43" office:value-type="float"/>
          <table:table-cell office:value="0.009645458459854128" office:value-type="float"/>
          <table:table-cell office:value="0.006199008226394654" office:value-type="float"/>
          <table:table-cell office:value="0.00925602912902832" office:value-type="float"/>
          <table:table-cell office:value="0.009530388116836546" office:value-type="float"/>
          <table:table-cell office:value="0.009856362342834471" office:value-type="float"/>
          <table:table-cell office:value="0.000739417076110839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43558217287063605" office:value-type="float"/>
          <table:table-cell office:value="0.06962936881550323" office:value-type="float"/>
          <table:table-cell office:value="44" office:value-type="float"/>
          <table:table-cell office:value="0.009645519256591796" office:value-type="float"/>
          <table:table-cell office:value="0.006199281215667726" office:value-type="float"/>
          <table:table-cell office:value="0.009256138801574708" office:value-type="float"/>
          <table:table-cell office:value="0.00953046441078186" office:value-type="float"/>
          <table:table-cell office:value="0.009856393337249756" office:value-type="float"/>
          <table:table-cell office:value="0.0007392346858978265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4281137228012086" office:value-type="float"/>
          <table:table-cell office:value="0.06962938875446209" office:value-type="float"/>
          <table:table-cell office:value="45" office:value-type="float"/>
          <table:table-cell office:value="0.009640669822692871" office:value-type="float"/>
          <table:table-cell office:value="0.005463440418243409" office:value-type="float"/>
          <table:table-cell office:value="0.00931843638420105" office:value-type="float"/>
          <table:table-cell office:value="0.0095393967628479" office:value-type="float"/>
          <table:table-cell office:value="0.00984703302383423" office:value-type="float"/>
          <table:table-cell office:value="0.0007468450069427496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4206470370292664" office:value-type="float"/>
          <table:table-cell office:value="0.06962938780588385" office:value-type="float"/>
          <table:table-cell office:value="46" office:value-type="float"/>
          <table:table-cell office:value="0.009640733003616333" office:value-type="float"/>
          <table:table-cell office:value="0.005463727712631226" office:value-type="float"/>
          <table:table-cell office:value="0.00931854009628296" office:value-type="float"/>
          <table:table-cell office:value="0.009539474248886107" office:value-type="float"/>
          <table:table-cell office:value="0.009847068786621093" office:value-type="float"/>
          <table:table-cell office:value="0.0007466685771942132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4137349605560303" office:value-type="float"/>
          <table:table-cell office:value="0.06962938156969785" office:value-type="float"/>
          <table:table-cell office:value="47" office:value-type="float"/>
          <table:table-cell office:value="0.009632656574249268" office:value-type="float"/>
          <table:table-cell office:value="0.004599602222442626" office:value-type="float"/>
          <table:table-cell office:value="0.009366910457611085" office:value-type="float"/>
          <table:table-cell office:value="0.009548475742340088" office:value-type="float"/>
          <table:table-cell office:value="0.009834532737731933" office:value-type="float"/>
          <table:table-cell office:value="0.0006912076473236089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40682451725006105" office:value-type="float"/>
          <table:table-cell office:value="0.06962938495723607" office:value-type="float"/>
          <table:table-cell office:value="48" office:value-type="float"/>
          <table:table-cell office:value="0.009632718563079833" office:value-type="float"/>
          <table:table-cell office:value="0.004599874019622802" office:value-type="float"/>
          <table:table-cell office:value="0.009367003440856935" office:value-type="float"/>
          <table:table-cell office:value="0.009548549652099609" office:value-type="float"/>
          <table:table-cell office:value="0.0098345685005188" office:value-type="float"/>
          <table:table-cell office:value="0.000691044330596923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40091283321380615" office:value-type="float"/>
          <table:table-cell office:value="0.06962939349996221" office:value-type="float"/>
          <table:table-cell office:value="49" office:value-type="float"/>
          <table:table-cell office:value="0.009617886543273927" office:value-type="float"/>
          <table:table-cell office:value="0.0035999190807342527" office:value-type="float"/>
          <table:table-cell office:value="0.009402235746383667" office:value-type="float"/>
          <table:table-cell office:value="0.009556219577789305" office:value-type="float"/>
          <table:table-cell office:value="0.009817380905151366" office:value-type="float"/>
          <table:table-cell office:value="0.0005911684036254885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3950025677680969" office:value-type="float"/>
          <table:table-cell office:value="0.06962939730139295" office:value-type="float"/>
          <table:table-cell office:value="50" office:value-type="float"/>
          <table:table-cell office:value="0.009617936611175536" office:value-type="float"/>
          <table:table-cell office:value="0.003600130081176758" office:value-type="float"/>
          <table:table-cell office:value="0.009402306079864501" office:value-type="float"/>
          <table:table-cell office:value="0.009556275606155394" office:value-type="float"/>
          <table:table-cell office:value="0.00981741189956665" office:value-type="float"/>
          <table:table-cell office:value="0.0005910265445709228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3905986785888672" office:value-type="float"/>
          <table:table-cell office:value="0.06962938400580959" office:value-type="float"/>
          <table:table-cell office:value="51" office:value-type="float"/>
          <table:table-cell office:value="0.009596822261810302" office:value-type="float"/>
          <table:table-cell office:value="0.0024799919128417978" office:value-type="float"/>
          <table:table-cell office:value="0.009427169561386109" office:value-type="float"/>
          <table:table-cell office:value="0.009563893079757692" office:value-type="float"/>
          <table:table-cell office:value="0.00979508399963379" office:value-type="float"/>
          <table:table-cell office:value="0.00044038891792297363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38619585037231445" office:value-type="float"/>
          <table:table-cell office:value="0.06962976583825445" office:value-type="float"/>
          <table:table-cell office:value="52" office:value-type="float"/>
          <table:table-cell office:value="0.009596862792968749" office:value-type="float"/>
          <table:table-cell office:value="0.002480142116546631" office:value-type="float"/>
          <table:table-cell office:value="0.009427222013473511" office:value-type="float"/>
          <table:table-cell office:value="0.009563937187194825" office:value-type="float"/>
          <table:table-cell office:value="0.009795110225677492" office:value-type="float"/>
          <table:table-cell office:value="0.0004402828216552735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3840139031410217" office:value-type="float"/>
          <table:table-cell office:value="0.06962936826173785" office:value-type="float"/>
          <table:table-cell office:value="53" office:value-type="float"/>
          <table:table-cell office:value="0.009572324752807617" office:value-type="float"/>
          <table:table-cell office:value="0.0013338184356689459" office:value-type="float"/>
          <table:table-cell office:value="0.009445180892944336" office:value-type="float"/>
          <table:table-cell office:value="0.00957524538040161" office:value-type="float"/>
          <table:table-cell office:value="0.009770245552062988" office:value-type="float"/>
          <table:table-cell office:value="0.00021819472312927315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3818324923515319" office:value-type="float"/>
          <table:table-cell office:value="0.06962938821606075" office:value-type="float"/>
          <table:table-cell office:value="54" office:value-type="float"/>
          <table:table-cell office:value="0.009572346210479735" office:value-type="float"/>
          <table:table-cell office:value="0.001333880424499511" office:value-type="float"/>
          <table:table-cell office:value="0.009445207118988037" office:value-type="float"/>
          <table:table-cell office:value="0.00957526683807373" office:value-type="float"/>
          <table:table-cell office:value="0.009770259857177733" office:value-type="float"/>
          <table:table-cell office:value="0.00021814107894897392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3827515721321105" office:value-type="float"/>
          <table:table-cell office:value="0.0696293811565339" office:value-type="float"/>
          <table:table-cell office:value="55" office:value-type="float"/>
          <table:table-cell office:value="0.009542155265808107" office:value-type="float"/>
          <table:table-cell office:value="0.000203717947006226" office:value-type="float"/>
          <table:table-cell office:value="0.00945645570755005" office:value-type="float"/>
          <table:table-cell office:value="0.009587218761444092" office:value-type="float"/>
          <table:table-cell office:value="0.009741104841232301" office:value-type="float"/>
          <table:table-cell office:value="-9.190797805786084e-05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3836704194545745" office:value-type="float"/>
          <table:table-cell office:value="0.06962938495672007" office:value-type="float"/>
          <table:table-cell office:value="56" office:value-type="float"/>
          <table:table-cell office:value="0.00954214572906494" office:value-type="float"/>
          <table:table-cell office:value="0.00020369768142700258" office:value-type="float"/>
          <table:table-cell office:value="0.009456443786621095" office:value-type="float"/>
          <table:table-cell office:value="0.009587209224700929" office:value-type="float"/>
          <table:table-cell office:value="0.009741097688674928" office:value-type="float"/>
          <table:table-cell office:value="-9.188473224639934e-05" office:value-type="float"/>
        </table:table-row>
        <table:table-row>
          <table:table-cell office:value="0.05" office:value-type="float"/>
          <table:table-cell office:value="0.049111394286155706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3885343492031097" office:value-type="float"/>
          <table:table-cell office:value="0.06986396357184536" office:value-type="float"/>
          <table:table-cell office:value="57" office:value-type="float"/>
          <table:table-cell office:value="0.009502093791961671" office:value-type="float"/>
          <table:table-cell office:value="-0.0008886057138442986" office:value-type="float"/>
          <table:table-cell office:value="0.00945939302444458" office:value-type="float"/>
          <table:table-cell office:value="0.009596463441848757" office:value-type="float"/>
          <table:table-cell office:value="0.009702277183532714" office:value-type="float"/>
          <table:table-cell office:value="-0.00048639297485351604" office:value-type="float"/>
        </table:table-row>
        <table:table-row>
          <table:table-cell office:value="0.05" office:value-type="float"/>
          <table:table-cell office:value="0.04822316050529481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3933944940567016" office:value-type="float"/>
          <table:table-cell office:value="0.07009365722706347" office:value-type="float"/>
          <table:table-cell office:value="58" office:value-type="float"/>
          <table:table-cell office:value="0.009501905441284179" office:value-type="float"/>
          <table:table-cell office:value="-0.0008882337808609007" office:value-type="float"/>
          <table:table-cell office:value="0.009459156990051268" office:value-type="float"/>
          <table:table-cell office:value="0.009596313238143922" office:value-type="float"/>
          <table:table-cell office:value="0.009702142477035524" office:value-type="float"/>
          <table:table-cell office:value="-0.00048601448535919196" office:value-type="float"/>
        </table:table-row>
        <table:table-row>
          <table:table-cell office:value="0.05" office:value-type="float"/>
          <table:table-cell office:value="0.04635758519172669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40250932574272154" office:value-type="float"/>
          <table:table-cell office:value="0.07056034804191706" office:value-type="float"/>
          <table:table-cell office:value="59" office:value-type="float"/>
          <table:table-cell office:value="0.009454445838928223" office:value-type="float"/>
          <table:table-cell office:value="-0.0018655753135681154" office:value-type="float"/>
          <table:table-cell office:value="0.009457168579101562" office:value-type="float"/>
          <table:table-cell office:value="0.009605572223663329" office:value-type="float"/>
          <table:table-cell office:value="0.009653949737548828" office:value-type="float"/>
          <table:table-cell office:value="-0.0009114831686019894" office:value-type="float"/>
        </table:table-row>
        <table:table-row>
          <table:table-cell office:value="0.05" office:value-type="float"/>
          <table:table-cell office:value="0.04449292540550233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411617636680603" office:value-type="float"/>
          <table:table-cell office:value="0.07100528280317346" office:value-type="float"/>
          <table:table-cell office:value="60" office:value-type="float"/>
          <table:table-cell office:value="0.00945401191711426" office:value-type="float"/>
          <table:table-cell office:value="-0.0018646597862243645" office:value-type="float"/>
          <table:table-cell office:value="0.009456682205200196" office:value-type="float"/>
          <table:table-cell office:value="0.009605250358581544" office:value-type="float"/>
          <table:table-cell office:value="0.009653635025024416" office:value-type="float"/>
          <table:table-cell office:value="-0.0009108310937881465" office:value-type="float"/>
        </table:table-row>
      </table:table>
      <table:table table:name="3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945500135421753" office:value-type="float"/>
          <table:table-cell office:value="-0.002918877601623535" office:value-type="float"/>
          <table:table-cell office:value="0.009507455825805663" office:value-type="float"/>
          <table:table-cell office:value="0.009656119346618653" office:value-type="float"/>
          <table:table-cell office:value="0.009636180400848389" office:value-type="float"/>
          <table:table-cell office:value="-0.00153846561908722" office:value-type="float"/>
          <table:table-cell office:value="0.0685032352662669" office:value-type="float"/>
          <table:table-cell office:value="1" office:value-type="float"/>
          <table:table-cell office:value="0.00945500135421753" office:value-type="float"/>
          <table:table-cell office:value="-0.002918877601623535" office:value-type="float"/>
          <table:table-cell office:value="0.009507455825805663" office:value-type="float"/>
          <table:table-cell office:value="0.009656119346618653" office:value-type="float"/>
          <table:table-cell office:value="0.009636180400848389" office:value-type="float"/>
          <table:table-cell office:value="-0.00153846561908722" office:value-type="float"/>
        </table:table-row>
        <table:table-row>
          <table:table-cell office:value="0.018854302167892457" office:value-type="float"/>
          <table:table-cell office:value="-0.005840064883232117" office:value-type="float"/>
          <table:table-cell office:value="0.01896893739700317" office:value-type="float"/>
          <table:table-cell office:value="0.019274363517761232" office:value-type="float"/>
          <table:table-cell office:value="0.0192287015914917" office:value-type="float"/>
          <table:table-cell office:value="-0.003068316578865053" office:value-type="float"/>
          <table:table-cell office:value="0.06417198658634682" office:value-type="float"/>
          <table:table-cell office:value="2" office:value-type="float"/>
          <table:table-cell office:value="0.009399300813674927" office:value-type="float"/>
          <table:table-cell office:value="-0.0029211872816085815" office:value-type="float"/>
          <table:table-cell office:value="0.009461481571197508" office:value-type="float"/>
          <table:table-cell office:value="0.009618244171142579" office:value-type="float"/>
          <table:table-cell office:value="0.009592521190643312" office:value-type="float"/>
          <table:table-cell office:value="-0.0015298509597778329" office:value-type="float"/>
        </table:table-row>
        <table:table-row>
          <table:table-cell office:value="0.028202766180038454" office:value-type="float"/>
          <table:table-cell office:value="-0.009342283606529236" office:value-type="float"/>
          <table:table-cell office:value="0.028422207832336427" office:value-type="float"/>
          <table:table-cell office:value="0.028907859325408937" office:value-type="float"/>
          <table:table-cell office:value="0.028761520385742187" office:value-type="float"/>
          <table:table-cell office:value="-0.005012680888175965" office:value-type="float"/>
          <table:table-cell office:value="0.05532919609563006" office:value-type="float"/>
          <table:table-cell office:value="3" office:value-type="float"/>
          <table:table-cell office:value="0.009348464012145995" office:value-type="float"/>
          <table:table-cell office:value="-0.003502218723297119" office:value-type="float"/>
          <table:table-cell office:value="0.009453270435333254" office:value-type="float"/>
          <table:table-cell office:value="0.009633495807647706" office:value-type="float"/>
          <table:table-cell office:value="0.009532818794250488" office:value-type="float"/>
          <table:table-cell office:value="-0.0019443643093109125" office:value-type="float"/>
        </table:table-row>
        <table:table-row>
          <table:table-cell office:value="0.03769704818725586" office:value-type="float"/>
          <table:table-cell office:value="-0.012883186340332031" office:value-type="float"/>
          <table:table-cell office:value="0.03800267696380615" office:value-type="float"/>
          <table:table-cell office:value="0.03862921476364136" office:value-type="float"/>
          <table:table-cell office:value="0.03842302322387695" office:value-type="float"/>
          <table:table-cell office:value="-0.006991435885429383" office:value-type="float"/>
          <table:table-cell office:value="0.07016688590585604" office:value-type="float"/>
          <table:table-cell office:value="4" office:value-type="float"/>
          <table:table-cell office:value="0.009494282007217409" office:value-type="float"/>
          <table:table-cell office:value="-0.0035409027338027957" office:value-type="float"/>
          <table:table-cell office:value="0.009580469131469727" office:value-type="float"/>
          <table:table-cell office:value="0.009721355438232422" office:value-type="float"/>
          <table:table-cell office:value="0.009661502838134767" office:value-type="float"/>
          <table:table-cell office:value="-0.001978754997253418" office:value-type="float"/>
        </table:table-row>
        <table:table-row>
          <table:table-cell office:value="0.047019561529159544" office:value-type="float"/>
          <table:table-cell office:value="-0.01648399591445923" office:value-type="float"/>
          <table:table-cell office:value="0.04745177268981934" office:value-type="float"/>
          <table:table-cell office:value="0.048293232917785645" office:value-type="float"/>
          <table:table-cell office:value="0.0479177451133728" office:value-type="float"/>
          <table:table-cell office:value="-0.009128903150558473" office:value-type="float"/>
          <table:table-cell office:value="0.06468117383884726" office:value-type="float"/>
          <table:table-cell office:value="5" office:value-type="float"/>
          <table:table-cell office:value="0.009322513341903685" office:value-type="float"/>
          <table:table-cell office:value="-0.003600809574127197" office:value-type="float"/>
          <table:table-cell office:value="0.009449095726013183" office:value-type="float"/>
          <table:table-cell office:value="0.009664018154144286" office:value-type="float"/>
          <table:table-cell office:value="0.009494721889495851" office:value-type="float"/>
          <table:table-cell office:value="-0.0021374672651290894" office:value-type="float"/>
        </table:table-row>
        <table:table-row>
          <table:table-cell office:value="0.05" office:value-type="float"/>
          <table:table-cell office:value="-0.020077781081199647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11261935234069825" office:value-type="float"/>
          <table:table-cell office:value="0.06225097420259928" office:value-type="float"/>
          <table:table-cell office:value="6" office:value-type="float"/>
          <table:table-cell office:value="0.009313958883285524" office:value-type="float"/>
          <table:table-cell office:value="-0.003593785166740418" office:value-type="float"/>
          <table:table-cell office:value="0.009441639184951783" office:value-type="float"/>
          <table:table-cell office:value="0.009658423662185668" office:value-type="float"/>
          <table:table-cell office:value="0.009486795663833618" office:value-type="float"/>
          <table:table-cell office:value="-0.0021330320835113523" office:value-type="float"/>
        </table:table-row>
        <table:table-row>
          <table:table-cell office:value="0.05" office:value-type="float"/>
          <table:table-cell office:value="-0.023849572539329532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13789247274398803" office:value-type="float"/>
          <table:table-cell office:value="0.06105119989994855" office:value-type="float"/>
          <table:table-cell office:value="7" office:value-type="float"/>
          <table:table-cell office:value="0.00925262689590454" office:value-type="float"/>
          <table:table-cell office:value="-0.003771791458129883" office:value-type="float"/>
          <table:table-cell office:value="0.009429101943969726" office:value-type="float"/>
          <table:table-cell office:value="0.009672635793685913" office:value-type="float"/>
          <table:table-cell office:value="0.00940642833709717" office:value-type="float"/>
          <table:table-cell office:value="-0.002527312040328979" office:value-type="float"/>
        </table:table-row>
        <table:table-row>
          <table:table-cell office:value="0.05" office:value-type="float"/>
          <table:table-cell office:value="-0.02762147009372711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16316561102867125" office:value-type="float"/>
          <table:table-cell office:value="0.05978700647818088" office:value-type="float"/>
          <table:table-cell office:value="8" office:value-type="float"/>
          <table:table-cell office:value="0.009252851009368896" office:value-type="float"/>
          <table:table-cell office:value="-0.003771897554397583" office:value-type="float"/>
          <table:table-cell office:value="0.009429352283477783" office:value-type="float"/>
          <table:table-cell office:value="0.009672859907150269" office:value-type="float"/>
          <table:table-cell office:value="0.009406667947769164" office:value-type="float"/>
          <table:table-cell office:value="-0.0025273138284683232" office:value-type="float"/>
        </table:table-row>
        <table:table-row>
          <table:table-cell office:value="0.05" office:value-type="float"/>
          <table:table-cell office:value="-0.031449759602546694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1926012635231018" office:value-type="float"/>
          <table:table-cell office:value="0.05844130107268377" office:value-type="float"/>
          <table:table-cell office:value="9" office:value-type="float"/>
          <table:table-cell office:value="0.009181151390075684" office:value-type="float"/>
          <table:table-cell office:value="-0.0038282895088195806" office:value-type="float"/>
          <table:table-cell office:value="0.009414212703704834" office:value-type="float"/>
          <table:table-cell office:value="0.00968435525894165" office:value-type="float"/>
          <table:table-cell office:value="0.009306237697601317" office:value-type="float"/>
          <table:table-cell office:value="-0.0029435652494430543" office:value-type="float"/>
        </table:table-row>
        <table:table-row>
          <table:table-cell office:value="0.05" office:value-type="float"/>
          <table:table-cell office:value="-0.03527884542942047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2220495283603668" office:value-type="float"/>
          <table:table-cell office:value="0.05703737070717179" office:value-type="float"/>
          <table:table-cell office:value="10" office:value-type="float"/>
          <table:table-cell office:value="0.00918183922767639" office:value-type="float"/>
          <table:table-cell office:value="-0.003829085826873779" office:value-type="float"/>
          <table:table-cell office:value="0.009414844512939452" office:value-type="float"/>
          <table:table-cell office:value="0.00968482255935669" office:value-type="float"/>
          <table:table-cell office:value="0.009306954145431518" office:value-type="float"/>
          <table:table-cell office:value="-0.0029448264837265018" office:value-type="float"/>
        </table:table-row>
        <table:table-row>
          <table:table-cell office:value="0.05" office:value-type="float"/>
          <table:table-cell office:value="-0.039122332334518437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25601075887680052" office:value-type="float"/>
          <table:table-cell office:value="0.05557914184436818" office:value-type="float"/>
          <table:table-cell office:value="11" office:value-type="float"/>
          <table:table-cell office:value="0.00909907817840576" office:value-type="float"/>
          <table:table-cell office:value="-0.003843486905097961" office:value-type="float"/>
          <table:table-cell office:value="0.009396569728851318" office:value-type="float"/>
          <table:table-cell office:value="0.00969841480255127" office:value-type="float"/>
          <table:table-cell office:value="0.009188499450683596" office:value-type="float"/>
          <table:table-cell office:value="-0.003396123051643372" office:value-type="float"/>
        </table:table-row>
        <table:table-row>
          <table:table-cell office:value="0.05" office:value-type="float"/>
          <table:table-cell office:value="-0.04296707510948181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28999032974243163" office:value-type="float"/>
          <table:table-cell office:value="0.05407416556909767" office:value-type="float"/>
          <table:table-cell office:value="12" office:value-type="float"/>
          <table:table-cell office:value="0.00910002589225769" office:value-type="float"/>
          <table:table-cell office:value="-0.003844742774963379" office:value-type="float"/>
          <table:table-cell office:value="0.009397430419921875" office:value-type="float"/>
          <table:table-cell office:value="0.009698990583419801" office:value-type="float"/>
          <table:table-cell office:value="0.00918947696685791" office:value-type="float"/>
          <table:table-cell office:value="-0.00339795708656311" office:value-type="float"/>
        </table:table-row>
        <table:table-row>
          <table:table-cell office:value="0.05" office:value-type="float"/>
          <table:table-cell office:value="-0.0468515133857727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3286311626434326" office:value-type="float"/>
          <table:table-cell office:value="0.05247979790042582" office:value-type="float"/>
          <table:table-cell office:value="13" office:value-type="float"/>
          <table:table-cell office:value="0.009010133743286132" office:value-type="float"/>
          <table:table-cell office:value="-0.0038844382762908934" office:value-type="float"/>
          <table:table-cell office:value="0.009378905296325684" office:value-type="float"/>
          <table:table-cell office:value="0.009716753959655761" office:value-type="float"/>
          <table:table-cell office:value="0.00905439853668213" office:value-type="float"/>
          <table:table-cell office:value="-0.0038640832901000975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36729713082313535" office:value-type="float"/>
          <table:table-cell office:value="0.05120922500512847" office:value-type="float"/>
          <table:table-cell office:value="14" office:value-type="float"/>
          <table:table-cell office:value="0.00901150703430176" office:value-type="float"/>
          <table:table-cell office:value="-0.0038861584663391112" office:value-type="float"/>
          <table:table-cell office:value="0.009380098581314089" office:value-type="float"/>
          <table:table-cell office:value="0.009717471599578859" office:value-type="float"/>
          <table:table-cell office:value="0.009055879116058351" office:value-type="float"/>
          <table:table-cell office:value="-0.0038665968179702756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4107099413871765" office:value-type="float"/>
          <table:table-cell office:value="0.05122434207285086" office:value-type="float"/>
          <table:table-cell office:value="15" office:value-type="float"/>
          <table:table-cell office:value="0.008905823230743409" office:value-type="float"/>
          <table:table-cell office:value="-0.003954761028289795" office:value-type="float"/>
          <table:table-cell office:value="0.009360687732696533" office:value-type="float"/>
          <table:table-cell office:value="0.009736309051513672" office:value-type="float"/>
          <table:table-cell office:value="0.008892216682434081" office:value-type="float"/>
          <table:table-cell office:value="-0.004341281056404114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4541329741477966" office:value-type="float"/>
          <table:table-cell office:value="0.05120910331983558" office:value-type="float"/>
          <table:table-cell office:value="16" office:value-type="float"/>
          <table:table-cell office:value="0.008906702995300294" office:value-type="float"/>
          <table:table-cell office:value="-0.003955761194229126" office:value-type="float"/>
          <table:table-cell office:value="0.009361422061920166" office:value-type="float"/>
          <table:table-cell office:value="0.009736679792404173" office:value-type="float"/>
          <table:table-cell office:value="0.008893328905105592" office:value-type="float"/>
          <table:table-cell office:value="-0.004342303276062011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122560803109101" office:value-type="float"/>
          <table:table-cell office:value="17" office:value-type="float"/>
          <table:table-cell office:value="0.008779549598693847" office:value-type="float"/>
          <table:table-cell office:value="-0.0040591549873352055" office:value-type="float"/>
          <table:table-cell office:value="0.009339559078216554" office:value-type="float"/>
          <table:table-cell office:value="0.009754579067230226" office:value-type="float"/>
          <table:table-cell office:value="0.008686943054199219" office:value-type="float"/>
          <table:table-cell office:value="-0.0048230278491973875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121312527738581" office:value-type="float"/>
          <table:table-cell office:value="18" office:value-type="float"/>
          <table:table-cell office:value="0.008780345916748046" office:value-type="float"/>
          <table:table-cell office:value="-0.004060679674148559" office:value-type="float"/>
          <table:table-cell office:value="0.009340276718139648" office:value-type="float"/>
          <table:table-cell office:value="0.009754898548126221" office:value-type="float"/>
          <table:table-cell office:value="0.008687844276428222" office:value-type="float"/>
          <table:table-cell office:value="-0.00482455849647522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120480335194105" office:value-type="float"/>
          <table:table-cell office:value="19" office:value-type="float"/>
          <table:table-cell office:value="0.008622016906738283" office:value-type="float"/>
          <table:table-cell office:value="-0.004194145202636719" office:value-type="float"/>
          <table:table-cell office:value="0.009315396547317506" office:value-type="float"/>
          <table:table-cell office:value="0.009770967960357665" office:value-type="float"/>
          <table:table-cell office:value="0.008429391384124756" office:value-type="float"/>
          <table:table-cell office:value="-0.005282855033874512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120742298567739" office:value-type="float"/>
          <table:table-cell office:value="20" office:value-type="float"/>
          <table:table-cell office:value="0.008622024059295656" office:value-type="float"/>
          <table:table-cell office:value="-0.004194155931472778" office:value-type="float"/>
          <table:table-cell office:value="0.009315402507781982" office:value-type="float"/>
          <table:table-cell office:value="0.009770970344543458" office:value-type="float"/>
          <table:table-cell office:value="0.008429398536682129" office:value-type="float"/>
          <table:table-cell office:value="-0.005282871723175049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120531406410625" office:value-type="float"/>
          <table:table-cell office:value="21" office:value-type="float"/>
          <table:table-cell office:value="0.008430345058441162" office:value-type="float"/>
          <table:table-cell office:value="-0.004363124370574951" office:value-type="float"/>
          <table:table-cell office:value="0.00928762674331665" office:value-type="float"/>
          <table:table-cell office:value="0.009786545038223267" office:value-type="float"/>
          <table:table-cell office:value="0.008111290931701659" office:value-type="float"/>
          <table:table-cell office:value="-0.005709308385848999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120787585546219" office:value-type="float"/>
          <table:table-cell office:value="22" office:value-type="float"/>
          <table:table-cell office:value="0.008430347442626952" office:value-type="float"/>
          <table:table-cell office:value="-0.004363126754760742" office:value-type="float"/>
          <table:table-cell office:value="0.009287629127502443" office:value-type="float"/>
          <table:table-cell office:value="0.009786546230316164" office:value-type="float"/>
          <table:table-cell office:value="0.008111293315887452" office:value-type="float"/>
          <table:table-cell office:value="-0.005709312558174133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120463300151394" office:value-type="float"/>
          <table:table-cell office:value="23" office:value-type="float"/>
          <table:table-cell office:value="0.008197199106216432" office:value-type="float"/>
          <table:table-cell office:value="-0.004548929929733277" office:value-type="float"/>
          <table:table-cell office:value="0.009254915714263916" office:value-type="float"/>
          <table:table-cell office:value="0.009801335334777833" office:value-type="float"/>
          <table:table-cell office:value="0.0077274882793426525" office:value-type="float"/>
          <table:table-cell office:value="-0.006119092106819153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1209118525859736" office:value-type="float"/>
          <table:table-cell office:value="24" office:value-type="float"/>
          <table:table-cell office:value="0.008197203874588012" office:value-type="float"/>
          <table:table-cell office:value="-0.0045489341020584105" office:value-type="float"/>
          <table:table-cell office:value="0.009254919290542602" office:value-type="float"/>
          <table:table-cell office:value="0.009801337718963623" office:value-type="float"/>
          <table:table-cell office:value="0.007727491855621339" office:value-type="float"/>
          <table:table-cell office:value="-0.006119098663330078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120542976202541" office:value-type="float"/>
          <table:table-cell office:value="25" office:value-type="float"/>
          <table:table-cell office:value="0.007897553443908691" office:value-type="float"/>
          <table:table-cell office:value="-0.004711419343948364" office:value-type="float"/>
          <table:table-cell office:value="0.009213330745697022" office:value-type="float"/>
          <table:table-cell office:value="0.009813601970672608" office:value-type="float"/>
          <table:table-cell office:value="0.007247822284698486" office:value-type="float"/>
          <table:table-cell office:value="-0.006480621099472046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1204675244818386" office:value-type="float"/>
          <table:table-cell office:value="26" office:value-type="float"/>
          <table:table-cell office:value="0.00789755940437317" office:value-type="float"/>
          <table:table-cell office:value="-0.004711424112319946" office:value-type="float"/>
          <table:table-cell office:value="0.009213335514068605" office:value-type="float"/>
          <table:table-cell office:value="0.009813603162765505" office:value-type="float"/>
          <table:table-cell office:value="0.007247827053070069" office:value-type="float"/>
          <table:table-cell office:value="-0.006480627059936524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120623027737124" office:value-type="float"/>
          <table:table-cell office:value="27" office:value-type="float"/>
          <table:table-cell office:value="0.007502884864807128" office:value-type="float"/>
          <table:table-cell office:value="-0.004796152114868164" office:value-type="float"/>
          <table:table-cell office:value="0.0091571581363678" office:value-type="float"/>
          <table:table-cell office:value="0.009821475744247436" office:value-type="float"/>
          <table:table-cell office:value="0.00664543628692627" office:value-type="float"/>
          <table:table-cell office:value="-0.006777768135070801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120470789825238" office:value-type="float"/>
          <table:table-cell office:value="28" office:value-type="float"/>
          <table:table-cell office:value="0.0075028824806213385" office:value-type="float"/>
          <table:table-cell office:value="-0.004796150922775268" office:value-type="float"/>
          <table:table-cell office:value="0.009157156944274903" office:value-type="float"/>
          <table:table-cell office:value="0.009821474552154543" office:value-type="float"/>
          <table:table-cell office:value="0.006645433902740477" office:value-type="float"/>
          <table:table-cell office:value="-0.006777766346931458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120537449532568" office:value-type="float"/>
          <table:table-cell office:value="29" office:value-type="float"/>
          <table:table-cell office:value="0.007001881599426269" office:value-type="float"/>
          <table:table-cell office:value="-0.0048005211353302005" office:value-type="float"/>
          <table:table-cell office:value="0.009082802534103393" office:value-type="float"/>
          <table:table-cell office:value="0.009825215339660643" office:value-type="float"/>
          <table:table-cell office:value="0.005912663936614991" office:value-type="float"/>
          <table:table-cell office:value="-0.007005627155303956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120485114038118" office:value-type="float"/>
          <table:table-cell office:value="30" office:value-type="float"/>
          <table:table-cell office:value="0.007001880407333376" office:value-type="float"/>
          <table:table-cell office:value="-0.004800519943237305" office:value-type="float"/>
          <table:table-cell office:value="0.0090828013420105" office:value-type="float"/>
          <table:table-cell office:value="0.009825215339660643" office:value-type="float"/>
          <table:table-cell office:value="0.005912661552429201" office:value-type="float"/>
          <table:table-cell office:value="-0.007005624771118164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120737516638808" office:value-type="float"/>
          <table:table-cell office:value="31" office:value-type="float"/>
          <table:table-cell office:value="0.00637926936149597" office:value-type="float"/>
          <table:table-cell office:value="-0.004745312929153442" office:value-type="float"/>
          <table:table-cell office:value="0.008988196849822999" office:value-type="float"/>
          <table:table-cell office:value="0.009825315475463869" office:value-type="float"/>
          <table:table-cell office:value="0.005034301280975342" office:value-type="float"/>
          <table:table-cell office:value="-0.007198934555053711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120733758981168" office:value-type="float"/>
          <table:table-cell office:value="32" office:value-type="float"/>
          <table:table-cell office:value="0.006379264593124391" office:value-type="float"/>
          <table:table-cell office:value="-0.004745309948921203" office:value-type="float"/>
          <table:table-cell office:value="0.008988192081451416" office:value-type="float"/>
          <table:table-cell office:value="0.009825314283370972" office:value-type="float"/>
          <table:table-cell office:value="0.00503429651260376" office:value-type="float"/>
          <table:table-cell office:value="-0.007198929786682129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1208959027968036" office:value-type="float"/>
          <table:table-cell office:value="33" office:value-type="float"/>
          <table:table-cell office:value="0.005623863935470581" office:value-type="float"/>
          <table:table-cell office:value="-0.004671111106872559" office:value-type="float"/>
          <table:table-cell office:value="0.008873417377471925" office:value-type="float"/>
          <table:table-cell office:value="0.009822754859924317" office:value-type="float"/>
          <table:table-cell office:value="0.004006575345993042" office:value-type="float"/>
          <table:table-cell office:value="-0.007373956441879272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120721117273724" office:value-type="float"/>
          <table:table-cell office:value="34" office:value-type="float"/>
          <table:table-cell office:value="0.005623859167099" office:value-type="float"/>
          <table:table-cell office:value="-0.004671108722686767" office:value-type="float"/>
          <table:table-cell office:value="0.008873412609100342" office:value-type="float"/>
          <table:table-cell office:value="0.009822752475738527" office:value-type="float"/>
          <table:table-cell office:value="0.004006571769714355" office:value-type="float"/>
          <table:table-cell office:value="-0.007373951673507691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120913418156734" office:value-type="float"/>
          <table:table-cell office:value="35" office:value-type="float"/>
          <table:table-cell office:value="0.004747416973114014" office:value-type="float"/>
          <table:table-cell office:value="-0.004580404758453369" office:value-type="float"/>
          <table:table-cell office:value="0.008738653659820557" office:value-type="float"/>
          <table:table-cell office:value="0.009819587469100952" office:value-type="float"/>
          <table:table-cell office:value="0.002854077816009522" office:value-type="float"/>
          <table:table-cell office:value="-0.0075483638048172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120314734138895" office:value-type="float"/>
          <table:table-cell office:value="36" office:value-type="float"/>
          <table:table-cell office:value="0.004747411012649536" office:value-type="float"/>
          <table:table-cell office:value="-0.004580402374267579" office:value-type="float"/>
          <table:table-cell office:value="0.008738648891448974" office:value-type="float"/>
          <table:table-cell office:value="0.009819586277008055" office:value-type="float"/>
          <table:table-cell office:value="0.002854073047637939" office:value-type="float"/>
          <table:table-cell office:value="-0.00754835844039917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1205259089410794" office:value-type="float"/>
          <table:table-cell office:value="37" office:value-type="float"/>
          <table:table-cell office:value="0.003773531913757325" office:value-type="float"/>
          <table:table-cell office:value="-0.0044331526756286625" office:value-type="float"/>
          <table:table-cell office:value="0.008581513166427612" office:value-type="float"/>
          <table:table-cell office:value="0.009816644191741943" office:value-type="float"/>
          <table:table-cell office:value="0.0016419959068298337" office:value-type="float"/>
          <table:table-cell office:value="-0.007713867425918579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120894066446424" office:value-type="float"/>
          <table:table-cell office:value="38" office:value-type="float"/>
          <table:table-cell office:value="0.0037735128402709966" office:value-type="float"/>
          <table:table-cell office:value="-0.00443313717842102" office:value-type="float"/>
          <table:table-cell office:value="0.00858149528503418" office:value-type="float"/>
          <table:table-cell office:value="0.00981663942337036" office:value-type="float"/>
          <table:table-cell office:value="0.0016419839859008797" office:value-type="float"/>
          <table:table-cell office:value="-0.007713844776153564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1266076474178746" office:value-type="float"/>
          <table:table-cell office:value="39" office:value-type="float"/>
          <table:table-cell office:value="0.002731733322143555" office:value-type="float"/>
          <table:table-cell office:value="-0.00421177625656128" office:value-type="float"/>
          <table:table-cell office:value="0.008398219347000123" office:value-type="float"/>
          <table:table-cell office:value="0.009814047813415527" office:value-type="float"/>
          <table:table-cell office:value="0.0004591596126556404" office:value-type="float"/>
          <table:table-cell office:value="-0.007863973379135133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1205222748977826" office:value-type="float"/>
          <table:table-cell office:value="40" office:value-type="float"/>
          <table:table-cell office:value="0.0027315342426300054" office:value-type="float"/>
          <table:table-cell office:value="-0.004211608767509461" office:value-type="float"/>
          <table:table-cell office:value="0.008397977352142335" office:value-type="float"/>
          <table:table-cell office:value="0.009813995361328124" office:value-type="float"/>
          <table:table-cell office:value="0.0004590487480163573" office:value-type="float"/>
          <table:table-cell office:value="-0.007863715887069703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4953730940818787" office:value-type="float"/>
          <table:table-cell office:value="-0.05" office:value-type="float"/>
          <table:table-cell office:value="0.051237300052742206" office:value-type="float"/>
          <table:table-cell office:value="41" office:value-type="float"/>
          <table:table-cell office:value="0.0016773486137390131" office:value-type="float"/>
          <table:table-cell office:value="-0.00395055890083313" office:value-type="float"/>
          <table:table-cell office:value="0.008189322948455811" office:value-type="float"/>
          <table:table-cell office:value="0.009810891151428225" office:value-type="float"/>
          <table:table-cell office:value="-0.000462690591812134" office:value-type="float"/>
          <table:table-cell office:value="-0.007972412109375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49074987173080446" office:value-type="float"/>
          <table:table-cell office:value="-0.05" office:value-type="float"/>
          <table:table-cell office:value="0.05123804925054574" office:value-type="float"/>
          <table:table-cell office:value="42" office:value-type="float"/>
          <table:table-cell office:value="0.0016779756546020513" office:value-type="float"/>
          <table:table-cell office:value="-0.0039509117603302" office:value-type="float"/>
          <table:table-cell office:value="0.00819016218185425" office:value-type="float"/>
          <table:table-cell office:value="0.00981106638908386" office:value-type="float"/>
          <table:table-cell office:value="-0.0004623222351074225" office:value-type="float"/>
          <table:table-cell office:value="-0.00797315001487732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4807608366012574" office:value-type="float"/>
          <table:table-cell office:value="-0.05" office:value-type="float"/>
          <table:table-cell office:value="0.051273330981759166" office:value-type="float"/>
          <table:table-cell office:value="43" office:value-type="float"/>
          <table:table-cell office:value="0.000670903921127319" office:value-type="float"/>
          <table:table-cell office:value="-0.003665091991424561" office:value-type="float"/>
          <table:table-cell office:value="0.007955987453460692" office:value-type="float"/>
          <table:table-cell office:value="0.009807170629501342" office:value-type="float"/>
          <table:table-cell office:value="-0.0009989035129547123" office:value-type="float"/>
          <table:table-cell office:value="-0.008045479655265808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4707778692245484" office:value-type="float"/>
          <table:table-cell office:value="-0.05" office:value-type="float"/>
          <table:table-cell office:value="0.051312676890130256" office:value-type="float"/>
          <table:table-cell office:value="44" office:value-type="float"/>
          <table:table-cell office:value="0.0006719624996185305" office:value-type="float"/>
          <table:table-cell office:value="-0.0036659443378448484" office:value-type="float"/>
          <table:table-cell office:value="0.00795816659927368" office:value-type="float"/>
          <table:table-cell office:value="0.009807605743408202" office:value-type="float"/>
          <table:table-cell office:value="-0.0009982967376708993" office:value-type="float"/>
          <table:table-cell office:value="-0.008047285676002502" office:value-type="float"/>
        </table:table-row>
        <table:table-row>
          <table:table-cell office:value="0.04977742493152619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45924504399299626" office:value-type="float"/>
          <table:table-cell office:value="-0.05" office:value-type="float"/>
          <table:table-cell office:value="0.05142686839805423" office:value-type="float"/>
          <table:table-cell office:value="45" office:value-type="float"/>
          <table:table-cell office:value="-0.00022257506847381606" office:value-type="float"/>
          <table:table-cell office:value="-0.003417648077011108" office:value-type="float"/>
          <table:table-cell office:value="0.007696294784545898" office:value-type="float"/>
          <table:table-cell office:value="0.009801919460296632" office:value-type="float"/>
          <table:table-cell office:value="-0.0011532825231552121" office:value-type="float"/>
          <table:table-cell office:value="-0.008072774410247802" office:value-type="float"/>
        </table:table-row>
        <table:table-row>
          <table:table-cell office:value="0.0495555317401886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4477184712886811" office:value-type="float"/>
          <table:table-cell office:value="-0.05" office:value-type="float"/>
          <table:table-cell office:value="0.051540493807101864" office:value-type="float"/>
          <table:table-cell office:value="46" office:value-type="float"/>
          <table:table-cell office:value="-0.00022189319133758545" office:value-type="float"/>
          <table:table-cell office:value="-0.0034187173843383788" office:value-type="float"/>
          <table:table-cell office:value="0.007699192762374877" office:value-type="float"/>
          <table:table-cell office:value="0.009802489280700684" office:value-type="float"/>
          <table:table-cell office:value="-0.0011526572704315188" office:value-type="float"/>
          <table:table-cell office:value="-0.008075106143951415" office:value-type="float"/>
        </table:table-row>
        <table:table-row>
          <table:table-cell office:value="0.04856714308261872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4373260855674744" office:value-type="float"/>
          <table:table-cell office:value="-0.05" office:value-type="float"/>
          <table:table-cell office:value="0.05193431725324446" office:value-type="float"/>
          <table:table-cell office:value="47" office:value-type="float"/>
          <table:table-cell office:value="-0.0009883886575698855" office:value-type="float"/>
          <table:table-cell office:value="-0.003266458511352539" office:value-type="float"/>
          <table:table-cell office:value="0.007408523559570312" office:value-type="float"/>
          <table:table-cell office:value="0.00979405403137207" office:value-type="float"/>
          <table:table-cell office:value="-0.0010392385721206664" office:value-type="float"/>
          <table:table-cell office:value="-0.008047710061073304" office:value-type="float"/>
        </table:table-row>
        <table:table-row>
          <table:table-cell office:value="0.0475785100460052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4269403338432312" office:value-type="float"/>
          <table:table-cell office:value="-0.05" office:value-type="float"/>
          <table:table-cell office:value="0.05225290223313108" office:value-type="float"/>
          <table:table-cell office:value="48" office:value-type="float"/>
          <table:table-cell office:value="-0.000988633036613465" office:value-type="float"/>
          <table:table-cell office:value="-0.0032678931951522824" office:value-type="float"/>
          <table:table-cell office:value="0.007411818504333497" office:value-type="float"/>
          <table:table-cell office:value="0.009794721603393555" office:value-type="float"/>
          <table:table-cell office:value="-0.001038575172424316" office:value-type="float"/>
          <table:table-cell office:value="-0.008050495386123657" office:value-type="float"/>
        </table:table-row>
        <table:table-row>
          <table:table-cell office:value="0.0459491753578186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4193395733833313" office:value-type="float"/>
          <table:table-cell office:value="-0.05" office:value-type="float"/>
          <table:table-cell office:value="0.052798498133482016" office:value-type="float"/>
          <table:table-cell office:value="49" office:value-type="float"/>
          <table:table-cell office:value="-0.0016293346881866462" office:value-type="float"/>
          <table:table-cell office:value="-0.0032315969467163084" office:value-type="float"/>
          <table:table-cell office:value="0.007096539735794069" office:value-type="float"/>
          <table:table-cell office:value="0.009784076213836672" office:value-type="float"/>
          <table:table-cell office:value="-0.0007600760459899897" office:value-type="float"/>
          <table:table-cell office:value="-0.007984938621520997" office:value-type="float"/>
        </table:table-row>
        <table:table-row>
          <table:table-cell office:value="0.044318607449531554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4117457687854767" office:value-type="float"/>
          <table:table-cell office:value="-0.05" office:value-type="float"/>
          <table:table-cell office:value="0.05337468499986477" office:value-type="float"/>
          <table:table-cell office:value="50" office:value-type="float"/>
          <table:table-cell office:value="-0.0016305679082870492" office:value-type="float"/>
          <table:table-cell office:value="-0.0032334369421005253" office:value-type="float"/>
          <table:table-cell office:value="0.007100135087966921" office:value-type="float"/>
          <table:table-cell office:value="0.009784841537475586" office:value-type="float"/>
          <table:table-cell office:value="-0.0007593804597854619" office:value-type="float"/>
          <table:table-cell office:value="-0.007988175749778748" office:value-type="float"/>
        </table:table-row>
        <table:table-row>
          <table:table-cell office:value="0.04216013312339782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40811446905136106" office:value-type="float"/>
          <table:table-cell office:value="-0.05" office:value-type="float"/>
          <table:table-cell office:value="0.05399764683916" office:value-type="float"/>
          <table:table-cell office:value="51" office:value-type="float"/>
          <table:table-cell office:value="-0.002158474326133728" office:value-type="float"/>
          <table:table-cell office:value="-0.003336643576622009" office:value-type="float"/>
          <table:table-cell office:value="0.0067853140830993666" office:value-type="float"/>
          <table:table-cell office:value="0.009773859977722168" office:value-type="float"/>
          <table:table-cell office:value="-0.0003631299734115599" office:value-type="float"/>
          <table:table-cell office:value="-0.007908164262771607" office:value-type="float"/>
        </table:table-row>
        <table:table-row>
          <table:table-cell office:value="0.03999983489513396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404490315914154" office:value-type="float"/>
          <table:table-cell office:value="-0.05" office:value-type="float"/>
          <table:table-cell office:value="0.05463339914626887" office:value-type="float"/>
          <table:table-cell office:value="52" office:value-type="float"/>
          <table:table-cell office:value="-0.0021602982282638555" office:value-type="float"/>
          <table:table-cell office:value="-0.0033386099338531495" office:value-type="float"/>
          <table:table-cell office:value="0.006787989139556886" office:value-type="float"/>
          <table:table-cell office:value="0.009774489402770996" office:value-type="float"/>
          <table:table-cell office:value="-0.00036241531372070354" office:value-type="float"/>
          <table:table-cell office:value="-0.007910957336425781" office:value-type="float"/>
        </table:table-row>
        <table:table-row>
          <table:table-cell office:value="0.03736234307289123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4054760813713073" office:value-type="float"/>
          <table:table-cell office:value="-0.05" office:value-type="float"/>
          <table:table-cell office:value="0.05538207986560573" office:value-type="float"/>
          <table:table-cell office:value="53" office:value-type="float"/>
          <table:table-cell office:value="-0.002637491822242737" office:value-type="float"/>
          <table:table-cell office:value="-0.0035612648725509644" office:value-type="float"/>
          <table:table-cell office:value="0.0064996170997619635" office:value-type="float"/>
          <table:table-cell office:value="0.009765934944152831" office:value-type="float"/>
          <table:table-cell office:value="9.857654571533182e-05" office:value-type="float"/>
          <table:table-cell office:value="-0.007832611799240113" office:value-type="float"/>
        </table:table-row>
        <table:table-row>
          <table:table-cell office:value="0.034722247123718256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40647192001342765" office:value-type="float"/>
          <table:table-cell office:value="-0.05" office:value-type="float"/>
          <table:table-cell office:value="0.05609969796303427" office:value-type="float"/>
          <table:table-cell office:value="54" office:value-type="float"/>
          <table:table-cell office:value="-0.002640095949172974" office:value-type="float"/>
          <table:table-cell office:value="-0.0035637241601943967" office:value-type="float"/>
          <table:table-cell office:value="0.0065024101734161375" office:value-type="float"/>
          <table:table-cell office:value="0.009766615629196168" office:value-type="float"/>
          <table:table-cell office:value="9.958386421203558e-05" office:value-type="float"/>
          <table:table-cell office:value="-0.007835634350776673" office:value-type="float"/>
        </table:table-row>
        <table:table-row>
          <table:table-cell office:value="0.03167377710342407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41255581378936756" office:value-type="float"/>
          <table:table-cell office:value="-0.05" office:value-type="float"/>
          <table:table-cell office:value="0.05688666655096082" office:value-type="float"/>
          <table:table-cell office:value="55" office:value-type="float"/>
          <table:table-cell office:value="-0.0030484700202941892" office:value-type="float"/>
          <table:table-cell office:value="-0.003866803050041199" office:value-type="float"/>
          <table:table-cell office:value="0.006252975463867187" office:value-type="float"/>
          <table:table-cell office:value="0.009760936498641968" office:value-type="float"/>
          <table:table-cell office:value="0.0006083893775939934" office:value-type="float"/>
          <table:table-cell office:value="-0.007761302590370178" office:value-type="float"/>
        </table:table-row>
        <table:table-row>
          <table:table-cell office:value="0.028622120618820187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4186545848846435" office:value-type="float"/>
          <table:table-cell office:value="-0.05" office:value-type="float"/>
          <table:table-cell office:value="0.05762714000715571" office:value-type="float"/>
          <table:table-cell office:value="56" office:value-type="float"/>
          <table:table-cell office:value="-0.003051656484603882" office:value-type="float"/>
          <table:table-cell office:value="-0.0038696879148483274" office:value-type="float"/>
          <table:table-cell office:value="0.006255826950073243" office:value-type="float"/>
          <table:table-cell office:value="0.009761652946472169" office:value-type="float"/>
          <table:table-cell office:value="0.0006098771095275884" office:value-type="float"/>
          <table:table-cell office:value="-0.0077644455432891845" office:value-type="float"/>
        </table:table-row>
        <table:table-row>
          <table:table-cell office:value="0.02526655256748199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43030757904052724" office:value-type="float"/>
          <table:table-cell office:value="-0.05" office:value-type="float"/>
          <table:table-cell office:value="0.05838485757169015" office:value-type="float"/>
          <table:table-cell office:value="57" office:value-type="float"/>
          <table:table-cell office:value="-0.0033555680513381956" office:value-type="float"/>
          <table:table-cell office:value="-0.004199142456054687" office:value-type="float"/>
          <table:table-cell office:value="0.006041436195373536" office:value-type="float"/>
          <table:table-cell office:value="0.009757063388824464" office:value-type="float"/>
          <table:table-cell office:value="0.0011652994155883795" office:value-type="float"/>
          <table:table-cell office:value="-0.007682170867919922" office:value-type="float"/>
        </table:table-row>
        <table:table-row>
          <table:table-cell office:value="0.02190756201744079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44197996854782096" office:value-type="float"/>
          <table:table-cell office:value="-0.05" office:value-type="float"/>
          <table:table-cell office:value="0.0590772541252749" office:value-type="float"/>
          <table:table-cell office:value="58" office:value-type="float"/>
          <table:table-cell office:value="-0.0033589905500411984" office:value-type="float"/>
          <table:table-cell office:value="-0.004202176928520203" office:value-type="float"/>
          <table:table-cell office:value="0.006044061183929443" office:value-type="float"/>
          <table:table-cell office:value="0.009757755994796754" office:value-type="float"/>
          <table:table-cell office:value="0.0011672389507293695" office:value-type="float"/>
          <table:table-cell office:value="-0.007685182094573974" office:value-type="float"/>
        </table:table-row>
        <table:table-row>
          <table:table-cell office:value="0.01837214171886443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4596511602401732" office:value-type="float"/>
          <table:table-cell office:value="-0.05" office:value-type="float"/>
          <table:table-cell office:value="0.059734375769122515" office:value-type="float"/>
          <table:table-cell office:value="59" office:value-type="float"/>
          <table:table-cell office:value="-0.0035354202985763547" office:value-type="float"/>
          <table:table-cell office:value="-0.004494577050209046" office:value-type="float"/>
          <table:table-cell office:value="0.0058336627483367934" office:value-type="float"/>
          <table:table-cell office:value="0.009750818014144897" office:value-type="float"/>
          <table:table-cell office:value="0.0017671191692352293" office:value-type="float"/>
          <table:table-cell office:value="-0.0075781685113906865" office:value-type="float"/>
        </table:table-row>
        <table:table-row>
          <table:table-cell office:value="0.014833086133003229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4773430824279784" office:value-type="float"/>
          <table:table-cell office:value="-0.05" office:value-type="float"/>
          <table:table-cell office:value="0.06031337878915478" office:value-type="float"/>
          <table:table-cell office:value="60" office:value-type="float"/>
          <table:table-cell office:value="-0.003539055585861206" office:value-type="float"/>
          <table:table-cell office:value="-0.0044977408647537236" office:value-type="float"/>
          <table:table-cell office:value="0.005835759639739991" office:value-type="float"/>
          <table:table-cell office:value="0.009751451015472411" office:value-type="float"/>
          <table:table-cell office:value="0.0017691922187805173" office:value-type="float"/>
          <table:table-cell office:value="-0.007580947875976563" office:value-type="float"/>
        </table:table-row>
      </table:table>
      <table:table table:name="4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4504126310348511" office:value-type="float"/>
          <table:table-cell office:value="-0.0057002055644989015" office:value-type="float"/>
          <table:table-cell office:value="0.007152810096740724" office:value-type="float"/>
          <table:table-cell office:value="0.009944198131561279" office:value-type="float"/>
          <table:table-cell office:value="0.00355706810951233" office:value-type="float"/>
          <table:table-cell office:value="-0.008665440082550048" office:value-type="float"/>
          <table:table-cell office:value="0.08051397745010547" office:value-type="float"/>
          <table:table-cell office:value="1" office:value-type="float"/>
          <table:table-cell office:value="-0.004504126310348511" office:value-type="float"/>
          <table:table-cell office:value="-0.0057002055644989015" office:value-type="float"/>
          <table:table-cell office:value="0.007152810096740724" office:value-type="float"/>
          <table:table-cell office:value="0.009944198131561279" office:value-type="float"/>
          <table:table-cell office:value="0.00355706810951233" office:value-type="float"/>
          <table:table-cell office:value="-0.008665440082550048" office:value-type="float"/>
        </table:table-row>
        <table:table-row>
          <table:table-cell office:value="-0.008468796014785767" office:value-type="float"/>
          <table:table-cell office:value="-0.010711581707000734" office:value-type="float"/>
          <table:table-cell office:value="0.0129767382144928" office:value-type="float"/>
          <table:table-cell office:value="0.01974412679672241" office:value-type="float"/>
          <table:table-cell office:value="0.006005816459655762" office:value-type="float"/>
          <table:table-cell office:value="-0.016385565400123595" office:value-type="float"/>
          <table:table-cell office:value="0.4859160961184865" office:value-type="float"/>
          <table:table-cell office:value="2" office:value-type="float"/>
          <table:table-cell office:value="-0.003964669704437256" office:value-type="float"/>
          <table:table-cell office:value="-0.005011376142501831" office:value-type="float"/>
          <table:table-cell office:value="0.005823928117752076" office:value-type="float"/>
          <table:table-cell office:value="0.009799928665161132" office:value-type="float"/>
          <table:table-cell office:value="0.002448748350143432" office:value-type="float"/>
          <table:table-cell office:value="-0.007720125317573547" office:value-type="float"/>
        </table:table-row>
        <table:table-row>
          <table:table-cell office:value="-0.012287792563438416" office:value-type="float"/>
          <table:table-cell office:value="-0.015792967677116396" office:value-type="float"/>
          <table:table-cell office:value="0.01850147128105164" office:value-type="float"/>
          <table:table-cell office:value="0.029515066146850587" office:value-type="float"/>
          <table:table-cell office:value="0.008992005586624146" office:value-type="float"/>
          <table:table-cell office:value="-0.02385908246040344" office:value-type="float"/>
          <table:table-cell office:value="0.09321691276201562" office:value-type="float"/>
          <table:table-cell office:value="3" office:value-type="float"/>
          <table:table-cell office:value="-0.003818996548652649" office:value-type="float"/>
          <table:table-cell office:value="-0.005081385970115661" office:value-type="float"/>
          <table:table-cell office:value="0.005524733066558839" office:value-type="float"/>
          <table:table-cell office:value="0.009770939350128174" office:value-type="float"/>
          <table:table-cell office:value="0.002986189126968384" office:value-type="float"/>
          <table:table-cell office:value="-0.007473517060279846" office:value-type="float"/>
        </table:table-row>
        <table:table-row>
          <table:table-cell office:value="-0.015956727862358095" office:value-type="float"/>
          <table:table-cell office:value="-0.02080393671989441" office:value-type="float"/>
          <table:table-cell office:value="0.024010330438613895" office:value-type="float"/>
          <table:table-cell office:value="0.039271042346954346" office:value-type="float"/>
          <table:table-cell office:value="0.012026897668838502" office:value-type="float"/>
          <table:table-cell office:value="-0.03125477790832519" office:value-type="float"/>
          <table:table-cell office:value="0.0907880963058915" office:value-type="float"/>
          <table:table-cell office:value="4" office:value-type="float"/>
          <table:table-cell office:value="-0.003668935298919678" office:value-type="float"/>
          <table:table-cell office:value="-0.005010969042778015" office:value-type="float"/>
          <table:table-cell office:value="0.005508859157562256" office:value-type="float"/>
          <table:table-cell office:value="0.009755976200103761" office:value-type="float"/>
          <table:table-cell office:value="0.003034892082214356" office:value-type="float"/>
          <table:table-cell office:value="-0.0073956954479217525" office:value-type="float"/>
        </table:table-row>
        <table:table-row>
          <table:table-cell office:value="-0.019544380307197573" office:value-type="float"/>
          <table:table-cell office:value="-0.02590795457363129" office:value-type="float"/>
          <table:table-cell office:value="0.029246507883071905" office:value-type="float"/>
          <table:table-cell office:value="0.04900921821594238" office:value-type="float"/>
          <table:table-cell office:value="0.015578948259353638" office:value-type="float"/>
          <table:table-cell office:value="-0.03846285820007324" office:value-type="float"/>
          <table:table-cell office:value="0.08808729991257559" office:value-type="float"/>
          <table:table-cell office:value="5" office:value-type="float"/>
          <table:table-cell office:value="-0.003587652444839478" office:value-type="float"/>
          <table:table-cell office:value="-0.005104017853736878" office:value-type="float"/>
          <table:table-cell office:value="0.0052361774444580084" office:value-type="float"/>
          <table:table-cell office:value="0.009738175868988038" office:value-type="float"/>
          <table:table-cell office:value="0.003552050590515136" office:value-type="float"/>
          <table:table-cell office:value="-0.007208080291748047" office:value-type="float"/>
        </table:table-row>
        <table:table-row>
          <table:table-cell office:value="-0.023117721676826478" office:value-type="float"/>
          <table:table-cell office:value="-0.030997937917709353" office:value-type="float"/>
          <table:table-cell office:value="0.0344680941104889" office:value-type="float"/>
          <table:table-cell office:value="0.05" office:value-type="float"/>
          <table:table-cell office:value="0.019120277166366578" office:value-type="float"/>
          <table:table-cell office:value="-0.04565502405166626" office:value-type="float"/>
          <table:table-cell office:value="0.08510926816860942" office:value-type="float"/>
          <table:table-cell office:value="6" office:value-type="float"/>
          <table:table-cell office:value="-0.0035733413696289063" office:value-type="float"/>
          <table:table-cell office:value="-0.005089983344078064" office:value-type="float"/>
          <table:table-cell office:value="0.005221586227416992" office:value-type="float"/>
          <table:table-cell office:value="0.009734272956848146" office:value-type="float"/>
          <table:table-cell office:value="0.0035413289070129403" office:value-type="float"/>
          <table:table-cell office:value="-0.007192165851593018" office:value-type="float"/>
        </table:table-row>
        <table:table-row>
          <table:table-cell office:value="-0.02658613979816437" office:value-type="float"/>
          <table:table-cell office:value="-0.03613698720932007" office:value-type="float"/>
          <table:table-cell office:value="0.0393795394897461" office:value-type="float"/>
          <table:table-cell office:value="0.05" office:value-type="float"/>
          <table:table-cell office:value="0.023096772432327273" office:value-type="float"/>
          <table:table-cell office:value="-0.05" office:value-type="float"/>
          <table:table-cell office:value="0.08198899609404271" office:value-type="float"/>
          <table:table-cell office:value="7" office:value-type="float"/>
          <table:table-cell office:value="-0.0034684181213378903" office:value-type="float"/>
          <table:table-cell office:value="-0.005139049291610718" office:value-type="float"/>
          <table:table-cell office:value="0.004911445379257202" office:value-type="float"/>
          <table:table-cell office:value="0.009716291427612303" office:value-type="float"/>
          <table:table-cell office:value="0.003976495265960693" office:value-type="float"/>
          <table:table-cell office:value="-0.007013375759124757" office:value-type="float"/>
        </table:table-row>
        <table:table-row>
          <table:table-cell office:value="-0.030053376555442813" office:value-type="float"/>
          <table:table-cell office:value="-0.041276053190231324" office:value-type="float"/>
          <table:table-cell office:value="0.044291660785675056" office:value-type="float"/>
          <table:table-cell office:value="0.05" office:value-type="float"/>
          <table:table-cell office:value="0.027074654102325443" office:value-type="float"/>
          <table:table-cell office:value="-0.05" office:value-type="float"/>
          <table:table-cell office:value="0.07880387968321614" office:value-type="float"/>
          <table:table-cell office:value="8" office:value-type="float"/>
          <table:table-cell office:value="-0.0034672367572784425" office:value-type="float"/>
          <table:table-cell office:value="-0.005139065980911255" office:value-type="float"/>
          <table:table-cell office:value="0.004912121295928955" office:value-type="float"/>
          <table:table-cell office:value="0.0097161602973938" office:value-type="float"/>
          <table:table-cell office:value="0.003977881669998169" office:value-type="float"/>
          <table:table-cell office:value="-0.007013013362884521" office:value-type="float"/>
        </table:table-row>
        <table:table-row>
          <table:table-cell office:value="-0.03339335381984711" office:value-type="float"/>
          <table:table-cell office:value="-0.04644191682338715" office:value-type="float"/>
          <table:table-cell office:value="0.04888153791427613" office:value-type="float"/>
          <table:table-cell office:value="0.05" office:value-type="float"/>
          <table:table-cell office:value="0.03143779039382935" office:value-type="float"/>
          <table:table-cell office:value="-0.05" office:value-type="float"/>
          <table:table-cell office:value="0.07559252500430534" office:value-type="float"/>
          <table:table-cell office:value="9" office:value-type="float"/>
          <table:table-cell office:value="-0.003339977264404297" office:value-type="float"/>
          <table:table-cell office:value="-0.005165863633155823" office:value-type="float"/>
          <table:table-cell office:value="0.004589877128601075" office:value-type="float"/>
          <table:table-cell office:value="0.00970168948173523" office:value-type="float"/>
          <table:table-cell office:value="0.004363136291503906" office:value-type="float"/>
          <table:table-cell office:value="-0.006855191588401794" office:value-type="float"/>
        </table:table-row>
        <table:table-row>
          <table:table-cell office:value="-0.036738731265068054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3580925226211548" office:value-type="float"/>
          <table:table-cell office:value="-0.05" office:value-type="float"/>
          <table:table-cell office:value="0.07314730805702911" office:value-type="float"/>
          <table:table-cell office:value="10" office:value-type="float"/>
          <table:table-cell office:value="-0.003345377445220947" office:value-type="float"/>
          <table:table-cell office:value="-0.005172410607337952" office:value-type="float"/>
          <table:table-cell office:value="0.004597681760787963" office:value-type="float"/>
          <table:table-cell office:value="0.009703853130340575" office:value-type="float"/>
          <table:table-cell office:value="0.004371461868286132" office:value-type="float"/>
          <table:table-cell office:value="-0.006863105297088623" office:value-type="float"/>
        </table:table-row>
        <table:table-row>
          <table:table-cell office:value="-0.03991767108440399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4053273081779481" office:value-type="float"/>
          <table:table-cell office:value="-0.05" office:value-type="float"/>
          <table:table-cell office:value="0.07241490740370841" office:value-type="float"/>
          <table:table-cell office:value="11" office:value-type="float"/>
          <table:table-cell office:value="-0.003178939819335937" office:value-type="float"/>
          <table:table-cell office:value="-0.00519841730594635" office:value-type="float"/>
          <table:table-cell office:value="0.00427312970161438" office:value-type="float"/>
          <table:table-cell office:value="0.009692783355712891" office:value-type="float"/>
          <table:table-cell office:value="0.004723478555679322" office:value-type="float"/>
          <table:table-cell office:value="-0.006731829643249512" office:value-type="float"/>
        </table:table-row>
        <table:table-row>
          <table:table-cell office:value="-0.04309798419475556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4525554060935975" office:value-type="float"/>
          <table:table-cell office:value="-0.05" office:value-type="float"/>
          <table:table-cell office:value="0.0715966423679678" office:value-type="float"/>
          <table:table-cell office:value="12" office:value-type="float"/>
          <table:table-cell office:value="-0.0031803131103515627" office:value-type="float"/>
          <table:table-cell office:value="-0.005199034810066223" office:value-type="float"/>
          <table:table-cell office:value="0.0042707777023315435" office:value-type="float"/>
          <table:table-cell office:value="0.009692505598068236" office:value-type="float"/>
          <table:table-cell office:value="0.004722809791564942" office:value-type="float"/>
          <table:table-cell office:value="-0.00673096239566803" office:value-type="float"/>
        </table:table-row>
        <table:table-row>
          <table:table-cell office:value="-0.04607651829719544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075917120422592" office:value-type="float"/>
          <table:table-cell office:value="13" office:value-type="float"/>
          <table:table-cell office:value="-0.00297853410243988" office:value-type="float"/>
          <table:table-cell office:value="-0.005228923559188843" office:value-type="float"/>
          <table:table-cell office:value="0.003978184461593629" office:value-type="float"/>
          <table:table-cell office:value="0.009684422016143798" office:value-type="float"/>
          <table:table-cell office:value="0.005049226284027099" office:value-type="float"/>
          <table:table-cell office:value="-0.006626663208007812" office:value-type="float"/>
        </table:table-row>
        <table:table-row>
          <table:table-cell office:value="-0.049057192802429206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985821642396063" office:value-type="float"/>
          <table:table-cell office:value="14" office:value-type="float"/>
          <table:table-cell office:value="-0.0029806745052337645" office:value-type="float"/>
          <table:table-cell office:value="-0.0052303093671798705" office:value-type="float"/>
          <table:table-cell office:value="0.003976538181304931" office:value-type="float"/>
          <table:table-cell office:value="0.009684412479400635" office:value-type="float"/>
          <table:table-cell office:value="0.005049418210983276" office:value-type="float"/>
          <table:table-cell office:value="-0.00662663936614990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956105041328868" office:value-type="float"/>
          <table:table-cell office:value="15" office:value-type="float"/>
          <table:table-cell office:value="-0.0027428871393203732" office:value-type="float"/>
          <table:table-cell office:value="-0.005290713906288147" office:value-type="float"/>
          <table:table-cell office:value="0.0037672138214111337" office:value-type="float"/>
          <table:table-cell office:value="0.009683551788330079" office:value-type="float"/>
          <table:table-cell office:value="0.005363619327545166" office:value-type="float"/>
          <table:table-cell office:value="-0.00655449986457824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95610504316124" office:value-type="float"/>
          <table:table-cell office:value="16" office:value-type="float"/>
          <table:table-cell office:value="-0.002744933962821961" office:value-type="float"/>
          <table:table-cell office:value="-0.005293081402778625" office:value-type="float"/>
          <table:table-cell office:value="0.003768987655639648" office:value-type="float"/>
          <table:table-cell office:value="0.009684245586395265" office:value-type="float"/>
          <table:table-cell office:value="0.005366076231002808" office:value-type="float"/>
          <table:table-cell office:value="-0.00655717492103576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956105045460335" office:value-type="float"/>
          <table:table-cell office:value="17" office:value-type="float"/>
          <table:table-cell office:value="-0.002433558702468872" office:value-type="float"/>
          <table:table-cell office:value="-0.005357040762901306" office:value-type="float"/>
          <table:table-cell office:value="0.0036603653430938715" office:value-type="float"/>
          <table:table-cell office:value="0.00968538761138916" office:value-type="float"/>
          <table:table-cell office:value="0.00566443920135498" office:value-type="float"/>
          <table:table-cell office:value="-0.0064795374870300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956105042591285" office:value-type="float"/>
          <table:table-cell office:value="18" office:value-type="float"/>
          <table:table-cell office:value="-0.002433558702468872" office:value-type="float"/>
          <table:table-cell office:value="-0.005357040762901306" office:value-type="float"/>
          <table:table-cell office:value="0.0036603653430938715" office:value-type="float"/>
          <table:table-cell office:value="0.00968538761138916" office:value-type="float"/>
          <table:table-cell office:value="0.00566443920135498" office:value-type="float"/>
          <table:table-cell office:value="-0.0064795374870300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956105043853691" office:value-type="float"/>
          <table:table-cell office:value="19" office:value-type="float"/>
          <table:table-cell office:value="-0.0020443892478942873" office:value-type="float"/>
          <table:table-cell office:value="-0.005425258874893189" office:value-type="float"/>
          <table:table-cell office:value="0.0036437296867370614" office:value-type="float"/>
          <table:table-cell office:value="0.00969016432762146" office:value-type="float"/>
          <table:table-cell office:value="0.005973398685455324" office:value-type="float"/>
          <table:table-cell office:value="-0.00639890074729919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956105043258552" office:value-type="float"/>
          <table:table-cell office:value="20" office:value-type="float"/>
          <table:table-cell office:value="-0.0020443892478942873" office:value-type="float"/>
          <table:table-cell office:value="-0.005425258874893189" office:value-type="float"/>
          <table:table-cell office:value="0.0036437296867370614" office:value-type="float"/>
          <table:table-cell office:value="0.00969016432762146" office:value-type="float"/>
          <table:table-cell office:value="0.005973398685455324" office:value-type="float"/>
          <table:table-cell office:value="-0.00639890074729919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956105044800487" office:value-type="float"/>
          <table:table-cell office:value="21" office:value-type="float"/>
          <table:table-cell office:value="-0.0015727299451828002" office:value-type="float"/>
          <table:table-cell office:value="-0.005472105741500854" office:value-type="float"/>
          <table:table-cell office:value="0.0036923480033874516" office:value-type="float"/>
          <table:table-cell office:value="0.009695972204208375" office:value-type="float"/>
          <table:table-cell office:value="0.006286830902099609" office:value-type="float"/>
          <table:table-cell office:value="-0.00629498124122619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956105042906874" office:value-type="float"/>
          <table:table-cell office:value="22" office:value-type="float"/>
          <table:table-cell office:value="-0.0015727299451828002" office:value-type="float"/>
          <table:table-cell office:value="-0.005472105741500854" office:value-type="float"/>
          <table:table-cell office:value="0.0036923480033874516" office:value-type="float"/>
          <table:table-cell office:value="0.009695972204208375" office:value-type="float"/>
          <table:table-cell office:value="0.006286830902099609" office:value-type="float"/>
          <table:table-cell office:value="-0.00629498124122619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956105041854871" office:value-type="float"/>
          <table:table-cell office:value="23" office:value-type="float"/>
          <table:table-cell office:value="-0.0010786300897598269" office:value-type="float"/>
          <table:table-cell office:value="-0.0054917484521865845" office:value-type="float"/>
          <table:table-cell office:value="0.003788712024688721" office:value-type="float"/>
          <table:table-cell office:value="0.009699807167053221" office:value-type="float"/>
          <table:table-cell office:value="0.006580419540405275" office:value-type="float"/>
          <table:table-cell office:value="-0.00614644527435302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956105044905697" office:value-type="float"/>
          <table:table-cell office:value="24" office:value-type="float"/>
          <table:table-cell office:value="-0.0010786300897598269" office:value-type="float"/>
          <table:table-cell office:value="-0.0054917484521865845" office:value-type="float"/>
          <table:table-cell office:value="0.003788712024688721" office:value-type="float"/>
          <table:table-cell office:value="0.009699807167053221" office:value-type="float"/>
          <table:table-cell office:value="0.006580419540405275" office:value-type="float"/>
          <table:table-cell office:value="-0.00614644527435302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956105042591283" office:value-type="float"/>
          <table:table-cell office:value="25" office:value-type="float"/>
          <table:table-cell office:value="-0.0006330424547195436" office:value-type="float"/>
          <table:table-cell office:value="-0.005505150556564331" office:value-type="float"/>
          <table:table-cell office:value="0.0039059281349182132" office:value-type="float"/>
          <table:table-cell office:value="0.009704284667968749" office:value-type="float"/>
          <table:table-cell office:value="0.006846681833267211" office:value-type="float"/>
          <table:table-cell office:value="-0.0059736859798431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956105042275675" office:value-type="float"/>
          <table:table-cell office:value="26" office:value-type="float"/>
          <table:table-cell office:value="-0.0006330424547195436" office:value-type="float"/>
          <table:table-cell office:value="-0.005505150556564331" office:value-type="float"/>
          <table:table-cell office:value="0.0039059281349182132" office:value-type="float"/>
          <table:table-cell office:value="0.009704284667968749" office:value-type="float"/>
          <table:table-cell office:value="0.006846681833267211" office:value-type="float"/>
          <table:table-cell office:value="-0.0059736859798431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956105040974987" office:value-type="float"/>
          <table:table-cell office:value="27" office:value-type="float"/>
          <table:table-cell office:value="-0.0003099370002746585" office:value-type="float"/>
          <table:table-cell office:value="-0.005531775951385498" office:value-type="float"/>
          <table:table-cell office:value="0.004032790660858154" office:value-type="float"/>
          <table:table-cell office:value="0.00971240758895874" office:value-type="float"/>
          <table:table-cell office:value="0.007087167501449587" office:value-type="float"/>
          <table:table-cell office:value="-0.00580814361572265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95610504448489" office:value-type="float"/>
          <table:table-cell office:value="28" office:value-type="float"/>
          <table:table-cell office:value="-0.0003099370002746585" office:value-type="float"/>
          <table:table-cell office:value="-0.005531775951385498" office:value-type="float"/>
          <table:table-cell office:value="0.004032790660858154" office:value-type="float"/>
          <table:table-cell office:value="0.00971240758895874" office:value-type="float"/>
          <table:table-cell office:value="0.007087167501449587" office:value-type="float"/>
          <table:table-cell office:value="-0.00580814361572265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956105045116094" office:value-type="float"/>
          <table:table-cell office:value="29" office:value-type="float"/>
          <table:table-cell office:value="-0.00013127624988555978" office:value-type="float"/>
          <table:table-cell office:value="-0.005545015335083008" office:value-type="float"/>
          <table:table-cell office:value="0.004117106199264526" office:value-type="float"/>
          <table:table-cell office:value="0.00972154140472412" office:value-type="float"/>
          <table:table-cell office:value="0.007279243469238283" office:value-type="float"/>
          <table:table-cell office:value="-0.00565136909484863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956105044004474" office:value-type="float"/>
          <table:table-cell office:value="30" office:value-type="float"/>
          <table:table-cell office:value="-0.00013127624988555978" office:value-type="float"/>
          <table:table-cell office:value="-0.005545015335083008" office:value-type="float"/>
          <table:table-cell office:value="0.004117106199264526" office:value-type="float"/>
          <table:table-cell office:value="0.00972154140472412" office:value-type="float"/>
          <table:table-cell office:value="0.007279243469238283" office:value-type="float"/>
          <table:table-cell office:value="-0.00565136909484863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956105042170477" office:value-type="float"/>
          <table:table-cell office:value="31" office:value-type="float"/>
          <table:table-cell office:value="-8.186459541320752e-05" office:value-type="float"/>
          <table:table-cell office:value="-0.005507371425628662" office:value-type="float"/>
          <table:table-cell office:value="0.004140309095382691" office:value-type="float"/>
          <table:table-cell office:value="0.009725855588912964" office:value-type="float"/>
          <table:table-cell office:value="0.0073948812484741205" office:value-type="float"/>
          <table:table-cell office:value="-0.00546165287494659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956105043769695" office:value-type="float"/>
          <table:table-cell office:value="32" office:value-type="float"/>
          <table:table-cell office:value="-8.186459541320752e-05" office:value-type="float"/>
          <table:table-cell office:value="-0.005507371425628662" office:value-type="float"/>
          <table:table-cell office:value="0.004140309095382691" office:value-type="float"/>
          <table:table-cell office:value="0.009725855588912964" office:value-type="float"/>
          <table:table-cell office:value="0.0073948812484741205" office:value-type="float"/>
          <table:table-cell office:value="-0.00546165287494659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956105041960077" office:value-type="float"/>
          <table:table-cell office:value="33" office:value-type="float"/>
          <table:table-cell office:value="-8.399546146392774e-05" office:value-type="float"/>
          <table:table-cell office:value="-0.005417063236236573" office:value-type="float"/>
          <table:table-cell office:value="0.00411491870880127" office:value-type="float"/>
          <table:table-cell office:value="0.009725617170333862" office:value-type="float"/>
          <table:table-cell office:value="0.007450920343399047" office:value-type="float"/>
          <table:table-cell office:value="-0.00524122238159179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956105041960076" office:value-type="float"/>
          <table:table-cell office:value="34" office:value-type="float"/>
          <table:table-cell office:value="-8.399546146392774e-05" office:value-type="float"/>
          <table:table-cell office:value="-0.005417063236236573" office:value-type="float"/>
          <table:table-cell office:value="0.00411491870880127" office:value-type="float"/>
          <table:table-cell office:value="0.009725617170333862" office:value-type="float"/>
          <table:table-cell office:value="0.007450920343399047" office:value-type="float"/>
          <table:table-cell office:value="-0.00524122238159179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956105043748478" office:value-type="float"/>
          <table:table-cell office:value="35" office:value-type="float"/>
          <table:table-cell office:value="-6.023228168487542e-05" office:value-type="float"/>
          <table:table-cell office:value="-0.005277770161628724" office:value-type="float"/>
          <table:table-cell office:value="0.004059739112854004" office:value-type="float"/>
          <table:table-cell office:value="0.009723265171051024" office:value-type="float"/>
          <table:table-cell office:value="0.007473392486572266" office:value-type="float"/>
          <table:table-cell office:value="-0.0050131624937057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956105041854874" office:value-type="float"/>
          <table:table-cell office:value="36" office:value-type="float"/>
          <table:table-cell office:value="-6.023228168487542e-05" office:value-type="float"/>
          <table:table-cell office:value="-0.005277770161628724" office:value-type="float"/>
          <table:table-cell office:value="0.004059739112854004" office:value-type="float"/>
          <table:table-cell office:value="0.009723265171051024" office:value-type="float"/>
          <table:table-cell office:value="0.007473392486572266" office:value-type="float"/>
          <table:table-cell office:value="-0.00501316249370575" office:value-type="float"/>
        </table:table-row>
        <table:table-row>
          <table:table-cell office:value="-0.049977893829345706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956808245483176" office:value-type="float"/>
          <table:table-cell office:value="37" office:value-type="float"/>
          <table:table-cell office:value="2.2106170654297153e-05" office:value-type="float"/>
          <table:table-cell office:value="-0.005096423029899598" office:value-type="float"/>
          <table:table-cell office:value="0.003980354070663453" office:value-type="float"/>
          <table:table-cell office:value="0.009719066619873045" office:value-type="float"/>
          <table:table-cell office:value="0.007476634979248048" office:value-type="float"/>
          <table:table-cell office:value="-0.004778079986572266" office:value-type="float"/>
        </table:table-row>
        <table:table-row>
          <table:table-cell office:value="-0.04995575785636902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957512090359796" office:value-type="float"/>
          <table:table-cell office:value="38" office:value-type="float"/>
          <table:table-cell office:value="2.2135972976684848e-05" office:value-type="float"/>
          <table:table-cell office:value="-0.0050963544845581054" office:value-type="float"/>
          <table:table-cell office:value="0.0039803051948547365" office:value-type="float"/>
          <table:table-cell office:value="0.009719048738479613" office:value-type="float"/>
          <table:table-cell office:value="0.00747657060623169" office:value-type="float"/>
          <table:table-cell office:value="-0.00477800726890564" office:value-type="float"/>
        </table:table-row>
        <table:table-row>
          <table:table-cell office:value="-0.04983660936355591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961295308203033" office:value-type="float"/>
          <table:table-cell office:value="39" office:value-type="float"/>
          <table:table-cell office:value="0.00011914849281311098" office:value-type="float"/>
          <table:table-cell office:value="-0.004875131845474243" office:value-type="float"/>
          <table:table-cell office:value="0.003906908035278321" office:value-type="float"/>
          <table:table-cell office:value="0.009712015390396117" office:value-type="float"/>
          <table:table-cell office:value="0.007445982694625855" office:value-type="float"/>
          <table:table-cell office:value="-0.004521605968475342" office:value-type="float"/>
        </table:table-row>
        <table:table-row>
          <table:table-cell office:value="-0.04971730947494507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9650743883204" office:value-type="float"/>
          <table:table-cell office:value="40" office:value-type="float"/>
          <table:table-cell office:value="0.00011929988861083922" office:value-type="float"/>
          <table:table-cell office:value="-0.004874759912490845" office:value-type="float"/>
          <table:table-cell office:value="0.003906638622283935" office:value-type="float"/>
          <table:table-cell office:value="0.009711914062499999" office:value-type="float"/>
          <table:table-cell office:value="0.007445627450942993" office:value-type="float"/>
          <table:table-cell office:value="-0.0045212143659591674" office:value-type="float"/>
        </table:table-row>
        <table:table-row>
          <table:table-cell office:value="-0.04947993636131287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97256692731541" office:value-type="float"/>
          <table:table-cell office:value="41" office:value-type="float"/>
          <table:table-cell office:value="0.00023737311363220166" office:value-type="float"/>
          <table:table-cell office:value="-0.00462630569934845" office:value-type="float"/>
          <table:table-cell office:value="0.0038367402553558354" office:value-type="float"/>
          <table:table-cell office:value="0.009700608253479003" office:value-type="float"/>
          <table:table-cell office:value="0.007384966611862184" office:value-type="float"/>
          <table:table-cell office:value="-0.004239905476570129" office:value-type="float"/>
        </table:table-row>
        <table:table-row>
          <table:table-cell office:value="-0.0492422747611999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980032665834522" office:value-type="float"/>
          <table:table-cell office:value="42" office:value-type="float"/>
          <table:table-cell office:value="0.00023766160011291435" office:value-type="float"/>
          <table:table-cell office:value="-0.004625558853149414" office:value-type="float"/>
          <table:table-cell office:value="0.003836199045181274" office:value-type="float"/>
          <table:table-cell office:value="0.009700393676757813" office:value-type="float"/>
          <table:table-cell office:value="0.007384233474731444" office:value-type="float"/>
          <table:table-cell office:value="-0.00423912525177002" office:value-type="float"/>
        </table:table-row>
        <table:table-row>
          <table:table-cell office:value="-0.04888825058937073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991086519091341" office:value-type="float"/>
          <table:table-cell office:value="43" office:value-type="float"/>
          <table:table-cell office:value="0.0003540241718292241" office:value-type="float"/>
          <table:table-cell office:value="-0.0043731510639190676" office:value-type="float"/>
          <table:table-cell office:value="0.0037930428981781013" office:value-type="float"/>
          <table:table-cell office:value="0.009688088893890381" office:value-type="float"/>
          <table:table-cell office:value="0.0073094797134399415" office:value-type="float"/>
          <table:table-cell office:value="-0.003944449424743653" office:value-type="float"/>
        </table:table-row>
        <table:table-row>
          <table:table-cell office:value="-0.048533815145492556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002071825373854" office:value-type="float"/>
          <table:table-cell office:value="44" office:value-type="float"/>
          <table:table-cell office:value="0.00035443544387817397" office:value-type="float"/>
          <table:table-cell office:value="-0.004372034072875976" office:value-type="float"/>
          <table:table-cell office:value="0.00379221796989441" office:value-type="float"/>
          <table:table-cell office:value="0.009687746763229371" office:value-type="float"/>
          <table:table-cell office:value="0.007308344841003419" office:value-type="float"/>
          <table:table-cell office:value="-0.003943295478820801" office:value-type="float"/>
        </table:table-row>
        <table:table-row>
          <table:table-cell office:value="-0.0480840408802032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01589335740152" office:value-type="float"/>
          <table:table-cell office:value="45" office:value-type="float"/>
          <table:table-cell office:value="0.00044977426528930615" office:value-type="float"/>
          <table:table-cell office:value="-0.004152588844299317" office:value-type="float"/>
          <table:table-cell office:value="0.0038144040107727043" office:value-type="float"/>
          <table:table-cell office:value="0.009678552150726319" office:value-type="float"/>
          <table:table-cell office:value="0.007238774299621583" office:value-type="float"/>
          <table:table-cell office:value="-0.0036450821161270143" office:value-type="float"/>
        </table:table-row>
        <table:table-row>
          <table:table-cell office:value="-0.04763377189636231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029595347792623" office:value-type="float"/>
          <table:table-cell office:value="46" office:value-type="float"/>
          <table:table-cell office:value="0.00045026898384094294" office:value-type="float"/>
          <table:table-cell office:value="-0.0041511887311935424" office:value-type="float"/>
          <table:table-cell office:value="0.0038133311271667473" office:value-type="float"/>
          <table:table-cell office:value="0.009678103923797607" office:value-type="float"/>
          <table:table-cell office:value="0.007237300872802733" office:value-type="float"/>
          <table:table-cell office:value="-0.0036436796188354494" office:value-type="float"/>
        </table:table-row>
        <table:table-row>
          <table:table-cell office:value="-0.04709815382957459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045716334145946" office:value-type="float"/>
          <table:table-cell office:value="47" office:value-type="float"/>
          <table:table-cell office:value="0.0005356180667877193" office:value-type="float"/>
          <table:table-cell office:value="-0.003951671719551087" office:value-type="float"/>
          <table:table-cell office:value="0.0038841629028320314" office:value-type="float"/>
          <table:table-cell office:value="0.0096717631816864" office:value-type="float"/>
          <table:table-cell office:value="0.007178311347961425" office:value-type="float"/>
          <table:table-cell office:value="-0.0033224928379058842" office:value-type="float"/>
        </table:table-row>
        <table:table-row>
          <table:table-cell office:value="-0.046561993360519416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061656592784721" office:value-type="float"/>
          <table:table-cell office:value="48" office:value-type="float"/>
          <table:table-cell office:value="0.0005361604690551757" office:value-type="float"/>
          <table:table-cell office:value="-0.003950026035308838" office:value-type="float"/>
          <table:table-cell office:value="0.0038828635215759286" office:value-type="float"/>
          <table:table-cell office:value="0.009671211242675783" office:value-type="float"/>
          <table:table-cell office:value="0.007176523208618163" office:value-type="float"/>
          <table:table-cell office:value="-0.0033208817243576046" office:value-type="float"/>
        </table:table-row>
        <table:table-row>
          <table:table-cell office:value="-0.04590873360633851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08080702969213" office:value-type="float"/>
          <table:table-cell office:value="49" office:value-type="float"/>
          <table:table-cell office:value="0.0006532597541809085" office:value-type="float"/>
          <table:table-cell office:value="-0.003710995316505432" office:value-type="float"/>
          <table:table-cell office:value="0.003965362310409545" office:value-type="float"/>
          <table:table-cell office:value="0.009662543535232543" office:value-type="float"/>
          <table:table-cell office:value="0.007116162776947021" office:value-type="float"/>
          <table:table-cell office:value="-0.002942744493484497" office:value-type="float"/>
        </table:table-row>
        <table:table-row>
          <table:table-cell office:value="-0.04525488495826722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099670704293697" office:value-type="float"/>
          <table:table-cell office:value="50" office:value-type="float"/>
          <table:table-cell office:value="0.0006538486480712896" office:value-type="float"/>
          <table:table-cell office:value="-0.0037090694904327393" office:value-type="float"/>
          <table:table-cell office:value="0.0039637994766235345" office:value-type="float"/>
          <table:table-cell office:value="0.009661858081817626" office:value-type="float"/>
          <table:table-cell office:value="0.0071139740943908705" office:value-type="float"/>
          <table:table-cell office:value="-0.002940930128097534" office:value-type="float"/>
        </table:table-row>
        <table:table-row>
          <table:table-cell office:value="-0.04445053577423096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122450086325711" office:value-type="float"/>
          <table:table-cell office:value="51" office:value-type="float"/>
          <table:table-cell office:value="0.0008043491840362543" office:value-type="float"/>
          <table:table-cell office:value="-0.0034043645858764645" office:value-type="float"/>
          <table:table-cell office:value="0.004025270938873291" office:value-type="float"/>
          <table:table-cell office:value="0.009647212028503419" office:value-type="float"/>
          <table:table-cell office:value="0.007037309408187866" office:value-type="float"/>
          <table:table-cell office:value="-0.002500149011611939" office:value-type="float"/>
        </table:table-row>
        <table:table-row>
          <table:table-cell office:value="-0.04364554643630982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144765985650005" office:value-type="float"/>
          <table:table-cell office:value="52" office:value-type="float"/>
          <table:table-cell office:value="0.0008049893379211432" office:value-type="float"/>
          <table:table-cell office:value="-0.00340204119682312" office:value-type="float"/>
          <table:table-cell office:value="0.00402325987815857" office:value-type="float"/>
          <table:table-cell office:value="0.009646313190460205" office:value-type="float"/>
          <table:table-cell office:value="0.0070345187187194815" office:value-type="float"/>
          <table:table-cell office:value="-0.0024980676174163816" office:value-type="float"/>
        </table:table-row>
        <table:table-row>
          <table:table-cell office:value="-0.0427022814750671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170286456748134" office:value-type="float"/>
          <table:table-cell office:value="53" office:value-type="float"/>
          <table:table-cell office:value="0.000943264961242675" office:value-type="float"/>
          <table:table-cell office:value="-0.0030339407920837403" office:value-type="float"/>
          <table:table-cell office:value="0.004034729003906249" office:value-type="float"/>
          <table:table-cell office:value="0.00962350130081177" office:value-type="float"/>
          <table:table-cell office:value="0.0069334101676940905" office:value-type="float"/>
          <table:table-cell office:value="-0.0019998556375503546" office:value-type="float"/>
        </table:table-row>
        <table:table-row>
          <table:table-cell office:value="-0.04175836682319642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195127392014443" office:value-type="float"/>
          <table:table-cell office:value="54" office:value-type="float"/>
          <table:table-cell office:value="0.0009439146518707281" office:value-type="float"/>
          <table:table-cell office:value="-0.0030313169956207274" office:value-type="float"/>
          <table:table-cell office:value="0.004032275676727296" office:value-type="float"/>
          <table:table-cell office:value="0.009622354507446288" office:value-type="float"/>
          <table:table-cell office:value="0.006930000782012941" office:value-type="float"/>
          <table:table-cell office:value="-0.0019976550340652464" office:value-type="float"/>
        </table:table-row>
        <table:table-row>
          <table:table-cell office:value="-0.04073761463165284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221183614411776" office:value-type="float"/>
          <table:table-cell office:value="55" office:value-type="float"/>
          <table:table-cell office:value="0.0010207521915435794" office:value-type="float"/>
          <table:table-cell office:value="-0.002640916109085083" office:value-type="float"/>
          <table:table-cell office:value="0.003992959260940551" office:value-type="float"/>
          <table:table-cell office:value="0.009595062732696535" office:value-type="float"/>
          <table:table-cell office:value="0.0068067371845245365" office:value-type="float"/>
          <table:table-cell office:value="-0.0014818614721298223" office:value-type="float"/>
        </table:table-row>
        <table:table-row>
          <table:table-cell office:value="-0.03971624851226807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246392734899418" office:value-type="float"/>
          <table:table-cell office:value="56" office:value-type="float"/>
          <table:table-cell office:value="0.0010213661193847652" office:value-type="float"/>
          <table:table-cell office:value="-0.0026383173465728757" office:value-type="float"/>
          <table:table-cell office:value="0.003990328311920166" office:value-type="float"/>
          <table:table-cell office:value="0.009593749046325683" office:value-type="float"/>
          <table:table-cell office:value="0.006802995204925536" office:value-type="float"/>
          <table:table-cell office:value="-0.0014798867702484134" office:value-type="float"/>
        </table:table-row>
        <table:table-row>
          <table:table-cell office:value="-0.03867073297500611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271278641509875" office:value-type="float"/>
          <table:table-cell office:value="57" office:value-type="float"/>
          <table:table-cell office:value="0.0010455155372619627" office:value-type="float"/>
          <table:table-cell office:value="-0.00225791335105896" office:value-type="float"/>
          <table:table-cell office:value="0.003931699991226197" office:value-type="float"/>
          <table:table-cell office:value="0.009566580057144164" office:value-type="float"/>
          <table:table-cell office:value="0.006666396856307983" office:value-type="float"/>
          <table:table-cell office:value="-0.0009806376695632932" office:value-type="float"/>
        </table:table-row>
        <table:table-row>
          <table:table-cell office:value="-0.03762462735176087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295221948468718" office:value-type="float"/>
          <table:table-cell office:value="58" office:value-type="float"/>
          <table:table-cell office:value="0.0010461056232452387" office:value-type="float"/>
          <table:table-cell office:value="-0.0022554355859756474" office:value-type="float"/>
          <table:table-cell office:value="0.003928931951522828" office:value-type="float"/>
          <table:table-cell office:value="0.009565119743347167" office:value-type="float"/>
          <table:table-cell office:value="0.0066624128818511975" office:value-type="float"/>
          <table:table-cell office:value="-0.0009789663553237907" office:value-type="float"/>
        </table:table-row>
        <table:table-row>
          <table:table-cell office:value="-0.03663714289665223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316922191282789" office:value-type="float"/>
          <table:table-cell office:value="59" office:value-type="float"/>
          <table:table-cell office:value="0.000987484455108642" office:value-type="float"/>
          <table:table-cell office:value="-0.0019214189052581786" office:value-type="float"/>
          <table:table-cell office:value="0.003858376741409302" office:value-type="float"/>
          <table:table-cell office:value="0.009542810916900636" office:value-type="float"/>
          <table:table-cell office:value="0.006526974439620971" office:value-type="float"/>
          <table:table-cell office:value="-0.000517441630363465" office:value-type="float"/>
        </table:table-row>
        <table:table-row>
          <table:table-cell office:value="-0.03564908027648926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337736933390601" office:value-type="float"/>
          <table:table-cell office:value="60" office:value-type="float"/>
          <table:table-cell office:value="0.000988062620162964" office:value-type="float"/>
          <table:table-cell office:value="-0.001919254064559936" office:value-type="float"/>
          <table:table-cell office:value="0.003855738639831543" office:value-type="float"/>
          <table:table-cell office:value="0.009541348218917846" office:value-type="float"/>
          <table:table-cell office:value="0.006523118019104003" office:value-type="float"/>
          <table:table-cell office:value="-0.000516194701194763" office:value-type="float"/>
        </table:table-row>
      </table:table>
      <table:table table:name="5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08258259296417235" office:value-type="float"/>
          <table:table-cell office:value="-0.0016494631767272946" office:value-type="float"/>
          <table:table-cell office:value="0.003680604696273803" office:value-type="float"/>
          <table:table-cell office:value="0.009493188858032226" office:value-type="float"/>
          <table:table-cell office:value="0.006258438825607301" office:value-type="float"/>
          <table:table-cell office:value="-9.563326835632276e-05" office:value-type="float"/>
          <table:table-cell office:value="0.013867912483127558" office:value-type="float"/>
          <table:table-cell office:value="1" office:value-type="float"/>
          <table:table-cell office:value="0.0008258259296417235" office:value-type="float"/>
          <table:table-cell office:value="-0.0016494631767272946" office:value-type="float"/>
          <table:table-cell office:value="0.003680604696273803" office:value-type="float"/>
          <table:table-cell office:value="0.009493188858032226" office:value-type="float"/>
          <table:table-cell office:value="0.006258438825607301" office:value-type="float"/>
          <table:table-cell office:value="-9.563326835632276e-05" office:value-type="float"/>
        </table:table-row>
        <table:table-row>
          <table:table-cell office:value="0.0009036898612976071" office:value-type="float"/>
          <table:table-cell office:value="-0.004366899728775024" office:value-type="float"/>
          <table:table-cell office:value="0.008590072393417358" office:value-type="float"/>
          <table:table-cell office:value="0.01933793306350708" office:value-type="float"/>
          <table:table-cell office:value="0.01360760569572449" office:value-type="float"/>
          <table:table-cell office:value="-0.000493849515914916" office:value-type="float"/>
          <table:table-cell office:value="0.5636537274887964" office:value-type="float"/>
          <table:table-cell office:value="2" office:value-type="float"/>
          <table:table-cell office:value="7.786393165588358e-05" office:value-type="float"/>
          <table:table-cell office:value="-0.0027174365520477297" office:value-type="float"/>
          <table:table-cell office:value="0.004909467697143555" office:value-type="float"/>
          <table:table-cell office:value="0.009844744205474853" office:value-type="float"/>
          <table:table-cell office:value="0.007349166870117189" office:value-type="float"/>
          <table:table-cell office:value="-0.00039821624755859326" office:value-type="float"/>
        </table:table-row>
        <table:table-row>
          <table:table-cell office:value="0.0007650065422058101" office:value-type="float"/>
          <table:table-cell office:value="-0.006753373146057129" office:value-type="float"/>
          <table:table-cell office:value="0.01336983561515808" office:value-type="float"/>
          <table:table-cell office:value="0.029162776470184323" office:value-type="float"/>
          <table:table-cell office:value="0.02072775006294251" office:value-type="float"/>
          <table:table-cell office:value="-0.00036479711532592593" office:value-type="float"/>
          <table:table-cell office:value="0.3735250084229161" office:value-type="float"/>
          <table:table-cell office:value="3" office:value-type="float"/>
          <table:table-cell office:value="-0.00013868331909179694" office:value-type="float"/>
          <table:table-cell office:value="-0.0023864734172821048" office:value-type="float"/>
          <table:table-cell office:value="0.004779763221740722" office:value-type="float"/>
          <table:table-cell office:value="0.009824843406677245" office:value-type="float"/>
          <table:table-cell office:value="0.0071201443672180165" office:value-type="float"/>
          <table:table-cell office:value="0.0001290524005889901" office:value-type="float"/>
        </table:table-row>
        <table:table-row>
          <table:table-cell office:value="0.0007296049594879145" office:value-type="float"/>
          <table:table-cell office:value="-0.00899294376373291" office:value-type="float"/>
          <table:table-cell office:value="0.017985814809799196" office:value-type="float"/>
          <table:table-cell office:value="0.038946346044540406" office:value-type="float"/>
          <table:table-cell office:value="0.027645040750503544" office:value-type="float"/>
          <table:table-cell office:value="-0.0001975834369659403" office:value-type="float"/>
          <table:table-cell office:value="0.08902250985338028" office:value-type="float"/>
          <table:table-cell office:value="4" office:value-type="float"/>
          <table:table-cell office:value="-3.5401582717895647e-05" office:value-type="float"/>
          <table:table-cell office:value="-0.002239570617675781" office:value-type="float"/>
          <table:table-cell office:value="0.004615979194641113" office:value-type="float"/>
          <table:table-cell office:value="0.00978356957435608" office:value-type="float"/>
          <table:table-cell office:value="0.006917290687561034" office:value-type="float"/>
          <table:table-cell office:value="0.00016721367835998563" office:value-type="float"/>
        </table:table-row>
        <table:table-row>
          <table:table-cell office:value="0.0011989736557006837" office:value-type="float"/>
          <table:table-cell office:value="-0.010180726647377014" office:value-type="float"/>
          <table:table-cell office:value="0.021719164848327636" office:value-type="float"/>
          <table:table-cell office:value="0.04849921226501465" office:value-type="float"/>
          <table:table-cell office:value="0.03387295365333558" office:value-type="float"/>
          <table:table-cell office:value="0.00045568227767944607" office:value-type="float"/>
          <table:table-cell office:value="0.08849675726919774" office:value-type="float"/>
          <table:table-cell office:value="5" office:value-type="float"/>
          <table:table-cell office:value="0.00046936869621276925" office:value-type="float"/>
          <table:table-cell office:value="-0.0011877828836441041" office:value-type="float"/>
          <table:table-cell office:value="0.0037333500385284425" office:value-type="float"/>
          <table:table-cell office:value="0.009552866220474245" office:value-type="float"/>
          <table:table-cell office:value="0.006227912902832032" office:value-type="float"/>
          <table:table-cell office:value="0.0006532657146453864" office:value-type="float"/>
        </table:table-row>
        <table:table-row>
          <table:table-cell office:value="0.0016722011566162112" office:value-type="float"/>
          <table:table-cell office:value="-0.011357578635215759" office:value-type="float"/>
          <table:table-cell office:value="0.025424606800079345" office:value-type="float"/>
          <table:table-cell office:value="0.05" office:value-type="float"/>
          <table:table-cell office:value="0.04006579160690308" office:value-type="float"/>
          <table:table-cell office:value="0.001111944913864139" office:value-type="float"/>
          <table:table-cell office:value="0.08813708208888393" office:value-type="float"/>
          <table:table-cell office:value="6" office:value-type="float"/>
          <table:table-cell office:value="0.0004732275009155275" office:value-type="float"/>
          <table:table-cell office:value="-0.0011768519878387444" office:value-type="float"/>
          <table:table-cell office:value="0.003705441951751709" office:value-type="float"/>
          <table:table-cell office:value="0.009539754390716552" office:value-type="float"/>
          <table:table-cell office:value="0.006192837953567504" office:value-type="float"/>
          <table:table-cell office:value="0.0006562626361846929" office:value-type="float"/>
        </table:table-row>
        <table:table-row>
          <table:table-cell office:value="0.001967124938964844" office:value-type="float"/>
          <table:table-cell office:value="-0.012312970161437987" office:value-type="float"/>
          <table:table-cell office:value="0.02906293988227844" office:value-type="float"/>
          <table:table-cell office:value="0.05" office:value-type="float"/>
          <table:table-cell office:value="0.04609989643096924" office:value-type="float"/>
          <table:table-cell office:value="0.002130749225616459" office:value-type="float"/>
          <table:table-cell office:value="-0.06745835521422344" office:value-type="float"/>
          <table:table-cell office:value="7" office:value-type="float"/>
          <table:table-cell office:value="0.0002949237823486328" office:value-type="float"/>
          <table:table-cell office:value="-0.0009553915262222289" office:value-type="float"/>
          <table:table-cell office:value="0.003638333082199097" office:value-type="float"/>
          <table:table-cell office:value="0.009524884223937989" office:value-type="float"/>
          <table:table-cell office:value="0.006034104824066163" office:value-type="float"/>
          <table:table-cell office:value="0.00101880431175232" office:value-type="float"/>
        </table:table-row>
        <table:table-row>
          <table:table-cell office:value="-0.004824683666229248" office:value-type="float"/>
          <table:table-cell office:value="-0.020462990999221803" office:value-type="float"/>
          <table:table-cell office:value="0.03882126212120056" office:value-type="float"/>
          <table:table-cell office:value="0.05" office:value-type="float"/>
          <table:table-cell office:value="0.05" office:value-type="float"/>
          <table:table-cell office:value="0.003091204166412358" office:value-type="float"/>
          <table:table-cell office:value="0.08543984479110175" office:value-type="float"/>
          <table:table-cell office:value="8" office:value-type="float"/>
          <table:table-cell office:value="-0.006791808605194092" office:value-type="float"/>
          <table:table-cell office:value="-0.008150020837783814" office:value-type="float"/>
          <table:table-cell office:value="0.00975832223892212" office:value-type="float"/>
          <table:table-cell office:value="0.009999998807907104" office:value-type="float"/>
          <table:table-cell office:value="0.009896934032440187" office:value-type="float"/>
          <table:table-cell office:value="0.000960454940795899" office:value-type="float"/>
        </table:table-row>
        <table:table-row>
          <table:table-cell office:value="-0.004670023918151855" office:value-type="float"/>
          <table:table-cell office:value="-0.021198116540908814" office:value-type="float"/>
          <table:table-cell office:value="0.04231806635856628" office:value-type="float"/>
          <table:table-cell office:value="0.05" office:value-type="float"/>
          <table:table-cell office:value="0.05" office:value-type="float"/>
          <table:table-cell office:value="0.004436898231506352" office:value-type="float"/>
          <table:table-cell office:value="0.0850747149511134" office:value-type="float"/>
          <table:table-cell office:value="9" office:value-type="float"/>
          <table:table-cell office:value="0.00015465974807739313" office:value-type="float"/>
          <table:table-cell office:value="-0.0007351255416870109" office:value-type="float"/>
          <table:table-cell office:value="0.0034968042373657235" office:value-type="float"/>
          <table:table-cell office:value="0.009461166858673096" office:value-type="float"/>
          <table:table-cell office:value="0.0057618927955627435" office:value-type="float"/>
          <table:table-cell office:value="0.0013456940650939941" office:value-type="float"/>
        </table:table-row>
        <table:table-row>
          <table:table-cell office:value="-0.004514952898025512" office:value-type="float"/>
          <table:table-cell office:value="-0.021933026909828186" office:value-type="float"/>
          <table:table-cell office:value="0.04581299424171448" office:value-type="float"/>
          <table:table-cell office:value="0.05" office:value-type="float"/>
          <table:table-cell office:value="0.05" office:value-type="float"/>
          <table:table-cell office:value="0.005782923698425297" office:value-type="float"/>
          <table:table-cell office:value="0.084707941390097" office:value-type="float"/>
          <table:table-cell office:value="10" office:value-type="float"/>
          <table:table-cell office:value="0.00015507102012634298" office:value-type="float"/>
          <table:table-cell office:value="-0.0007349103689193726" office:value-type="float"/>
          <table:table-cell office:value="0.0034949278831481936" office:value-type="float"/>
          <table:table-cell office:value="0.009459590911865235" office:value-type="float"/>
          <table:table-cell office:value="0.005757641792297362" office:value-type="float"/>
          <table:table-cell office:value="0.0013460254669189452" office:value-type="float"/>
        </table:table-row>
        <table:table-row>
          <table:table-cell office:value="-0.004556049108505249" office:value-type="float"/>
          <table:table-cell office:value="-0.022540408968925476" office:value-type="float"/>
          <table:table-cell office:value="0.0493303644657135" office:value-type="float"/>
          <table:table-cell office:value="0.05" office:value-type="float"/>
          <table:table-cell office:value="0.05" office:value-type="float"/>
          <table:table-cell office:value="0.00744534015655518" office:value-type="float"/>
          <table:table-cell office:value="0.08444380018123465" office:value-type="float"/>
          <table:table-cell office:value="11" office:value-type="float"/>
          <table:table-cell office:value="-4.109621047973695e-05" office:value-type="float"/>
          <table:table-cell office:value="-0.0006073820590972896" office:value-type="float"/>
          <table:table-cell office:value="0.003517370223999023" office:value-type="float"/>
          <table:table-cell office:value="0.009471246004104613" office:value-type="float"/>
          <table:table-cell office:value="0.005679693222045897" office:value-type="float"/>
          <table:table-cell office:value="0.0016624164581298829" office:value-type="float"/>
        </table:table-row>
        <table:table-row>
          <table:table-cell office:value="-0.004597044587135315" office:value-type="float"/>
          <table:table-cell office:value="-0.023147592544555666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09108549356460575" office:value-type="float"/>
          <table:table-cell office:value="0.08417728377105065" office:value-type="float"/>
          <table:table-cell office:value="12" office:value-type="float"/>
          <table:table-cell office:value="-4.0995478630066404e-05" office:value-type="float"/>
          <table:table-cell office:value="-0.0006071835756301883" office:value-type="float"/>
          <table:table-cell office:value="0.0035171020030975338" office:value-type="float"/>
          <table:table-cell office:value="0.00947073221206665" office:value-type="float"/>
          <table:table-cell office:value="0.005678158998489379" office:value-type="float"/>
          <table:table-cell office:value="0.0016632091999053949" office:value-type="float"/>
        </table:table-row>
        <table:table-row>
          <table:table-cell office:value="-0.004888354539871216" office:value-type="float"/>
          <table:table-cell office:value="-0.02367475092411041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11096827983856205" office:value-type="float"/>
          <table:table-cell office:value="0.0840012824141581" office:value-type="float"/>
          <table:table-cell office:value="13" office:value-type="float"/>
          <table:table-cell office:value="-0.0002913099527359006" office:value-type="float"/>
          <table:table-cell office:value="-0.0005271583795547485" office:value-type="float"/>
          <table:table-cell office:value="0.0035638511180877686" office:value-type="float"/>
          <table:table-cell office:value="0.009493286609649659" office:value-type="float"/>
          <table:table-cell office:value="0.005634686946868897" office:value-type="float"/>
          <table:table-cell office:value="0.00198827862739563" office:value-type="float"/>
        </table:table-row>
        <table:table-row>
          <table:table-cell office:value="-0.005181330442428589" office:value-type="float"/>
          <table:table-cell office:value="-0.02420274496078491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13086333274841313" office:value-type="float"/>
          <table:table-cell office:value="0.08382034098126477" office:value-type="float"/>
          <table:table-cell office:value="14" office:value-type="float"/>
          <table:table-cell office:value="-0.00029297590255737346" office:value-type="float"/>
          <table:table-cell office:value="-0.0005279940366744989" office:value-type="float"/>
          <table:table-cell office:value="0.003568067550659179" office:value-type="float"/>
          <table:table-cell office:value="0.009496040344238283" office:value-type="float"/>
          <table:table-cell office:value="0.005641425848007203" office:value-type="float"/>
          <table:table-cell office:value="0.0019895052909851083" office:value-type="float"/>
        </table:table-row>
        <table:table-row>
          <table:table-cell office:value="-0.005781351327896118" office:value-type="float"/>
          <table:table-cell office:value="-0.024703590273857122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15423378944396977" office:value-type="float"/>
          <table:table-cell office:value="0.08370994649456587" office:value-type="float"/>
          <table:table-cell office:value="15" office:value-type="float"/>
          <table:table-cell office:value="-0.0006000208854675289" office:value-type="float"/>
          <table:table-cell office:value="-0.0005008453130722051" office:value-type="float"/>
          <table:table-cell office:value="0.0036486113071441655" office:value-type="float"/>
          <table:table-cell office:value="0.009526082277297973" office:value-type="float"/>
          <table:table-cell office:value="0.005607049465179443" office:value-type="float"/>
          <table:table-cell office:value="0.002337045669555664" office:value-type="float"/>
        </table:table-row>
        <table:table-row>
          <table:table-cell office:value="-0.006384398937225341" office:value-type="float"/>
          <table:table-cell office:value="-0.025205717086792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17762557268142704" office:value-type="float"/>
          <table:table-cell office:value="0.08358891959376931" office:value-type="float"/>
          <table:table-cell office:value="16" office:value-type="float"/>
          <table:table-cell office:value="-0.0006030476093292231" office:value-type="float"/>
          <table:table-cell office:value="-0.000502126812934876" office:value-type="float"/>
          <table:table-cell office:value="0.0036540615558624274" office:value-type="float"/>
          <table:table-cell office:value="0.009529547691345215" office:value-type="float"/>
          <table:table-cell office:value="0.005615822076797486" office:value-type="float"/>
          <table:table-cell office:value="0.002339178323745727" office:value-type="float"/>
        </table:table-row>
        <table:table-row>
          <table:table-cell office:value="-0.007391764521598816" office:value-type="float"/>
          <table:table-cell office:value="-0.025759412646293646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20483185052871708" office:value-type="float"/>
          <table:table-cell office:value="0.08350241455560599" office:value-type="float"/>
          <table:table-cell office:value="17" office:value-type="float"/>
          <table:table-cell office:value="-0.0010073655843734746" office:value-type="float"/>
          <table:table-cell office:value="-0.000553695559501648" office:value-type="float"/>
          <table:table-cell office:value="0.0037706160545349122" office:value-type="float"/>
          <table:table-cell office:value="0.009565978050231934" office:value-type="float"/>
          <table:table-cell office:value="0.005593078136444092" office:value-type="float"/>
          <table:table-cell office:value="0.0027206277847290038" office:value-type="float"/>
        </table:table-row>
        <table:table-row>
          <table:table-cell office:value="-0.008403968214988709" office:value-type="float"/>
          <table:table-cell office:value="-0.026314864158630377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23207336664199833" office:value-type="float"/>
          <table:table-cell office:value="0.08339209195885378" office:value-type="float"/>
          <table:table-cell office:value="18" office:value-type="float"/>
          <table:table-cell office:value="-0.001012203693389892" office:value-type="float"/>
          <table:table-cell office:value="-0.0005554515123367305" office:value-type="float"/>
          <table:table-cell office:value="0.003777937889099121" office:value-type="float"/>
          <table:table-cell office:value="0.00957012414932251" office:value-type="float"/>
          <table:table-cell office:value="0.00560417890548706" office:value-type="float"/>
          <table:table-cell office:value="0.0027241516113281246" office:value-type="float"/>
        </table:table-row>
        <table:table-row>
          <table:table-cell office:value="-0.00991316556930542" office:value-type="float"/>
          <table:table-cell office:value="-0.027003180980682377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26358634233474735" office:value-type="float"/>
          <table:table-cell office:value="0.08325451073986505" office:value-type="float"/>
          <table:table-cell office:value="19" office:value-type="float"/>
          <table:table-cell office:value="-0.0015091973543167117" office:value-type="float"/>
          <table:table-cell office:value="-0.0006883168220520024" office:value-type="float"/>
          <table:table-cell office:value="0.003930726051330567" office:value-type="float"/>
          <table:table-cell office:value="0.009613931179046633" office:value-type="float"/>
          <table:table-cell office:value="0.0056315588951110825" office:value-type="float"/>
          <table:table-cell office:value="0.0031512975692749023" office:value-type="float"/>
        </table:table-row>
        <table:table-row>
          <table:table-cell office:value="-0.01143022894859314" office:value-type="float"/>
          <table:table-cell office:value="-0.02769436180591583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29515341520309452" office:value-type="float"/>
          <table:table-cell office:value="0.08306770635877364" office:value-type="float"/>
          <table:table-cell office:value="20" office:value-type="float"/>
          <table:table-cell office:value="-0.00151706337928772" office:value-type="float"/>
          <table:table-cell office:value="-0.0006911808252334593" office:value-type="float"/>
          <table:table-cell office:value="0.003940234184265137" office:value-type="float"/>
          <table:table-cell office:value="0.009618681669235228" office:value-type="float"/>
          <table:table-cell office:value="0.00564512252807617" office:value-type="float"/>
          <table:table-cell office:value="0.0031567072868347174" office:value-type="float"/>
        </table:table-row>
        <table:table-row>
          <table:table-cell office:value="-0.01352808713912964" office:value-type="float"/>
          <table:table-cell office:value="-0.028591946959495546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3313361763954163" office:value-type="float"/>
          <table:table-cell office:value="0.08276146139301645" office:value-type="float"/>
          <table:table-cell office:value="21" office:value-type="float"/>
          <table:table-cell office:value="-0.002097858190536499" office:value-type="float"/>
          <table:table-cell office:value="-0.0008975851535797125" office:value-type="float"/>
          <table:table-cell office:value="0.004122898578643799" office:value-type="float"/>
          <table:table-cell office:value="0.00966731548309326" office:value-type="float"/>
          <table:table-cell office:value="0.005724972486495972" office:value-type="float"/>
          <table:table-cell office:value="0.003618276119232178" office:value-type="float"/>
        </table:table-row>
        <table:table-row>
          <table:table-cell office:value="-0.01563785135746002" office:value-type="float"/>
          <table:table-cell office:value="-0.029493813514709474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3676004886627198" office:value-type="float"/>
          <table:table-cell office:value="0.08236748336912493" office:value-type="float"/>
          <table:table-cell office:value="22" office:value-type="float"/>
          <table:table-cell office:value="-0.0021097642183303834" office:value-type="float"/>
          <table:table-cell office:value="-0.0009018665552139281" office:value-type="float"/>
          <table:table-cell office:value="0.004135533571243286" office:value-type="float"/>
          <table:table-cell office:value="0.009672621488571167" office:value-type="float"/>
          <table:table-cell office:value="0.005742220878601075" office:value-type="float"/>
          <table:table-cell office:value="0.0036264312267303474" office:value-type="float"/>
        </table:table-row>
        <table:table-row>
          <table:table-cell office:value="-0.018423570990562438" office:value-type="float"/>
          <table:table-cell office:value="-0.030682144165039064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0883642435073864" office:value-type="float"/>
          <table:table-cell office:value="0.08172523636521664" office:value-type="float"/>
          <table:table-cell office:value="23" office:value-type="float"/>
          <table:table-cell office:value="-0.0027857196331024167" office:value-type="float"/>
          <table:table-cell office:value="-0.0011883306503295901" office:value-type="float"/>
          <table:table-cell office:value="0.004333479404449463" office:value-type="float"/>
          <table:table-cell office:value="0.009720330238342284" office:value-type="float"/>
          <table:table-cell office:value="0.0058348155021667476" office:value-type="float"/>
          <table:table-cell office:value="0.004123593568801881" office:value-type="float"/>
        </table:table-row>
        <table:table-row>
          <table:table-cell office:value="-0.021226221323013304" office:value-type="float"/>
          <table:table-cell office:value="-0.03187731266021729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501892685890199" office:value-type="float"/>
          <table:table-cell office:value="0.08095119036403109" office:value-type="float"/>
          <table:table-cell office:value="24" office:value-type="float"/>
          <table:table-cell office:value="-0.0028026503324508666" office:value-type="float"/>
          <table:table-cell office:value="-0.001195168495178223" office:value-type="float"/>
          <table:table-cell office:value="0.0043494987487792975" office:value-type="float"/>
          <table:table-cell office:value="0.009725891351699828" office:value-type="float"/>
          <table:table-cell office:value="0.005855289697647094" office:value-type="float"/>
          <table:table-cell office:value="0.004135284423828125" office:value-type="float"/>
        </table:table-row>
        <table:table-row>
          <table:table-cell office:value="-0.02477483749389648" office:value-type="float"/>
          <table:table-cell office:value="-0.03343423068523407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6766233444214" office:value-type="float"/>
          <table:table-cell office:value="0.07978852692457762" office:value-type="float"/>
          <table:table-cell office:value="25" office:value-type="float"/>
          <table:table-cell office:value="-0.0035486161708831784" office:value-type="float"/>
          <table:table-cell office:value="-0.0015569180250167847" office:value-type="float"/>
          <table:table-cell office:value="0.004561235904693603" office:value-type="float"/>
          <table:table-cell office:value="0.009770922660827635" office:value-type="float"/>
          <table:table-cell office:value="0.005949715375900269" office:value-type="float"/>
          <table:table-cell office:value="0.004657696485519409" office:value-type="float"/>
        </table:table-row>
        <table:table-row>
          <table:table-cell office:value="-0.028346884846687313" office:value-type="float"/>
          <table:table-cell office:value="-0.03500182390213013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7846669923846727" office:value-type="float"/>
          <table:table-cell office:value="26" office:value-type="float"/>
          <table:table-cell office:value="-0.003572047352790832" office:value-type="float"/>
          <table:table-cell office:value="-0.0015675932168960575" office:value-type="float"/>
          <table:table-cell office:value="0.004581439495086669" office:value-type="float"/>
          <table:table-cell office:value="0.00977664589881897" office:value-type="float"/>
          <table:table-cell office:value="0.005973941087722779" office:value-type="float"/>
          <table:table-cell office:value="0.004673694372177123" office:value-type="float"/>
        </table:table-row>
        <table:table-row>
          <table:table-cell office:value="-0.03270336806774139" office:value-type="float"/>
          <table:table-cell office:value="-0.0370157277584076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7663935291001477" office:value-type="float"/>
          <table:table-cell office:value="27" office:value-type="float"/>
          <table:table-cell office:value="-0.004356483221054077" office:value-type="float"/>
          <table:table-cell office:value="-0.0020139038562774665" office:value-type="float"/>
          <table:table-cell office:value="0.004814463853836059" office:value-type="float"/>
          <table:table-cell office:value="0.009816696643829345" office:value-type="float"/>
          <table:table-cell office:value="0.006081886291503908" office:value-type="float"/>
          <table:table-cell office:value="0.0052041888236999505" office:value-type="float"/>
        </table:table-row>
        <table:table-row>
          <table:table-cell office:value="-0.03707325994968414" office:value-type="float"/>
          <table:table-cell office:value="-0.0390364426374435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7466560230652029" office:value-type="float"/>
          <table:table-cell office:value="28" office:value-type="float"/>
          <table:table-cell office:value="-0.004369891881942749" office:value-type="float"/>
          <table:table-cell office:value="-0.0020207148790359498" office:value-type="float"/>
          <table:table-cell office:value="0.00482619285583496" office:value-type="float"/>
          <table:table-cell office:value="0.009819462299346925" office:value-type="float"/>
          <table:table-cell office:value="0.006096642017364503" office:value-type="float"/>
          <table:table-cell office:value="0.005214762687683106" office:value-type="float"/>
        </table:table-row>
        <table:table-row>
          <table:table-cell office:value="-0.042248482108116145" office:value-type="float"/>
          <table:table-cell office:value="-0.04159422218799592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7211525143180746" office:value-type="float"/>
          <table:table-cell office:value="29" office:value-type="float"/>
          <table:table-cell office:value="-0.005175222158432007" office:value-type="float"/>
          <table:table-cell office:value="-0.002557779550552368" office:value-type="float"/>
          <table:table-cell office:value="0.005090229511260987" office:value-type="float"/>
          <table:table-cell office:value="0.009856168031692506" office:value-type="float"/>
          <table:table-cell office:value="0.0062337064743042" office:value-type="float"/>
          <table:table-cell office:value="0.00575207233428955" office:value-type="float"/>
        </table:table-row>
        <table:table-row>
          <table:table-cell office:value="-0.047439973354339596" office:value-type="float"/>
          <table:table-cell office:value="-0.044160868525505076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944876146295116" office:value-type="float"/>
          <table:table-cell office:value="30" office:value-type="float"/>
          <table:table-cell office:value="-0.00519149124622345" office:value-type="float"/>
          <table:table-cell office:value="-0.0025666463375091557" office:value-type="float"/>
          <table:table-cell office:value="0.005104444026947022" office:value-type="float"/>
          <table:table-cell office:value="0.009858858585357665" office:value-type="float"/>
          <table:table-cell office:value="0.006251580715179445" office:value-type="float"/>
          <table:table-cell office:value="0.005765464305877684" office:value-type="float"/>
        </table:table-row>
        <table:table-row>
          <table:table-cell office:value="-0.05" office:value-type="float"/>
          <table:table-cell office:value="-0.04734478414058686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727090441179653" office:value-type="float"/>
          <table:table-cell office:value="31" office:value-type="float"/>
          <table:table-cell office:value="-0.0059790658950805665" office:value-type="float"/>
          <table:table-cell office:value="-0.0031839156150817874" office:value-type="float"/>
          <table:table-cell office:value="0.005397549867630006" office:value-type="float"/>
          <table:table-cell office:value="0.009890449047088622" office:value-type="float"/>
          <table:table-cell office:value="0.006417200565338134" office:value-type="float"/>
          <table:table-cell office:value="0.006291753053665161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610158747676488" office:value-type="float"/>
          <table:table-cell office:value="32" office:value-type="float"/>
          <table:table-cell office:value="-0.0059831106662750246" office:value-type="float"/>
          <table:table-cell office:value="-0.003184525966644287" office:value-type="float"/>
          <table:table-cell office:value="0.005402122735977174" office:value-type="float"/>
          <table:table-cell office:value="0.00989128828048706" office:value-type="float"/>
          <table:table-cell office:value="0.006425063610076906" office:value-type="float"/>
          <table:table-cell office:value="0.006297111511230470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610158754603254" office:value-type="float"/>
          <table:table-cell office:value="33" office:value-type="float"/>
          <table:table-cell office:value="-0.006684751510620117" office:value-type="float"/>
          <table:table-cell office:value="-0.0038301879167556762" office:value-type="float"/>
          <table:table-cell office:value="0.0056956899166107165" office:value-type="float"/>
          <table:table-cell office:value="0.009915280342102052" office:value-type="float"/>
          <table:table-cell office:value="0.006593483686447145" office:value-type="float"/>
          <table:table-cell office:value="0.00677875757217407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610158751283812" office:value-type="float"/>
          <table:table-cell office:value="34" office:value-type="float"/>
          <table:table-cell office:value="-0.006684751510620117" office:value-type="float"/>
          <table:table-cell office:value="-0.0038301879167556762" office:value-type="float"/>
          <table:table-cell office:value="0.0056956899166107165" office:value-type="float"/>
          <table:table-cell office:value="0.009915280342102052" office:value-type="float"/>
          <table:table-cell office:value="0.006593483686447145" office:value-type="float"/>
          <table:table-cell office:value="0.00677875757217407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610158736875534" office:value-type="float"/>
          <table:table-cell office:value="35" office:value-type="float"/>
          <table:table-cell office:value="-0.007295244932174682" office:value-type="float"/>
          <table:table-cell office:value="-0.0044829434156417845" office:value-type="float"/>
          <table:table-cell office:value="0.005991199016571044" office:value-type="float"/>
          <table:table-cell office:value="0.009934883117675783" office:value-type="float"/>
          <table:table-cell office:value="0.0067891931533813465" office:value-type="float"/>
          <table:table-cell office:value="0.00721991062164306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610158751665228" office:value-type="float"/>
          <table:table-cell office:value="36" office:value-type="float"/>
          <table:table-cell office:value="-0.007295244932174682" office:value-type="float"/>
          <table:table-cell office:value="-0.0044829434156417845" office:value-type="float"/>
          <table:table-cell office:value="0.005991199016571044" office:value-type="float"/>
          <table:table-cell office:value="0.009934883117675783" office:value-type="float"/>
          <table:table-cell office:value="0.0067891931533813465" office:value-type="float"/>
          <table:table-cell office:value="0.00721991062164306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610158752026388" office:value-type="float"/>
          <table:table-cell office:value="37" office:value-type="float"/>
          <table:table-cell office:value="-0.007801908850669861" office:value-type="float"/>
          <table:table-cell office:value="-0.005108004212379455" office:value-type="float"/>
          <table:table-cell office:value="0.006265844106674195" office:value-type="float"/>
          <table:table-cell office:value="0.00995021343231201" office:value-type="float"/>
          <table:table-cell office:value="0.007010508775711058" office:value-type="float"/>
          <table:table-cell office:value="0.00760882735252380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610158751303537" office:value-type="float"/>
          <table:table-cell office:value="38" office:value-type="float"/>
          <table:table-cell office:value="-0.007801908850669861" office:value-type="float"/>
          <table:table-cell office:value="-0.005108004212379455" office:value-type="float"/>
          <table:table-cell office:value="0.006265844106674195" office:value-type="float"/>
          <table:table-cell office:value="0.00995021343231201" office:value-type="float"/>
          <table:table-cell office:value="0.007010508775711058" office:value-type="float"/>
          <table:table-cell office:value="0.00760882735252380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610158748148384" office:value-type="float"/>
          <table:table-cell office:value="39" office:value-type="float"/>
          <table:table-cell office:value="-0.008209348917007447" office:value-type="float"/>
          <table:table-cell office:value="-0.005677441358566284" office:value-type="float"/>
          <table:table-cell office:value="0.006501675844192504" office:value-type="float"/>
          <table:table-cell office:value="0.009961869716644289" office:value-type="float"/>
          <table:table-cell office:value="0.007249137163162231" office:value-type="float"/>
          <table:table-cell office:value="0.00793978214263916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610158727293501" office:value-type="float"/>
          <table:table-cell office:value="40" office:value-type="float"/>
          <table:table-cell office:value="-0.008209348917007447" office:value-type="float"/>
          <table:table-cell office:value="-0.005677441358566284" office:value-type="float"/>
          <table:table-cell office:value="0.006501675844192504" office:value-type="float"/>
          <table:table-cell office:value="0.009961869716644289" office:value-type="float"/>
          <table:table-cell office:value="0.007249137163162231" office:value-type="float"/>
          <table:table-cell office:value="0.00793978214263916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610158753622021" office:value-type="float"/>
          <table:table-cell office:value="41" office:value-type="float"/>
          <table:table-cell office:value="-0.008529224395751954" office:value-type="float"/>
          <table:table-cell office:value="-0.006172454953193665" office:value-type="float"/>
          <table:table-cell office:value="0.006685885190963746" office:value-type="float"/>
          <table:table-cell office:value="0.009970558881759644" office:value-type="float"/>
          <table:table-cell office:value="0.00749058246612549" office:value-type="float"/>
          <table:table-cell office:value="0.00821052312850952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610158735272129" office:value-type="float"/>
          <table:table-cell office:value="42" office:value-type="float"/>
          <table:table-cell office:value="-0.008529224395751954" office:value-type="float"/>
          <table:table-cell office:value="-0.006172454953193665" office:value-type="float"/>
          <table:table-cell office:value="0.006685885190963746" office:value-type="float"/>
          <table:table-cell office:value="0.009970558881759644" office:value-type="float"/>
          <table:table-cell office:value="0.00749058246612549" office:value-type="float"/>
          <table:table-cell office:value="0.00821052312850952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610158755217682" office:value-type="float"/>
          <table:table-cell office:value="43" office:value-type="float"/>
          <table:table-cell office:value="-0.00877561092376709" office:value-type="float"/>
          <table:table-cell office:value="-0.006581380367279053" office:value-type="float"/>
          <table:table-cell office:value="0.0068038010597229" office:value-type="float"/>
          <table:table-cell office:value="0.009976813793182373" office:value-type="float"/>
          <table:table-cell office:value="0.007715840339660643" office:value-type="float"/>
          <table:table-cell office:value="0.008424602746963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610158736867763" office:value-type="float"/>
          <table:table-cell office:value="44" office:value-type="float"/>
          <table:table-cell office:value="-0.00877561092376709" office:value-type="float"/>
          <table:table-cell office:value="-0.006581380367279053" office:value-type="float"/>
          <table:table-cell office:value="0.0068038010597229" office:value-type="float"/>
          <table:table-cell office:value="0.009976813793182373" office:value-type="float"/>
          <table:table-cell office:value="0.007715840339660643" office:value-type="float"/>
          <table:table-cell office:value="0.008424602746963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61015873926123" office:value-type="float"/>
          <table:table-cell office:value="45" office:value-type="float"/>
          <table:table-cell office:value="-0.008964085578918457" office:value-type="float"/>
          <table:table-cell office:value="-0.006912304759025574" office:value-type="float"/>
          <table:table-cell office:value="0.006856951713562013" office:value-type="float"/>
          <table:table-cell office:value="0.009981322288513185" office:value-type="float"/>
          <table:table-cell office:value="0.007922565937042237" office:value-type="float"/>
          <table:table-cell office:value="0.0085903668403625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610158737552088" office:value-type="float"/>
          <table:table-cell office:value="46" office:value-type="float"/>
          <table:table-cell office:value="-0.008964085578918457" office:value-type="float"/>
          <table:table-cell office:value="-0.006912304759025574" office:value-type="float"/>
          <table:table-cell office:value="0.006856951713562013" office:value-type="float"/>
          <table:table-cell office:value="0.009981322288513185" office:value-type="float"/>
          <table:table-cell office:value="0.007922565937042237" office:value-type="float"/>
          <table:table-cell office:value="0.0085903668403625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610158745065536" office:value-type="float"/>
          <table:table-cell office:value="47" office:value-type="float"/>
          <table:table-cell office:value="-0.009109358191490174" office:value-type="float"/>
          <table:table-cell office:value="-0.007178820371627807" office:value-type="float"/>
          <table:table-cell office:value="0.006849250793457032" office:value-type="float"/>
          <table:table-cell office:value="0.009984617233276366" office:value-type="float"/>
          <table:table-cell office:value="0.008109889030456544" office:value-type="float"/>
          <table:table-cell office:value="0.0087164175510406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610158738463418" office:value-type="float"/>
          <table:table-cell office:value="48" office:value-type="float"/>
          <table:table-cell office:value="-0.009109358191490174" office:value-type="float"/>
          <table:table-cell office:value="-0.007178820371627807" office:value-type="float"/>
          <table:table-cell office:value="0.006849250793457032" office:value-type="float"/>
          <table:table-cell office:value="0.009984617233276366" office:value-type="float"/>
          <table:table-cell office:value="0.008109889030456544" office:value-type="float"/>
          <table:table-cell office:value="0.0087164175510406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610158752277495" office:value-type="float"/>
          <table:table-cell office:value="49" office:value-type="float"/>
          <table:table-cell office:value="-0.009223350286483765" office:value-type="float"/>
          <table:table-cell office:value="-0.00739992618560791" office:value-type="float"/>
          <table:table-cell office:value="0.006789333820343019" office:value-type="float"/>
          <table:table-cell office:value="0.009987075328826903" office:value-type="float"/>
          <table:table-cell office:value="0.008277528285980223" office:value-type="float"/>
          <table:table-cell office:value="0.00881270885467529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610158733606876" office:value-type="float"/>
          <table:table-cell office:value="50" office:value-type="float"/>
          <table:table-cell office:value="-0.009223350286483765" office:value-type="float"/>
          <table:table-cell office:value="-0.00739992618560791" office:value-type="float"/>
          <table:table-cell office:value="0.006789333820343019" office:value-type="float"/>
          <table:table-cell office:value="0.009987075328826903" office:value-type="float"/>
          <table:table-cell office:value="0.008277528285980223" office:value-type="float"/>
          <table:table-cell office:value="0.00881270885467529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610158750614137" office:value-type="float"/>
          <table:table-cell office:value="51" office:value-type="float"/>
          <table:table-cell office:value="-0.009315686821937562" office:value-type="float"/>
          <table:table-cell office:value="-0.007592973709106445" office:value-type="float"/>
          <table:table-cell office:value="0.0066831564903259266" office:value-type="float"/>
          <table:table-cell office:value="0.009988980293273926" office:value-type="float"/>
          <table:table-cell office:value="0.008428665399551392" office:value-type="float"/>
          <table:table-cell office:value="0.00888722658157348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610158737593305" office:value-type="float"/>
          <table:table-cell office:value="52" office:value-type="float"/>
          <table:table-cell office:value="-0.009315686821937562" office:value-type="float"/>
          <table:table-cell office:value="-0.007592973709106445" office:value-type="float"/>
          <table:table-cell office:value="0.0066831564903259266" office:value-type="float"/>
          <table:table-cell office:value="0.009988980293273926" office:value-type="float"/>
          <table:table-cell office:value="0.008428665399551392" office:value-type="float"/>
          <table:table-cell office:value="0.00888722658157348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610158754639386" office:value-type="float"/>
          <table:table-cell office:value="53" office:value-type="float"/>
          <table:table-cell office:value="-0.009392632842063904" office:value-type="float"/>
          <table:table-cell office:value="-0.007769303321838379" office:value-type="float"/>
          <table:table-cell office:value="0.006537098884582518" office:value-type="float"/>
          <table:table-cell office:value="0.009990510940551757" office:value-type="float"/>
          <table:table-cell office:value="0.00856736421585083" office:value-type="float"/>
          <table:table-cell office:value="0.00894616127014160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610158748835089" office:value-type="float"/>
          <table:table-cell office:value="54" office:value-type="float"/>
          <table:table-cell office:value="-0.009392632842063904" office:value-type="float"/>
          <table:table-cell office:value="-0.007769303321838379" office:value-type="float"/>
          <table:table-cell office:value="0.006537098884582518" office:value-type="float"/>
          <table:table-cell office:value="0.009990510940551757" office:value-type="float"/>
          <table:table-cell office:value="0.00856736421585083" office:value-type="float"/>
          <table:table-cell office:value="0.00894616127014160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610158740814513" office:value-type="float"/>
          <table:table-cell office:value="55" office:value-type="float"/>
          <table:table-cell office:value="-0.009458447098731995" office:value-type="float"/>
          <table:table-cell office:value="-0.007936583757400513" office:value-type="float"/>
          <table:table-cell office:value="0.0063623058795928954" office:value-type="float"/>
          <table:table-cell office:value="0.009991791248321535" office:value-type="float"/>
          <table:table-cell office:value="0.008696863651275635" office:value-type="float"/>
          <table:table-cell office:value="0.00899570226669311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610158739261243" office:value-type="float"/>
          <table:table-cell office:value="56" office:value-type="float"/>
          <table:table-cell office:value="-0.009458447098731995" office:value-type="float"/>
          <table:table-cell office:value="-0.007936583757400513" office:value-type="float"/>
          <table:table-cell office:value="0.0063623058795928954" office:value-type="float"/>
          <table:table-cell office:value="0.009991791248321535" office:value-type="float"/>
          <table:table-cell office:value="0.008696863651275635" office:value-type="float"/>
          <table:table-cell office:value="0.00899570226669311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610158743397601" office:value-type="float"/>
          <table:table-cell office:value="57" office:value-type="float"/>
          <table:table-cell office:value="-0.009515542387962341" office:value-type="float"/>
          <table:table-cell office:value="-0.00809820830821991" office:value-type="float"/>
          <table:table-cell office:value="0.006170487403869629" office:value-type="float"/>
          <table:table-cell office:value="0.009992897510528566" office:value-type="float"/>
          <table:table-cell office:value="0.008818533420562746" office:value-type="float"/>
          <table:table-cell office:value="0.0090395665168762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61015875202605" office:value-type="float"/>
          <table:table-cell office:value="58" office:value-type="float"/>
          <table:table-cell office:value="-0.009515542387962341" office:value-type="float"/>
          <table:table-cell office:value="-0.00809820830821991" office:value-type="float"/>
          <table:table-cell office:value="0.006170488595962526" office:value-type="float"/>
          <table:table-cell office:value="0.009992897510528566" office:value-type="float"/>
          <table:table-cell office:value="0.008818533420562746" office:value-type="float"/>
          <table:table-cell office:value="0.0090395665168762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610158736867763" office:value-type="float"/>
          <table:table-cell office:value="59" office:value-type="float"/>
          <table:table-cell office:value="-0.00956527292728424" office:value-type="float"/>
          <table:table-cell office:value="-0.008252582550048829" office:value-type="float"/>
          <table:table-cell office:value="0.00596555709838867" office:value-type="float"/>
          <table:table-cell office:value="0.00999384641647339" office:value-type="float"/>
          <table:table-cell office:value="0.008931692838668825" office:value-type="float"/>
          <table:table-cell office:value="0.00907912492752075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610158747239435" office:value-type="float"/>
          <table:table-cell office:value="60" office:value-type="float"/>
          <table:table-cell office:value="-0.00956527292728424" office:value-type="float"/>
          <table:table-cell office:value="-0.008252582550048829" office:value-type="float"/>
          <table:table-cell office:value="0.00596555709838867" office:value-type="float"/>
          <table:table-cell office:value="0.00999384641647339" office:value-type="float"/>
          <table:table-cell office:value="0.008931692838668825" office:value-type="float"/>
          <table:table-cell office:value="0.009079124927520754" office:value-type="float"/>
        </table:table-row>
      </table:table>
      <table:table table:name="6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9952790141105653" office:value-type="float"/>
          <table:table-cell office:value="-0.009609401226043701" office:value-type="float"/>
          <table:table-cell office:value="0.007831223011016847" office:value-type="float"/>
          <table:table-cell office:value="0.009999904632568361" office:value-type="float"/>
          <table:table-cell office:value="0.009737691879272462" office:value-type="float"/>
          <table:table-cell office:value="0.00973992109298706" office:value-type="float"/>
          <table:table-cell office:value="0.31740369156013015" office:value-type="float"/>
          <table:table-cell office:value="1" office:value-type="float"/>
          <table:table-cell office:value="-0.009952790141105653" office:value-type="float"/>
          <table:table-cell office:value="-0.009609401226043701" office:value-type="float"/>
          <table:table-cell office:value="0.007831223011016847" office:value-type="float"/>
          <table:table-cell office:value="0.009999904632568361" office:value-type="float"/>
          <table:table-cell office:value="0.009737691879272462" office:value-type="float"/>
          <table:table-cell office:value="0.00973992109298706" office:value-type="float"/>
        </table:table-row>
        <table:table-row>
          <table:table-cell office:value="-0.019277223348617555" office:value-type="float"/>
          <table:table-cell office:value="-0.017143539786338806" office:value-type="float"/>
          <table:table-cell office:value="0.012816876173019411" office:value-type="float"/>
          <table:table-cell office:value="0.019988858699798585" office:value-type="float"/>
          <table:table-cell office:value="0.018636873960494998" office:value-type="float"/>
          <table:table-cell office:value="0.018635532855987548" office:value-type="float"/>
          <table:table-cell office:value="0.08985658744140558" office:value-type="float"/>
          <table:table-cell office:value="2" office:value-type="float"/>
          <table:table-cell office:value="-0.009324433207511902" office:value-type="float"/>
          <table:table-cell office:value="-0.007534138560295105" office:value-type="float"/>
          <table:table-cell office:value="0.004985653162002564" office:value-type="float"/>
          <table:table-cell office:value="0.009988954067230224" office:value-type="float"/>
          <table:table-cell office:value="0.008899182081222536" office:value-type="float"/>
          <table:table-cell office:value="0.008895611763000489" office:value-type="float"/>
        </table:table-row>
        <table:table-row>
          <table:table-cell office:value="-0.028980202078819274" office:value-type="float"/>
          <table:table-cell office:value="-0.02583556115627289" office:value-type="float"/>
          <table:table-cell office:value="0.01859942436218262" office:value-type="float"/>
          <table:table-cell office:value="0.02998554348945618" office:value-type="float"/>
          <table:table-cell office:value="0.027862204313278204" office:value-type="float"/>
          <table:table-cell office:value="0.02787200450897217" office:value-type="float"/>
          <table:table-cell office:value="0.0636377475865888" office:value-type="float"/>
          <table:table-cell office:value="3" office:value-type="float"/>
          <table:table-cell office:value="-0.009702978730201721" office:value-type="float"/>
          <table:table-cell office:value="-0.008692021369934083" office:value-type="float"/>
          <table:table-cell office:value="0.00578254818916321" office:value-type="float"/>
          <table:table-cell office:value="0.009996684789657593" office:value-type="float"/>
          <table:table-cell office:value="0.009225330352783204" office:value-type="float"/>
          <table:table-cell office:value="0.009236471652984619" office:value-type="float"/>
        </table:table-row>
        <table:table-row>
          <table:table-cell office:value="-0.03861705303192139" office:value-type="float"/>
          <table:table-cell office:value="-0.03433802008628845" office:value-type="float"/>
          <table:table-cell office:value="0.02419218301773072" office:value-type="float"/>
          <table:table-cell office:value="0.03998172402381897" office:value-type="float"/>
          <table:table-cell office:value="0.03706706285476685" office:value-type="float"/>
          <table:table-cell office:value="0.037056069374084476" office:value-type="float"/>
          <table:table-cell office:value="0.07168383724701342" office:value-type="float"/>
          <table:table-cell office:value="4" office:value-type="float"/>
          <table:table-cell office:value="-0.009636850953102112" office:value-type="float"/>
          <table:table-cell office:value="-0.008502458930015564" office:value-type="float"/>
          <table:table-cell office:value="0.0055927586555480965" office:value-type="float"/>
          <table:table-cell office:value="0.009996180534362792" office:value-type="float"/>
          <table:table-cell office:value="0.009204858541488647" office:value-type="float"/>
          <table:table-cell office:value="0.009184064865112305" office:value-type="float"/>
        </table:table-row>
        <table:table-row>
          <table:table-cell office:value="-0.04852090835571289" office:value-type="float"/>
          <table:table-cell office:value="-0.04377904772758484" office:value-type="float"/>
          <table:table-cell office:value="0.03082326292991639" office:value-type="float"/>
          <table:table-cell office:value="0.04998125433921814" office:value-type="float"/>
          <table:table-cell office:value="0.0466582465171814" office:value-type="float"/>
          <table:table-cell office:value="0.04661661863327027" office:value-type="float"/>
          <table:table-cell office:value="0.04103046507721908" office:value-type="float"/>
          <table:table-cell office:value="5" office:value-type="float"/>
          <table:table-cell office:value="-0.009903855323791504" office:value-type="float"/>
          <table:table-cell office:value="-0.009441027641296387" office:value-type="float"/>
          <table:table-cell office:value="0.0066310799121856705" office:value-type="float"/>
          <table:table-cell office:value="0.00999953031539917" office:value-type="float"/>
          <table:table-cell office:value="0.009591183662414552" office:value-type="float"/>
          <table:table-cell office:value="0.0095605492591857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3761942982673646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0113620201875" office:value-type="float"/>
          <table:table-cell office:value="6" office:value-type="float"/>
          <table:table-cell office:value="-0.009920148849487305" office:value-type="float"/>
          <table:table-cell office:value="-0.00951779842376709" office:value-type="float"/>
          <table:table-cell office:value="0.006796166896820067" office:value-type="float"/>
          <table:table-cell office:value="0.009999656677246093" office:value-type="float"/>
          <table:table-cell office:value="0.009630119800567627" office:value-type="float"/>
          <table:table-cell office:value="0.00960445880889892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4279243350028992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011110785347" office:value-type="float"/>
          <table:table-cell office:value="7" office:value-type="float"/>
          <table:table-cell office:value="-0.009713271260261535" office:value-type="float"/>
          <table:table-cell office:value="-0.008789122700691224" office:value-type="float"/>
          <table:table-cell office:value="0.005173003673553467" office:value-type="float"/>
          <table:table-cell office:value="0.00999659538269043" office:value-type="float"/>
          <table:table-cell office:value="0.009298461675643922" office:value-type="float"/>
          <table:table-cell office:value="0.00921962022781372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479624235630035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0112289277883" office:value-type="float"/>
          <table:table-cell office:value="8" office:value-type="float"/>
          <table:table-cell office:value="-0.009712775349617005" office:value-type="float"/>
          <table:table-cell office:value="-0.008787761926651" office:value-type="float"/>
          <table:table-cell office:value="0.0051699900627136235" office:value-type="float"/>
          <table:table-cell office:value="0.009996577501296998" office:value-type="float"/>
          <table:table-cell office:value="0.00929694414138794" office:value-type="float"/>
          <table:table-cell office:value="0.00921812057495117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011360999272" office:value-type="float"/>
          <table:table-cell office:value="9" office:value-type="float"/>
          <table:table-cell office:value="-0.009734131097793579" office:value-type="float"/>
          <table:table-cell office:value="-0.008872723579406739" office:value-type="float"/>
          <table:table-cell office:value="0.004979732036590577" office:value-type="float"/>
          <table:table-cell office:value="0.009996933937072754" office:value-type="float"/>
          <table:table-cell office:value="0.009359683990478517" office:value-type="float"/>
          <table:table-cell office:value="0.00924120187759399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0113012827204" office:value-type="float"/>
          <table:table-cell office:value="10" office:value-type="float"/>
          <table:table-cell office:value="-0.009734034538269043" office:value-type="float"/>
          <table:table-cell office:value="-0.008872489929199218" office:value-type="float"/>
          <table:table-cell office:value="0.004978901147842408" office:value-type="float"/>
          <table:table-cell office:value="0.009996930360794068" office:value-type="float"/>
          <table:table-cell office:value="0.009359245300292968" office:value-type="float"/>
          <table:table-cell office:value="0.00924075365066528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0111061266195" office:value-type="float"/>
          <table:table-cell office:value="11" office:value-type="float"/>
          <table:table-cell office:value="-0.009752348065376282" office:value-type="float"/>
          <table:table-cell office:value="-0.008946245908737183" office:value-type="float"/>
          <table:table-cell office:value="0.004790122509002686" office:value-type="float"/>
          <table:table-cell office:value="0.009997239112854004" office:value-type="float"/>
          <table:table-cell office:value="0.009415011405944826" office:value-type="float"/>
          <table:table-cell office:value="0.00926296114921569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011092322409" office:value-type="float"/>
          <table:table-cell office:value="12" office:value-type="float"/>
          <table:table-cell office:value="-0.009752348065376282" office:value-type="float"/>
          <table:table-cell office:value="-0.008946245908737183" office:value-type="float"/>
          <table:table-cell office:value="0.004790122509002686" office:value-type="float"/>
          <table:table-cell office:value="0.009997239112854004" office:value-type="float"/>
          <table:table-cell office:value="0.009415011405944826" office:value-type="float"/>
          <table:table-cell office:value="0.00926296114921569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0109674101301" office:value-type="float"/>
          <table:table-cell office:value="13" office:value-type="float"/>
          <table:table-cell office:value="-0.009767906665802002" office:value-type="float"/>
          <table:table-cell office:value="-0.009009950160980225" office:value-type="float"/>
          <table:table-cell office:value="0.004603462219238281" office:value-type="float"/>
          <table:table-cell office:value="0.00999749779701233" office:value-type="float"/>
          <table:table-cell office:value="0.00946352243423462" office:value-type="float"/>
          <table:table-cell office:value="0.009283102750778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0113715203625" office:value-type="float"/>
          <table:table-cell office:value="14" office:value-type="float"/>
          <table:table-cell office:value="-0.009767906665802002" office:value-type="float"/>
          <table:table-cell office:value="-0.009009950160980225" office:value-type="float"/>
          <table:table-cell office:value="0.004603462219238281" office:value-type="float"/>
          <table:table-cell office:value="0.00999749779701233" office:value-type="float"/>
          <table:table-cell office:value="0.00946352243423462" office:value-type="float"/>
          <table:table-cell office:value="0.009283102750778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011429521429" office:value-type="float"/>
          <table:table-cell office:value="15" office:value-type="float"/>
          <table:table-cell office:value="-0.009781180620193482" office:value-type="float"/>
          <table:table-cell office:value="-0.0090648090839386" office:value-type="float"/>
          <table:table-cell office:value="0.0043908429145812986" office:value-type="float"/>
          <table:table-cell office:value="0.009997713565826417" office:value-type="float"/>
          <table:table-cell office:value="0.009505815505981447" office:value-type="float"/>
          <table:table-cell office:value="0.00930066347122192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0113218856933" office:value-type="float"/>
          <table:table-cell office:value="16" office:value-type="float"/>
          <table:table-cell office:value="-0.009781180620193482" office:value-type="float"/>
          <table:table-cell office:value="-0.0090648090839386" office:value-type="float"/>
          <table:table-cell office:value="0.0043908429145812986" office:value-type="float"/>
          <table:table-cell office:value="0.009997713565826417" office:value-type="float"/>
          <table:table-cell office:value="0.009505815505981447" office:value-type="float"/>
          <table:table-cell office:value="0.00930066347122192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011396063493" office:value-type="float"/>
          <table:table-cell office:value="17" office:value-type="float"/>
          <table:table-cell office:value="-0.009792400002479553" office:value-type="float"/>
          <table:table-cell office:value="-0.00911121666431427" office:value-type="float"/>
          <table:table-cell office:value="0.0041223978996276864" office:value-type="float"/>
          <table:table-cell office:value="0.00999788999557495" office:value-type="float"/>
          <table:table-cell office:value="0.009542480707168578" office:value-type="float"/>
          <table:table-cell office:value="0.00931469798088073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0112467284552" office:value-type="float"/>
          <table:table-cell office:value="18" office:value-type="float"/>
          <table:table-cell office:value="-0.009792400002479553" office:value-type="float"/>
          <table:table-cell office:value="-0.00911121666431427" office:value-type="float"/>
          <table:table-cell office:value="0.0041223978996276864" office:value-type="float"/>
          <table:table-cell office:value="0.00999788999557495" office:value-type="float"/>
          <table:table-cell office:value="0.009542480707168578" office:value-type="float"/>
          <table:table-cell office:value="0.00931469798088073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0109527339756" office:value-type="float"/>
          <table:table-cell office:value="19" office:value-type="float"/>
          <table:table-cell office:value="-0.00980177879333496" office:value-type="float"/>
          <table:table-cell office:value="-0.009149613976478576" office:value-type="float"/>
          <table:table-cell office:value="0.0037834000587463387" office:value-type="float"/>
          <table:table-cell office:value="0.009998033046722412" office:value-type="float"/>
          <table:table-cell office:value="0.009573671817779543" office:value-type="float"/>
          <table:table-cell office:value="0.00932425975799560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0111626073368" office:value-type="float"/>
          <table:table-cell office:value="20" office:value-type="float"/>
          <table:table-cell office:value="-0.00980177879333496" office:value-type="float"/>
          <table:table-cell office:value="-0.009149613976478576" office:value-type="float"/>
          <table:table-cell office:value="0.003783398866653442" office:value-type="float"/>
          <table:table-cell office:value="0.009998033046722412" office:value-type="float"/>
          <table:table-cell office:value="0.009573671817779543" office:value-type="float"/>
          <table:table-cell office:value="0.00932425975799560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011336389095" office:value-type="float"/>
          <table:table-cell office:value="21" office:value-type="float"/>
          <table:table-cell office:value="-0.009809547662734985" office:value-type="float"/>
          <table:table-cell office:value="-0.009181119203567505" office:value-type="float"/>
          <table:table-cell office:value="0.0033745598793029786" office:value-type="float"/>
          <table:table-cell office:value="0.00999814748764038" office:value-type="float"/>
          <table:table-cell office:value="0.009599825143814087" office:value-type="float"/>
          <table:table-cell office:value="0.00932928681373596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0113662426395" office:value-type="float"/>
          <table:table-cell office:value="22" office:value-type="float"/>
          <table:table-cell office:value="-0.009809547066688538" office:value-type="float"/>
          <table:table-cell office:value="-0.009181116223335267" office:value-type="float"/>
          <table:table-cell office:value="0.003374557495117187" office:value-type="float"/>
          <table:table-cell office:value="0.00999814748764038" office:value-type="float"/>
          <table:table-cell office:value="0.00959982395172119" office:value-type="float"/>
          <table:table-cell office:value="0.00932928442955017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0111023832933" office:value-type="float"/>
          <table:table-cell office:value="23" office:value-type="float"/>
          <table:table-cell office:value="-0.009816017746925355" office:value-type="float"/>
          <table:table-cell office:value="-0.009207191467285157" office:value-type="float"/>
          <table:table-cell office:value="0.0028985929489135746" office:value-type="float"/>
          <table:table-cell office:value="0.00999823808670044" office:value-type="float"/>
          <table:table-cell office:value="0.009621793031692505" office:value-type="float"/>
          <table:table-cell office:value="0.00933024048805236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0169807772921" office:value-type="float"/>
          <table:table-cell office:value="24" office:value-type="float"/>
          <table:table-cell office:value="-0.009816017746925355" office:value-type="float"/>
          <table:table-cell office:value="-0.009207191467285157" office:value-type="float"/>
          <table:table-cell office:value="0.0028985929489135746" office:value-type="float"/>
          <table:table-cell office:value="0.00999823808670044" office:value-type="float"/>
          <table:table-cell office:value="0.009621793031692505" office:value-type="float"/>
          <table:table-cell office:value="0.00933024048805236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0113169249645" office:value-type="float"/>
          <table:table-cell office:value="25" office:value-type="float"/>
          <table:table-cell office:value="-0.009821490049362183" office:value-type="float"/>
          <table:table-cell office:value="-0.009229038953781129" office:value-type="float"/>
          <table:table-cell office:value="0.002361156940460206" office:value-type="float"/>
          <table:table-cell office:value="0.00999831199645996" office:value-type="float"/>
          <table:table-cell office:value="0.009640452861785888" office:value-type="float"/>
          <table:table-cell office:value="0.00932831406593322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0167725879322" office:value-type="float"/>
          <table:table-cell office:value="26" office:value-type="float"/>
          <table:table-cell office:value="-0.009821491241455078" office:value-type="float"/>
          <table:table-cell office:value="-0.009229041337966919" office:value-type="float"/>
          <table:table-cell office:value="0.002361156940460206" office:value-type="float"/>
          <table:table-cell office:value="0.00999831199645996" office:value-type="float"/>
          <table:table-cell office:value="0.009640455245971681" office:value-type="float"/>
          <table:table-cell office:value="0.00932831525802612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0112668302075" office:value-type="float"/>
          <table:table-cell office:value="27" office:value-type="float"/>
          <table:table-cell office:value="-0.00982621967792511" office:value-type="float"/>
          <table:table-cell office:value="-0.00924816370010376" office:value-type="float"/>
          <table:table-cell office:value="0.0017699599266052246" office:value-type="float"/>
          <table:table-cell office:value="0.009998373985290526" office:value-type="float"/>
          <table:table-cell office:value="0.009656593799591063" office:value-type="float"/>
          <table:table-cell office:value="0.00932458043098449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0109175024334" office:value-type="float"/>
          <table:table-cell office:value="28" office:value-type="float"/>
          <table:table-cell office:value="-0.009826220870018006" office:value-type="float"/>
          <table:table-cell office:value="-0.009248166084289551" office:value-type="float"/>
          <table:table-cell office:value="0.0017699611186981195" office:value-type="float"/>
          <table:table-cell office:value="0.009998373985290526" office:value-type="float"/>
          <table:table-cell office:value="0.00965659499168396" office:value-type="float"/>
          <table:table-cell office:value="0.00932458162307739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0113090947156" office:value-type="float"/>
          <table:table-cell office:value="29" office:value-type="float"/>
          <table:table-cell office:value="-0.009830423593521119" office:value-type="float"/>
          <table:table-cell office:value="-0.009265532493591308" office:value-type="float"/>
          <table:table-cell office:value="0.001115224361419677" office:value-type="float"/>
          <table:table-cell office:value="0.009998428821563722" office:value-type="float"/>
          <table:table-cell office:value="0.009670722484588624" office:value-type="float"/>
          <table:table-cell office:value="0.00932039737701415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0112570979257" office:value-type="float"/>
          <table:table-cell office:value="30" office:value-type="float"/>
          <table:table-cell office:value="-0.009830423593521119" office:value-type="float"/>
          <table:table-cell office:value="-0.009265531897544862" office:value-type="float"/>
          <table:table-cell office:value="0.001115224361419677" office:value-type="float"/>
          <table:table-cell office:value="0.009998428821563722" office:value-type="float"/>
          <table:table-cell office:value="0.009670722484588624" office:value-type="float"/>
          <table:table-cell office:value="0.00932039737701415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0113414926138" office:value-type="float"/>
          <table:table-cell office:value="31" office:value-type="float"/>
          <table:table-cell office:value="-0.009834248423576355" office:value-type="float"/>
          <table:table-cell office:value="-0.009281887412071229" office:value-type="float"/>
          <table:table-cell office:value="0.00038607120513916085" office:value-type="float"/>
          <table:table-cell office:value="0.009998476505279541" office:value-type="float"/>
          <table:table-cell office:value="0.009683080911636352" office:value-type="float"/>
          <table:table-cell office:value="0.00931540489196777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0113367662382" office:value-type="float"/>
          <table:table-cell office:value="32" office:value-type="float"/>
          <table:table-cell office:value="-0.009834248423576355" office:value-type="float"/>
          <table:table-cell office:value="-0.009281887412071229" office:value-type="float"/>
          <table:table-cell office:value="0.00038607120513916085" office:value-type="float"/>
          <table:table-cell office:value="0.009998476505279541" office:value-type="float"/>
          <table:table-cell office:value="0.009683080911636352" office:value-type="float"/>
          <table:table-cell office:value="0.00931540489196777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4960360705852509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0109774505841" office:value-type="float"/>
          <table:table-cell office:value="33" office:value-type="float"/>
          <table:table-cell office:value="-0.009837931990623475" office:value-type="float"/>
          <table:table-cell office:value="-0.009298546314239502" office:value-type="float"/>
          <table:table-cell office:value="-0.0003963929414749143" office:value-type="float"/>
          <table:table-cell office:value="0.009998521804809571" office:value-type="float"/>
          <table:table-cell office:value="0.009694100618362426" office:value-type="float"/>
          <table:table-cell office:value="0.00931096673011779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4920741677284241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011361389749" office:value-type="float"/>
          <table:table-cell office:value="34" office:value-type="float"/>
          <table:table-cell office:value="-0.009837935566902161" office:value-type="float"/>
          <table:table-cell office:value="-0.009298559427261353" office:value-type="float"/>
          <table:table-cell office:value="-0.0003961902856826783" office:value-type="float"/>
          <table:table-cell office:value="0.009998522996902464" office:value-type="float"/>
          <table:table-cell office:value="0.009694130420684814" office:value-type="float"/>
          <table:table-cell office:value="0.00931102037429809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479755455255508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0111872684907" office:value-type="float"/>
          <table:table-cell office:value="35" office:value-type="float"/>
          <table:table-cell office:value="-0.009841781258583069" office:value-type="float"/>
          <table:table-cell office:value="-0.009316880702972413" office:value-type="float"/>
          <table:table-cell office:value="-0.0012318712472915647" office:value-type="float"/>
          <table:table-cell office:value="0.00999856948852539" office:value-type="float"/>
          <table:table-cell office:value="0.009704456329345702" office:value-type="float"/>
          <table:table-cell office:value="0.00930791139602661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46744415163993844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0168440811538" office:value-type="float"/>
          <table:table-cell office:value="36" office:value-type="float"/>
          <table:table-cell office:value="-0.009841802716255189" office:value-type="float"/>
          <table:table-cell office:value="-0.009316962957382203" office:value-type="float"/>
          <table:table-cell office:value="-0.001231130361557007" office:value-type="float"/>
          <table:table-cell office:value="0.009998570680618287" office:value-type="float"/>
          <table:table-cell office:value="0.009704561233520507" office:value-type="float"/>
          <table:table-cell office:value="0.0093080949783325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4461223423480988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0111786754774" office:value-type="float"/>
          <table:table-cell office:value="37" office:value-type="float"/>
          <table:table-cell office:value="-0.009846045374870301" office:value-type="float"/>
          <table:table-cell office:value="-0.009337480664253234" office:value-type="float"/>
          <table:table-cell office:value="-0.00213218092918396" office:value-type="float"/>
          <table:table-cell office:value="0.00999862313270569" office:value-type="float"/>
          <table:table-cell office:value="0.009714953899383543" office:value-type="float"/>
          <table:table-cell office:value="0.00930643081665039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4248142302036286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0115237494893" office:value-type="float"/>
          <table:table-cell office:value="38" office:value-type="float"/>
          <table:table-cell office:value="-0.009846083521842956" office:value-type="float"/>
          <table:table-cell office:value="-0.009337633848190308" office:value-type="float"/>
          <table:table-cell office:value="-0.0021308112144470207" office:value-type="float"/>
          <table:table-cell office:value="0.009998624324798583" office:value-type="float"/>
          <table:table-cell office:value="0.00971513032913208" office:value-type="float"/>
          <table:table-cell office:value="0.00930674672126770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3942261099815369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0109867839663" office:value-type="float"/>
          <table:table-cell office:value="39" office:value-type="float"/>
          <table:table-cell office:value="-0.009850557446479797" office:value-type="float"/>
          <table:table-cell office:value="-0.009359428882598877" office:value-type="float"/>
          <table:table-cell office:value="-0.003058812022209168" office:value-type="float"/>
          <table:table-cell office:value="0.009998680353164672" office:value-type="float"/>
          <table:table-cell office:value="0.009725580215454102" office:value-type="float"/>
          <table:table-cell office:value="0.00930545330047607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36365763545036324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06437411754451845" office:value-type="float"/>
          <table:table-cell office:value="40" office:value-type="float"/>
          <table:table-cell office:value="-0.009850608706474305" office:value-type="float"/>
          <table:table-cell office:value="-0.009359639286994934" office:value-type="float"/>
          <table:table-cell office:value="-0.0030568474531173706" office:value-type="float"/>
          <table:table-cell office:value="0.009998682737350465" office:value-type="float"/>
          <table:table-cell office:value="0.009725825786590576" office:value-type="float"/>
          <table:table-cell office:value="0.0093059003353118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28384947180747994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678383433533181" office:value-type="float"/>
          <table:table-cell office:value="41" office:value-type="float"/>
          <table:table-cell office:value="-0.009991481900215149" office:value-type="float"/>
          <table:table-cell office:value="-0.009881511926651002" office:value-type="float"/>
          <table:table-cell office:value="-0.00798081636428833" office:value-type="float"/>
          <table:table-cell office:value="0.00999999761581421" office:value-type="float"/>
          <table:table-cell office:value="0.00998409628868103" office:value-type="float"/>
          <table:table-cell office:value="0.00987611889839172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23229795098304758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61468102739249" office:value-type="float"/>
          <table:table-cell office:value="42" office:value-type="float"/>
          <table:table-cell office:value="-0.009961636662483215" office:value-type="float"/>
          <table:table-cell office:value="-0.009761443734169007" office:value-type="float"/>
          <table:table-cell office:value="-0.005155152082443238" office:value-type="float"/>
          <table:table-cell office:value="0.00999990701675415" office:value-type="float"/>
          <table:table-cell office:value="0.00990848660469055" office:value-type="float"/>
          <table:table-cell office:value="0.0096508550643920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186045795679092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525445602295368" office:value-type="float"/>
          <table:table-cell office:value="43" office:value-type="float"/>
          <table:table-cell office:value="-0.009875078797340394" office:value-type="float"/>
          <table:table-cell office:value="-0.009464409947395325" office:value-type="float"/>
          <table:table-cell office:value="-0.004625215530395508" office:value-type="float"/>
          <table:table-cell office:value="0.009999001026153564" office:value-type="float"/>
          <table:table-cell office:value="0.009761645793914796" office:value-type="float"/>
          <table:table-cell office:value="0.00933601379394531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13808546662330636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3936952100949406" office:value-type="float"/>
          <table:table-cell office:value="44" office:value-type="float"/>
          <table:table-cell office:value="-0.00988379180431366" office:value-type="float"/>
          <table:table-cell office:value="-0.00948751449584961" office:value-type="float"/>
          <table:table-cell office:value="-0.004796032905578613" office:value-type="float"/>
          <table:table-cell office:value="0.009999129772186281" office:value-type="float"/>
          <table:table-cell office:value="0.009774343967437744" office:value-type="float"/>
          <table:table-cell office:value="0.0093589949607849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0829176604747773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26281257154112" office:value-type="float"/>
          <table:table-cell office:value="45" office:value-type="float"/>
          <table:table-cell office:value="-0.009815049171447755" office:value-type="float"/>
          <table:table-cell office:value="-0.00923528492450714" office:value-type="float"/>
          <table:table-cell office:value="-0.005516780614852905" office:value-type="float"/>
          <table:table-cell office:value="0.009998245239257813" office:value-type="float"/>
          <table:table-cell office:value="0.009715805053710938" office:value-type="float"/>
          <table:table-cell office:value="0.00921700358390808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03016701340675362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70810821149289" office:value-type="float"/>
          <table:table-cell office:value="46" office:value-type="float"/>
          <table:table-cell office:value="-0.009850102663040162" office:value-type="float"/>
          <table:table-cell office:value="-0.009380123019218445" office:value-type="float"/>
          <table:table-cell office:value="-0.005275064706802369" office:value-type="float"/>
          <table:table-cell office:value="0.009998661279678344" office:value-type="float"/>
          <table:table-cell office:value="0.009738870859146117" office:value-type="float"/>
          <table:table-cell office:value="0.00927088379859924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032297748327255174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51792946307704" office:value-type="float"/>
          <table:table-cell office:value="47" office:value-type="float"/>
          <table:table-cell office:value="-0.009903565049171448" office:value-type="float"/>
          <table:table-cell office:value="-0.009564433097839355" office:value-type="float"/>
          <table:table-cell office:value="-0.0062464761734008795" office:value-type="float"/>
          <table:table-cell office:value="0.009999369382858276" office:value-type="float"/>
          <table:table-cell office:value="0.009806201457977294" office:value-type="float"/>
          <table:table-cell office:value="0.00939184427261352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0917995631694793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51538662530902" office:value-type="float"/>
          <table:table-cell office:value="48" office:value-type="float"/>
          <table:table-cell office:value="-0.009866974353790284" office:value-type="float"/>
          <table:table-cell office:value="-0.009442180395126343" office:value-type="float"/>
          <table:table-cell office:value="-0.005950181484222412" office:value-type="float"/>
          <table:table-cell office:value="0.009998908042907715" office:value-type="float"/>
          <table:table-cell office:value="0.009761657714843752" office:value-type="float"/>
          <table:table-cell office:value="0.00930070638656616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1562947332859038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51691155028727" office:value-type="float"/>
          <table:table-cell office:value="49" office:value-type="float"/>
          <table:table-cell office:value="-0.009870576858520509" office:value-type="float"/>
          <table:table-cell office:value="-0.009462301135063172" office:value-type="float"/>
          <table:table-cell office:value="-0.006449517011642456" office:value-type="float"/>
          <table:table-cell office:value="0.00999895930290222" office:value-type="float"/>
          <table:table-cell office:value="0.009769203662872315" office:value-type="float"/>
          <table:table-cell office:value="0.00930479764938354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2207813620567321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5120174551091" office:value-type="float"/>
          <table:table-cell office:value="50" office:value-type="float"/>
          <table:table-cell office:value="-0.009870976209640503" office:value-type="float"/>
          <table:table-cell office:value="-0.009463520646095276" office:value-type="float"/>
          <table:table-cell office:value="-0.006448662877082825" office:value-type="float"/>
          <table:table-cell office:value="0.00999896764755249" office:value-type="float"/>
          <table:table-cell office:value="0.009770197868347168" office:value-type="float"/>
          <table:table-cell office:value="0.0093064975738525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2892186760902404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51395626685552" office:value-type="float"/>
          <table:table-cell office:value="51" office:value-type="float"/>
          <table:table-cell office:value="-0.009874215722084046" office:value-type="float"/>
          <table:table-cell office:value="-0.009481855034828186" office:value-type="float"/>
          <table:table-cell office:value="-0.006843731403350831" office:value-type="float"/>
          <table:table-cell office:value="0.00999901533126831" office:value-type="float"/>
          <table:table-cell office:value="0.00977766513824463" office:value-type="float"/>
          <table:table-cell office:value="0.00931264877319335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3576699495315551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51246220543763" office:value-type="float"/>
          <table:table-cell office:value="52" office:value-type="float"/>
          <table:table-cell office:value="-0.009874781966209412" office:value-type="float"/>
          <table:table-cell office:value="-0.009483530521392822" office:value-type="float"/>
          <table:table-cell office:value="-0.006845127344131469" office:value-type="float"/>
          <table:table-cell office:value="0.009999027252197265" office:value-type="float"/>
          <table:table-cell office:value="0.009779019355773926" office:value-type="float"/>
          <table:table-cell office:value="0.00931499242782592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429328835010528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5151789879882" office:value-type="float"/>
          <table:table-cell office:value="53" office:value-type="float"/>
          <table:table-cell office:value="-0.009877104759216309" office:value-type="float"/>
          <table:table-cell office:value="-0.009498487710952758" office:value-type="float"/>
          <table:table-cell office:value="-0.007165888547897339" office:value-type="float"/>
          <table:table-cell office:value="0.009999070167541506" office:value-type="float"/>
          <table:table-cell office:value="0.009785611629486083" office:value-type="float"/>
          <table:table-cell office:value="0.00932147026062011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52127119637452" office:value-type="float"/>
          <table:table-cell office:value="54" office:value-type="float"/>
          <table:table-cell office:value="-0.009877690076828004" office:value-type="float"/>
          <table:table-cell office:value="-0.00950018286705017" office:value-type="float"/>
          <table:table-cell office:value="-0.007167969942092896" office:value-type="float"/>
          <table:table-cell office:value="0.009999082088470458" office:value-type="float"/>
          <table:table-cell office:value="0.009787027835845947" office:value-type="float"/>
          <table:table-cell office:value="0.00932402610778808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51913011335657" office:value-type="float"/>
          <table:table-cell office:value="55" office:value-type="float"/>
          <table:table-cell office:value="-0.00987987756729126" office:value-type="float"/>
          <table:table-cell office:value="-0.009512840509414673" office:value-type="float"/>
          <table:table-cell office:value="-0.007423643469810486" office:value-type="float"/>
          <table:table-cell office:value="0.009999117851257325" office:value-type="float"/>
          <table:table-cell office:value="0.009792757034301757" office:value-type="float"/>
          <table:table-cell office:value="0.00932858586311340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52679651748064" office:value-type="float"/>
          <table:table-cell office:value="56" office:value-type="float"/>
          <table:table-cell office:value="-0.009879881739616394" office:value-type="float"/>
          <table:table-cell office:value="-0.00951285421848297" office:value-type="float"/>
          <table:table-cell office:value="-0.007423679828643798" office:value-type="float"/>
          <table:table-cell office:value="0.009999117851257325" office:value-type="float"/>
          <table:table-cell office:value="0.009792762994766236" office:value-type="float"/>
          <table:table-cell office:value="0.00932859659194946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51416297052781" office:value-type="float"/>
          <table:table-cell office:value="57" office:value-type="float"/>
          <table:table-cell office:value="-0.00988082230091095" office:value-type="float"/>
          <table:table-cell office:value="-0.009523122310638428" office:value-type="float"/>
          <table:table-cell office:value="-0.007633198499679566" office:value-type="float"/>
          <table:table-cell office:value="0.009999138116836547" office:value-type="float"/>
          <table:table-cell office:value="0.009797219038009645" office:value-type="float"/>
          <table:table-cell office:value="0.00933014154434204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51575714477663" office:value-type="float"/>
          <table:table-cell office:value="58" office:value-type="float"/>
          <table:table-cell office:value="-0.009880828857421876" office:value-type="float"/>
          <table:table-cell office:value="-0.009523140788078309" office:value-type="float"/>
          <table:table-cell office:value="-0.007633270025253296" office:value-type="float"/>
          <table:table-cell office:value="0.009999138116836547" office:value-type="float"/>
          <table:table-cell office:value="0.009797227382659911" office:value-type="float"/>
          <table:table-cell office:value="0.00933015823364257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51226007410499" office:value-type="float"/>
          <table:table-cell office:value="59" office:value-type="float"/>
          <table:table-cell office:value="-0.009881694912910462" office:value-type="float"/>
          <table:table-cell office:value="-0.00953328788280487" office:value-type="float"/>
          <table:table-cell office:value="-0.00781583547592163" office:value-type="float"/>
          <table:table-cell office:value="0.009999159574508669" office:value-type="float"/>
          <table:table-cell office:value="0.009801554679870607" office:value-type="float"/>
          <table:table-cell office:value="0.00933332920074462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52501230546075" office:value-type="float"/>
          <table:table-cell office:value="60" office:value-type="float"/>
          <table:table-cell office:value="-0.009881693720817566" office:value-type="float"/>
          <table:table-cell office:value="-0.009533284306526184" office:value-type="float"/>
          <table:table-cell office:value="-0.007815837264060974" office:value-type="float"/>
          <table:table-cell office:value="0.009999159574508669" office:value-type="float"/>
          <table:table-cell office:value="0.009801554679870607" office:value-type="float"/>
          <table:table-cell office:value="0.009333326816558839" office:value-type="float"/>
        </table:table-row>
      </table:table>
      <table:table table:name="7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9655312299728394" office:value-type="float"/>
          <table:table-cell office:value="-0.008765894770622253" office:value-type="float"/>
          <table:table-cell office:value="-0.008398970365524292" office:value-type="float"/>
          <table:table-cell office:value="0.00999792456626892" office:value-type="float"/>
          <table:table-cell office:value="0.009770439863204956" office:value-type="float"/>
          <table:table-cell office:value="0.009106869697570802" office:value-type="float"/>
          <table:table-cell office:value="0.08149679684042378" office:value-type="float"/>
          <table:table-cell office:value="1" office:value-type="float"/>
          <table:table-cell office:value="-0.009655312299728394" office:value-type="float"/>
          <table:table-cell office:value="-0.008765894770622253" office:value-type="float"/>
          <table:table-cell office:value="-0.008398970365524292" office:value-type="float"/>
          <table:table-cell office:value="0.00999792456626892" office:value-type="float"/>
          <table:table-cell office:value="0.009770439863204956" office:value-type="float"/>
          <table:table-cell office:value="0.009106869697570802" office:value-type="float"/>
        </table:table-row>
        <table:table-row>
          <table:table-cell office:value="-0.01955979108810425" office:value-type="float"/>
          <table:table-cell office:value="-0.01837150812149048" office:value-type="float"/>
          <table:table-cell office:value="-0.016366773247718812" office:value-type="float"/>
          <table:table-cell office:value="0.01999735951423645" office:value-type="float"/>
          <table:table-cell office:value="0.019606949090957643" office:value-type="float"/>
          <table:table-cell office:value="0.018506784439086914" office:value-type="float"/>
          <table:table-cell office:value="0.07395012343602883" office:value-type="float"/>
          <table:table-cell office:value="2" office:value-type="float"/>
          <table:table-cell office:value="-0.009904478788375855" office:value-type="float"/>
          <table:table-cell office:value="-0.009605613350868226" office:value-type="float"/>
          <table:table-cell office:value="-0.007967802882194518" office:value-type="float"/>
          <table:table-cell office:value="0.00999943494796753" office:value-type="float"/>
          <table:table-cell office:value="0.009836509227752687" office:value-type="float"/>
          <table:table-cell office:value="0.009399914741516113" office:value-type="float"/>
        </table:table-row>
        <table:table-row>
          <table:table-cell office:value="-0.029444946050643923" office:value-type="float"/>
          <table:table-cell office:value="-0.027923400998115543" office:value-type="float"/>
          <table:table-cell office:value="-0.024387127161026003" office:value-type="float"/>
          <table:table-cell office:value="0.029996596574783325" office:value-type="float"/>
          <table:table-cell office:value="0.029425536394119267" office:value-type="float"/>
          <table:table-cell office:value="0.027864105701446533" office:value-type="float"/>
          <table:table-cell office:value="0.06618096938265028" office:value-type="float"/>
          <table:table-cell office:value="3" office:value-type="float"/>
          <table:table-cell office:value="-0.009885154962539673" office:value-type="float"/>
          <table:table-cell office:value="-0.009551892876625062" office:value-type="float"/>
          <table:table-cell office:value="-0.008020353913307191" office:value-type="float"/>
          <table:table-cell office:value="0.009999237060546876" office:value-type="float"/>
          <table:table-cell office:value="0.009818587303161623" office:value-type="float"/>
          <table:table-cell office:value="0.00935732126235962" office:value-type="float"/>
        </table:table-row>
        <table:table-row>
          <table:table-cell office:value="-0.03932811915874482" office:value-type="float"/>
          <table:table-cell office:value="-0.03747057378292084" office:value-type="float"/>
          <table:table-cell office:value="-0.03242230892181397" office:value-type="float"/>
          <table:table-cell office:value="0.039995814561843875" office:value-type="float"/>
          <table:table-cell office:value="0.03924187541007996" office:value-type="float"/>
          <table:table-cell office:value="0.037217235565185545" office:value-type="float"/>
          <table:table-cell office:value="0.05836269356192418" office:value-type="float"/>
          <table:table-cell office:value="4" office:value-type="float"/>
          <table:table-cell office:value="-0.009883173108100891" office:value-type="float"/>
          <table:table-cell office:value="-0.009547172784805298" office:value-type="float"/>
          <table:table-cell office:value="-0.008035181760787964" office:value-type="float"/>
          <table:table-cell office:value="0.009999217987060547" office:value-type="float"/>
          <table:table-cell office:value="0.009816339015960693" office:value-type="float"/>
          <table:table-cell office:value="0.009353129863739014" office:value-type="float"/>
        </table:table-row>
        <table:table-row>
          <table:table-cell office:value="-0.049211505055427554" office:value-type="float"/>
          <table:table-cell office:value="-0.04702995657920837" office:value-type="float"/>
          <table:table-cell office:value="-0.04056414902210236" office:value-type="float"/>
          <table:table-cell office:value="0.049995044469833376" office:value-type="float"/>
          <table:table-cell office:value="0.04905988335609436" office:value-type="float"/>
          <table:table-cell office:value="0.046574387550354" office:value-type="float"/>
          <table:table-cell office:value="0.05052824739407737" office:value-type="float"/>
          <table:table-cell office:value="5" office:value-type="float"/>
          <table:table-cell office:value="-0.00988338589668274" office:value-type="float"/>
          <table:table-cell office:value="-0.009559382796287538" office:value-type="float"/>
          <table:table-cell office:value="-0.008141840100288391" office:value-type="float"/>
          <table:table-cell office:value="0.009999229907989503" office:value-type="float"/>
          <table:table-cell office:value="0.009818007946014404" office:value-type="float"/>
          <table:table-cell office:value="0.00935715198516845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4873290717601777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5780527037121" office:value-type="float"/>
          <table:table-cell office:value="6" office:value-type="float"/>
          <table:table-cell office:value="-0.00988292157649994" office:value-type="float"/>
          <table:table-cell office:value="-0.009559406042098999" office:value-type="float"/>
          <table:table-cell office:value="-0.008168758153915406" office:value-type="float"/>
          <table:table-cell office:value="0.00999922752380371" office:value-type="float"/>
          <table:table-cell office:value="0.009817333221435546" office:value-type="float"/>
          <table:table-cell office:value="0.00935640096664428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5769549410676" office:value-type="float"/>
          <table:table-cell office:value="7" office:value-type="float"/>
          <table:table-cell office:value="-0.009884598255157471" office:value-type="float"/>
          <table:table-cell office:value="-0.009575932621955871" office:value-type="float"/>
          <table:table-cell office:value="-0.008222970366477966" office:value-type="float"/>
          <table:table-cell office:value="0.009999256134033204" office:value-type="float"/>
          <table:table-cell office:value="0.009821455478668214" office:value-type="float"/>
          <table:table-cell office:value="0.0093637514114379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57588034665044" office:value-type="float"/>
          <table:table-cell office:value="8" office:value-type="float"/>
          <table:table-cell office:value="-0.009884715676307679" office:value-type="float"/>
          <table:table-cell office:value="-0.009576269388198853" office:value-type="float"/>
          <table:table-cell office:value="-0.00822339415550232" office:value-type="float"/>
          <table:table-cell office:value="0.009999258518218994" office:value-type="float"/>
          <table:table-cell office:value="0.009821677207946777" office:value-type="float"/>
          <table:table-cell office:value="0.0093641757965087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5778880966464" office:value-type="float"/>
          <table:table-cell office:value="9" office:value-type="float"/>
          <table:table-cell office:value="-0.00988485038280487" office:value-type="float"/>
          <table:table-cell office:value="-0.00958987593650818" office:value-type="float"/>
          <table:table-cell office:value="-0.008234033584594727" office:value-type="float"/>
          <table:table-cell office:value="0.009999266862869264" office:value-type="float"/>
          <table:table-cell office:value="0.009823586940765383" office:value-type="float"/>
          <table:table-cell office:value="0.00936561226844787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5781793826201" office:value-type="float"/>
          <table:table-cell office:value="10" office:value-type="float"/>
          <table:table-cell office:value="-0.009884849786758423" office:value-type="float"/>
          <table:table-cell office:value="-0.009589875340461731" office:value-type="float"/>
          <table:table-cell office:value="-0.008234031200408935" office:value-type="float"/>
          <table:table-cell office:value="0.009999266862869264" office:value-type="float"/>
          <table:table-cell office:value="0.009823586940765383" office:value-type="float"/>
          <table:table-cell office:value="0.00936561107635497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5775181789413" office:value-type="float"/>
          <table:table-cell office:value="11" office:value-type="float"/>
          <table:table-cell office:value="-0.009884315133094788" office:value-type="float"/>
          <table:table-cell office:value="-0.009602279663085937" office:value-type="float"/>
          <table:table-cell office:value="-0.008207235932350159" office:value-type="float"/>
          <table:table-cell office:value="0.00999927043914795" office:value-type="float"/>
          <table:table-cell office:value="0.00982496500015259" office:value-type="float"/>
          <table:table-cell office:value="0.00936417341232299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35093028623796" office:value-type="float"/>
          <table:table-cell office:value="12" office:value-type="float"/>
          <table:table-cell office:value="-0.009884315133094788" office:value-type="float"/>
          <table:table-cell office:value="-0.009602280259132385" office:value-type="float"/>
          <table:table-cell office:value="-0.008207237720489502" office:value-type="float"/>
          <table:table-cell office:value="0.00999927043914795" office:value-type="float"/>
          <table:table-cell office:value="0.00982496500015259" office:value-type="float"/>
          <table:table-cell office:value="0.00936417341232299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57620425375" office:value-type="float"/>
          <table:table-cell office:value="13" office:value-type="float"/>
          <table:table-cell office:value="-0.009883356690406799" office:value-type="float"/>
          <table:table-cell office:value="-0.009613847136497497" office:value-type="float"/>
          <table:table-cell office:value="-0.008148999810218811" office:value-type="float"/>
          <table:table-cell office:value="0.00999927043914795" office:value-type="float"/>
          <table:table-cell office:value="0.009825838804244995" office:value-type="float"/>
          <table:table-cell office:value="0.00936139941215515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5752851926875" office:value-type="float"/>
          <table:table-cell office:value="14" office:value-type="float"/>
          <table:table-cell office:value="-0.009883371591567993" office:value-type="float"/>
          <table:table-cell office:value="-0.009613891243934632" office:value-type="float"/>
          <table:table-cell office:value="-0.008149036169052125" office:value-type="float"/>
          <table:table-cell office:value="0.00999927043914795" office:value-type="float"/>
          <table:table-cell office:value="0.009825851917266848" office:value-type="float"/>
          <table:table-cell office:value="0.00936143159866332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5758874341802" office:value-type="float"/>
          <table:table-cell office:value="15" office:value-type="float"/>
          <table:table-cell office:value="-0.009882157444953918" office:value-type="float"/>
          <table:table-cell office:value="-0.009624983072280885" office:value-type="float"/>
          <table:table-cell office:value="-0.008062291145324706" office:value-type="float"/>
          <table:table-cell office:value="0.009999269247055053" office:value-type="float"/>
          <table:table-cell office:value="0.009826412200927734" office:value-type="float"/>
          <table:table-cell office:value="0.00935919523239135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57702215011645" office:value-type="float"/>
          <table:table-cell office:value="16" office:value-type="float"/>
          <table:table-cell office:value="-0.009882157444953918" office:value-type="float"/>
          <table:table-cell office:value="-0.009624983668327331" office:value-type="float"/>
          <table:table-cell office:value="-0.008062291741371155" office:value-type="float"/>
          <table:table-cell office:value="0.009999269247055053" office:value-type="float"/>
          <table:table-cell office:value="0.009826412200927734" office:value-type="float"/>
          <table:table-cell office:value="0.00935919523239135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5791946779762" office:value-type="float"/>
          <table:table-cell office:value="17" office:value-type="float"/>
          <table:table-cell office:value="-0.009880748987197875" office:value-type="float"/>
          <table:table-cell office:value="-0.009635729789733887" office:value-type="float"/>
          <table:table-cell office:value="-0.007953137755393982" office:value-type="float"/>
          <table:table-cell office:value="0.009999265670776367" office:value-type="float"/>
          <table:table-cell office:value="0.009826730489730836" office:value-type="float"/>
          <table:table-cell office:value="0.00935813903808593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57645709993356" office:value-type="float"/>
          <table:table-cell office:value="18" office:value-type="float"/>
          <table:table-cell office:value="-0.009880748987197875" office:value-type="float"/>
          <table:table-cell office:value="-0.009635728597640992" office:value-type="float"/>
          <table:table-cell office:value="-0.007953134179115296" office:value-type="float"/>
          <table:table-cell office:value="0.009999265670776367" office:value-type="float"/>
          <table:table-cell office:value="0.009826730489730836" office:value-type="float"/>
          <table:table-cell office:value="0.00935813665390014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5782733389844" office:value-type="float"/>
          <table:table-cell office:value="19" office:value-type="float"/>
          <table:table-cell office:value="-0.00987929940223694" office:value-type="float"/>
          <table:table-cell office:value="-0.009646285772323609" office:value-type="float"/>
          <table:table-cell office:value="-0.007826019525527955" office:value-type="float"/>
          <table:table-cell office:value="0.00999926209449768" office:value-type="float"/>
          <table:table-cell office:value="0.00982701539993286" office:value-type="float"/>
          <table:table-cell office:value="0.00935949921607971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5762932682572" office:value-type="float"/>
          <table:table-cell office:value="20" office:value-type="float"/>
          <table:table-cell office:value="-0.009879298806190491" office:value-type="float"/>
          <table:table-cell office:value="-0.009646285772323609" office:value-type="float"/>
          <table:table-cell office:value="-0.007826017737388611" office:value-type="float"/>
          <table:table-cell office:value="0.00999926209449768" office:value-type="float"/>
          <table:table-cell office:value="0.00982701539993286" office:value-type="float"/>
          <table:table-cell office:value="0.00935949802398681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1531430578802" office:value-type="float"/>
          <table:table-cell office:value="21" office:value-type="float"/>
          <table:table-cell office:value="-0.009877917170524598" office:value-type="float"/>
          <table:table-cell office:value="-0.009656817317008973" office:value-type="float"/>
          <table:table-cell office:value="-0.00768746018409729" office:value-type="float"/>
          <table:table-cell office:value="0.00999925971031189" office:value-type="float"/>
          <table:table-cell office:value="0.009827435016632082" office:value-type="float"/>
          <table:table-cell office:value="0.00936366438865661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2298306853013" office:value-type="float"/>
          <table:table-cell office:value="22" office:value-type="float"/>
          <table:table-cell office:value="-0.009877986311912538" office:value-type="float"/>
          <table:table-cell office:value="-0.009656980037689208" office:value-type="float"/>
          <table:table-cell office:value="-0.007687970399856568" office:value-type="float"/>
          <table:table-cell office:value="0.009999260902404784" office:value-type="float"/>
          <table:table-cell office:value="0.00982750415802002" office:value-type="float"/>
          <table:table-cell office:value="0.00936382651329040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5790536428504" office:value-type="float"/>
          <table:table-cell office:value="23" office:value-type="float"/>
          <table:table-cell office:value="-0.009876714944839477" office:value-type="float"/>
          <table:table-cell office:value="-0.009667627811431885" office:value-type="float"/>
          <table:table-cell office:value="-0.007535679340362549" office:value-type="float"/>
          <table:table-cell office:value="0.009999258518218994" office:value-type="float"/>
          <table:table-cell office:value="0.009827942848205566" office:value-type="float"/>
          <table:table-cell office:value="0.00937042951583862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5787252617636" office:value-type="float"/>
          <table:table-cell office:value="24" office:value-type="float"/>
          <table:table-cell office:value="-0.00987665593624115" office:value-type="float"/>
          <table:table-cell office:value="-0.009667491912841797" office:value-type="float"/>
          <table:table-cell office:value="-0.00753523588180542" office:value-type="float"/>
          <table:table-cell office:value="0.009999258518218994" office:value-type="float"/>
          <table:table-cell office:value="0.00982788324356079" office:value-type="float"/>
          <table:table-cell office:value="0.00937029123306274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57649458012" office:value-type="float"/>
          <table:table-cell office:value="25" office:value-type="float"/>
          <table:table-cell office:value="-0.009875408411026002" office:value-type="float"/>
          <table:table-cell office:value="-0.009677890539169311" office:value-type="float"/>
          <table:table-cell office:value="-0.007358005046844482" office:value-type="float"/>
          <table:table-cell office:value="0.009999256134033204" office:value-type="float"/>
          <table:table-cell office:value="0.00982818365097046" office:value-type="float"/>
          <table:table-cell office:value="0.00937846660614013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5766635786609" office:value-type="float"/>
          <table:table-cell office:value="26" office:value-type="float"/>
          <table:table-cell office:value="-0.009875408411026002" office:value-type="float"/>
          <table:table-cell office:value="-0.00967789113521576" office:value-type="float"/>
          <table:table-cell office:value="-0.007358006238937378" office:value-type="float"/>
          <table:table-cell office:value="0.009999256134033204" office:value-type="float"/>
          <table:table-cell office:value="0.009828184843063354" office:value-type="float"/>
          <table:table-cell office:value="0.00937846660614013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5790531897395" office:value-type="float"/>
          <table:table-cell office:value="27" office:value-type="float"/>
          <table:table-cell office:value="-0.009873953461647034" office:value-type="float"/>
          <table:table-cell office:value="-0.009687464833259583" office:value-type="float"/>
          <table:table-cell office:value="-0.007154390811920167" office:value-type="float"/>
          <table:table-cell office:value="0.009999251365661621" office:value-type="float"/>
          <table:table-cell office:value="0.009828181266784667" office:value-type="float"/>
          <table:table-cell office:value="0.00938670039176940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2201324913796" office:value-type="float"/>
          <table:table-cell office:value="28" office:value-type="float"/>
          <table:table-cell office:value="-0.009873953461647034" office:value-type="float"/>
          <table:table-cell office:value="-0.009687464833259583" office:value-type="float"/>
          <table:table-cell office:value="-0.007154390811920167" office:value-type="float"/>
          <table:table-cell office:value="0.009999251365661621" office:value-type="float"/>
          <table:table-cell office:value="0.009828181266784667" office:value-type="float"/>
          <table:table-cell office:value="0.00938669919967651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5761901992075" office:value-type="float"/>
          <table:table-cell office:value="29" office:value-type="float"/>
          <table:table-cell office:value="-0.009872022271156312" office:value-type="float"/>
          <table:table-cell office:value="-0.00969680368900299" office:value-type="float"/>
          <table:table-cell office:value="-0.006920947432518006" office:value-type="float"/>
          <table:table-cell office:value="0.009999244213104249" office:value-type="float"/>
          <table:table-cell office:value="0.00982811450958252" office:value-type="float"/>
          <table:table-cell office:value="0.00939569234848022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57733404701955" office:value-type="float"/>
          <table:table-cell office:value="30" office:value-type="float"/>
          <table:table-cell office:value="-0.009871959090232849" office:value-type="float"/>
          <table:table-cell office:value="-0.009696674942970275" office:value-type="float"/>
          <table:table-cell office:value="-0.006920474767684937" office:value-type="float"/>
          <table:table-cell office:value="0.009999244213104249" office:value-type="float"/>
          <table:table-cell office:value="0.009828052520751954" office:value-type="float"/>
          <table:table-cell office:value="0.00939555406570434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5759661487603" office:value-type="float"/>
          <table:table-cell office:value="31" office:value-type="float"/>
          <table:table-cell office:value="-0.009869746565818786" office:value-type="float"/>
          <table:table-cell office:value="-0.009705129265785218" office:value-type="float"/>
          <table:table-cell office:value="-0.006628162860870361" office:value-type="float"/>
          <table:table-cell office:value="0.009999234676361083" office:value-type="float"/>
          <table:table-cell office:value="0.00982750654220581" office:value-type="float"/>
          <table:table-cell office:value="0.00940326929092407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57639968514535" office:value-type="float"/>
          <table:table-cell office:value="32" office:value-type="float"/>
          <table:table-cell office:value="-0.009869747161865235" office:value-type="float"/>
          <table:table-cell office:value="-0.009705129861831665" office:value-type="float"/>
          <table:table-cell office:value="-0.0066281652450561526" office:value-type="float"/>
          <table:table-cell office:value="0.009999234676361083" office:value-type="float"/>
          <table:table-cell office:value="0.00982750654220581" office:value-type="float"/>
          <table:table-cell office:value="0.00940326929092407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57604696851834" office:value-type="float"/>
          <table:table-cell office:value="33" office:value-type="float"/>
          <table:table-cell office:value="-0.009868097305297852" office:value-type="float"/>
          <table:table-cell office:value="-0.009711084961891174" office:value-type="float"/>
          <table:table-cell office:value="-0.006285853385925293" office:value-type="float"/>
          <table:table-cell office:value="0.00999922275543213" office:value-type="float"/>
          <table:table-cell office:value="0.00982560157775879" office:value-type="float"/>
          <table:table-cell office:value="0.00940723657608032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5777173048252" office:value-type="float"/>
          <table:table-cell office:value="34" office:value-type="float"/>
          <table:table-cell office:value="-0.009868097305297852" office:value-type="float"/>
          <table:table-cell office:value="-0.009711084961891174" office:value-type="float"/>
          <table:table-cell office:value="-0.0062858545780181884" office:value-type="float"/>
          <table:table-cell office:value="0.00999922275543213" office:value-type="float"/>
          <table:table-cell office:value="0.00982560157775879" office:value-type="float"/>
          <table:table-cell office:value="0.00940723657608032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57645937639854" office:value-type="float"/>
          <table:table-cell office:value="35" office:value-type="float"/>
          <table:table-cell office:value="-0.009865742325782776" office:value-type="float"/>
          <table:table-cell office:value="-0.00971684455871582" office:value-type="float"/>
          <table:table-cell office:value="-0.005890863537788392" office:value-type="float"/>
          <table:table-cell office:value="0.009999208450317381" office:value-type="float"/>
          <table:table-cell office:value="0.009823579788208006" office:value-type="float"/>
          <table:table-cell office:value="0.00941088914871215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37391597587086" office:value-type="float"/>
          <table:table-cell office:value="36" office:value-type="float"/>
          <table:table-cell office:value="-0.009865742921829224" office:value-type="float"/>
          <table:table-cell office:value="-0.009716845154762269" office:value-type="float"/>
          <table:table-cell office:value="-0.00589086651802063" office:value-type="float"/>
          <table:table-cell office:value="0.009999208450317381" office:value-type="float"/>
          <table:table-cell office:value="0.009823579788208006" office:value-type="float"/>
          <table:table-cell office:value="0.00941089034080505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5760078992412" office:value-type="float"/>
          <table:table-cell office:value="37" office:value-type="float"/>
          <table:table-cell office:value="-0.009862938523292541" office:value-type="float"/>
          <table:table-cell office:value="-0.00972200870513916" office:value-type="float"/>
          <table:table-cell office:value="-0.005436275601387024" office:value-type="float"/>
          <table:table-cell office:value="0.00999919056892395" office:value-type="float"/>
          <table:table-cell office:value="0.009821178913116456" office:value-type="float"/>
          <table:table-cell office:value="0.00941314220428466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2267367548541" office:value-type="float"/>
          <table:table-cell office:value="38" office:value-type="float"/>
          <table:table-cell office:value="-0.00986290454864502" office:value-type="float"/>
          <table:table-cell office:value="-0.00972194790840149" office:value-type="float"/>
          <table:table-cell office:value="-0.005436029434204102" office:value-type="float"/>
          <table:table-cell office:value="0.009999189376831056" office:value-type="float"/>
          <table:table-cell office:value="0.009821144342422485" office:value-type="float"/>
          <table:table-cell office:value="0.00941307067871093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41737220833696" office:value-type="float"/>
          <table:table-cell office:value="39" office:value-type="float"/>
          <table:table-cell office:value="-0.00985986590385437" office:value-type="float"/>
          <table:table-cell office:value="-0.009726490378379821" office:value-type="float"/>
          <table:table-cell office:value="-0.0049241256713867185" office:value-type="float"/>
          <table:table-cell office:value="0.009999169111251831" office:value-type="float"/>
          <table:table-cell office:value="0.009818224906921387" office:value-type="float"/>
          <table:table-cell office:value="0.0094135665893554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5792153394387" office:value-type="float"/>
          <table:table-cell office:value="40" office:value-type="float"/>
          <table:table-cell office:value="-0.009859783053398132" office:value-type="float"/>
          <table:table-cell office:value="-0.009726343750953674" office:value-type="float"/>
          <table:table-cell office:value="-0.004923644065856934" office:value-type="float"/>
          <table:table-cell office:value="0.009999167919158935" office:value-type="float"/>
          <table:table-cell office:value="0.009818145036697387" office:value-type="float"/>
          <table:table-cell office:value="0.00941339969635009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57564572664084" office:value-type="float"/>
          <table:table-cell office:value="41" office:value-type="float"/>
          <table:table-cell office:value="-0.009856489300727845" office:value-type="float"/>
          <table:table-cell office:value="-0.009730332493782044" office:value-type="float"/>
          <table:table-cell office:value="-0.004350371360778808" office:value-type="float"/>
          <table:table-cell office:value="0.009999144077301026" office:value-type="float"/>
          <table:table-cell office:value="0.009814728498458861" office:value-type="float"/>
          <table:table-cell office:value="0.00941221237182617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5782200577892" office:value-type="float"/>
          <table:table-cell office:value="42" office:value-type="float"/>
          <table:table-cell office:value="-0.009856489896774292" office:value-type="float"/>
          <table:table-cell office:value="-0.00973033308982849" office:value-type="float"/>
          <table:table-cell office:value="-0.0043503737449646" office:value-type="float"/>
          <table:table-cell office:value="0.009999144077301026" office:value-type="float"/>
          <table:table-cell office:value="0.009814729690551758" office:value-type="float"/>
          <table:table-cell office:value="0.00941221237182617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5776482867987" office:value-type="float"/>
          <table:table-cell office:value="43" office:value-type="float"/>
          <table:table-cell office:value="-0.009853107929229736" office:value-type="float"/>
          <table:table-cell office:value="-0.009734140038490295" office:value-type="float"/>
          <table:table-cell office:value="-0.0036928898096084597" office:value-type="float"/>
          <table:table-cell office:value="0.009999120235443115" office:value-type="float"/>
          <table:table-cell office:value="0.009811005592346192" office:value-type="float"/>
          <table:table-cell office:value="0.00940956592559814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5765190107023" office:value-type="float"/>
          <table:table-cell office:value="44" office:value-type="float"/>
          <table:table-cell office:value="-0.009853108525276185" office:value-type="float"/>
          <table:table-cell office:value="-0.009734140634536743" office:value-type="float"/>
          <table:table-cell office:value="-0.003692890405654907" office:value-type="float"/>
          <table:table-cell office:value="0.009999120235443115" office:value-type="float"/>
          <table:table-cell office:value="0.009811005592346192" office:value-type="float"/>
          <table:table-cell office:value="0.0094095671176910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57959253734076" office:value-type="float"/>
          <table:table-cell office:value="45" office:value-type="float"/>
          <table:table-cell office:value="-0.009849780797958374" office:value-type="float"/>
          <table:table-cell office:value="-0.009738104343414307" office:value-type="float"/>
          <table:table-cell office:value="-0.0029820835590362547" office:value-type="float"/>
          <table:table-cell office:value="0.009999094009399414" office:value-type="float"/>
          <table:table-cell office:value="0.00980719804763794" office:value-type="float"/>
          <table:table-cell office:value="0.0094061231613159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57802586611364" office:value-type="float"/>
          <table:table-cell office:value="46" office:value-type="float"/>
          <table:table-cell office:value="-0.009849780201911927" office:value-type="float"/>
          <table:table-cell office:value="-0.009738103151321412" office:value-type="float"/>
          <table:table-cell office:value="-0.002982081174850464" office:value-type="float"/>
          <table:table-cell office:value="0.009999094009399414" office:value-type="float"/>
          <table:table-cell office:value="0.009807196855545043" office:value-type="float"/>
          <table:table-cell office:value="0.0094061231613159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57704443738" office:value-type="float"/>
          <table:table-cell office:value="47" office:value-type="float"/>
          <table:table-cell office:value="-0.009846569895744324" office:value-type="float"/>
          <table:table-cell office:value="-0.009742388725280762" office:value-type="float"/>
          <table:table-cell office:value="-0.0022402966022491456" office:value-type="float"/>
          <table:table-cell office:value="0.009999070167541506" office:value-type="float"/>
          <table:table-cell office:value="0.009803454875946046" office:value-type="float"/>
          <table:table-cell office:value="0.0094020307064056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5784864915529" office:value-type="float"/>
          <table:table-cell office:value="48" office:value-type="float"/>
          <table:table-cell office:value="-0.009846569895744324" office:value-type="float"/>
          <table:table-cell office:value="-0.00974238932132721" office:value-type="float"/>
          <table:table-cell office:value="-0.002240297198295593" office:value-type="float"/>
          <table:table-cell office:value="0.009999070167541506" office:value-type="float"/>
          <table:table-cell office:value="0.009803454875946046" office:value-type="float"/>
          <table:table-cell office:value="0.0094020307064056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5774297155232" office:value-type="float"/>
          <table:table-cell office:value="49" office:value-type="float"/>
          <table:table-cell office:value="-0.009843354225158692" office:value-type="float"/>
          <table:table-cell office:value="-0.009746987819671631" office:value-type="float"/>
          <table:table-cell office:value="-0.0014769256114959724" office:value-type="float"/>
          <table:table-cell office:value="0.009999046325683594" office:value-type="float"/>
          <table:table-cell office:value="0.009799790382385253" office:value-type="float"/>
          <table:table-cell office:value="0.00939702510833740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22691909627356" office:value-type="float"/>
          <table:table-cell office:value="50" office:value-type="float"/>
          <table:table-cell office:value="-0.009843354225158692" office:value-type="float"/>
          <table:table-cell office:value="-0.00974698841571808" office:value-type="float"/>
          <table:table-cell office:value="-0.001476926207542419" office:value-type="float"/>
          <table:table-cell office:value="0.009999046325683594" office:value-type="float"/>
          <table:table-cell office:value="0.009799790382385253" office:value-type="float"/>
          <table:table-cell office:value="0.009397026300430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57871400884845" office:value-type="float"/>
          <table:table-cell office:value="51" office:value-type="float"/>
          <table:table-cell office:value="-0.009840195775032043" office:value-type="float"/>
          <table:table-cell office:value="-0.009751880764961243" office:value-type="float"/>
          <table:table-cell office:value="-0.0007222646474838255" office:value-type="float"/>
          <table:table-cell office:value="0.009999024868011476" office:value-type="float"/>
          <table:table-cell office:value="0.009796320199966431" office:value-type="float"/>
          <table:table-cell office:value="0.0093907284736633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4314360573634" office:value-type="float"/>
          <table:table-cell office:value="52" office:value-type="float"/>
          <table:table-cell office:value="-0.009840121269226074" office:value-type="float"/>
          <table:table-cell office:value="-0.009751771688461305" office:value-type="float"/>
          <table:table-cell office:value="-0.000722171664237976" office:value-type="float"/>
          <table:table-cell office:value="0.009999024868011476" office:value-type="float"/>
          <table:table-cell office:value="0.00979624629020691" office:value-type="float"/>
          <table:table-cell office:value="0.00939058780670166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5777897550806" office:value-type="float"/>
          <table:table-cell office:value="53" office:value-type="float"/>
          <table:table-cell office:value="-0.00983698308467865" office:value-type="float"/>
          <table:table-cell office:value="-0.009756608009338379" office:value-type="float"/>
          <table:table-cell office:value="-3.9390921592712125e-05" office:value-type="float"/>
          <table:table-cell office:value="0.009999003410339357" office:value-type="float"/>
          <table:table-cell office:value="0.009793078899383545" office:value-type="float"/>
          <table:table-cell office:value="0.0093832206726074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4078941672374" office:value-type="float"/>
          <table:table-cell office:value="54" office:value-type="float"/>
          <table:table-cell office:value="-0.009836984276771545" office:value-type="float"/>
          <table:table-cell office:value="-0.00975661039352417" office:value-type="float"/>
          <table:table-cell office:value="-3.93450260162357e-05" office:value-type="float"/>
          <table:table-cell office:value="0.009999003410339357" office:value-type="float"/>
          <table:table-cell office:value="0.009793080091476442" office:value-type="float"/>
          <table:table-cell office:value="0.0093832206726074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4944385886192322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57473446698276" office:value-type="float"/>
          <table:table-cell office:value="55" office:value-type="float"/>
          <table:table-cell office:value="-0.009834139943122863" office:value-type="float"/>
          <table:table-cell office:value="-0.00976158380508423" office:value-type="float"/>
          <table:table-cell office:value="0.0005561411380767822" office:value-type="float"/>
          <table:table-cell office:value="0.009998987913131715" office:value-type="float"/>
          <table:table-cell office:value="0.009790430068969727" office:value-type="float"/>
          <table:table-cell office:value="0.0093763375282287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4888763785362244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575723926694" office:value-type="float"/>
          <table:table-cell office:value="56" office:value-type="float"/>
          <table:table-cell office:value="-0.009834028482437134" office:value-type="float"/>
          <table:table-cell office:value="-0.009761442542076112" office:value-type="float"/>
          <table:table-cell office:value="0.000556221008300781" office:value-type="float"/>
          <table:table-cell office:value="0.009998986721038819" office:value-type="float"/>
          <table:table-cell office:value="0.009790282249450685" office:value-type="float"/>
          <table:table-cell office:value="0.00937607049942016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47818107604980474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575745739186" office:value-type="float"/>
          <table:table-cell office:value="57" office:value-type="float"/>
          <table:table-cell office:value="-0.009831535816192628" office:value-type="float"/>
          <table:table-cell office:value="-0.00976644515991211" office:value-type="float"/>
          <table:table-cell office:value="0.0010695302486419672" office:value-type="float"/>
          <table:table-cell office:value="0.009998972415924073" office:value-type="float"/>
          <table:table-cell office:value="0.009788026809692383" office:value-type="float"/>
          <table:table-cell office:value="0.00936921358108520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46748521327972414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57621568182035" office:value-type="float"/>
          <table:table-cell office:value="58" office:value-type="float"/>
          <table:table-cell office:value="-0.009831367135047913" office:value-type="float"/>
          <table:table-cell office:value="-0.009766242504119874" office:value-type="float"/>
          <table:table-cell office:value="0.0010695862770080562" office:value-type="float"/>
          <table:table-cell office:value="0.00999897003173828" office:value-type="float"/>
          <table:table-cell office:value="0.009787786006927491" office:value-type="float"/>
          <table:table-cell office:value="0.00936878442764282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4522702217102051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5747915201248" office:value-type="float"/>
          <table:table-cell office:value="59" office:value-type="float"/>
          <table:table-cell office:value="-0.009829518795013427" office:value-type="float"/>
          <table:table-cell office:value="-0.009771543145179749" office:value-type="float"/>
          <table:table-cell office:value="0.0015214991569519037" office:value-type="float"/>
          <table:table-cell office:value="0.009998960494995117" office:value-type="float"/>
          <table:table-cell office:value="0.009785974025726318" office:value-type="float"/>
          <table:table-cell office:value="0.00936368823051452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4370533108711243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57385612102" office:value-type="float"/>
          <table:table-cell office:value="60" office:value-type="float"/>
          <table:table-cell office:value="-0.009829290509223938" office:value-type="float"/>
          <table:table-cell office:value="-0.00977128267288208" office:value-type="float"/>
          <table:table-cell office:value="0.0015216910839080805" office:value-type="float"/>
          <table:table-cell office:value="0.009998956918716431" office:value-type="float"/>
          <table:table-cell office:value="0.00978564739227295" office:value-type="float"/>
          <table:table-cell office:value="0.009363102912902833" office:value-type="float"/>
        </table:table-row>
      </table:table>
      <table:table table:name="8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9875391125679017" office:value-type="float"/>
          <table:table-cell office:value="-0.009831992387771606" office:value-type="float"/>
          <table:table-cell office:value="0.0023548841476440426" office:value-type="float"/>
          <table:table-cell office:value="0.009999469518661498" office:value-type="float"/>
          <table:table-cell office:value="0.009845964908599852" office:value-type="float"/>
          <table:table-cell office:value="0.00947822093963623" office:value-type="float"/>
          <table:table-cell office:value="0.3523424310768655" office:value-type="float"/>
          <table:table-cell office:value="1" office:value-type="float"/>
          <table:table-cell office:value="-0.009875391125679017" office:value-type="float"/>
          <table:table-cell office:value="-0.009831992387771606" office:value-type="float"/>
          <table:table-cell office:value="0.0023548841476440426" office:value-type="float"/>
          <table:table-cell office:value="0.009999469518661498" office:value-type="float"/>
          <table:table-cell office:value="0.009845964908599852" office:value-type="float"/>
          <table:table-cell office:value="0.00947822093963623" office:value-type="float"/>
        </table:table-row>
        <table:table-row>
          <table:table-cell office:value="-0.019802284836769105" office:value-type="float"/>
          <table:table-cell office:value="-0.01973451018333435" office:value-type="float"/>
          <table:table-cell office:value="0.005008058547973633" office:value-type="float"/>
          <table:table-cell office:value="0.019999254941940308" office:value-type="float"/>
          <table:table-cell office:value="0.01973112106323242" office:value-type="float"/>
          <table:table-cell office:value="0.019047057628631594" office:value-type="float"/>
          <table:table-cell office:value="0.08098988607337845" office:value-type="float"/>
          <table:table-cell office:value="2" office:value-type="float"/>
          <table:table-cell office:value="-0.009926893711090089" office:value-type="float"/>
          <table:table-cell office:value="-0.009902517795562744" office:value-type="float"/>
          <table:table-cell office:value="0.00265317440032959" office:value-type="float"/>
          <table:table-cell office:value="0.00999978542327881" office:value-type="float"/>
          <table:table-cell office:value="0.009885156154632568" office:value-type="float"/>
          <table:table-cell office:value="0.009568836688995363" office:value-type="float"/>
        </table:table-row>
        <table:table-row>
          <table:table-cell office:value="-0.029722619056701663" office:value-type="float"/>
          <table:table-cell office:value="-0.02963249385356903" office:value-type="float"/>
          <table:table-cell office:value="0.008011820316314698" office:value-type="float"/>
          <table:table-cell office:value="0.02999901533126831" office:value-type="float"/>
          <table:table-cell office:value="0.029610881805419917" office:value-type="float"/>
          <table:table-cell office:value="0.028602747917175292" office:value-type="float"/>
          <table:table-cell office:value="0.0840944494849399" office:value-type="float"/>
          <table:table-cell office:value="3" office:value-type="float"/>
          <table:table-cell office:value="-0.009920334219932556" office:value-type="float"/>
          <table:table-cell office:value="-0.009897983670234681" office:value-type="float"/>
          <table:table-cell office:value="0.003003761768341065" office:value-type="float"/>
          <table:table-cell office:value="0.009999760389328002" office:value-type="float"/>
          <table:table-cell office:value="0.009879760742187499" office:value-type="float"/>
          <table:table-cell office:value="0.0095556902885437" office:value-type="float"/>
        </table:table-row>
        <table:table-row>
          <table:table-cell office:value="-0.03955362021923066" office:value-type="float"/>
          <table:table-cell office:value="-0.039421586990356444" office:value-type="float"/>
          <table:table-cell office:value="0.010552839040756226" office:value-type="float"/>
          <table:table-cell office:value="0.039997975826263424" office:value-type="float"/>
          <table:table-cell office:value="0.03939541578292846" office:value-type="float"/>
          <table:table-cell office:value="0.03796404838562012" office:value-type="float"/>
          <table:table-cell office:value="0.07667396943285028" office:value-type="float"/>
          <table:table-cell office:value="4" office:value-type="float"/>
          <table:table-cell office:value="-0.009831001162528993" office:value-type="float"/>
          <table:table-cell office:value="-0.009789093136787415" office:value-type="float"/>
          <table:table-cell office:value="0.0025410187244415284" office:value-type="float"/>
          <table:table-cell office:value="0.009998960494995117" office:value-type="float"/>
          <table:table-cell office:value="0.009784533977508546" office:value-type="float"/>
          <table:table-cell office:value="0.009361300468444826" office:value-type="float"/>
        </table:table-row>
        <table:table-row>
          <table:table-cell office:value="-0.049380953311920175" office:value-type="float"/>
          <table:table-cell office:value="-0.04921594262123108" office:value-type="float"/>
          <table:table-cell office:value="0.013571785688400268" office:value-type="float"/>
          <table:table-cell office:value="0.04999693155288696" office:value-type="float"/>
          <table:table-cell office:value="0.04918000102043151" office:value-type="float"/>
          <table:table-cell office:value="0.047325683832168584" office:value-type="float"/>
          <table:table-cell office:value="0.06924865578370192" office:value-type="float"/>
          <table:table-cell office:value="5" office:value-type="float"/>
          <table:table-cell office:value="-0.009827333092689515" office:value-type="float"/>
          <table:table-cell office:value="-0.009794355630874633" office:value-type="float"/>
          <table:table-cell office:value="0.0030189466476440423" office:value-type="float"/>
          <table:table-cell office:value="0.009998955726623534" office:value-type="float"/>
          <table:table-cell office:value="0.009784585237503052" office:value-type="float"/>
          <table:table-cell office:value="0.00936163544654846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16585888862609866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25218387874" office:value-type="float"/>
          <table:table-cell office:value="6" office:value-type="float"/>
          <table:table-cell office:value="-0.0098273104429245" office:value-type="float"/>
          <table:table-cell office:value="-0.009794753789901734" office:value-type="float"/>
          <table:table-cell office:value="0.0030141031742095953" office:value-type="float"/>
          <table:table-cell office:value="0.00999896764755249" office:value-type="float"/>
          <table:table-cell office:value="0.009785580635070802" office:value-type="float"/>
          <table:table-cell office:value="0.0093636500835418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2012156963348389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22893844619" office:value-type="float"/>
          <table:table-cell office:value="7" office:value-type="float"/>
          <table:table-cell office:value="-0.009825069308280945" office:value-type="float"/>
          <table:table-cell office:value="-0.009801633358001709" office:value-type="float"/>
          <table:table-cell office:value="0.0035356807708740237" office:value-type="float"/>
          <table:table-cell office:value="0.00999897360801697" office:value-type="float"/>
          <table:table-cell office:value="0.009786076545715333" office:value-type="float"/>
          <table:table-cell office:value="0.00936106443405151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23657979965209963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25901629435" office:value-type="float"/>
          <table:table-cell office:value="8" office:value-type="float"/>
          <table:table-cell office:value="-0.009824749231338501" office:value-type="float"/>
          <table:table-cell office:value="-0.009801384806632996" office:value-type="float"/>
          <table:table-cell office:value="0.003536410331726074" office:value-type="float"/>
          <table:table-cell office:value="0.00999897003173828" office:value-type="float"/>
          <table:table-cell office:value="0.009785574674606322" office:value-type="float"/>
          <table:table-cell office:value="0.00936011314392089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27722151279449464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25120205101" office:value-type="float"/>
          <table:table-cell office:value="9" office:value-type="float"/>
          <table:table-cell office:value="-0.009821783304214477" office:value-type="float"/>
          <table:table-cell office:value="-0.009807394742965698" office:value-type="float"/>
          <table:table-cell office:value="0.004064171314239503" office:value-type="float"/>
          <table:table-cell office:value="0.00999896764755249" office:value-type="float"/>
          <table:table-cell office:value="0.009785292148590087" office:value-type="float"/>
          <table:table-cell office:value="0.00935288786888122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3178789138793946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25769421519" office:value-type="float"/>
          <table:table-cell office:value="10" office:value-type="float"/>
          <table:table-cell office:value="-0.009821589589118957" office:value-type="float"/>
          <table:table-cell office:value="-0.009807330369949342" office:value-type="float"/>
          <table:table-cell office:value="0.0040657401084899895" office:value-type="float"/>
          <table:table-cell office:value="0.0099989652633667" office:value-type="float"/>
          <table:table-cell office:value="0.009784896373748778" office:value-type="float"/>
          <table:table-cell office:value="0.0093520295619964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3637907862663269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25793080713" office:value-type="float"/>
          <table:table-cell office:value="11" office:value-type="float"/>
          <table:table-cell office:value="-0.009818169474601747" office:value-type="float"/>
          <table:table-cell office:value="-0.009814154505729675" office:value-type="float"/>
          <table:table-cell office:value="0.004591187238693237" office:value-type="float"/>
          <table:table-cell office:value="0.00999897003173828" office:value-type="float"/>
          <table:table-cell office:value="0.009785877466201782" office:value-type="float"/>
          <table:table-cell office:value="0.00934566736221313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4097322940826416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26879081491" office:value-type="float"/>
          <table:table-cell office:value="12" office:value-type="float"/>
          <table:table-cell office:value="-0.009818041920661926" office:value-type="float"/>
          <table:table-cell office:value="-0.009814167618751526" office:value-type="float"/>
          <table:table-cell office:value="0.00459415078163147" office:value-type="float"/>
          <table:table-cell office:value="0.00999896764755249" office:value-type="float"/>
          <table:table-cell office:value="0.009785541296005248" office:value-type="float"/>
          <table:table-cell office:value="0.00934486269950866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460833597183227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22138192173" office:value-type="float"/>
          <table:table-cell office:value="13" office:value-type="float"/>
          <table:table-cell office:value="-0.009814390540122985" office:value-type="float"/>
          <table:table-cell office:value="-0.009821932315826416" office:value-type="float"/>
          <table:table-cell office:value="0.005110130310058594" office:value-type="float"/>
          <table:table-cell office:value="0.009998981952667236" office:value-type="float"/>
          <table:table-cell office:value="0.009788345098495485" office:value-type="float"/>
          <table:table-cell office:value="0.00934147953987121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2457096088" office:value-type="float"/>
          <table:table-cell office:value="14" office:value-type="float"/>
          <table:table-cell office:value="-0.009814479351043702" office:value-type="float"/>
          <table:table-cell office:value="-0.00982215702533722" office:value-type="float"/>
          <table:table-cell office:value="0.0051169753074646" office:value-type="float"/>
          <table:table-cell office:value="0.009998981952667236" office:value-type="float"/>
          <table:table-cell office:value="0.009788160324096679" office:value-type="float"/>
          <table:table-cell office:value="0.00934082984924316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24530694792" office:value-type="float"/>
          <table:table-cell office:value="15" office:value-type="float"/>
          <table:table-cell office:value="-0.009811089038848878" office:value-type="float"/>
          <table:table-cell office:value="-0.009830734729766847" office:value-type="float"/>
          <table:table-cell office:value="0.005614433288574219" office:value-type="float"/>
          <table:table-cell office:value="0.009999005794525147" office:value-type="float"/>
          <table:table-cell office:value="0.009792774915695192" office:value-type="float"/>
          <table:table-cell office:value="0.00933929204940795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25218750075" office:value-type="float"/>
          <table:table-cell office:value="16" office:value-type="float"/>
          <table:table-cell office:value="-0.009811089038848878" office:value-type="float"/>
          <table:table-cell office:value="-0.009830734729766847" office:value-type="float"/>
          <table:table-cell office:value="0.005614433288574219" office:value-type="float"/>
          <table:table-cell office:value="0.009999005794525147" office:value-type="float"/>
          <table:table-cell office:value="0.009792774915695192" office:value-type="float"/>
          <table:table-cell office:value="0.00933929204940795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26371583004" office:value-type="float"/>
          <table:table-cell office:value="17" office:value-type="float"/>
          <table:table-cell office:value="-0.009807243347167968" office:value-type="float"/>
          <table:table-cell office:value="-0.009839076399803161" office:value-type="float"/>
          <table:table-cell office:value="0.006069560050964354" office:value-type="float"/>
          <table:table-cell office:value="0.009999032020568848" office:value-type="float"/>
          <table:table-cell office:value="0.009798399209976197" office:value-type="float"/>
          <table:table-cell office:value="0.0093362963199615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2537498441" office:value-type="float"/>
          <table:table-cell office:value="18" office:value-type="float"/>
          <table:table-cell office:value="-0.009807243347167968" office:value-type="float"/>
          <table:table-cell office:value="-0.009839076399803161" office:value-type="float"/>
          <table:table-cell office:value="0.006069560050964354" office:value-type="float"/>
          <table:table-cell office:value="0.009999032020568848" office:value-type="float"/>
          <table:table-cell office:value="0.0097983980178833" office:value-type="float"/>
          <table:table-cell office:value="0.0093362963199615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23819534256" office:value-type="float"/>
          <table:table-cell office:value="19" office:value-type="float"/>
          <table:table-cell office:value="-0.00980322241783142" office:value-type="float"/>
          <table:table-cell office:value="-0.00984671652317047" office:value-type="float"/>
          <table:table-cell office:value="0.006471928358078001" office:value-type="float"/>
          <table:table-cell office:value="0.009999055862426756" office:value-type="float"/>
          <table:table-cell office:value="0.009804198741912842" office:value-type="float"/>
          <table:table-cell office:value="0.00932846188545227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25654896216" office:value-type="float"/>
          <table:table-cell office:value="20" office:value-type="float"/>
          <table:table-cell office:value="-0.009803221821784973" office:value-type="float"/>
          <table:table-cell office:value="-0.00984671652317047" office:value-type="float"/>
          <table:table-cell office:value="0.006471929550170898" office:value-type="float"/>
          <table:table-cell office:value="0.009999055862426756" office:value-type="float"/>
          <table:table-cell office:value="0.009804198741912842" office:value-type="float"/>
          <table:table-cell office:value="0.00932846188545227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12277192961" office:value-type="float"/>
          <table:table-cell office:value="21" office:value-type="float"/>
          <table:table-cell office:value="-0.009799516797065736" office:value-type="float"/>
          <table:table-cell office:value="-0.00985381543636322" office:value-type="float"/>
          <table:table-cell office:value="0.0068271303176879895" office:value-type="float"/>
          <table:table-cell office:value="0.009999079704284668" office:value-type="float"/>
          <table:table-cell office:value="0.009810185432434082" office:value-type="float"/>
          <table:table-cell office:value="0.00931560277938842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26607844732" office:value-type="float"/>
          <table:table-cell office:value="22" office:value-type="float"/>
          <table:table-cell office:value="-0.00979951560497284" office:value-type="float"/>
          <table:table-cell office:value="-0.009853814840316773" office:value-type="float"/>
          <table:table-cell office:value="0.006827123165130617" office:value-type="float"/>
          <table:table-cell office:value="0.009999079704284668" office:value-type="float"/>
          <table:table-cell office:value="0.009810184240341186" office:value-type="float"/>
          <table:table-cell office:value="0.00931560039520263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2347602521" office:value-type="float"/>
          <table:table-cell office:value="23" office:value-type="float"/>
          <table:table-cell office:value="-0.009796289205551147" office:value-type="float"/>
          <table:table-cell office:value="-0.009860931038856506" office:value-type="float"/>
          <table:table-cell office:value="0.00714893341064453" office:value-type="float"/>
          <table:table-cell office:value="0.00999910593032837" office:value-type="float"/>
          <table:table-cell office:value="0.009816832542419435" office:value-type="float"/>
          <table:table-cell office:value="0.00929954290390014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24802107758" office:value-type="float"/>
          <table:table-cell office:value="24" office:value-type="float"/>
          <table:table-cell office:value="-0.009796289205551147" office:value-type="float"/>
          <table:table-cell office:value="-0.009860931038856506" office:value-type="float"/>
          <table:table-cell office:value="0.00714893341064453" office:value-type="float"/>
          <table:table-cell office:value="0.00999910593032837" office:value-type="float"/>
          <table:table-cell office:value="0.009816832542419435" office:value-type="float"/>
          <table:table-cell office:value="0.00929954290390014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25095838469" office:value-type="float"/>
          <table:table-cell office:value="25" office:value-type="float"/>
          <table:table-cell office:value="-0.009794024229049682" office:value-type="float"/>
          <table:table-cell office:value="-0.009867967963218689" office:value-type="float"/>
          <table:table-cell office:value="0.007437963485717772" office:value-type="float"/>
          <table:table-cell office:value="0.00999913215637207" office:value-type="float"/>
          <table:table-cell office:value="0.009824029207229615" office:value-type="float"/>
          <table:table-cell office:value="0.00927937626838684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26180201794" office:value-type="float"/>
          <table:table-cell office:value="26" office:value-type="float"/>
          <table:table-cell office:value="-0.009794024229049682" office:value-type="float"/>
          <table:table-cell office:value="-0.009867967963218689" office:value-type="float"/>
          <table:table-cell office:value="0.007437963485717772" office:value-type="float"/>
          <table:table-cell office:value="0.00999913215637207" office:value-type="float"/>
          <table:table-cell office:value="0.009824029207229615" office:value-type="float"/>
          <table:table-cell office:value="0.00927937626838684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23588147001" office:value-type="float"/>
          <table:table-cell office:value="27" office:value-type="float"/>
          <table:table-cell office:value="-0.009793162941932679" office:value-type="float"/>
          <table:table-cell office:value="-0.009874720573425293" office:value-type="float"/>
          <table:table-cell office:value="0.007696449756622316" office:value-type="float"/>
          <table:table-cell office:value="0.009999158382415772" office:value-type="float"/>
          <table:table-cell office:value="0.009831349849700929" office:value-type="float"/>
          <table:table-cell office:value="0.00925358772277832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26568170912" office:value-type="float"/>
          <table:table-cell office:value="28" office:value-type="float"/>
          <table:table-cell office:value="-0.009793162941932679" office:value-type="float"/>
          <table:table-cell office:value="-0.009874720573425293" office:value-type="float"/>
          <table:table-cell office:value="0.007696449756622316" office:value-type="float"/>
          <table:table-cell office:value="0.009999158382415772" office:value-type="float"/>
          <table:table-cell office:value="0.009831349849700929" office:value-type="float"/>
          <table:table-cell office:value="0.00925358772277832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23279072255" office:value-type="float"/>
          <table:table-cell office:value="29" office:value-type="float"/>
          <table:table-cell office:value="-0.009793826937675476" office:value-type="float"/>
          <table:table-cell office:value="-0.009880819320678712" office:value-type="float"/>
          <table:table-cell office:value="0.00792403817176819" office:value-type="float"/>
          <table:table-cell office:value="0.009999181032180787" office:value-type="float"/>
          <table:table-cell office:value="0.009838218688964845" office:value-type="float"/>
          <table:table-cell office:value="0.00921956300735473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22269895038" office:value-type="float"/>
          <table:table-cell office:value="30" office:value-type="float"/>
          <table:table-cell office:value="-0.009793826937675476" office:value-type="float"/>
          <table:table-cell office:value="-0.009880819320678712" office:value-type="float"/>
          <table:table-cell office:value="0.00792403817176819" office:value-type="float"/>
          <table:table-cell office:value="0.009999181032180787" office:value-type="float"/>
          <table:table-cell office:value="0.009838218688964845" office:value-type="float"/>
          <table:table-cell office:value="0.00921956300735473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22984603596" office:value-type="float"/>
          <table:table-cell office:value="31" office:value-type="float"/>
          <table:table-cell office:value="-0.00979553759098053" office:value-type="float"/>
          <table:table-cell office:value="-0.009886465668678283" office:value-type="float"/>
          <table:table-cell office:value="0.008126846551895143" office:value-type="float"/>
          <table:table-cell office:value="0.009999201297760009" office:value-type="float"/>
          <table:table-cell office:value="0.009844751358032226" office:value-type="float"/>
          <table:table-cell office:value="0.0091773235797882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2711753915" office:value-type="float"/>
          <table:table-cell office:value="32" office:value-type="float"/>
          <table:table-cell office:value="-0.00979553759098053" office:value-type="float"/>
          <table:table-cell office:value="-0.009886465668678283" office:value-type="float"/>
          <table:table-cell office:value="0.008126846551895143" office:value-type="float"/>
          <table:table-cell office:value="0.009999201297760009" office:value-type="float"/>
          <table:table-cell office:value="0.009844751358032226" office:value-type="float"/>
          <table:table-cell office:value="0.0091773235797882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2771058836" office:value-type="float"/>
          <table:table-cell office:value="33" office:value-type="float"/>
          <table:table-cell office:value="-0.00979812204837799" office:value-type="float"/>
          <table:table-cell office:value="-0.009891909956932067" office:value-type="float"/>
          <table:table-cell office:value="0.008311250209808349" office:value-type="float"/>
          <table:table-cell office:value="0.009999220371246337" office:value-type="float"/>
          <table:table-cell office:value="0.009851269721984862" office:value-type="float"/>
          <table:table-cell office:value="0.00912656784057617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2736326392" office:value-type="float"/>
          <table:table-cell office:value="34" office:value-type="float"/>
          <table:table-cell office:value="-0.00979812204837799" office:value-type="float"/>
          <table:table-cell office:value="-0.009891909956932067" office:value-type="float"/>
          <table:table-cell office:value="0.008311250209808349" office:value-type="float"/>
          <table:table-cell office:value="0.009999220371246337" office:value-type="float"/>
          <table:table-cell office:value="0.009851269721984862" office:value-type="float"/>
          <table:table-cell office:value="0.00912656784057617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25120364651" office:value-type="float"/>
          <table:table-cell office:value="35" office:value-type="float"/>
          <table:table-cell office:value="-0.009801269173622132" office:value-type="float"/>
          <table:table-cell office:value="-0.009897293448448181" office:value-type="float"/>
          <table:table-cell office:value="0.008479883670806885" office:value-type="float"/>
          <table:table-cell office:value="0.009999240636825562" office:value-type="float"/>
          <table:table-cell office:value="0.009857981204986573" office:value-type="float"/>
          <table:table-cell office:value="0.00906741976737976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2453079847" office:value-type="float"/>
          <table:table-cell office:value="36" office:value-type="float"/>
          <table:table-cell office:value="-0.009801269173622132" office:value-type="float"/>
          <table:table-cell office:value="-0.009897293448448181" office:value-type="float"/>
          <table:table-cell office:value="0.008479883670806885" office:value-type="float"/>
          <table:table-cell office:value="0.009999240636825562" office:value-type="float"/>
          <table:table-cell office:value="0.009857981204986573" office:value-type="float"/>
          <table:table-cell office:value="0.00906741976737976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25228506326" office:value-type="float"/>
          <table:table-cell office:value="37" office:value-type="float"/>
          <table:table-cell office:value="-0.009804733395576477" office:value-type="float"/>
          <table:table-cell office:value="-0.00990260124206543" office:value-type="float"/>
          <table:table-cell office:value="0.008633763790130615" office:value-type="float"/>
          <table:table-cell office:value="0.009999260902404784" office:value-type="float"/>
          <table:table-cell office:value="0.009864870309829714" office:value-type="float"/>
          <table:table-cell office:value="0.00899884343147277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26092781691" office:value-type="float"/>
          <table:table-cell office:value="38" office:value-type="float"/>
          <table:table-cell office:value="-0.009804733395576477" office:value-type="float"/>
          <table:table-cell office:value="-0.00990260124206543" office:value-type="float"/>
          <table:table-cell office:value="0.008633763790130615" office:value-type="float"/>
          <table:table-cell office:value="0.009999260902404784" office:value-type="float"/>
          <table:table-cell office:value="0.009864870309829714" office:value-type="float"/>
          <table:table-cell office:value="0.00899884343147277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23087831568" office:value-type="float"/>
          <table:table-cell office:value="39" office:value-type="float"/>
          <table:table-cell office:value="-0.009808160662651062" office:value-type="float"/>
          <table:table-cell office:value="-0.00990761160850525" office:value-type="float"/>
          <table:table-cell office:value="0.008771088123321535" office:value-type="float"/>
          <table:table-cell office:value="0.009999279975891113" office:value-type="float"/>
          <table:table-cell office:value="0.00987160086631775" office:value-type="float"/>
          <table:table-cell office:value="0.00891874551773071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24472835744" office:value-type="float"/>
          <table:table-cell office:value="40" office:value-type="float"/>
          <table:table-cell office:value="-0.009808160662651062" office:value-type="float"/>
          <table:table-cell office:value="-0.00990761160850525" office:value-type="float"/>
          <table:table-cell office:value="0.008771088123321535" office:value-type="float"/>
          <table:table-cell office:value="0.009999279975891113" office:value-type="float"/>
          <table:table-cell office:value="0.00987160086631775" office:value-type="float"/>
          <table:table-cell office:value="0.00891874551773071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25669841125" office:value-type="float"/>
          <table:table-cell office:value="41" office:value-type="float"/>
          <table:table-cell office:value="-0.009811389446258546" office:value-type="float"/>
          <table:table-cell office:value="-0.009912106394767762" office:value-type="float"/>
          <table:table-cell office:value="0.008891222476959228" office:value-type="float"/>
          <table:table-cell office:value="0.009999297857284544" office:value-type="float"/>
          <table:table-cell office:value="0.009877825975418092" office:value-type="float"/>
          <table:table-cell office:value="0.00882493019104003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22943938259" office:value-type="float"/>
          <table:table-cell office:value="42" office:value-type="float"/>
          <table:table-cell office:value="-0.009811389446258546" office:value-type="float"/>
          <table:table-cell office:value="-0.009912106394767762" office:value-type="float"/>
          <table:table-cell office:value="0.008891221284866335" office:value-type="float"/>
          <table:table-cell office:value="0.009999297857284544" office:value-type="float"/>
          <table:table-cell office:value="0.009877825975418092" office:value-type="float"/>
          <table:table-cell office:value="0.00882493019104003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27625201657" office:value-type="float"/>
          <table:table-cell office:value="43" office:value-type="float"/>
          <table:table-cell office:value="-0.009814676642417908" office:value-type="float"/>
          <table:table-cell office:value="-0.0099159175157547" office:value-type="float"/>
          <table:table-cell office:value="0.008994374275207521" office:value-type="float"/>
          <table:table-cell office:value="0.009999310970306397" office:value-type="float"/>
          <table:table-cell office:value="0.009883264303207398" office:value-type="float"/>
          <table:table-cell office:value="0.00871365070343017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25218805419" office:value-type="float"/>
          <table:table-cell office:value="44" office:value-type="float"/>
          <table:table-cell office:value="-0.009814676642417908" office:value-type="float"/>
          <table:table-cell office:value="-0.0099159175157547" office:value-type="float"/>
          <table:table-cell office:value="0.008994373083114625" office:value-type="float"/>
          <table:table-cell office:value="0.009999310970306397" office:value-type="float"/>
          <table:table-cell office:value="0.009883264303207398" office:value-type="float"/>
          <table:table-cell office:value="0.00871365070343017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24460020917" office:value-type="float"/>
          <table:table-cell office:value="45" office:value-type="float"/>
          <table:table-cell office:value="-0.009818163514137269" office:value-type="float"/>
          <table:table-cell office:value="-0.009919160008430482" office:value-type="float"/>
          <table:table-cell office:value="0.009083290100097655" office:value-type="float"/>
          <table:table-cell office:value="0.00999932050704956" office:value-type="float"/>
          <table:table-cell office:value="0.00988811254501343" office:value-type="float"/>
          <table:table-cell office:value="0.00858361721038818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21943868542" office:value-type="float"/>
          <table:table-cell office:value="46" office:value-type="float"/>
          <table:table-cell office:value="-0.009818163514137269" office:value-type="float"/>
          <table:table-cell office:value="-0.009919160008430482" office:value-type="float"/>
          <table:table-cell office:value="0.009083290100097655" office:value-type="float"/>
          <table:table-cell office:value="0.00999932050704956" office:value-type="float"/>
          <table:table-cell office:value="0.00988811254501343" office:value-type="float"/>
          <table:table-cell office:value="0.00858361721038818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24404877566" office:value-type="float"/>
          <table:table-cell office:value="47" office:value-type="float"/>
          <table:table-cell office:value="-0.009821943640708923" office:value-type="float"/>
          <table:table-cell office:value="-0.009921833276748657" office:value-type="float"/>
          <table:table-cell office:value="0.009159507751464844" office:value-type="float"/>
          <table:table-cell office:value="0.009999325275421142" office:value-type="float"/>
          <table:table-cell office:value="0.009892375469207763" office:value-type="float"/>
          <table:table-cell office:value="0.0084313642978668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23182219244" office:value-type="float"/>
          <table:table-cell office:value="48" office:value-type="float"/>
          <table:table-cell office:value="-0.009821943640708923" office:value-type="float"/>
          <table:table-cell office:value="-0.009921833276748657" office:value-type="float"/>
          <table:table-cell office:value="0.009159507751464844" office:value-type="float"/>
          <table:table-cell office:value="0.009999325275421142" office:value-type="float"/>
          <table:table-cell office:value="0.009892375469207763" office:value-type="float"/>
          <table:table-cell office:value="0.0084313642978668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25317016578" office:value-type="float"/>
          <table:table-cell office:value="49" office:value-type="float"/>
          <table:table-cell office:value="-0.009825927019119263" office:value-type="float"/>
          <table:table-cell office:value="-0.009923880100250245" office:value-type="float"/>
          <table:table-cell office:value="0.009223980903625488" office:value-type="float"/>
          <table:table-cell office:value="0.009999325275421142" office:value-type="float"/>
          <table:table-cell office:value="0.009895858764648437" office:value-type="float"/>
          <table:table-cell office:value="0.00825063228607177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2544289222" office:value-type="float"/>
          <table:table-cell office:value="50" office:value-type="float"/>
          <table:table-cell office:value="-0.009825926423072815" office:value-type="float"/>
          <table:table-cell office:value="-0.009923879504203797" office:value-type="float"/>
          <table:table-cell office:value="0.009223977327346802" office:value-type="float"/>
          <table:table-cell office:value="0.009999325275421142" office:value-type="float"/>
          <table:table-cell office:value="0.009895858764648437" office:value-type="float"/>
          <table:table-cell office:value="0.00825062990188598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23520738202" office:value-type="float"/>
          <table:table-cell office:value="51" office:value-type="float"/>
          <table:table-cell office:value="-0.009829785823822022" office:value-type="float"/>
          <table:table-cell office:value="-0.00992534875869751" office:value-type="float"/>
          <table:table-cell office:value="0.009278998374938964" office:value-type="float"/>
          <table:table-cell office:value="0.00999932050704956" office:value-type="float"/>
          <table:table-cell office:value="0.00989853858947754" office:value-type="float"/>
          <table:table-cell office:value="0.00803266882896423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27004974257" office:value-type="float"/>
          <table:table-cell office:value="52" office:value-type="float"/>
          <table:table-cell office:value="-0.009829785823822022" office:value-type="float"/>
          <table:table-cell office:value="-0.00992534875869751" office:value-type="float"/>
          <table:table-cell office:value="0.009278998374938964" office:value-type="float"/>
          <table:table-cell office:value="0.00999932050704956" office:value-type="float"/>
          <table:table-cell office:value="0.00989853858947754" office:value-type="float"/>
          <table:table-cell office:value="0.00803266882896423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11189840745" office:value-type="float"/>
          <table:table-cell office:value="53" office:value-type="float"/>
          <table:table-cell office:value="-0.00983354389667511" office:value-type="float"/>
          <table:table-cell office:value="-0.009926425814628602" office:value-type="float"/>
          <table:table-cell office:value="0.009327287673950196" office:value-type="float"/>
          <table:table-cell office:value="0.009999308586120607" office:value-type="float"/>
          <table:table-cell office:value="0.009900537729263305" office:value-type="float"/>
          <table:table-cell office:value="0.0077669596672058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25218686177" office:value-type="float"/>
          <table:table-cell office:value="54" office:value-type="float"/>
          <table:table-cell office:value="-0.009833542704582214" office:value-type="float"/>
          <table:table-cell office:value="-0.009926425218582153" office:value-type="float"/>
          <table:table-cell office:value="0.009327285289764403" office:value-type="float"/>
          <table:table-cell office:value="0.009999308586120607" office:value-type="float"/>
          <table:table-cell office:value="0.009900536537170412" office:value-type="float"/>
          <table:table-cell office:value="0.0077669596672058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27805590704" office:value-type="float"/>
          <table:table-cell office:value="55" office:value-type="float"/>
          <table:table-cell office:value="-0.00983720898628235" office:value-type="float"/>
          <table:table-cell office:value="-0.009927293658256531" office:value-type="float"/>
          <table:table-cell office:value="0.009370808601379394" office:value-type="float"/>
          <table:table-cell office:value="0.009999291896820068" office:value-type="float"/>
          <table:table-cell office:value="0.009902144670486451" office:value-type="float"/>
          <table:table-cell office:value="0.007444369792938233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25964719171" office:value-type="float"/>
          <table:table-cell office:value="56" office:value-type="float"/>
          <table:table-cell office:value="-0.00983720898628235" office:value-type="float"/>
          <table:table-cell office:value="-0.009927293658256531" office:value-type="float"/>
          <table:table-cell office:value="0.009370808601379394" office:value-type="float"/>
          <table:table-cell office:value="0.009999291896820068" office:value-type="float"/>
          <table:table-cell office:value="0.009902144670486451" office:value-type="float"/>
          <table:table-cell office:value="0.007444369792938233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25120439056" office:value-type="float"/>
          <table:table-cell office:value="57" office:value-type="float"/>
          <table:table-cell office:value="-0.009840571880340576" office:value-type="float"/>
          <table:table-cell office:value="-0.009928035140037537" office:value-type="float"/>
          <table:table-cell office:value="0.00941042184829712" office:value-type="float"/>
          <table:table-cell office:value="0.00999927043914795" office:value-type="float"/>
          <table:table-cell office:value="0.009903467893600465" office:value-type="float"/>
          <table:table-cell office:value="0.00705228090286254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22730166474" office:value-type="float"/>
          <table:table-cell office:value="58" office:value-type="float"/>
          <table:table-cell office:value="-0.009840571880340576" office:value-type="float"/>
          <table:table-cell office:value="-0.009928035140037537" office:value-type="float"/>
          <table:table-cell office:value="0.00941042184829712" office:value-type="float"/>
          <table:table-cell office:value="0.00999927043914795" office:value-type="float"/>
          <table:table-cell office:value="0.009903467893600465" office:value-type="float"/>
          <table:table-cell office:value="0.00705228090286254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23123361726" office:value-type="float"/>
          <table:table-cell office:value="59" office:value-type="float"/>
          <table:table-cell office:value="-0.009843035340309144" office:value-type="float"/>
          <table:table-cell office:value="-0.009928641319274902" office:value-type="float"/>
          <table:table-cell office:value="0.009447007179260255" office:value-type="float"/>
          <table:table-cell office:value="0.009999244213104249" office:value-type="float"/>
          <table:table-cell office:value="0.009904494285583496" office:value-type="float"/>
          <table:table-cell office:value="0.00657351016998290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25218771671" office:value-type="float"/>
          <table:table-cell office:value="60" office:value-type="float"/>
          <table:table-cell office:value="-0.009843035340309144" office:value-type="float"/>
          <table:table-cell office:value="-0.009928641319274902" office:value-type="float"/>
          <table:table-cell office:value="0.009447007179260255" office:value-type="float"/>
          <table:table-cell office:value="0.009999244213104249" office:value-type="float"/>
          <table:table-cell office:value="0.009904494285583496" office:value-type="float"/>
          <table:table-cell office:value="0.006573510169982909" office:value-type="float"/>
        </table:table-row>
      </table:table>
      <table:table table:name="9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9968206286430359" office:value-type="float"/>
          <table:table-cell office:value="-0.009991424083709717" office:value-type="float"/>
          <table:table-cell office:value="0.009895205497741701" office:value-type="float"/>
          <table:table-cell office:value="0.009999957084655764" office:value-type="float"/>
          <table:table-cell office:value="0.009970239400863648" office:value-type="float"/>
          <table:table-cell office:value="0.005628268718719484" office:value-type="float"/>
          <table:table-cell office:value="0.07833983878164949" office:value-type="float"/>
          <table:table-cell office:value="1" office:value-type="float"/>
          <table:table-cell office:value="-0.009968206286430359" office:value-type="float"/>
          <table:table-cell office:value="-0.009991424083709717" office:value-type="float"/>
          <table:table-cell office:value="0.009895205497741701" office:value-type="float"/>
          <table:table-cell office:value="0.009999957084655764" office:value-type="float"/>
          <table:table-cell office:value="0.009970239400863648" office:value-type="float"/>
          <table:table-cell office:value="0.005628268718719484" office:value-type="float"/>
        </table:table-row>
        <table:table-row>
          <table:table-cell office:value="-0.019901299476623537" office:value-type="float"/>
          <table:table-cell office:value="-0.019961961507797242" office:value-type="float"/>
          <table:table-cell office:value="0.01959537982940674" office:value-type="float"/>
          <table:table-cell office:value="0.01999979376792908" office:value-type="float"/>
          <table:table-cell office:value="0.019922925233840944" office:value-type="float"/>
          <table:table-cell office:value="0.011889101266860963" office:value-type="float"/>
          <table:table-cell office:value="0.08231092496306813" office:value-type="float"/>
          <table:table-cell office:value="2" office:value-type="float"/>
          <table:table-cell office:value="-0.009933093190193176" office:value-type="float"/>
          <table:table-cell office:value="-0.009970537424087525" office:value-type="float"/>
          <table:table-cell office:value="0.00970017433166504" office:value-type="float"/>
          <table:table-cell office:value="0.009999836683273316" office:value-type="float"/>
          <table:table-cell office:value="0.009952685832977296" office:value-type="float"/>
          <table:table-cell office:value="0.006260832548141479" office:value-type="float"/>
        </table:table-row>
        <table:table-row>
          <table:table-cell office:value="-0.029748260378837585" office:value-type="float"/>
          <table:table-cell office:value="-0.02989021182060242" office:value-type="float"/>
          <table:table-cell office:value="0.02908753395080567" office:value-type="float"/>
          <table:table-cell office:value="0.02999897360801697" office:value-type="float"/>
          <table:table-cell office:value="0.029829999208450322" office:value-type="float"/>
          <table:table-cell office:value="0.017282897233963014" office:value-type="float"/>
          <table:table-cell office:value="0.0748218877079382" office:value-type="float"/>
          <table:table-cell office:value="3" office:value-type="float"/>
          <table:table-cell office:value="-0.00984696090221405" office:value-type="float"/>
          <table:table-cell office:value="-0.009928250312805175" office:value-type="float"/>
          <table:table-cell office:value="0.009492154121398927" office:value-type="float"/>
          <table:table-cell office:value="0.00999917984008789" office:value-type="float"/>
          <table:table-cell office:value="0.009907073974609376" office:value-type="float"/>
          <table:table-cell office:value="0.005393795967102051" office:value-type="float"/>
        </table:table-row>
        <table:table-row>
          <table:table-cell office:value="-0.039592413902282714" office:value-type="float"/>
          <table:table-cell office:value="-0.03981735229492188" office:value-type="float"/>
          <table:table-cell office:value="0.03857602715492249" office:value-type="float"/>
          <table:table-cell office:value="0.03999813199043274" office:value-type="float"/>
          <table:table-cell office:value="0.039736064672470095" office:value-type="float"/>
          <table:table-cell office:value="0.022670246362686157" office:value-type="float"/>
          <table:table-cell office:value="0.05384691886622736" office:value-type="float"/>
          <table:table-cell office:value="4" office:value-type="float"/>
          <table:table-cell office:value="-0.009844153523445129" office:value-type="float"/>
          <table:table-cell office:value="-0.009927140474319458" office:value-type="float"/>
          <table:table-cell office:value="0.009488493204116823" office:value-type="float"/>
          <table:table-cell office:value="0.009999158382415772" office:value-type="float"/>
          <table:table-cell office:value="0.009906065464019774" office:value-type="float"/>
          <table:table-cell office:value="0.005387349128723145" office:value-type="float"/>
        </table:table-row>
        <table:table-row>
          <table:table-cell office:value="-0.049211118817329404" office:value-type="float"/>
          <table:table-cell office:value="-0.04969771504402161" office:value-type="float"/>
          <table:table-cell office:value="0.04775205254554749" office:value-type="float"/>
          <table:table-cell office:value="0.04999612092971802" office:value-type="float"/>
          <table:table-cell office:value="0.04963419556617737" office:value-type="float"/>
          <table:table-cell office:value="0.02803776144981384" office:value-type="float"/>
          <table:table-cell office:value="0.0579073106002847" office:value-type="float"/>
          <table:table-cell office:value="5" office:value-type="float"/>
          <table:table-cell office:value="-0.009618704915046692" office:value-type="float"/>
          <table:table-cell office:value="-0.009880362749099732" office:value-type="float"/>
          <table:table-cell office:value="0.009176025390625" office:value-type="float"/>
          <table:table-cell office:value="0.009997988939285279" office:value-type="float"/>
          <table:table-cell office:value="0.009898130893707275" office:value-type="float"/>
          <table:table-cell office:value="0.00536751508712768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32505544424057" office:value-type="float"/>
          <table:table-cell office:value="0.05750727046872088" office:value-type="float"/>
          <table:table-cell office:value="6" office:value-type="float"/>
          <table:table-cell office:value="-0.009833447933197022" office:value-type="float"/>
          <table:table-cell office:value="-0.009925021529197693" office:value-type="float"/>
          <table:table-cell office:value="0.009511926174163817" office:value-type="float"/>
          <table:table-cell office:value="0.00999897599220276" office:value-type="float"/>
          <table:table-cell office:value="0.009898399114608764" office:value-type="float"/>
          <table:table-cell office:value="0.00446778297424316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3610600113868713" office:value-type="float"/>
          <table:table-cell office:value="0.056524409800300573" office:value-type="float"/>
          <table:table-cell office:value="7" office:value-type="float"/>
          <table:table-cell office:value="-0.009834958910942078" office:value-type="float"/>
          <table:table-cell office:value="-0.009927085041999817" office:value-type="float"/>
          <table:table-cell office:value="0.009546102285385131" office:value-type="float"/>
          <table:table-cell office:value="0.009998956918716431" office:value-type="float"/>
          <table:table-cell office:value="0.009901239871978761" office:value-type="float"/>
          <table:table-cell office:value="0.00360045671463012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39380127191543574" office:value-type="float"/>
          <table:table-cell office:value="0.05750991806975498" office:value-type="float"/>
          <table:table-cell office:value="8" office:value-type="float"/>
          <table:table-cell office:value="-0.009862766861915588" office:value-type="float"/>
          <table:table-cell office:value="-0.009945159554481506" office:value-type="float"/>
          <table:table-cell office:value="0.009670531749725342" office:value-type="float"/>
          <table:table-cell office:value="0.00999927043914795" office:value-type="float"/>
          <table:table-cell office:value="0.00991457223892212" office:value-type="float"/>
          <table:table-cell office:value="0.003274126052856445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201277732849121" office:value-type="float"/>
          <table:table-cell office:value="0.053256576523621216" office:value-type="float"/>
          <table:table-cell office:value="9" office:value-type="float"/>
          <table:table-cell office:value="-0.009835159182548523" office:value-type="float"/>
          <table:table-cell office:value="-0.00992973506450653" office:value-type="float"/>
          <table:table-cell office:value="0.009580057859420775" office:value-type="float"/>
          <table:table-cell office:value="0.009998950958251955" office:value-type="float"/>
          <table:table-cell office:value="0.00990513324737549" office:value-type="float"/>
          <table:table-cell office:value="0.002632650136947632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510690927505493" office:value-type="float"/>
          <table:table-cell office:value="0.057500852468781324" office:value-type="float"/>
          <table:table-cell office:value="10" office:value-type="float"/>
          <table:table-cell office:value="-0.009791588187217712" office:value-type="float"/>
          <table:table-cell office:value="-0.009918970465660095" office:value-type="float"/>
          <table:table-cell office:value="0.009498288631439209" office:value-type="float"/>
          <table:table-cell office:value="0.009998764991760256" office:value-type="float"/>
          <table:table-cell office:value="0.009906196594238281" office:value-type="float"/>
          <table:table-cell office:value="0.003094131946563721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6635303497314456" office:value-type="float"/>
          <table:table-cell office:value="0.05750743555267266" office:value-type="float"/>
          <table:table-cell office:value="11" office:value-type="float"/>
          <table:table-cell office:value="-0.00983327329158783" office:value-type="float"/>
          <table:table-cell office:value="-0.009932811856269836" office:value-type="float"/>
          <table:table-cell office:value="0.009613459110260009" office:value-type="float"/>
          <table:table-cell office:value="0.009998948574066161" office:value-type="float"/>
          <table:table-cell office:value="0.009909443855285643" office:value-type="float"/>
          <table:table-cell office:value="0.001528394222259522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816536068916321" office:value-type="float"/>
          <table:table-cell office:value="0.05750984513652592" office:value-type="float"/>
          <table:table-cell office:value="12" office:value-type="float"/>
          <table:table-cell office:value="-0.009833542704582214" office:value-type="float"/>
          <table:table-cell office:value="-0.009932895302772523" office:value-type="float"/>
          <table:table-cell office:value="0.009613702297210694" office:value-type="float"/>
          <table:table-cell office:value="0.009998953342437744" office:value-type="float"/>
          <table:table-cell office:value="0.009909615516662596" office:value-type="float"/>
          <table:table-cell office:value="0.001530057191848755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8464908599853515" office:value-type="float"/>
          <table:table-cell office:value="0.05468788124550585" office:value-type="float"/>
          <table:table-cell office:value="13" office:value-type="float"/>
          <table:table-cell office:value="-0.009828690886497498" office:value-type="float"/>
          <table:table-cell office:value="-0.009935863018035888" office:value-type="float"/>
          <table:table-cell office:value="0.009644691944122314" office:value-type="float"/>
          <table:table-cell office:value="0.009998939037322999" office:value-type="float"/>
          <table:table-cell office:value="0.00991375207901001" office:value-type="float"/>
          <table:table-cell office:value="0.0002995479106903068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873398303985596" office:value-type="float"/>
          <table:table-cell office:value="0.0575128623384991" office:value-type="float"/>
          <table:table-cell office:value="14" office:value-type="float"/>
          <table:table-cell office:value="-0.009847317934036256" office:value-type="float"/>
          <table:table-cell office:value="-0.009943992495536805" office:value-type="float"/>
          <table:table-cell office:value="0.00966947555541992" office:value-type="float"/>
          <table:table-cell office:value="0.00999919056892395" office:value-type="float"/>
          <table:table-cell office:value="0.00992478370666504" office:value-type="float"/>
          <table:table-cell office:value="0.000269074440002441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7681108713150025" office:value-type="float"/>
          <table:table-cell office:value="0.05749383762964061" office:value-type="float"/>
          <table:table-cell office:value="15" office:value-type="float"/>
          <table:table-cell office:value="-0.009824808239936828" office:value-type="float"/>
          <table:table-cell office:value="-0.009940165281295777" office:value-type="float"/>
          <table:table-cell office:value="0.009678966999053957" office:value-type="float"/>
          <table:table-cell office:value="0.009998956918716431" office:value-type="float"/>
          <table:table-cell office:value="0.009919439554214477" office:value-type="float"/>
          <table:table-cell office:value="-0.00105287432670593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66272360086441" office:value-type="float"/>
          <table:table-cell office:value="0.057873329379965865" office:value-type="float"/>
          <table:table-cell office:value="16" office:value-type="float"/>
          <table:table-cell office:value="-0.009824652671813965" office:value-type="float"/>
          <table:table-cell office:value="-0.009940130114555358" office:value-type="float"/>
          <table:table-cell office:value="0.009678891897201539" office:value-type="float"/>
          <table:table-cell office:value="0.009998954534530641" office:value-type="float"/>
          <table:table-cell office:value="0.009919347763061524" office:value-type="float"/>
          <table:table-cell office:value="-0.001053872704505919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396809697151184" office:value-type="float"/>
          <table:table-cell office:value="0.05750951948360784" office:value-type="float"/>
          <table:table-cell office:value="17" office:value-type="float"/>
          <table:table-cell office:value="-0.009836225509643555" office:value-type="float"/>
          <table:table-cell office:value="-0.00995087504386902" office:value-type="float"/>
          <table:table-cell office:value="0.009737582206726074" office:value-type="float"/>
          <table:table-cell office:value="0.009999136924743654" office:value-type="float"/>
          <table:table-cell office:value="0.009930841922760008" office:value-type="float"/>
          <table:table-cell office:value="-0.00265913903713226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148820698261261" office:value-type="float"/>
          <table:table-cell office:value="0.05826555440309518" office:value-type="float"/>
          <table:table-cell office:value="18" office:value-type="float"/>
          <table:table-cell office:value="-0.009818860292434693" office:value-type="float"/>
          <table:table-cell office:value="-0.009944507479667663" office:value-type="float"/>
          <table:table-cell office:value="0.009710693359375" office:value-type="float"/>
          <table:table-cell office:value="0.00999897003173828" office:value-type="float"/>
          <table:table-cell office:value="0.009925179481506346" office:value-type="float"/>
          <table:table-cell office:value="-0.002479889988899230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37304843068122866" office:value-type="float"/>
          <table:table-cell office:value="0.03978733327132321" office:value-type="float"/>
          <table:table-cell office:value="19" office:value-type="float"/>
          <table:table-cell office:value="-0.009831352233886719" office:value-type="float"/>
          <table:table-cell office:value="-0.0099583899974823" office:value-type="float"/>
          <table:table-cell office:value="0.009786124229431153" office:value-type="float"/>
          <table:table-cell office:value="0.009999263286590577" office:value-type="float"/>
          <table:table-cell office:value="0.009941697120666506" office:value-type="float"/>
          <table:table-cell office:value="-0.00418336391448974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3519138872623444" office:value-type="float"/>
          <table:table-cell office:value="0.058170895918351825" office:value-type="float"/>
          <table:table-cell office:value="20" office:value-type="float"/>
          <table:table-cell office:value="-0.009708731174468995" office:value-type="float"/>
          <table:table-cell office:value="-0.00995316743850708" office:value-type="float"/>
          <table:table-cell office:value="0.009648969173431396" office:value-type="float"/>
          <table:table-cell office:value="0.009999427795410158" office:value-type="float"/>
          <table:table-cell office:value="0.009967029094696047" office:value-type="float"/>
          <table:table-cell office:value="-0.00211345434188842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29833432435989383" office:value-type="float"/>
          <table:table-cell office:value="0.0363864933613257" office:value-type="float"/>
          <table:table-cell office:value="21" office:value-type="float"/>
          <table:table-cell office:value="-0.009809852242469788" office:value-type="float"/>
          <table:table-cell office:value="-0.009955353140830995" office:value-type="float"/>
          <table:table-cell office:value="0.009774665832519533" office:value-type="float"/>
          <table:table-cell office:value="0.009999074935913085" office:value-type="float"/>
          <table:table-cell office:value="0.009939396381378173" office:value-type="float"/>
          <table:table-cell office:value="-0.00535795629024505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2293396353721619" office:value-type="float"/>
          <table:table-cell office:value="-0.038082867703171694" office:value-type="float"/>
          <table:table-cell office:value="22" office:value-type="float"/>
          <table:table-cell office:value="-0.00992175579071045" office:value-type="float"/>
          <table:table-cell office:value="-0.009990874528884888" office:value-type="float"/>
          <table:table-cell office:value="0.009953436851501464" office:value-type="float"/>
          <table:table-cell office:value="0.00999990701675415" office:value-type="float"/>
          <table:table-cell office:value="0.009983080625534059" office:value-type="float"/>
          <table:table-cell office:value="-0.00689946889877319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12945784926414492" office:value-type="float"/>
          <table:table-cell office:value="0.057511390653583426" office:value-type="float"/>
          <table:table-cell office:value="23" office:value-type="float"/>
          <table:table-cell office:value="-0.009999997615814209" office:value-type="float"/>
          <table:table-cell office:value="-0.01" office:value-type="float"/>
          <table:table-cell office:value="0.01" office:value-type="float"/>
          <table:table-cell office:value="0.01" office:value-type="float"/>
          <table:table-cell office:value="0.01" office:value-type="float"/>
          <table:table-cell office:value="-0.00998817861080169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06388514637947085" office:value-type="float"/>
          <table:table-cell office:value="0.022048593196245143" office:value-type="float"/>
          <table:table-cell office:value="24" office:value-type="float"/>
          <table:table-cell office:value="-0.009799108505249024" office:value-type="float"/>
          <table:table-cell office:value="-0.009959532618522645" office:value-type="float"/>
          <table:table-cell office:value="0.009800007343292236" office:value-type="float"/>
          <table:table-cell office:value="0.009999098777770997" office:value-type="float"/>
          <table:table-cell office:value="0.00994512915611267" office:value-type="float"/>
          <table:table-cell office:value="-0.006557270288467407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03170377612113951" office:value-type="float"/>
          <table:table-cell office:value="0.05523914769118993" office:value-type="float"/>
          <table:table-cell office:value="25" office:value-type="float"/>
          <table:table-cell office:value="-0.00998557448387146" office:value-type="float"/>
          <table:table-cell office:value="-0.00999938189983368" office:value-type="float"/>
          <table:table-cell office:value="0.009996607303619386" office:value-type="float"/>
          <table:table-cell office:value="0.00999999761581421" office:value-type="float"/>
          <table:table-cell office:value="0.009997977018356323" office:value-type="float"/>
          <table:table-cell office:value="-0.00955889225006103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10727232694625853" office:value-type="float"/>
          <table:table-cell office:value="0.05749432653178893" office:value-type="float"/>
          <table:table-cell office:value="26" office:value-type="float"/>
          <table:table-cell office:value="-0.009784178137779235" office:value-type="float"/>
          <table:table-cell office:value="-0.009963792562484742" office:value-type="float"/>
          <table:table-cell office:value="0.009830204248428344" office:value-type="float"/>
          <table:table-cell office:value="0.009999117851257325" office:value-type="float"/>
          <table:table-cell office:value="0.009950376749038698" office:value-type="float"/>
          <table:table-cell office:value="-0.00755685508251190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19029530882835387" office:value-type="float"/>
          <table:table-cell office:value="-0.052545743537957254" office:value-type="float"/>
          <table:table-cell office:value="27" office:value-type="float"/>
          <table:table-cell office:value="-0.009786842465400696" office:value-type="float"/>
          <table:table-cell office:value="-0.009969257712364198" office:value-type="float"/>
          <table:table-cell office:value="0.009851268529891969" office:value-type="float"/>
          <table:table-cell office:value="0.009999263286590577" office:value-type="float"/>
          <table:table-cell office:value="0.009958956241607668" office:value-type="float"/>
          <table:table-cell office:value="-0.00830229818820953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29029456973075865" office:value-type="float"/>
          <table:table-cell office:value="0.0464962092429644" office:value-type="float"/>
          <table:table-cell office:value="28" office:value-type="float"/>
          <table:table-cell office:value="-0.01" office:value-type="float"/>
          <table:table-cell office:value="-0.01" office:value-type="float"/>
          <table:table-cell office:value="0.01" office:value-type="float"/>
          <table:table-cell office:value="0.01" office:value-type="float"/>
          <table:table-cell office:value="0.01" office:value-type="float"/>
          <table:table-cell office:value="-0.0099999260902404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3791561007499695" office:value-type="float"/>
          <table:table-cell office:value="0.057497973950450414" office:value-type="float"/>
          <table:table-cell office:value="29" office:value-type="float"/>
          <table:table-cell office:value="-0.009778690934181213" office:value-type="float"/>
          <table:table-cell office:value="-0.009974376559257507" office:value-type="float"/>
          <table:table-cell office:value="0.009883369207382203" office:value-type="float"/>
          <table:table-cell office:value="0.00999935269355774" office:value-type="float"/>
          <table:table-cell office:value="0.009964964389801026" office:value-type="float"/>
          <table:table-cell office:value="-0.00888615310192108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4675987184047699" office:value-type="float"/>
          <table:table-cell office:value="-4.652978833296483" office:value-type="float"/>
          <table:table-cell office:value="30" office:value-type="float"/>
          <table:table-cell office:value="-0.00977899193763733" office:value-type="float"/>
          <table:table-cell office:value="-0.009973354935646057" office:value-type="float"/>
          <table:table-cell office:value="0.009873090982437134" office:value-type="float"/>
          <table:table-cell office:value="0.009999341964721681" office:value-type="float"/>
          <table:table-cell office:value="0.00996474027633667" office:value-type="float"/>
          <table:table-cell office:value="-0.00884426176548004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923125907540233" office:value-type="float"/>
          <table:table-cell office:value="31" office:value-type="float"/>
          <table:table-cell office:value="-0.009794304370880127" office:value-type="float"/>
          <table:table-cell office:value="-0.00998013436794281" office:value-type="float"/>
          <table:table-cell office:value="0.00990431308746338" office:value-type="float"/>
          <table:table-cell office:value="0.009999533891677856" office:value-type="float"/>
          <table:table-cell office:value="0.009973182678222657" office:value-type="float"/>
          <table:table-cell office:value="-0.00928740501403808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60564006925587" office:value-type="float"/>
          <table:table-cell office:value="32" office:value-type="float"/>
          <table:table-cell office:value="-0.009794782996177673" office:value-type="float"/>
          <table:table-cell office:value="-0.009981446266174317" office:value-type="float"/>
          <table:table-cell office:value="0.009916616678237915" office:value-type="float"/>
          <table:table-cell office:value="0.009999566078186034" office:value-type="float"/>
          <table:table-cell office:value="0.009973814487457275" office:value-type="float"/>
          <table:table-cell office:value="-0.0093275994062423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7497284261135234" office:value-type="float"/>
          <table:table-cell office:value="33" office:value-type="float"/>
          <table:table-cell office:value="-0.009720537066459657" office:value-type="float"/>
          <table:table-cell office:value="-0.009974288940429689" office:value-type="float"/>
          <table:table-cell office:value="0.009887691736221315" office:value-type="float"/>
          <table:table-cell office:value="0.009999339580535888" office:value-type="float"/>
          <table:table-cell office:value="0.009971249103546144" office:value-type="float"/>
          <table:table-cell office:value="-0.00936118841171264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01719508515382162" office:value-type="float"/>
          <table:table-cell office:value="34" office:value-type="float"/>
          <table:table-cell office:value="-0.009763255715370178" office:value-type="float"/>
          <table:table-cell office:value="-0.009979385733604431" office:value-type="float"/>
          <table:table-cell office:value="0.009905123710632324" office:value-type="float"/>
          <table:table-cell office:value="0.0099994957447052" office:value-type="float"/>
          <table:table-cell office:value="0.009974642992019654" office:value-type="float"/>
          <table:table-cell office:value="-0.00945421516895294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670358000278776" office:value-type="float"/>
          <table:table-cell office:value="35" office:value-type="float"/>
          <table:table-cell office:value="-0.009989741444587709" office:value-type="float"/>
          <table:table-cell office:value="-0.009999924898147583" office:value-type="float"/>
          <table:table-cell office:value="0.009997377395629883" office:value-type="float"/>
          <table:table-cell office:value="0.01" office:value-type="float"/>
          <table:table-cell office:value="0.009999921321868896" office:value-type="float"/>
          <table:table-cell office:value="-0.00998951137065887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29131967904647865" office:value-type="float"/>
          <table:table-cell office:value="36" office:value-type="float"/>
          <table:table-cell office:value="-0.009748647212982178" office:value-type="float"/>
          <table:table-cell office:value="-0.009981605410575868" office:value-type="float"/>
          <table:table-cell office:value="0.009917695522308348" office:value-type="float"/>
          <table:table-cell office:value="0.009999601840972901" office:value-type="float"/>
          <table:table-cell office:value="0.009980142116546633" office:value-type="float"/>
          <table:table-cell office:value="-0.00960884809494018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2578201113306068" office:value-type="float"/>
          <table:table-cell office:value="37" office:value-type="float"/>
          <table:table-cell office:value="-0.009150691032409668" office:value-type="float"/>
          <table:table-cell office:value="-0.00997684121131897" office:value-type="float"/>
          <table:table-cell office:value="0.009861755371093751" office:value-type="float"/>
          <table:table-cell office:value="0.009999793767929076" office:value-type="float"/>
          <table:table-cell office:value="0.009994531869888306" office:value-type="float"/>
          <table:table-cell office:value="-0.00919247806072235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2964470993946786" office:value-type="float"/>
          <table:table-cell office:value="38" office:value-type="float"/>
          <table:table-cell office:value="-0.009730296730995179" office:value-type="float"/>
          <table:table-cell office:value="-0.009993133544921875" office:value-type="float"/>
          <table:table-cell office:value="0.009962983131408693" office:value-type="float"/>
          <table:table-cell office:value="0.009999940395355225" office:value-type="float"/>
          <table:table-cell office:value="0.009996187686920165" office:value-type="float"/>
          <table:table-cell office:value="-0.00975517868995666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1313708842479914" office:value-type="float"/>
          <table:table-cell office:value="39" office:value-type="float"/>
          <table:table-cell office:value="-0.009613415598869324" office:value-type="float"/>
          <table:table-cell office:value="-0.009973973035812378" office:value-type="float"/>
          <table:table-cell office:value="0.009900811910629274" office:value-type="float"/>
          <table:table-cell office:value="0.009999325275421142" office:value-type="float"/>
          <table:table-cell office:value="0.009977428913116456" office:value-type="float"/>
          <table:table-cell office:value="-0.00969069361686706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57939526814133" office:value-type="float"/>
          <table:table-cell office:value="40" office:value-type="float"/>
          <table:table-cell office:value="-0.009775617122650147" office:value-type="float"/>
          <table:table-cell office:value="-0.009989259243011474" office:value-type="float"/>
          <table:table-cell office:value="0.009953675270080566" office:value-type="float"/>
          <table:table-cell office:value="0.009999775886535644" office:value-type="float"/>
          <table:table-cell office:value="0.00998737335205078" office:value-type="float"/>
          <table:table-cell office:value="-0.0098503470420837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752214987211259" office:value-type="float"/>
          <table:table-cell office:value="41" office:value-type="float"/>
          <table:table-cell office:value="-0.00969083309173584" office:value-type="float"/>
          <table:table-cell office:value="-0.009984174370765686" office:value-type="float"/>
          <table:table-cell office:value="0.00993706226348877" office:value-type="float"/>
          <table:table-cell office:value="0.009999644756317138" office:value-type="float"/>
          <table:table-cell office:value="0.00998491406440735" office:value-type="float"/>
          <table:table-cell office:value="-0.00983572483062744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1900400932896515" office:value-type="float"/>
          <table:table-cell office:value="42" office:value-type="float"/>
          <table:table-cell office:value="-0.009702042937278747" office:value-type="float"/>
          <table:table-cell office:value="-0.009985080361366272" office:value-type="float"/>
          <table:table-cell office:value="0.009939866065979004" office:value-type="float"/>
          <table:table-cell office:value="0.009999673366546632" office:value-type="float"/>
          <table:table-cell office:value="0.009985582828521728" office:value-type="float"/>
          <table:table-cell office:value="-0.00984338045120239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8043505463585304" office:value-type="float"/>
          <table:table-cell office:value="43" office:value-type="float"/>
          <table:table-cell office:value="-0.009988921880722047" office:value-type="float"/>
          <table:table-cell office:value="-0.009999958872795105" office:value-type="float"/>
          <table:table-cell office:value="0.00999982714653015" office:value-type="float"/>
          <table:table-cell office:value="0.01" office:value-type="float"/>
          <table:table-cell office:value="0.009999911785125734" office:value-type="float"/>
          <table:table-cell office:value="-0.00999887883663177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08473710315181515" office:value-type="float"/>
          <table:table-cell office:value="44" office:value-type="float"/>
          <table:table-cell office:value="-0.009725613594055176" office:value-type="float"/>
          <table:table-cell office:value="-0.009989314079284668" office:value-type="float"/>
          <table:table-cell office:value="0.009957132339477539" office:value-type="float"/>
          <table:table-cell office:value="0.009999792575836183" office:value-type="float"/>
          <table:table-cell office:value="0.00998956561088562" office:value-type="float"/>
          <table:table-cell office:value="-0.00990501999855041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4436322147787435" office:value-type="float"/>
          <table:table-cell office:value="45" office:value-type="float"/>
          <table:table-cell office:value="-0.007515861988067627" office:value-type="float"/>
          <table:table-cell office:value="-0.009990970492362977" office:value-type="float"/>
          <table:table-cell office:value="0.009908674955368043" office:value-type="float"/>
          <table:table-cell office:value="0.009999989271163941" office:value-type="float"/>
          <table:table-cell office:value="0.009999743700027467" office:value-type="float"/>
          <table:table-cell office:value="-0.00961728751659393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3522318181845144" office:value-type="float"/>
          <table:table-cell office:value="46" office:value-type="float"/>
          <table:table-cell office:value="-0.009911024570465088" office:value-type="float"/>
          <table:table-cell office:value="-0.009999005198478699" office:value-type="float"/>
          <table:table-cell office:value="0.00999595284461975" office:value-type="float"/>
          <table:table-cell office:value="0.009999992847442627" office:value-type="float"/>
          <table:table-cell office:value="0.00999858617782593" office:value-type="float"/>
          <table:table-cell office:value="-0.0099897831678390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230428118840361" office:value-type="float"/>
          <table:table-cell office:value="47" office:value-type="float"/>
          <table:table-cell office:value="-0.009885955452919006" office:value-type="float"/>
          <table:table-cell office:value="-0.009998480081558228" office:value-type="float"/>
          <table:table-cell office:value="0.009990800619125365" office:value-type="float"/>
          <table:table-cell office:value="0.009999990463256838" office:value-type="float"/>
          <table:table-cell office:value="0.009998679161071779" office:value-type="float"/>
          <table:table-cell office:value="-0.00998727500438690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09912008911650068" office:value-type="float"/>
          <table:table-cell office:value="48" office:value-type="float"/>
          <table:table-cell office:value="-0.0098187917470932" office:value-type="float"/>
          <table:table-cell office:value="-0.009996907711029053" office:value-type="float"/>
          <table:table-cell office:value="0.009987738132476809" office:value-type="float"/>
          <table:table-cell office:value="0.009999966621398926" office:value-type="float"/>
          <table:table-cell office:value="0.009996734857559203" office:value-type="float"/>
          <table:table-cell office:value="-0.00997862040996551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07468725331472505" office:value-type="float"/>
          <table:table-cell office:value="49" office:value-type="float"/>
          <table:table-cell office:value="-0.005757029056549072" office:value-type="float"/>
          <table:table-cell office:value="-0.009987224936485291" office:value-type="float"/>
          <table:table-cell office:value="0.009876468181610107" office:value-type="float"/>
          <table:table-cell office:value="0.009999984502792358" office:value-type="float"/>
          <table:table-cell office:value="0.009999735355377197" office:value-type="float"/>
          <table:table-cell office:value="-0.00965528190135955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749884767519071" office:value-type="float"/>
          <table:table-cell office:value="50" office:value-type="float"/>
          <table:table-cell office:value="-0.00995047926902771" office:value-type="float"/>
          <table:table-cell office:value="-0.009999874830245972" office:value-type="float"/>
          <table:table-cell office:value="0.009999639987945558" office:value-type="float"/>
          <table:table-cell office:value="0.01" office:value-type="float"/>
          <table:table-cell office:value="0.009999928474426269" office:value-type="float"/>
          <table:table-cell office:value="-0.0099985140562057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059901494084898" office:value-type="float"/>
          <table:table-cell office:value="51" office:value-type="float"/>
          <table:table-cell office:value="-0.009494820833206177" office:value-type="float"/>
          <table:table-cell office:value="-0.009986615180969239" office:value-type="float"/>
          <table:table-cell office:value="0.00995930552482605" office:value-type="float"/>
          <table:table-cell office:value="0.009999762773513795" office:value-type="float"/>
          <table:table-cell office:value="0.009991052150726319" office:value-type="float"/>
          <table:table-cell office:value="-0.00994448363780975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8398778912088764" office:value-type="float"/>
          <table:table-cell office:value="52" office:value-type="float"/>
          <table:table-cell office:value="-0.009920788407325744" office:value-type="float"/>
          <table:table-cell office:value="-0.009999676942825317" office:value-type="float"/>
          <table:table-cell office:value="0.009998652935028078" office:value-type="float"/>
          <table:table-cell office:value="0.009999998807907104" office:value-type="float"/>
          <table:table-cell office:value="0.009999624490737916" office:value-type="float"/>
          <table:table-cell office:value="-0.00999802708625793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0040747209249626" office:value-type="float"/>
          <table:table-cell office:value="53" office:value-type="float"/>
          <table:table-cell office:value="-0.009613956809043884" office:value-type="float"/>
          <table:table-cell office:value="-0.009994666576385498" office:value-type="float"/>
          <table:table-cell office:value="0.009984092712402344" office:value-type="float"/>
          <table:table-cell office:value="0.009999938011169435" office:value-type="float"/>
          <table:table-cell office:value="0.009996023178100588" office:value-type="float"/>
          <table:table-cell office:value="-0.00998025536537170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7466779529770876" office:value-type="float"/>
          <table:table-cell office:value="54" office:value-type="float"/>
          <table:table-cell office:value="-0.009547672271728517" office:value-type="float"/>
          <table:table-cell office:value="-0.00999459445476532" office:value-type="float"/>
          <table:table-cell office:value="0.009985826015472413" office:value-type="float"/>
          <table:table-cell office:value="0.009999946355819701" office:value-type="float"/>
          <table:table-cell office:value="0.009996782541275026" office:value-type="float"/>
          <table:table-cell office:value="-0.0099789988994598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18852090186613588" office:value-type="float"/>
          <table:table-cell office:value="55" office:value-type="float"/>
          <table:table-cell office:value="-0.009298593997955323" office:value-type="float"/>
          <table:table-cell office:value="-0.009985889792442321" office:value-type="float"/>
          <table:table-cell office:value="0.009963271617889404" office:value-type="float"/>
          <table:table-cell office:value="0.009999773502349854" office:value-type="float"/>
          <table:table-cell office:value="0.009991984367370607" office:value-type="float"/>
          <table:table-cell office:value="-0.00995734095573425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7432131416392335" office:value-type="float"/>
          <table:table-cell office:value="56" office:value-type="float"/>
          <table:table-cell office:value="-0.008111544847488404" office:value-type="float"/>
          <table:table-cell office:value="-0.009993239641189575" office:value-type="float"/>
          <table:table-cell office:value="0.009979407787323" office:value-type="float"/>
          <table:table-cell office:value="0.009999983310699461" office:value-type="float"/>
          <table:table-cell office:value="0.009999427795410158" office:value-type="float"/>
          <table:table-cell office:value="-0.00994290888309478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7508604693010563" office:value-type="float"/>
          <table:table-cell office:value="57" office:value-type="float"/>
          <table:table-cell office:value="-0.009105678796768189" office:value-type="float"/>
          <table:table-cell office:value="-0.009983686804771423" office:value-type="float"/>
          <table:table-cell office:value="0.009961924552917481" office:value-type="float"/>
          <table:table-cell office:value="0.00999974012374878" office:value-type="float"/>
          <table:table-cell office:value="0.009991661310195922" office:value-type="float"/>
          <table:table-cell office:value="-0.00995746016502380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0573668654115106" office:value-type="float"/>
          <table:table-cell office:value="58" office:value-type="float"/>
          <table:table-cell office:value="-0.009144868850708008" office:value-type="float"/>
          <table:table-cell office:value="-0.009985182285308838" office:value-type="float"/>
          <table:table-cell office:value="0.009964783191680907" office:value-type="float"/>
          <table:table-cell office:value="0.009999773502349854" office:value-type="float"/>
          <table:table-cell office:value="0.009992301464080812" office:value-type="float"/>
          <table:table-cell office:value="-0.00996131777763366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6763546872561216" office:value-type="float"/>
          <table:table-cell office:value="59" office:value-type="float"/>
          <table:table-cell office:value="-0.00902657687664032" office:value-type="float"/>
          <table:table-cell office:value="-0.009988263845443726" office:value-type="float"/>
          <table:table-cell office:value="0.009975370168685915" office:value-type="float"/>
          <table:table-cell office:value="0.009999849796295165" office:value-type="float"/>
          <table:table-cell office:value="0.009994051456451417" office:value-type="float"/>
          <table:table-cell office:value="-0.00997359991073608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654701173670504" office:value-type="float"/>
          <table:table-cell office:value="60" office:value-type="float"/>
          <table:table-cell office:value="-0.008909377455711364" office:value-type="float"/>
          <table:table-cell office:value="-0.009983617067337037" office:value-type="float"/>
          <table:table-cell office:value="0.009964828491210937" office:value-type="float"/>
          <table:table-cell office:value="0.009999759197235109" office:value-type="float"/>
          <table:table-cell office:value="0.009992303848266602" office:value-type="float"/>
          <table:table-cell office:value="-0.009962844848632814" office:value-type="float"/>
        </table:table-row>
      </table:table>
      <table:table table:name="10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9375317096710205" office:value-type="float"/>
          <table:table-cell office:value="-0.009995251297950744" office:value-type="float"/>
          <table:table-cell office:value="0.00998913288116455" office:value-type="float"/>
          <table:table-cell office:value="0.009999980926513672" office:value-type="float"/>
          <table:table-cell office:value="0.00999862551689148" office:value-type="float"/>
          <table:table-cell office:value="-0.009989405870437623" office:value-type="float"/>
          <table:table-cell office:value="0.656626834624634" office:value-type="float"/>
          <table:table-cell office:value="1" office:value-type="float"/>
          <table:table-cell office:value="-0.009375317096710205" office:value-type="float"/>
          <table:table-cell office:value="-0.009995251297950744" office:value-type="float"/>
          <table:table-cell office:value="0.00998913288116455" office:value-type="float"/>
          <table:table-cell office:value="0.009999980926513672" office:value-type="float"/>
          <table:table-cell office:value="0.00999862551689148" office:value-type="float"/>
          <table:table-cell office:value="-0.009989405870437623" office:value-type="float"/>
        </table:table-row>
        <table:table-row>
          <table:table-cell office:value="-0.015675894618034363" office:value-type="float"/>
          <table:table-cell office:value="-0.01993934690952301" office:value-type="float"/>
          <table:table-cell office:value="0.019857946634292602" office:value-type="float"/>
          <table:table-cell office:value="0.019999418258666992" office:value-type="float"/>
          <table:table-cell office:value="0.019991016387939455" office:value-type="float"/>
          <table:table-cell office:value="-0.01978011012077332" office:value-type="float"/>
          <table:table-cell office:value="0.09427246622234303" office:value-type="float"/>
          <table:table-cell office:value="2" office:value-type="float"/>
          <table:table-cell office:value="-0.006300577521324157" office:value-type="float"/>
          <table:table-cell office:value="-0.009944095611572265" office:value-type="float"/>
          <table:table-cell office:value="0.009868813753128052" office:value-type="float"/>
          <table:table-cell office:value="0.00999943733215332" office:value-type="float"/>
          <table:table-cell office:value="0.009992390871047975" office:value-type="float"/>
          <table:table-cell office:value="-0.009790704250335694" office:value-type="float"/>
        </table:table-row>
        <table:table-row>
          <table:table-cell office:value="-0.024008706212043762" office:value-type="float"/>
          <table:table-cell office:value="-0.029921348094940185" office:value-type="float"/>
          <table:table-cell office:value="0.02982608556747437" office:value-type="float"/>
          <table:table-cell office:value="0.029999214410781863" office:value-type="float"/>
          <table:table-cell office:value="0.029984631538391114" office:value-type="float"/>
          <table:table-cell office:value="-0.029747924208641058" office:value-type="float"/>
          <table:table-cell office:value="0.08855134369622504" office:value-type="float"/>
          <table:table-cell office:value="3" office:value-type="float"/>
          <table:table-cell office:value="-0.0083328115940094" office:value-type="float"/>
          <table:table-cell office:value="-0.009982001185417175" office:value-type="float"/>
          <table:table-cell office:value="0.009968138933181764" office:value-type="float"/>
          <table:table-cell office:value="0.00999979615211487" office:value-type="float"/>
          <table:table-cell office:value="0.00999361515045166" office:value-type="float"/>
          <table:table-cell office:value="-0.009967814087867738" office:value-type="float"/>
        </table:table-row>
        <table:table-row>
          <table:table-cell office:value="-0.03225696504116059" office:value-type="float"/>
          <table:table-cell office:value="-0.03990151524543762" office:value-type="float"/>
          <table:table-cell office:value="0.0397912085056305" office:value-type="float"/>
          <table:table-cell office:value="0.03999897837638855" office:value-type="float"/>
          <table:table-cell office:value="0.039977675676345824" office:value-type="float"/>
          <table:table-cell office:value="-0.039712396860122685" office:value-type="float"/>
          <table:table-cell office:value="0.08201760230208975" office:value-type="float"/>
          <table:table-cell office:value="4" office:value-type="float"/>
          <table:table-cell office:value="-0.008248258829116822" office:value-type="float"/>
          <table:table-cell office:value="-0.009980167150497437" office:value-type="float"/>
          <table:table-cell office:value="0.009965122938156127" office:value-type="float"/>
          <table:table-cell office:value="0.009999763965606688" office:value-type="float"/>
          <table:table-cell office:value="0.009993044137954711" office:value-type="float"/>
          <table:table-cell office:value="-0.00996447265148163" office:value-type="float"/>
        </table:table-row>
        <table:table-row>
          <table:table-cell office:value="-0.03976732611656189" office:value-type="float"/>
          <table:table-cell office:value="-0.04987863779067993" office:value-type="float"/>
          <table:table-cell office:value="0.0497558081150055" office:value-type="float"/>
          <table:table-cell office:value="0.049998708963394166" office:value-type="float"/>
          <table:table-cell office:value="0.04997037887573242" office:value-type="float"/>
          <table:table-cell office:value="-0.04967665612697602" office:value-type="float"/>
          <table:table-cell office:value="0.07545269398083575" office:value-type="float"/>
          <table:table-cell office:value="5" office:value-type="float"/>
          <table:table-cell office:value="-0.007510361075401307" office:value-type="float"/>
          <table:table-cell office:value="-0.00997712254524231" office:value-type="float"/>
          <table:table-cell office:value="0.009964599609375001" office:value-type="float"/>
          <table:table-cell office:value="0.009999730587005614" office:value-type="float"/>
          <table:table-cell office:value="0.009992703199386598" office:value-type="float"/>
          <table:table-cell office:value="-0.009964259266853332" office:value-type="float"/>
        </table:table-row>
        <table:table-row>
          <table:table-cell office:value="-0.04722143828868866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326808850414077" office:value-type="float"/>
          <table:table-cell office:value="6" office:value-type="float"/>
          <table:table-cell office:value="-0.00745411217212677" office:value-type="float"/>
          <table:table-cell office:value="-0.00997679054737091" office:value-type="float"/>
          <table:table-cell office:value="0.009964349269866944" office:value-type="float"/>
          <table:table-cell office:value="0.009999718666076662" office:value-type="float"/>
          <table:table-cell office:value="0.009992510080337526" office:value-type="float"/>
          <table:table-cell office:value="-0.00996392905712127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23686721543873" office:value-type="float"/>
          <table:table-cell office:value="7" office:value-type="float"/>
          <table:table-cell office:value="-0.0063554739952087404" office:value-type="float"/>
          <table:table-cell office:value="-0.009973084926605225" office:value-type="float"/>
          <table:table-cell office:value="0.009963552951812745" office:value-type="float"/>
          <table:table-cell office:value="0.009999690055847167" office:value-type="float"/>
          <table:table-cell office:value="0.009992263317108155" office:value-type="float"/>
          <table:table-cell office:value="-0.00996317863464355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23693312444343" office:value-type="float"/>
          <table:table-cell office:value="8" office:value-type="float"/>
          <table:table-cell office:value="-0.006358420252799988" office:value-type="float"/>
          <table:table-cell office:value="-0.009973180890083313" office:value-type="float"/>
          <table:table-cell office:value="0.00996366858482361" office:value-type="float"/>
          <table:table-cell office:value="0.00999969244003296" office:value-type="float"/>
          <table:table-cell office:value="0.009992313385009765" office:value-type="float"/>
          <table:table-cell office:value="-0.0099632889032363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236865724878991" office:value-type="float"/>
          <table:table-cell office:value="9" office:value-type="float"/>
          <table:table-cell office:value="-0.004597653150558472" office:value-type="float"/>
          <table:table-cell office:value="-0.009967833161354064" office:value-type="float"/>
          <table:table-cell office:value="0.009961700439453125" office:value-type="float"/>
          <table:table-cell office:value="0.009999639987945558" office:value-type="float"/>
          <table:table-cell office:value="0.009991786479949952" office:value-type="float"/>
          <table:table-cell office:value="-0.00996060788631439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236862560427733" office:value-type="float"/>
          <table:table-cell office:value="10" office:value-type="float"/>
          <table:table-cell office:value="-0.004597655534744263" office:value-type="float"/>
          <table:table-cell office:value="-0.009967833161354064" office:value-type="float"/>
          <table:table-cell office:value="0.009961700439453125" office:value-type="float"/>
          <table:table-cell office:value="0.009999639987945558" office:value-type="float"/>
          <table:table-cell office:value="0.009991786479949952" office:value-type="float"/>
          <table:table-cell office:value="-0.00996060788631439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236862350165092" office:value-type="float"/>
          <table:table-cell office:value="11" office:value-type="float"/>
          <table:table-cell office:value="-0.0021072709560394295" office:value-type="float"/>
          <table:table-cell office:value="-0.009960017204284669" office:value-type="float"/>
          <table:table-cell office:value="0.009958732128143312" office:value-type="float"/>
          <table:table-cell office:value="0.009999557733535768" office:value-type="float"/>
          <table:table-cell office:value="0.00999090552330017" office:value-type="float"/>
          <table:table-cell office:value="-0.00995664894580841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236863286184089" office:value-type="float"/>
          <table:table-cell office:value="12" office:value-type="float"/>
          <table:table-cell office:value="-0.0021072709560394295" office:value-type="float"/>
          <table:table-cell office:value="-0.009960017204284669" office:value-type="float"/>
          <table:table-cell office:value="0.009958732128143312" office:value-type="float"/>
          <table:table-cell office:value="0.009999557733535768" office:value-type="float"/>
          <table:table-cell office:value="0.00999090552330017" office:value-type="float"/>
          <table:table-cell office:value="-0.009956648945808411" office:value-type="float"/>
        </table:table-row>
        <table:table-row>
          <table:table-cell office:value="-0.04897627353668213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27060541563759" office:value-type="float"/>
          <table:table-cell office:value="13" office:value-type="float"/>
          <table:table-cell office:value="0.001023726463317871" office:value-type="float"/>
          <table:table-cell office:value="-0.009949480891227722" office:value-type="float"/>
          <table:table-cell office:value="0.009954948425292967" office:value-type="float"/>
          <table:table-cell office:value="0.009999449253082276" office:value-type="float"/>
          <table:table-cell office:value="0.009989904165267944" office:value-type="float"/>
          <table:table-cell office:value="-0.009951178431510926" office:value-type="float"/>
        </table:table-row>
        <table:table-row>
          <table:table-cell office:value="-0.047953495979309084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30362370833609" office:value-type="float"/>
          <table:table-cell office:value="14" office:value-type="float"/>
          <table:table-cell office:value="0.001022777557373046" office:value-type="float"/>
          <table:table-cell office:value="-0.009949421286582947" office:value-type="float"/>
          <table:table-cell office:value="0.009954898357391358" office:value-type="float"/>
          <table:table-cell office:value="0.009999449253082276" office:value-type="float"/>
          <table:table-cell office:value="0.009989880323410033" office:value-type="float"/>
          <table:table-cell office:value="-0.00995112955570221" office:value-type="float"/>
        </table:table-row>
        <table:table-row>
          <table:table-cell office:value="-0.04386318564414978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428170766153362" office:value-type="float"/>
          <table:table-cell office:value="15" office:value-type="float"/>
          <table:table-cell office:value="0.004090310335159301" office:value-type="float"/>
          <table:table-cell office:value="-0.009935663938522339" office:value-type="float"/>
          <table:table-cell office:value="0.009950785636901856" office:value-type="float"/>
          <table:table-cell office:value="0.009999322891235353" office:value-type="float"/>
          <table:table-cell office:value="0.00998880386352539" office:value-type="float"/>
          <table:table-cell office:value="-0.009945097565650941" office:value-type="float"/>
        </table:table-row>
        <table:table-row>
          <table:table-cell office:value="-0.03977761387825012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539301510029944" office:value-type="float"/>
          <table:table-cell office:value="16" office:value-type="float"/>
          <table:table-cell office:value="0.004085571765899658" office:value-type="float"/>
          <table:table-cell office:value="-0.009935399293899536" office:value-type="float"/>
          <table:table-cell office:value="0.009950571060180663" office:value-type="float"/>
          <table:table-cell office:value="0.00999931573867798" office:value-type="float"/>
          <table:table-cell office:value="0.009988703727722167" office:value-type="float"/>
          <table:table-cell office:value="-0.00994489073753357" office:value-type="float"/>
        </table:table-row>
        <table:table-row>
          <table:table-cell office:value="-0.03373914361000061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67530107383134" office:value-type="float"/>
          <table:table-cell office:value="17" office:value-type="float"/>
          <table:table-cell office:value="0.006038470268249512" office:value-type="float"/>
          <table:table-cell office:value="-0.009919029474258424" office:value-type="float"/>
          <table:table-cell office:value="0.009945741891860963" office:value-type="float"/>
          <table:table-cell office:value="0.009999195337295532" office:value-type="float"/>
          <table:table-cell office:value="0.009987508058547973" office:value-type="float"/>
          <table:table-cell office:value="-0.009939157366752625" office:value-type="float"/>
        </table:table-row>
        <table:table-row>
          <table:table-cell office:value="-0.027710920572280882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772152469324686" office:value-type="float"/>
          <table:table-cell office:value="18" office:value-type="float"/>
          <table:table-cell office:value="0.006028223037719728" office:value-type="float"/>
          <table:table-cell office:value="-0.009918550252914429" office:value-type="float"/>
          <table:table-cell office:value="0.009945399761199953" office:value-type="float"/>
          <table:table-cell office:value="0.009999184608459473" office:value-type="float"/>
          <table:table-cell office:value="0.009987354278564455" office:value-type="float"/>
          <table:table-cell office:value="-0.009938817024230957" office:value-type="float"/>
        </table:table-row>
        <table:table-row>
          <table:table-cell office:value="-0.020598539113998414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829654223511559" office:value-type="float"/>
          <table:table-cell office:value="19" office:value-type="float"/>
          <table:table-cell office:value="0.00711238145828247" office:value-type="float"/>
          <table:table-cell office:value="-0.009901301860809326" office:value-type="float"/>
          <table:table-cell office:value="0.009940145015716552" office:value-type="float"/>
          <table:table-cell office:value="0.00999906063079834" office:value-type="float"/>
          <table:table-cell office:value="0.009985859394073487" office:value-type="float"/>
          <table:table-cell office:value="-0.009933953881263733" office:value-type="float"/>
        </table:table-row>
        <table:table-row>
          <table:table-cell office:value="-0.013497761487960816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821648092954177" office:value-type="float"/>
          <table:table-cell office:value="20" office:value-type="float"/>
          <table:table-cell office:value="0.007100777626037598" office:value-type="float"/>
          <table:table-cell office:value="-0.00990064799785614" office:value-type="float"/>
          <table:table-cell office:value="0.009939715862274169" office:value-type="float"/>
          <table:table-cell office:value="0.009999046325683594" office:value-type="float"/>
          <table:table-cell office:value="0.009985661506652832" office:value-type="float"/>
          <table:table-cell office:value="-0.009933515787124633" office:value-type="float"/>
        </table:table-row>
        <table:table-row>
          <table:table-cell office:value="-0.005801173448562624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740340330547474" office:value-type="float"/>
          <table:table-cell office:value="21" office:value-type="float"/>
          <table:table-cell office:value="0.007696588039398192" office:value-type="float"/>
          <table:table-cell office:value="-0.009884154796600342" office:value-type="float"/>
          <table:table-cell office:value="0.009934043884277344" office:value-type="float"/>
          <table:table-cell office:value="0.009998916387557984" office:value-type="float"/>
          <table:table-cell office:value="0.009983882904052733" office:value-type="float"/>
          <table:table-cell office:value="-0.009929326772689819" office:value-type="float"/>
        </table:table-row>
        <table:table-row>
          <table:table-cell office:value="0.001883585453033446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591328469993383" office:value-type="float"/>
          <table:table-cell office:value="22" office:value-type="float"/>
          <table:table-cell office:value="0.00768475890159607" office:value-type="float"/>
          <table:table-cell office:value="-0.009883416295051574" office:value-type="float"/>
          <table:table-cell office:value="0.009933617115020754" office:value-type="float"/>
          <table:table-cell office:value="0.009998900890350342" office:value-type="float"/>
          <table:table-cell office:value="0.009983659982681274" office:value-type="float"/>
          <table:table-cell office:value="-0.009928888678550721" office:value-type="float"/>
        </table:table-row>
        <table:table-row>
          <table:table-cell office:value="0.00990333557128906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375819798532128" office:value-type="float"/>
          <table:table-cell office:value="23" office:value-type="float"/>
          <table:table-cell office:value="0.008019750118255614" office:value-type="float"/>
          <table:table-cell office:value="-0.009868159890174866" office:value-type="float"/>
          <table:table-cell office:value="0.009927064180374147" office:value-type="float"/>
          <table:table-cell office:value="0.009998773336410522" office:value-type="float"/>
          <table:table-cell office:value="0.009981739521026612" office:value-type="float"/>
          <table:table-cell office:value="-0.009924837350845338" office:value-type="float"/>
        </table:table-row>
        <table:table-row>
          <table:table-cell office:value="0.017913446426391602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112589997201801" office:value-type="float"/>
          <table:table-cell office:value="24" office:value-type="float"/>
          <table:table-cell office:value="0.00801011085510254" office:value-type="float"/>
          <table:table-cell office:value="-0.009867369532585143" office:value-type="float"/>
          <table:table-cell office:value="0.009926619529724122" office:value-type="float"/>
          <table:table-cell office:value="0.00999875783920288" office:value-type="float"/>
          <table:table-cell office:value="0.009981496334075928" office:value-type="float"/>
          <table:table-cell office:value="-0.009924417734146119" office:value-type="float"/>
        </table:table-row>
        <table:table-row>
          <table:table-cell office:value="0.02612005114555359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3550703668080554" office:value-type="float"/>
          <table:table-cell office:value="25" office:value-type="float"/>
          <table:table-cell office:value="0.008206604719161988" office:value-type="float"/>
          <table:table-cell office:value="-0.009853586554527283" office:value-type="float"/>
          <table:table-cell office:value="0.009918925762176513" office:value-type="float"/>
          <table:table-cell office:value="0.009998641014099122" office:value-type="float"/>
          <table:table-cell office:value="0.009979543685913085" office:value-type="float"/>
          <table:table-cell office:value="-0.009919742941856385" office:value-type="float"/>
        </table:table-row>
        <table:table-row>
          <table:table-cell office:value="0.03487762212753296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34789924943176" office:value-type="float"/>
          <table:table-cell office:value="26" office:value-type="float"/>
          <table:table-cell office:value="0.00875757098197937" office:value-type="float"/>
          <table:table-cell office:value="-0.009947898387908936" office:value-type="float"/>
          <table:table-cell office:value="0.009976325035095214" office:value-type="float"/>
          <table:table-cell office:value="0.009999825954437257" office:value-type="float"/>
          <table:table-cell office:value="0.0099939227104187" office:value-type="float"/>
          <table:table-cell office:value="-0.00998293161392212" office:value-type="float"/>
        </table:table-row>
        <table:table-row>
          <table:table-cell office:value="0.04322144985198974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007998170111971" office:value-type="float"/>
          <table:table-cell office:value="27" office:value-type="float"/>
          <table:table-cell office:value="0.008343827724456786" office:value-type="float"/>
          <table:table-cell office:value="-0.009846078157424927" office:value-type="float"/>
          <table:table-cell office:value="0.009915517568588257" office:value-type="float"/>
          <table:table-cell office:value="0.009998556375503542" office:value-type="float"/>
          <table:table-cell office:value="0.009976315498352052" office:value-type="float"/>
          <table:table-cell office:value="-0.009922104477882386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718261914217417" office:value-type="float"/>
          <table:table-cell office:value="28" office:value-type="float"/>
          <table:table-cell office:value="0.008339405059814455" office:value-type="float"/>
          <table:table-cell office:value="-0.009845702648162842" office:value-type="float"/>
          <table:table-cell office:value="0.009915405511856079" office:value-type="float"/>
          <table:table-cell office:value="0.009998550415039062" office:value-type="float"/>
          <table:table-cell office:value="0.009976143836975098" office:value-type="float"/>
          <table:table-cell office:value="-0.009922016263008118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718422673722618" office:value-type="float"/>
          <table:table-cell office:value="29" office:value-type="float"/>
          <table:table-cell office:value="0.008397395610809327" office:value-type="float"/>
          <table:table-cell office:value="-0.009837251901626588" office:value-type="float"/>
          <table:table-cell office:value="0.00990647554397583" office:value-type="float"/>
          <table:table-cell office:value="0.00999845266342163" office:value-type="float"/>
          <table:table-cell office:value="0.009974423646926881" office:value-type="float"/>
          <table:table-cell office:value="-0.009916274547576905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7181816006807294" office:value-type="float"/>
          <table:table-cell office:value="30" office:value-type="float"/>
          <table:table-cell office:value="0.008397412300109862" office:value-type="float"/>
          <table:table-cell office:value="-0.00983717143535614" office:value-type="float"/>
          <table:table-cell office:value="0.009906418323516847" office:value-type="float"/>
          <table:table-cell office:value="0.00999845266342163" office:value-type="float"/>
          <table:table-cell office:value="0.009974412918090819" office:value-type="float"/>
          <table:table-cell office:value="-0.009916213154792786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7169097007253054" office:value-type="float"/>
          <table:table-cell office:value="31" office:value-type="float"/>
          <table:table-cell office:value="0.00841012477874756" office:value-type="float"/>
          <table:table-cell office:value="-0.009834004640579224" office:value-type="float"/>
          <table:table-cell office:value="0.009896674156188964" office:value-type="float"/>
          <table:table-cell office:value="0.009998373985290526" office:value-type="float"/>
          <table:table-cell office:value="0.009973042011260985" office:value-type="float"/>
          <table:table-cell office:value="-0.009910454750061035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716476843834263" office:value-type="float"/>
          <table:table-cell office:value="32" office:value-type="float"/>
          <table:table-cell office:value="0.00841015100479126" office:value-type="float"/>
          <table:table-cell office:value="-0.009833949804306031" office:value-type="float"/>
          <table:table-cell office:value="0.009896631240844727" office:value-type="float"/>
          <table:table-cell office:value="0.009998371601104736" office:value-type="float"/>
          <table:table-cell office:value="0.009973033666610719" office:value-type="float"/>
          <table:table-cell office:value="-0.00991041123867035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7191230934514545" office:value-type="float"/>
          <table:table-cell office:value="33" office:value-type="float"/>
          <table:table-cell office:value="0.00838152766227722" office:value-type="float"/>
          <table:table-cell office:value="-0.009835309982299804" office:value-type="float"/>
          <table:table-cell office:value="0.009885252714157104" office:value-type="float"/>
          <table:table-cell office:value="0.009998309612274171" office:value-type="float"/>
          <table:table-cell office:value="0.00997194528579712" office:value-type="float"/>
          <table:table-cell office:value="-0.009904181957244873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715673925598737" office:value-type="float"/>
          <table:table-cell office:value="34" office:value-type="float"/>
          <table:table-cell office:value="0.008381483554840087" office:value-type="float"/>
          <table:table-cell office:value="-0.009835255146026612" office:value-type="float"/>
          <table:table-cell office:value="0.00988520622253418" office:value-type="float"/>
          <table:table-cell office:value="0.009998308420181274" office:value-type="float"/>
          <table:table-cell office:value="0.00997193694114685" office:value-type="float"/>
          <table:table-cell office:value="-0.009904137253761292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7167596728571544" office:value-type="float"/>
          <table:table-cell office:value="35" office:value-type="float"/>
          <table:table-cell office:value="0.008310518264770509" office:value-type="float"/>
          <table:table-cell office:value="-0.009840401411056519" office:value-type="float"/>
          <table:table-cell office:value="0.009872519969940185" office:value-type="float"/>
          <table:table-cell office:value="0.009998261928558351" office:value-type="float"/>
          <table:table-cell office:value="0.00997109055519104" office:value-type="float"/>
          <table:table-cell office:value="-0.009898630380630493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71702853376353" office:value-type="float"/>
          <table:table-cell office:value="36" office:value-type="float"/>
          <table:table-cell office:value="0.008310513496398926" office:value-type="float"/>
          <table:table-cell office:value="-0.009840430617332458" office:value-type="float"/>
          <table:table-cell office:value="0.009872546195983887" office:value-type="float"/>
          <table:table-cell office:value="0.009998263120651244" office:value-type="float"/>
          <table:table-cell office:value="0.009971095323562622" office:value-type="float"/>
          <table:table-cell office:value="-0.009898656606674194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716224985366813" office:value-type="float"/>
          <table:table-cell office:value="37" office:value-type="float"/>
          <table:table-cell office:value="0.00819252610206604" office:value-type="float"/>
          <table:table-cell office:value="-0.009847519397735595" office:value-type="float"/>
          <table:table-cell office:value="0.009858005046844481" office:value-type="float"/>
          <table:table-cell office:value="0.009998226165771484" office:value-type="float"/>
          <table:table-cell office:value="0.009970314502716066" office:value-type="float"/>
          <table:table-cell office:value="-0.009893500804901123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716707003967472" office:value-type="float"/>
          <table:table-cell office:value="38" office:value-type="float"/>
          <table:table-cell office:value="0.00819251775741577" office:value-type="float"/>
          <table:table-cell office:value="-0.009847460985183716" office:value-type="float"/>
          <table:table-cell office:value="0.009857943058013916" office:value-type="float"/>
          <table:table-cell office:value="0.009998223781585694" office:value-type="float"/>
          <table:table-cell office:value="0.0099703049659729" office:value-type="float"/>
          <table:table-cell office:value="-0.009893444180488587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718251613787223" office:value-type="float"/>
          <table:table-cell office:value="39" office:value-type="float"/>
          <table:table-cell office:value="0.008027204275131225" office:value-type="float"/>
          <table:table-cell office:value="-0.009856242537498474" office:value-type="float"/>
          <table:table-cell office:value="0.009841961860656738" office:value-type="float"/>
          <table:table-cell office:value="0.009998197555541993" office:value-type="float"/>
          <table:table-cell office:value="0.009969727993011475" office:value-type="float"/>
          <table:table-cell office:value="-0.009888614416122437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7158935819064095" office:value-type="float"/>
          <table:table-cell office:value="40" office:value-type="float"/>
          <table:table-cell office:value="0.008027194738388062" office:value-type="float"/>
          <table:table-cell office:value="-0.009856284856796264" office:value-type="float"/>
          <table:table-cell office:value="0.009842014312744141" office:value-type="float"/>
          <table:table-cell office:value="0.009998197555541993" office:value-type="float"/>
          <table:table-cell office:value="0.009969735145568847" office:value-type="float"/>
          <table:table-cell office:value="-0.009888659119606019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323848186221889" office:value-type="float"/>
          <table:table-cell office:value="41" office:value-type="float"/>
          <table:table-cell office:value="0.007819962501525878" office:value-type="float"/>
          <table:table-cell office:value="-0.00986482858657837" office:value-type="float"/>
          <table:table-cell office:value="0.009823991060256958" office:value-type="float"/>
          <table:table-cell office:value="0.009998183250427247" office:value-type="float"/>
          <table:table-cell office:value="0.00996931552886963" office:value-type="float"/>
          <table:table-cell office:value="-0.009882082343101502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7156554110346314" office:value-type="float"/>
          <table:table-cell office:value="42" office:value-type="float"/>
          <table:table-cell office:value="0.00802563786506653" office:value-type="float"/>
          <table:table-cell office:value="-0.009817898273468018" office:value-type="float"/>
          <table:table-cell office:value="0.009750028848648071" office:value-type="float"/>
          <table:table-cell office:value="0.009997117519378663" office:value-type="float"/>
          <table:table-cell office:value="0.009962666034698487" office:value-type="float"/>
          <table:table-cell office:value="-0.009822962880134583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7170063490300696" office:value-type="float"/>
          <table:table-cell office:value="43" office:value-type="float"/>
          <table:table-cell office:value="0.007575221061706544" office:value-type="float"/>
          <table:table-cell office:value="-0.00987273931503296" office:value-type="float"/>
          <table:table-cell office:value="0.009803521633148194" office:value-type="float"/>
          <table:table-cell office:value="0.009998173713684081" office:value-type="float"/>
          <table:table-cell office:value="0.00996906042098999" office:value-type="float"/>
          <table:table-cell office:value="-0.009873959422111512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716250080041851" office:value-type="float"/>
          <table:table-cell office:value="44" office:value-type="float"/>
          <table:table-cell office:value="0.007575185298919677" office:value-type="float"/>
          <table:table-cell office:value="-0.009872796535491944" office:value-type="float"/>
          <table:table-cell office:value="0.009803615808486937" office:value-type="float"/>
          <table:table-cell office:value="0.009998174905776978" office:value-type="float"/>
          <table:table-cell office:value="0.009969072341918945" office:value-type="float"/>
          <table:table-cell office:value="-0.009874033927917482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717598335001171" office:value-type="float"/>
          <table:table-cell office:value="45" office:value-type="float"/>
          <table:table-cell office:value="0.00729846715927124" office:value-type="float"/>
          <table:table-cell office:value="-0.009879528880119323" office:value-type="float"/>
          <table:table-cell office:value="0.009780657291412352" office:value-type="float"/>
          <table:table-cell office:value="0.009998178482055664" office:value-type="float"/>
          <table:table-cell office:value="0.009969037771224975" office:value-type="float"/>
          <table:table-cell office:value="-0.00986446499824524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715999269843213" office:value-type="float"/>
          <table:table-cell office:value="46" office:value-type="float"/>
          <table:table-cell office:value="0.007298403978347778" office:value-type="float"/>
          <table:table-cell office:value="-0.009879587888717652" office:value-type="float"/>
          <table:table-cell office:value="0.009780768156051637" office:value-type="float"/>
          <table:table-cell office:value="0.009998178482055664" office:value-type="float"/>
          <table:table-cell office:value="0.009969050884246827" office:value-type="float"/>
          <table:table-cell office:value="-0.009864550828933717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717583261546191" office:value-type="float"/>
          <table:table-cell office:value="47" office:value-type="float"/>
          <table:table-cell office:value="0.00698423147201538" office:value-type="float"/>
          <table:table-cell office:value="-0.009884681701660156" office:value-type="float"/>
          <table:table-cell office:value="0.00975478172302246" office:value-type="float"/>
          <table:table-cell office:value="0.009998188018798827" office:value-type="float"/>
          <table:table-cell office:value="0.009969153404235839" office:value-type="float"/>
          <table:table-cell office:value="-0.009853206276893615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716814646332981" office:value-type="float"/>
          <table:table-cell office:value="48" office:value-type="float"/>
          <table:table-cell office:value="0.006984181404113771" office:value-type="float"/>
          <table:table-cell office:value="-0.009884702563285828" office:value-type="float"/>
          <table:table-cell office:value="0.0097548246383667" office:value-type="float"/>
          <table:table-cell office:value="0.009998188018798827" office:value-type="float"/>
          <table:table-cell office:value="0.009969158172607422" office:value-type="float"/>
          <table:table-cell office:value="-0.00985323965549469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718297620532124" office:value-type="float"/>
          <table:table-cell office:value="49" office:value-type="float"/>
          <table:table-cell office:value="0.006625032424926758" office:value-type="float"/>
          <table:table-cell office:value="-0.009888739585876464" office:value-type="float"/>
          <table:table-cell office:value="0.009724333286285402" office:value-type="float"/>
          <table:table-cell office:value="0.009998202323913576" office:value-type="float"/>
          <table:table-cell office:value="0.009969396591186524" office:value-type="float"/>
          <table:table-cell office:value="-0.009839897751808166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7184913929117676" office:value-type="float"/>
          <table:table-cell office:value="50" office:value-type="float"/>
          <table:table-cell office:value="0.006624913215637207" office:value-type="float"/>
          <table:table-cell office:value="-0.00988879144191742" office:value-type="float"/>
          <table:table-cell office:value="0.009724457263946532" office:value-type="float"/>
          <table:table-cell office:value="0.009998204708099366" office:value-type="float"/>
          <table:table-cell office:value="0.00996940851211548" office:value-type="float"/>
          <table:table-cell office:value="-0.00983999013900757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717955979401977" office:value-type="float"/>
          <table:table-cell office:value="51" office:value-type="float"/>
          <table:table-cell office:value="0.006178083419799805" office:value-type="float"/>
          <table:table-cell office:value="-0.009891907572746278" office:value-type="float"/>
          <table:table-cell office:value="0.009688160419464112" office:value-type="float"/>
          <table:table-cell office:value="0.009998219013214111" office:value-type="float"/>
          <table:table-cell office:value="0.009969673156738282" office:value-type="float"/>
          <table:table-cell office:value="-0.00982434868812561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7154415010246575" office:value-type="float"/>
          <table:table-cell office:value="52" office:value-type="float"/>
          <table:table-cell office:value="0.00617819905281067" office:value-type="float"/>
          <table:table-cell office:value="-0.009891855120658875" office:value-type="float"/>
          <table:table-cell office:value="0.00968801736831665" office:value-type="float"/>
          <table:table-cell office:value="0.009998216629028321" office:value-type="float"/>
          <table:table-cell office:value="0.009969661235809326" office:value-type="float"/>
          <table:table-cell office:value="-0.009824246764183045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7162944861772015" office:value-type="float"/>
          <table:table-cell office:value="53" office:value-type="float"/>
          <table:table-cell office:value="0.005620038509368897" office:value-type="float"/>
          <table:table-cell office:value="-0.00989431917667389" office:value-type="float"/>
          <table:table-cell office:value="0.009645745754241942" office:value-type="float"/>
          <table:table-cell office:value="0.009998233318328857" office:value-type="float"/>
          <table:table-cell office:value="0.00996992588043213" office:value-type="float"/>
          <table:table-cell office:value="-0.009806347489356994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718403586171505" office:value-type="float"/>
          <table:table-cell office:value="54" office:value-type="float"/>
          <table:table-cell office:value="0.005620381832122804" office:value-type="float"/>
          <table:table-cell office:value="-0.009894203543663025" office:value-type="float"/>
          <table:table-cell office:value="0.00964538812637329" office:value-type="float"/>
          <table:table-cell office:value="0.00999822974205017" office:value-type="float"/>
          <table:table-cell office:value="0.009969897270202638" office:value-type="float"/>
          <table:table-cell office:value="-0.00980609953403473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7167441912851794" office:value-type="float"/>
          <table:table-cell office:value="55" office:value-type="float"/>
          <table:table-cell office:value="0.00484054446220398" office:value-type="float"/>
          <table:table-cell office:value="-0.009895797967910767" office:value-type="float"/>
          <table:table-cell office:value="0.009599287509918212" office:value-type="float"/>
          <table:table-cell office:value="0.00999822735786438" office:value-type="float"/>
          <table:table-cell office:value="0.009969904422760011" office:value-type="float"/>
          <table:table-cell office:value="-0.009785680174827576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716771051130509" office:value-type="float"/>
          <table:table-cell office:value="56" office:value-type="float"/>
          <table:table-cell office:value="0.004840991497039796" office:value-type="float"/>
          <table:table-cell office:value="-0.009895716905593873" office:value-type="float"/>
          <table:table-cell office:value="0.009599010944366456" office:value-type="float"/>
          <table:table-cell office:value="0.009998224973678587" office:value-type="float"/>
          <table:table-cell office:value="0.009969885349273682" office:value-type="float"/>
          <table:table-cell office:value="-0.009785488247871399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7175248863355" office:value-type="float"/>
          <table:table-cell office:value="57" office:value-type="float"/>
          <table:table-cell office:value="0.0038797700405120844" office:value-type="float"/>
          <table:table-cell office:value="-0.0098960679769516" office:value-type="float"/>
          <table:table-cell office:value="0.009545540809631348" office:value-type="float"/>
          <table:table-cell office:value="0.009998209476470949" office:value-type="float"/>
          <table:table-cell office:value="0.009969688653945924" office:value-type="float"/>
          <table:table-cell office:value="-0.00976198971271515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7166357779696246" office:value-type="float"/>
          <table:table-cell office:value="58" office:value-type="float"/>
          <table:table-cell office:value="0.0038787925243377683" office:value-type="float"/>
          <table:table-cell office:value="-0.009896225929260254" office:value-type="float"/>
          <table:table-cell office:value="0.009546134471893312" office:value-type="float"/>
          <table:table-cell office:value="0.009998214244842528" office:value-type="float"/>
          <table:table-cell office:value="0.009969730377197264" office:value-type="float"/>
          <table:table-cell office:value="-0.009762392044067383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7170898960541255" office:value-type="float"/>
          <table:table-cell office:value="59" office:value-type="float"/>
          <table:table-cell office:value="0.0027322757244110114" office:value-type="float"/>
          <table:table-cell office:value="-0.009895451664924622" office:value-type="float"/>
          <table:table-cell office:value="0.00948542356491089" office:value-type="float"/>
          <table:table-cell office:value="0.0099981951713562" office:value-type="float"/>
          <table:table-cell office:value="0.009969420433044435" office:value-type="float"/>
          <table:table-cell office:value="-0.009736205339431763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716471150237305" office:value-type="float"/>
          <table:table-cell office:value="60" office:value-type="float"/>
          <table:table-cell office:value="0.002732441425323487" office:value-type="float"/>
          <table:table-cell office:value="-0.009895431399345398" office:value-type="float"/>
          <table:table-cell office:value="0.009485338926315307" office:value-type="float"/>
          <table:table-cell office:value="0.0099981951713562" office:value-type="float"/>
          <table:table-cell office:value="0.009969415664672852" office:value-type="float"/>
          <table:table-cell office:value="-0.009736149907112121" office:value-type="float"/>
        </table:table-row>
      </table:table>
      <table:table table:name="1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6263426542282105" office:value-type="float"/>
          <table:table-cell office:value="-0.009812591671943665" office:value-type="float"/>
          <table:table-cell office:value="0.008710769414901733" office:value-type="float"/>
          <table:table-cell office:value="0.009997904300689699" office:value-type="float"/>
          <table:table-cell office:value="0.009975064992904662" office:value-type="float"/>
          <table:table-cell office:value="-0.009203126430511474" office:value-type="float"/>
          <table:table-cell office:value="0.5054597874730696" office:value-type="float"/>
          <table:table-cell office:value="1" office:value-type="float"/>
          <table:table-cell office:value="0.006263426542282105" office:value-type="float"/>
          <table:table-cell office:value="-0.009812591671943665" office:value-type="float"/>
          <table:table-cell office:value="0.008710769414901733" office:value-type="float"/>
          <table:table-cell office:value="0.009997904300689699" office:value-type="float"/>
          <table:table-cell office:value="0.009975064992904662" office:value-type="float"/>
          <table:table-cell office:value="-0.009203126430511474" office:value-type="float"/>
        </table:table-row>
        <table:table-row>
          <table:table-cell office:value="0.006444481611251832" office:value-type="float"/>
          <table:table-cell office:value="-0.019799479842185976" office:value-type="float"/>
          <table:table-cell office:value="0.01857138514518738" office:value-type="float"/>
          <table:table-cell office:value="0.01999785661697388" office:value-type="float"/>
          <table:table-cell office:value="0.019972115755081177" office:value-type="float"/>
          <table:table-cell office:value="-0.01915478825569153" office:value-type="float"/>
          <table:table-cell office:value="0.0781298677104632" office:value-type="float"/>
          <table:table-cell office:value="2" office:value-type="float"/>
          <table:table-cell office:value="0.0001810550689697269" office:value-type="float"/>
          <table:table-cell office:value="-0.00998688817024231" office:value-type="float"/>
          <table:table-cell office:value="0.009860615730285646" office:value-type="float"/>
          <table:table-cell office:value="0.00999995231628418" office:value-type="float"/>
          <table:table-cell office:value="0.009997050762176515" office:value-type="float"/>
          <table:table-cell office:value="-0.009951661825180053" office:value-type="float"/>
        </table:table-row>
        <table:table-row>
          <table:table-cell office:value="0.004965116977691652" office:value-type="float"/>
          <table:table-cell office:value="-0.02978679239749909" office:value-type="float"/>
          <table:table-cell office:value="0.02843019127845764" office:value-type="float"/>
          <table:table-cell office:value="0.029997816085815435" office:value-type="float"/>
          <table:table-cell office:value="0.02996936202049255" office:value-type="float"/>
          <table:table-cell office:value="-0.029105231761932374" office:value-type="float"/>
          <table:table-cell office:value="0.08536743119545812" office:value-type="float"/>
          <table:table-cell office:value="3" office:value-type="float"/>
          <table:table-cell office:value="-0.0014793646335601804" office:value-type="float"/>
          <table:table-cell office:value="-0.009987312555313111" office:value-type="float"/>
          <table:table-cell office:value="0.009858806133270262" office:value-type="float"/>
          <table:table-cell office:value="0.009999959468841553" office:value-type="float"/>
          <table:table-cell office:value="0.009997246265411376" office:value-type="float"/>
          <table:table-cell office:value="-0.009950443506240844" office:value-type="float"/>
        </table:table-row>
        <table:table-row>
          <table:table-cell office:value="0.005262218713760378" office:value-type="float"/>
          <table:table-cell office:value="-0.039687125682830816" office:value-type="float"/>
          <table:table-cell office:value="0.03780746221542358" office:value-type="float"/>
          <table:table-cell office:value="0.039996383190155034" office:value-type="float"/>
          <table:table-cell office:value="0.03994450211524963" office:value-type="float"/>
          <table:table-cell office:value="-0.03879616379737854" office:value-type="float"/>
          <table:table-cell office:value="0.08117854876875892" office:value-type="float"/>
          <table:table-cell office:value="4" office:value-type="float"/>
          <table:table-cell office:value="0.00029710173606872607" office:value-type="float"/>
          <table:table-cell office:value="-0.009900333285331726" office:value-type="float"/>
          <table:table-cell office:value="0.009377270936965944" office:value-type="float"/>
          <table:table-cell office:value="0.009998567104339601" office:value-type="float"/>
          <table:table-cell office:value="0.00997514009475708" office:value-type="float"/>
          <table:table-cell office:value="-0.009690932035446168" office:value-type="float"/>
        </table:table-row>
        <table:table-row>
          <table:table-cell office:value="0.005094403028488161" office:value-type="float"/>
          <table:table-cell office:value="-0.04957187294960023" office:value-type="float"/>
          <table:table-cell office:value="0.04708754777908325" office:value-type="float"/>
          <table:table-cell office:value="0.049994792938232425" office:value-type="float"/>
          <table:table-cell office:value="0.04991759657859802" office:value-type="float"/>
          <table:table-cell office:value="-0.04843368649482727" office:value-type="float"/>
          <table:table-cell office:value="0.07662708152950223" office:value-type="float"/>
          <table:table-cell office:value="5" office:value-type="float"/>
          <table:table-cell office:value="-0.00016781568527221742" office:value-type="float"/>
          <table:table-cell office:value="-0.00988474726676941" office:value-type="float"/>
          <table:table-cell office:value="0.00928008556365967" office:value-type="float"/>
          <table:table-cell office:value="0.009998409748077393" office:value-type="float"/>
          <table:table-cell office:value="0.009973094463348387" office:value-type="float"/>
          <table:table-cell office:value="-0.009637522697448732" office:value-type="float"/>
        </table:table-row>
        <table:table-row>
          <table:table-cell office:value="0.004983086585998537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644590036716101" office:value-type="float"/>
          <table:table-cell office:value="6" office:value-type="float"/>
          <table:table-cell office:value="-0.00011131644248962326" office:value-type="float"/>
          <table:table-cell office:value="-0.009879666566848756" office:value-type="float"/>
          <table:table-cell office:value="0.00926645040512085" office:value-type="float"/>
          <table:table-cell office:value="0.009998289346694946" office:value-type="float"/>
          <table:table-cell office:value="0.00997150182723999" office:value-type="float"/>
          <table:table-cell office:value="-0.009627062082290649" office:value-type="float"/>
        </table:table-row>
        <table:table-row>
          <table:table-cell office:value="0.004865661263465883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647169965776954" office:value-type="float"/>
          <table:table-cell office:value="7" office:value-type="float"/>
          <table:table-cell office:value="-0.00011742532253265422" office:value-type="float"/>
          <table:table-cell office:value="-0.009863442182540894" office:value-type="float"/>
          <table:table-cell office:value="0.009169285297393798" office:value-type="float"/>
          <table:table-cell office:value="0.009998236894607543" office:value-type="float"/>
          <table:table-cell office:value="0.009971058368682862" office:value-type="float"/>
          <table:table-cell office:value="-0.009573577046394348" office:value-type="float"/>
        </table:table-row>
        <table:table-row>
          <table:table-cell office:value="0.004748365879058839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649775010075946" office:value-type="float"/>
          <table:table-cell office:value="8" office:value-type="float"/>
          <table:table-cell office:value="-0.00011729538440704429" office:value-type="float"/>
          <table:table-cell office:value="-0.009863447546958923" office:value-type="float"/>
          <table:table-cell office:value="0.009169282913208008" office:value-type="float"/>
          <table:table-cell office:value="0.009998236894607543" office:value-type="float"/>
          <table:table-cell office:value="0.009971060752868651" office:value-type="float"/>
          <table:table-cell office:value="-0.00957357943058014" office:value-type="float"/>
        </table:table-row>
        <table:table-row>
          <table:table-cell office:value="0.005052672624588014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643034655143296" office:value-type="float"/>
          <table:table-cell office:value="9" office:value-type="float"/>
          <table:table-cell office:value="0.00030430674552917557" office:value-type="float"/>
          <table:table-cell office:value="-0.009842350482940673" office:value-type="float"/>
          <table:table-cell office:value="0.009056651592254638" office:value-type="float"/>
          <table:table-cell office:value="0.009998171329498292" office:value-type="float"/>
          <table:table-cell office:value="0.009970687627792357" office:value-type="float"/>
          <table:table-cell office:value="-0.009508127570152283" office:value-type="float"/>
        </table:table-row>
        <table:table-row>
          <table:table-cell office:value="0.00535654664039612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636213557614573" office:value-type="float"/>
          <table:table-cell office:value="10" office:value-type="float"/>
          <table:table-cell office:value="0.0003038740158081057" office:value-type="float"/>
          <table:table-cell office:value="-0.009842339158058168" office:value-type="float"/>
          <table:table-cell office:value="0.009056688547134399" office:value-type="float"/>
          <table:table-cell office:value="0.009998171329498292" office:value-type="float"/>
          <table:table-cell office:value="0.00997068166732788" office:value-type="float"/>
          <table:table-cell office:value="-0.009508134722709656" office:value-type="float"/>
        </table:table-row>
        <table:table-row>
          <table:table-cell office:value="0.006324722766876222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614249778293322" office:value-type="float"/>
          <table:table-cell office:value="11" office:value-type="float"/>
          <table:table-cell office:value="0.0009681761264801018" office:value-type="float"/>
          <table:table-cell office:value="-0.009815630912780761" office:value-type="float"/>
          <table:table-cell office:value="0.008951785564422608" office:value-type="float"/>
          <table:table-cell office:value="0.009998104572296143" office:value-type="float"/>
          <table:table-cell office:value="0.009970400333404543" office:value-type="float"/>
          <table:table-cell office:value="-0.009426133036613465" office:value-type="float"/>
        </table:table-row>
        <table:table-row>
          <table:table-cell office:value="0.007290749549865723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590659692075238" office:value-type="float"/>
          <table:table-cell office:value="12" office:value-type="float"/>
          <table:table-cell office:value="0.0009660267829895014" office:value-type="float"/>
          <table:table-cell office:value="-0.009815638661384582" office:value-type="float"/>
          <table:table-cell office:value="0.008952186107635497" office:value-type="float"/>
          <table:table-cell office:value="0.009998104572296143" office:value-type="float"/>
          <table:table-cell office:value="0.009970386028289794" office:value-type="float"/>
          <table:table-cell office:value="-0.009426323771476746" office:value-type="float"/>
        </table:table-row>
        <table:table-row>
          <table:table-cell office:value="0.009063533544540406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545827633378033" office:value-type="float"/>
          <table:table-cell office:value="13" office:value-type="float"/>
          <table:table-cell office:value="0.001772783994674683" office:value-type="float"/>
          <table:table-cell office:value="-0.009780092835426331" office:value-type="float"/>
          <table:table-cell office:value="0.008853634595870971" office:value-type="float"/>
          <table:table-cell office:value="0.009998044967651368" office:value-type="float"/>
          <table:table-cell office:value="0.009970133304595947" office:value-type="float"/>
          <table:table-cell office:value="-0.009324960708618164" office:value-type="float"/>
        </table:table-row>
        <table:table-row>
          <table:table-cell office:value="0.01083243489265442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498329307075771" office:value-type="float"/>
          <table:table-cell office:value="14" office:value-type="float"/>
          <table:table-cell office:value="0.0017689013481140131" office:value-type="float"/>
          <table:table-cell office:value="-0.009780106544494628" office:value-type="float"/>
          <table:table-cell office:value="0.008854418992996218" office:value-type="float"/>
          <table:table-cell office:value="0.009998044967651368" office:value-type="float"/>
          <table:table-cell office:value="0.009970105886459352" office:value-type="float"/>
          <table:table-cell office:value="-0.009325344562530518" office:value-type="float"/>
        </table:table-row>
        <table:table-row>
          <table:table-cell office:value="0.01341296911239624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424482176687881" office:value-type="float"/>
          <table:table-cell office:value="15" office:value-type="float"/>
          <table:table-cell office:value="0.002580534219741821" office:value-type="float"/>
          <table:table-cell office:value="-0.009734574556350708" office:value-type="float"/>
          <table:table-cell office:value="0.00877521276473999" office:value-type="float"/>
          <table:table-cell office:value="0.009998006820678711" office:value-type="float"/>
          <table:table-cell office:value="0.009969842433929442" office:value-type="float"/>
          <table:table-cell office:value="-0.009203161001205445" office:value-type="float"/>
        </table:table-row>
        <table:table-row>
          <table:table-cell office:value="0.0159876954555511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345751205219112" office:value-type="float"/>
          <table:table-cell office:value="16" office:value-type="float"/>
          <table:table-cell office:value="0.0025747263431549067" office:value-type="float"/>
          <table:table-cell office:value="-0.009734647274017334" office:value-type="float"/>
          <table:table-cell office:value="0.008776583671569823" office:value-type="float"/>
          <table:table-cell office:value="0.009998005628585814" office:value-type="float"/>
          <table:table-cell office:value="0.009969805479049682" office:value-type="float"/>
          <table:table-cell office:value="-0.009203952550888062" office:value-type="float"/>
        </table:table-row>
        <table:table-row>
          <table:table-cell office:value="0.01926792860031128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238930781962034" office:value-type="float"/>
          <table:table-cell office:value="17" office:value-type="float"/>
          <table:table-cell office:value="0.0032802331447601314" office:value-type="float"/>
          <table:table-cell office:value="-0.009683328270912171" office:value-type="float"/>
          <table:table-cell office:value="0.008739893436431884" office:value-type="float"/>
          <table:table-cell office:value="0.009997990131378176" office:value-type="float"/>
          <table:table-cell office:value="0.009969699382781983" office:value-type="float"/>
          <table:table-cell office:value="-0.009070365428924561" office:value-type="float"/>
        </table:table-row>
        <table:table-row>
          <table:table-cell office:value="0.022541933059692383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125754537271974" office:value-type="float"/>
          <table:table-cell office:value="18" office:value-type="float"/>
          <table:table-cell office:value="0.003274004459381103" office:value-type="float"/>
          <table:table-cell office:value="-0.00968364417552948" office:value-type="float"/>
          <table:table-cell office:value="0.00874202609062195" office:value-type="float"/>
          <table:table-cell office:value="0.009997992515563965" office:value-type="float"/>
          <table:table-cell office:value="0.009969687461853028" office:value-type="float"/>
          <table:table-cell office:value="-0.009071818590164185" office:value-type="float"/>
        </table:table-row>
        <table:table-row>
          <table:table-cell office:value="0.02637876510620117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985800005777985" office:value-type="float"/>
          <table:table-cell office:value="19" office:value-type="float"/>
          <table:table-cell office:value="0.00383683204650879" office:value-type="float"/>
          <table:table-cell office:value="-0.009624982476234436" office:value-type="float"/>
          <table:table-cell office:value="0.00874271273612976" office:value-type="float"/>
          <table:table-cell office:value="0.009997992515563965" office:value-type="float"/>
          <table:table-cell office:value="0.009969682693481445" office:value-type="float"/>
          <table:table-cell office:value="-0.008925715684890747" office:value-type="float"/>
        </table:table-row>
        <table:table-row>
          <table:table-cell office:value="0.030208560228347777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83922728424863" office:value-type="float"/>
          <table:table-cell office:value="20" office:value-type="float"/>
          <table:table-cell office:value="0.0038297951221466058" office:value-type="float"/>
          <table:table-cell office:value="-0.009625479578971863" office:value-type="float"/>
          <table:table-cell office:value="0.008745273351669311" office:value-type="float"/>
          <table:table-cell office:value="0.009997996091842652" office:value-type="float"/>
          <table:table-cell office:value="0.009969675540924072" office:value-type="float"/>
          <table:table-cell office:value="-0.008927755355834961" office:value-type="float"/>
        </table:table-row>
        <table:table-row>
          <table:table-cell office:value="0.0344124686717987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671513496126337" office:value-type="float"/>
          <table:table-cell office:value="21" office:value-type="float"/>
          <table:table-cell office:value="0.004203908443450928" office:value-type="float"/>
          <table:table-cell office:value="-0.009563689827919006" office:value-type="float"/>
          <table:table-cell office:value="0.00876766324043274" office:value-type="float"/>
          <table:table-cell office:value="0.009997993707656862" office:value-type="float"/>
          <table:table-cell office:value="0.00996983051300049" office:value-type="float"/>
          <table:table-cell office:value="-0.008777247071266175" office:value-type="float"/>
        </table:table-row>
        <table:table-row>
          <table:table-cell office:value="0.03860880494117736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406767474627086" office:value-type="float"/>
          <table:table-cell office:value="22" office:value-type="float"/>
          <table:table-cell office:value="0.004196336269378662" office:value-type="float"/>
          <table:table-cell office:value="-0.009564419388771058" office:value-type="float"/>
          <table:table-cell office:value="0.008770570755004882" office:value-type="float"/>
          <table:table-cell office:value="0.009997998476028442" office:value-type="float"/>
          <table:table-cell office:value="0.009969828128814697" office:value-type="float"/>
          <table:table-cell office:value="-0.008779996633529663" office:value-type="float"/>
        </table:table-row>
        <table:table-row>
          <table:table-cell office:value="0.04311832189559936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220440794838162" office:value-type="float"/>
          <table:table-cell office:value="23" office:value-type="float"/>
          <table:table-cell office:value="0.004509516954421998" office:value-type="float"/>
          <table:table-cell office:value="-0.009487859010696412" office:value-type="float"/>
          <table:table-cell office:value="0.008796756267547607" office:value-type="float"/>
          <table:table-cell office:value="0.009997782707214355" office:value-type="float"/>
          <table:table-cell office:value="0.009966987371444703" office:value-type="float"/>
          <table:table-cell office:value="-0.0086433607339859" office:value-type="float"/>
        </table:table-row>
        <table:table-row>
          <table:table-cell office:value="0.04761457920074462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0294783386321965" office:value-type="float"/>
          <table:table-cell office:value="24" office:value-type="float"/>
          <table:table-cell office:value="0.004496257305145263" office:value-type="float"/>
          <table:table-cell office:value="-0.009490125179290772" office:value-type="float"/>
          <table:table-cell office:value="0.008802716732025146" office:value-type="float"/>
          <table:table-cell office:value="0.0099977970123291" office:value-type="float"/>
          <table:table-cell office:value="0.009967052936553955" office:value-type="float"/>
          <table:table-cell office:value="-0.008650370836257935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926317834421305" office:value-type="float"/>
          <table:table-cell office:value="25" office:value-type="float"/>
          <table:table-cell office:value="0.004517992734909057" office:value-type="float"/>
          <table:table-cell office:value="-0.009429572224617004" office:value-type="float"/>
          <table:table-cell office:value="0.008860883712768554" office:value-type="float"/>
          <table:table-cell office:value="0.00999780535697937" office:value-type="float"/>
          <table:table-cell office:value="0.00996742367744446" office:value-type="float"/>
          <table:table-cell office:value="-0.008530244827270508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926301893134037" office:value-type="float"/>
          <table:table-cell office:value="26" office:value-type="float"/>
          <table:table-cell office:value="0.004512112140655517" office:value-type="float"/>
          <table:table-cell office:value="-0.009431113600730897" office:value-type="float"/>
          <table:table-cell office:value="0.008863937854766845" office:value-type="float"/>
          <table:table-cell office:value="0.009997816085815429" office:value-type="float"/>
          <table:table-cell office:value="0.009967489242553711" office:value-type="float"/>
          <table:table-cell office:value="-0.008534221649169922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926379803911624" office:value-type="float"/>
          <table:table-cell office:value="27" office:value-type="float"/>
          <table:table-cell office:value="0.004372948408126831" office:value-type="float"/>
          <table:table-cell office:value="-0.009387184381484986" office:value-type="float"/>
          <table:table-cell office:value="0.008941853046417236" office:value-type="float"/>
          <table:table-cell office:value="0.009997818470001222" office:value-type="float"/>
          <table:table-cell office:value="0.009967845678329467" office:value-type="float"/>
          <table:table-cell office:value="-0.008438537120819092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92632161968761" office:value-type="float"/>
          <table:table-cell office:value="28" office:value-type="float"/>
          <table:table-cell office:value="0.0043729209899902345" office:value-type="float"/>
          <table:table-cell office:value="-0.009387196898460388" office:value-type="float"/>
          <table:table-cell office:value="0.008941872119903565" office:value-type="float"/>
          <table:table-cell office:value="0.009997818470001222" office:value-type="float"/>
          <table:table-cell office:value="0.009967846870422363" office:value-type="float"/>
          <table:table-cell office:value="-0.008438571095466614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926052368485659" office:value-type="float"/>
          <table:table-cell office:value="29" office:value-type="float"/>
          <table:table-cell office:value="0.0040706896781921385" office:value-type="float"/>
          <table:table-cell office:value="-0.009352182745933533" office:value-type="float"/>
          <table:table-cell office:value="0.009021733999252319" office:value-type="float"/>
          <table:table-cell office:value="0.00999781370162964" office:value-type="float"/>
          <table:table-cell office:value="0.009968035221099852" office:value-type="float"/>
          <table:table-cell office:value="-0.008364180326461792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9260066070947554" office:value-type="float"/>
          <table:table-cell office:value="30" office:value-type="float"/>
          <table:table-cell office:value="0.004070924520492554" office:value-type="float"/>
          <table:table-cell office:value="-0.009352068901062011" office:value-type="float"/>
          <table:table-cell office:value="0.009021568298339845" office:value-type="float"/>
          <table:table-cell office:value="0.00999781370162964" office:value-type="float"/>
          <table:table-cell office:value="0.009968029260635376" office:value-type="float"/>
          <table:table-cell office:value="-0.008363878726959229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926352585799763" office:value-type="float"/>
          <table:table-cell office:value="31" office:value-type="float"/>
          <table:table-cell office:value="0.0036626112461090096" office:value-type="float"/>
          <table:table-cell office:value="-0.009316096901893616" office:value-type="float"/>
          <table:table-cell office:value="0.009089586734771728" office:value-type="float"/>
          <table:table-cell office:value="0.009997823238372802" office:value-type="float"/>
          <table:table-cell office:value="0.009967948198318482" office:value-type="float"/>
          <table:table-cell office:value="-0.008268301486968995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926320013864715" office:value-type="float"/>
          <table:table-cell office:value="32" office:value-type="float"/>
          <table:table-cell office:value="0.003662356138229371" office:value-type="float"/>
          <table:table-cell office:value="-0.009316225647926332" office:value-type="float"/>
          <table:table-cell office:value="0.009089753627777098" office:value-type="float"/>
          <table:table-cell office:value="0.009997823238372802" office:value-type="float"/>
          <table:table-cell office:value="0.009967954158782958" office:value-type="float"/>
          <table:table-cell office:value="-0.008268638849258422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926332829197649" office:value-type="float"/>
          <table:table-cell office:value="33" office:value-type="float"/>
          <table:table-cell office:value="0.0031563627719879157" office:value-type="float"/>
          <table:table-cell office:value="-0.009273388385772706" office:value-type="float"/>
          <table:table-cell office:value="0.009144927263259888" office:value-type="float"/>
          <table:table-cell office:value="0.009997823238372802" office:value-type="float"/>
          <table:table-cell office:value="0.009967708587646484" office:value-type="float"/>
          <table:table-cell office:value="-0.008151234984397888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926127074600993" office:value-type="float"/>
          <table:table-cell office:value="34" office:value-type="float"/>
          <table:table-cell office:value="0.0031563580036163327" office:value-type="float"/>
          <table:table-cell office:value="-0.009273390769958496" office:value-type="float"/>
          <table:table-cell office:value="0.009144929647445678" office:value-type="float"/>
          <table:table-cell office:value="0.009997823238372802" office:value-type="float"/>
          <table:table-cell office:value="0.009967708587646484" office:value-type="float"/>
          <table:table-cell office:value="-0.008151240348815918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926317416605059" office:value-type="float"/>
          <table:table-cell office:value="35" office:value-type="float"/>
          <table:table-cell office:value="0.0025996720790863043" office:value-type="float"/>
          <table:table-cell office:value="-0.0092100590467453" office:value-type="float"/>
          <table:table-cell office:value="0.009187883138656617" office:value-type="float"/>
          <table:table-cell office:value="0.009997818470001222" office:value-type="float"/>
          <table:table-cell office:value="0.009967344999313356" office:value-type="float"/>
          <table:table-cell office:value="-0.007988221049308776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926096411106274" office:value-type="float"/>
          <table:table-cell office:value="36" office:value-type="float"/>
          <table:table-cell office:value="0.0025994455814361567" office:value-type="float"/>
          <table:table-cell office:value="-0.00921017348766327" office:value-type="float"/>
          <table:table-cell office:value="0.009188003540039064" office:value-type="float"/>
          <table:table-cell office:value="0.009997819662094115" office:value-type="float"/>
          <table:table-cell office:value="0.009967350959777832" office:value-type="float"/>
          <table:table-cell office:value="-0.007988513708114625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926062308632121" office:value-type="float"/>
          <table:table-cell office:value="37" office:value-type="float"/>
          <table:table-cell office:value="0.0020423984527587896" office:value-type="float"/>
          <table:table-cell office:value="-0.009113245606422425" office:value-type="float"/>
          <table:table-cell office:value="0.009217424392700195" office:value-type="float"/>
          <table:table-cell office:value="0.0099977970123291" office:value-type="float"/>
          <table:table-cell office:value="0.009966907501220703" office:value-type="float"/>
          <table:table-cell office:value="-0.00774966299533844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9263748696900216" office:value-type="float"/>
          <table:table-cell office:value="38" office:value-type="float"/>
          <table:table-cell office:value="0.002042412757873535" office:value-type="float"/>
          <table:table-cell office:value="-0.009113237857818604" office:value-type="float"/>
          <table:table-cell office:value="0.00921741843223572" office:value-type="float"/>
          <table:table-cell office:value="0.009997795820236207" office:value-type="float"/>
          <table:table-cell office:value="0.009966907501220703" office:value-type="float"/>
          <table:table-cell office:value="-0.007749643325805664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9263151817370484" office:value-type="float"/>
          <table:table-cell office:value="39" office:value-type="float"/>
          <table:table-cell office:value="0.0016212522983551029" office:value-type="float"/>
          <table:table-cell office:value="-0.008984769582748414" office:value-type="float"/>
          <table:table-cell office:value="0.009231674671173097" office:value-type="float"/>
          <table:table-cell office:value="0.009997758865356447" office:value-type="float"/>
          <table:table-cell office:value="0.009966233968734741" office:value-type="float"/>
          <table:table-cell office:value="-0.0074082064628601075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926047831723931" office:value-type="float"/>
          <table:table-cell office:value="40" office:value-type="float"/>
          <table:table-cell office:value="0.0016212737560272212" office:value-type="float"/>
          <table:table-cell office:value="-0.008984756469726563" office:value-type="float"/>
          <table:table-cell office:value="0.009231663942337038" office:value-type="float"/>
          <table:table-cell office:value="0.009997758865356447" office:value-type="float"/>
          <table:table-cell office:value="0.009966232776641845" office:value-type="float"/>
          <table:table-cell office:value="-0.007408174872398377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9262567201748904" office:value-type="float"/>
          <table:table-cell office:value="41" office:value-type="float"/>
          <table:table-cell office:value="0.0014097511768341071" office:value-type="float"/>
          <table:table-cell office:value="-0.008817983269691467" office:value-type="float"/>
          <table:table-cell office:value="0.009231693744659425" office:value-type="float"/>
          <table:table-cell office:value="0.009997696876525878" office:value-type="float"/>
          <table:table-cell office:value="0.00996548652648926" office:value-type="float"/>
          <table:table-cell office:value="-0.006938503980636597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926027609086994" office:value-type="float"/>
          <table:table-cell office:value="42" office:value-type="float"/>
          <table:table-cell office:value="0.0014095187187194817" office:value-type="float"/>
          <table:table-cell office:value="-0.008818137645721435" office:value-type="float"/>
          <table:table-cell office:value="0.009231808185577393" office:value-type="float"/>
          <table:table-cell office:value="0.009997698068618775" office:value-type="float"/>
          <table:table-cell office:value="0.009965492486953735" office:value-type="float"/>
          <table:table-cell office:value="-0.006938879489898682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926039655205339" office:value-type="float"/>
          <table:table-cell office:value="43" office:value-type="float"/>
          <table:table-cell office:value="0.0014278674125671395" office:value-type="float"/>
          <table:table-cell office:value="-0.008596970438957215" office:value-type="float"/>
          <table:table-cell office:value="0.009216399192810058" office:value-type="float"/>
          <table:table-cell office:value="0.009997605085372925" office:value-type="float"/>
          <table:table-cell office:value="0.009964671134948732" office:value-type="float"/>
          <table:table-cell office:value="-0.006319023370742798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926257976112825" office:value-type="float"/>
          <table:table-cell office:value="44" office:value-type="float"/>
          <table:table-cell office:value="0.0014278626441955565" office:value-type="float"/>
          <table:table-cell office:value="-0.008596973419189453" office:value-type="float"/>
          <table:table-cell office:value="0.009216401576995851" office:value-type="float"/>
          <table:table-cell office:value="0.009997605085372925" office:value-type="float"/>
          <table:table-cell office:value="0.009964671134948732" office:value-type="float"/>
          <table:table-cell office:value="-0.006319031715393067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925984265715711" office:value-type="float"/>
          <table:table-cell office:value="45" office:value-type="float"/>
          <table:table-cell office:value="0.0016986966133117672" office:value-type="float"/>
          <table:table-cell office:value="-0.00830647349357605" office:value-type="float"/>
          <table:table-cell office:value="0.009181184768676758" office:value-type="float"/>
          <table:table-cell office:value="0.009997478723526002" office:value-type="float"/>
          <table:table-cell office:value="0.009963686466217042" office:value-type="float"/>
          <table:table-cell office:value="-0.005531192421913147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926331343750373" office:value-type="float"/>
          <table:table-cell office:value="46" office:value-type="float"/>
          <table:table-cell office:value="0.0016989588737487786" office:value-type="float"/>
          <table:table-cell office:value="-0.008306233286857605" office:value-type="float"/>
          <table:table-cell office:value="0.009181044101715089" office:value-type="float"/>
          <table:table-cell office:value="0.009997477531433105" office:value-type="float"/>
          <table:table-cell office:value="0.009963678121566772" office:value-type="float"/>
          <table:table-cell office:value="-0.005530638694763184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926054702872582" office:value-type="float"/>
          <table:table-cell office:value="47" office:value-type="float"/>
          <table:table-cell office:value="0.002201950550079346" office:value-type="float"/>
          <table:table-cell office:value="-0.007923688888549805" office:value-type="float"/>
          <table:table-cell office:value="0.009141395092010498" office:value-type="float"/>
          <table:table-cell office:value="0.009997323751449584" office:value-type="float"/>
          <table:table-cell office:value="0.009962538480758667" office:value-type="float"/>
          <table:table-cell office:value="-0.00455708920955658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926049065306951" office:value-type="float"/>
          <table:table-cell office:value="48" office:value-type="float"/>
          <table:table-cell office:value="0.002202175855636597" office:value-type="float"/>
          <table:table-cell office:value="-0.007923415899276733" office:value-type="float"/>
          <table:table-cell office:value="0.009141249656677246" office:value-type="float"/>
          <table:table-cell office:value="0.00999732255935669" office:value-type="float"/>
          <table:table-cell office:value="0.009962530136108398" office:value-type="float"/>
          <table:table-cell office:value="-0.004556493759155273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926297179253869" office:value-type="float"/>
          <table:table-cell office:value="49" office:value-type="float"/>
          <table:table-cell office:value="0.0028686165809631344" office:value-type="float"/>
          <table:table-cell office:value="-0.007401948571205139" office:value-type="float"/>
          <table:table-cell office:value="0.009083601236343384" office:value-type="float"/>
          <table:table-cell office:value="0.009997162818908693" office:value-type="float"/>
          <table:table-cell office:value="0.009961432218551636" office:value-type="float"/>
          <table:table-cell office:value="-0.0034149056673049927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926288555250419" office:value-type="float"/>
          <table:table-cell office:value="50" office:value-type="float"/>
          <table:table-cell office:value="0.002868378162384033" office:value-type="float"/>
          <table:table-cell office:value="-0.007402292490005493" office:value-type="float"/>
          <table:table-cell office:value="0.009083757400512696" office:value-type="float"/>
          <table:table-cell office:value="0.009997164011001586" office:value-type="float"/>
          <table:table-cell office:value="0.009961440563201905" office:value-type="float"/>
          <table:table-cell office:value="-0.0034156119823455814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926172942881338" office:value-type="float"/>
          <table:table-cell office:value="51" office:value-type="float"/>
          <table:table-cell office:value="0.003603889942169189" office:value-type="float"/>
          <table:table-cell office:value="-0.006773271560668945" office:value-type="float"/>
          <table:table-cell office:value="0.009026570320129395" office:value-type="float"/>
          <table:table-cell office:value="0.009997031688690186" office:value-type="float"/>
          <table:table-cell office:value="0.009960849285125731" office:value-type="float"/>
          <table:table-cell office:value="-0.0023054623603820804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925973947627036" office:value-type="float"/>
          <table:table-cell office:value="52" office:value-type="float"/>
          <table:table-cell office:value="0.003603928089141846" office:value-type="float"/>
          <table:table-cell office:value="-0.006773204803466797" office:value-type="float"/>
          <table:table-cell office:value="0.009026542901992797" office:value-type="float"/>
          <table:table-cell office:value="0.009997031688690186" office:value-type="float"/>
          <table:table-cell office:value="0.009960846900939941" office:value-type="float"/>
          <table:table-cell office:value="-0.0023053336143493653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926293143113652" office:value-type="float"/>
          <table:table-cell office:value="53" office:value-type="float"/>
          <table:table-cell office:value="0.004276703596115112" office:value-type="float"/>
          <table:table-cell office:value="-0.006113748550415039" office:value-type="float"/>
          <table:table-cell office:value="0.008971862792968749" office:value-type="float"/>
          <table:table-cell office:value="0.009996955394744872" office:value-type="float"/>
          <table:table-cell office:value="0.009960756301879882" office:value-type="float"/>
          <table:table-cell office:value="-0.0012997841835021978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926051337758334" office:value-type="float"/>
          <table:table-cell office:value="54" office:value-type="float"/>
          <table:table-cell office:value="0.004276478290557861" office:value-type="float"/>
          <table:table-cell office:value="-0.006114267110824585" office:value-type="float"/>
          <table:table-cell office:value="0.008972055912017824" office:value-type="float"/>
          <table:table-cell office:value="0.009996955394744872" office:value-type="float"/>
          <table:table-cell office:value="0.009960765838623048" office:value-type="float"/>
          <table:table-cell office:value="-0.001300666332244873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92625303857473" office:value-type="float"/>
          <table:table-cell office:value="55" office:value-type="float"/>
          <table:table-cell office:value="0.004797677993774414" office:value-type="float"/>
          <table:table-cell office:value="-0.005632325410842896" office:value-type="float"/>
          <table:table-cell office:value="0.008934662342071532" office:value-type="float"/>
          <table:table-cell office:value="0.009996942281723023" office:value-type="float"/>
          <table:table-cell office:value="0.009961166381835937" office:value-type="float"/>
          <table:table-cell office:value="-0.0004553216695785522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926258783418731" office:value-type="float"/>
          <table:table-cell office:value="56" office:value-type="float"/>
          <table:table-cell office:value="0.004797513484954835" office:value-type="float"/>
          <table:table-cell office:value="-0.005632791519165039" office:value-type="float"/>
          <table:table-cell office:value="0.008934829235076906" office:value-type="float"/>
          <table:table-cell office:value="0.009996943473815917" office:value-type="float"/>
          <table:table-cell office:value="0.00996117353439331" office:value-type="float"/>
          <table:table-cell office:value="-0.000456056594848632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496132755279541" office:value-type="float"/>
          <table:table-cell office:value="0.05925323375054722" office:value-type="float"/>
          <table:table-cell office:value="57" office:value-type="float"/>
          <table:table-cell office:value="0.005196281671524049" office:value-type="float"/>
          <table:table-cell office:value="-0.005277454257011414" office:value-type="float"/>
          <table:table-cell office:value="0.00888486385345459" office:value-type="float"/>
          <table:table-cell office:value="0.00999695420265198" office:value-type="float"/>
          <table:table-cell office:value="0.009961581230163575" office:value-type="float"/>
          <table:table-cell office:value="0.00038672447204589865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4922776699066162" office:value-type="float"/>
          <table:table-cell office:value="0.05925959305912247" office:value-type="float"/>
          <table:table-cell office:value="58" office:value-type="float"/>
          <table:table-cell office:value="0.005195574760437012" office:value-type="float"/>
          <table:table-cell office:value="-0.005278342962265015" office:value-type="float"/>
          <table:table-cell office:value="0.008884844779968261" office:value-type="float"/>
          <table:table-cell office:value="0.009996953010559083" office:value-type="float"/>
          <table:table-cell office:value="0.009961580038070678" office:value-type="float"/>
          <table:table-cell office:value="0.000385508537292481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47971198558807375" office:value-type="float"/>
          <table:table-cell office:value="0.05926308493733368" office:value-type="float"/>
          <table:table-cell office:value="59" office:value-type="float"/>
          <table:table-cell office:value="0.005491191148757934" office:value-type="float"/>
          <table:table-cell office:value="-0.005079265236854554" office:value-type="float"/>
          <table:table-cell office:value="0.00881736993789673" office:value-type="float"/>
          <table:table-cell office:value="0.009996988773345946" office:value-type="float"/>
          <table:table-cell office:value="0.009961925745010375" office:value-type="float"/>
          <table:table-cell office:value="0.0012565684318542481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467268967628479" office:value-type="float"/>
          <table:table-cell office:value="0.05926277150112597" office:value-type="float"/>
          <table:table-cell office:value="60" office:value-type="float"/>
          <table:table-cell office:value="0.005487117767333984" office:value-type="float"/>
          <table:table-cell office:value="-0.005087701082229615" office:value-type="float"/>
          <table:table-cell office:value="0.008819112777709961" office:value-type="float"/>
          <table:table-cell office:value="0.00999699592590332" office:value-type="float"/>
          <table:table-cell office:value="0.00996198296546936" office:value-type="float"/>
          <table:table-cell office:value="0.0012443017959594734" office:value-type="float"/>
        </table:table-row>
      </table:table>
      <table:table table:name="12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8657648563385011" office:value-type="float"/>
          <table:table-cell office:value="0.0023577344417572022" office:value-type="float"/>
          <table:table-cell office:value="0.007569857835769652" office:value-type="float"/>
          <table:table-cell office:value="0.009999804496765135" office:value-type="float"/>
          <table:table-cell office:value="0.00999560594558716" office:value-type="float"/>
          <table:table-cell office:value="0.009347469806671142" office:value-type="float"/>
          <table:table-cell office:value="0.07426858176984844" office:value-type="float"/>
          <table:table-cell office:value="1" office:value-type="float"/>
          <table:table-cell office:value="0.008657648563385011" office:value-type="float"/>
          <table:table-cell office:value="0.0023577344417572022" office:value-type="float"/>
          <table:table-cell office:value="0.007569857835769652" office:value-type="float"/>
          <table:table-cell office:value="0.009999804496765135" office:value-type="float"/>
          <table:table-cell office:value="0.00999560594558716" office:value-type="float"/>
          <table:table-cell office:value="0.009347469806671142" office:value-type="float"/>
        </table:table-row>
        <table:table-row>
          <table:table-cell office:value="0.014657377004623415" office:value-type="float"/>
          <table:table-cell office:value="-0.0037148272991180424" office:value-type="float"/>
          <table:table-cell office:value="0.016913273334503175" office:value-type="float"/>
          <table:table-cell office:value="0.019999668598175046" office:value-type="float"/>
          <table:table-cell office:value="0.01999144554138184" office:value-type="float"/>
          <table:table-cell office:value="0.01288923144340515" office:value-type="float"/>
          <table:table-cell office:value="0.08218111274890143" office:value-type="float"/>
          <table:table-cell office:value="2" office:value-type="float"/>
          <table:table-cell office:value="0.0059997284412384045" office:value-type="float"/>
          <table:table-cell office:value="-0.006072561740875245" office:value-type="float"/>
          <table:table-cell office:value="0.009343415498733522" office:value-type="float"/>
          <table:table-cell office:value="0.00999986410140991" office:value-type="float"/>
          <table:table-cell office:value="0.009995839595794679" office:value-type="float"/>
          <table:table-cell office:value="0.0035417616367340084" office:value-type="float"/>
        </table:table-row>
        <table:table-row>
          <table:table-cell office:value="0.021998430490493777" office:value-type="float"/>
          <table:table-cell office:value="-0.008268216848373413" office:value-type="float"/>
          <table:table-cell office:value="0.026050848960876463" office:value-type="float"/>
          <table:table-cell office:value="0.02999945044517517" office:value-type="float"/>
          <table:table-cell office:value="0.029985938072204593" office:value-type="float"/>
          <table:table-cell office:value="0.018875467777252193" office:value-type="float"/>
          <table:table-cell office:value="-0.09243189877025339" office:value-type="float"/>
          <table:table-cell office:value="3" office:value-type="float"/>
          <table:table-cell office:value="0.007341053485870363" office:value-type="float"/>
          <table:table-cell office:value="-0.004553389549255371" office:value-type="float"/>
          <table:table-cell office:value="0.00913757562637329" office:value-type="float"/>
          <table:table-cell office:value="0.009999781847000124" office:value-type="float"/>
          <table:table-cell office:value="0.009994492530822753" office:value-type="float"/>
          <table:table-cell office:value="0.0059862363338470444" office:value-type="float"/>
        </table:table-row>
        <table:table-row>
          <table:table-cell office:value="0.027931358814239506" office:value-type="float"/>
          <table:table-cell office:value="-0.015664958953857423" office:value-type="float"/>
          <table:table-cell office:value="0.03561578512191772" office:value-type="float"/>
          <table:table-cell office:value="0.03999935746192932" office:value-type="float"/>
          <table:table-cell office:value="0.03998205900192261" office:value-type="float"/>
          <table:table-cell office:value="0.01990236163139343" office:value-type="float"/>
          <table:table-cell office:value="0.03703770881475009" office:value-type="float"/>
          <table:table-cell office:value="4" office:value-type="float"/>
          <table:table-cell office:value="0.005932928323745727" office:value-type="float"/>
          <table:table-cell office:value="-0.007396742105484009" office:value-type="float"/>
          <table:table-cell office:value="0.009564936161041262" office:value-type="float"/>
          <table:table-cell office:value="0.00999990701675415" office:value-type="float"/>
          <table:table-cell office:value="0.009996120929718017" office:value-type="float"/>
          <table:table-cell office:value="0.0010268938541412361" office:value-type="float"/>
        </table:table-row>
        <table:table-row>
          <table:table-cell office:value="0.03736403703689575" office:value-type="float"/>
          <table:table-cell office:value="-0.007726162672042848" office:value-type="float"/>
          <table:table-cell office:value="0.037150908708572385" office:value-type="float"/>
          <table:table-cell office:value="0.049997757673263546" office:value-type="float"/>
          <table:table-cell office:value="0.049965784549713135" office:value-type="float"/>
          <table:table-cell office:value="0.029809645414352416" office:value-type="float"/>
          <table:table-cell office:value="0.07274187174661093" office:value-type="float"/>
          <table:table-cell office:value="5" office:value-type="float"/>
          <table:table-cell office:value="0.00943267822265625" office:value-type="float"/>
          <table:table-cell office:value="0.007938796281814575" office:value-type="float"/>
          <table:table-cell office:value="0.0015351235866546634" office:value-type="float"/>
          <table:table-cell office:value="0.009998400211334227" office:value-type="float"/>
          <table:table-cell office:value="0.009983725547790529" office:value-type="float"/>
          <table:table-cell office:value="0.009907283782958983" office:value-type="float"/>
        </table:table-row>
        <table:table-row>
          <table:table-cell office:value="0.04328736186027527" office:value-type="float"/>
          <table:table-cell office:value="-0.013481287360191347" office:value-type="float"/>
          <table:table-cell office:value="0.04590703129768371" office:value-type="float"/>
          <table:table-cell office:value="0.05" office:value-type="float"/>
          <table:table-cell office:value="0.05" office:value-type="float"/>
          <table:table-cell office:value="0.033207268714904786" office:value-type="float"/>
          <table:table-cell office:value="0.06982573038647269" office:value-type="float"/>
          <table:table-cell office:value="6" office:value-type="float"/>
          <table:table-cell office:value="0.005923324823379516" office:value-type="float"/>
          <table:table-cell office:value="-0.005755124688148499" office:value-type="float"/>
          <table:table-cell office:value="0.008756122589111329" office:value-type="float"/>
          <table:table-cell office:value="0.00999835968017578" office:value-type="float"/>
          <table:table-cell office:value="0.009974303245544434" office:value-type="float"/>
          <table:table-cell office:value="0.0033976233005523684" office:value-type="float"/>
        </table:table-row>
        <table:table-row>
          <table:table-cell office:value="0.04941025853157044" office:value-type="float"/>
          <table:table-cell office:value="-0.019374276995658878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376800549030304" office:value-type="float"/>
          <table:table-cell office:value="0.06646159201979888" office:value-type="float"/>
          <table:table-cell office:value="7" office:value-type="float"/>
          <table:table-cell office:value="0.006122896671295166" office:value-type="float"/>
          <table:table-cell office:value="-0.00589298963546753" office:value-type="float"/>
          <table:table-cell office:value="0.008630213737487792" office:value-type="float"/>
          <table:table-cell office:value="0.009998455047607423" office:value-type="float"/>
          <table:table-cell office:value="0.0099746572971344" office:value-type="float"/>
          <table:table-cell office:value="0.00447278618812561" office:value-type="float"/>
        </table:table-row>
        <table:table-row>
          <table:table-cell office:value="0.05" office:value-type="float"/>
          <table:table-cell office:value="-0.025214405655860903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224354982376099" office:value-type="float"/>
          <table:table-cell office:value="0.06565004129382725" office:value-type="float"/>
          <table:table-cell office:value="8" office:value-type="float"/>
          <table:table-cell office:value="0.00615720272064209" office:value-type="float"/>
          <table:table-cell office:value="-0.005840128660202027" office:value-type="float"/>
          <table:table-cell office:value="0.008616349697113038" office:value-type="float"/>
          <table:table-cell office:value="0.009998449087142943" office:value-type="float"/>
          <table:table-cell office:value="0.00997465133666992" office:value-type="float"/>
          <table:table-cell office:value="0.00456349492073059" office:value-type="float"/>
        </table:table-row>
        <table:table-row>
          <table:table-cell office:value="0.05" office:value-type="float"/>
          <table:table-cell office:value="-0.03125419497489929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783232927322388" office:value-type="float"/>
          <table:table-cell office:value="0.06486178509360264" office:value-type="float"/>
          <table:table-cell office:value="9" office:value-type="float"/>
          <table:table-cell office:value="0.006368315219879151" office:value-type="float"/>
          <table:table-cell office:value="-0.0060397893190383915" office:value-type="float"/>
          <table:table-cell office:value="0.008466535806655883" office:value-type="float"/>
          <table:table-cell office:value="0.00999858617782593" office:value-type="float"/>
          <table:table-cell office:value="0.009975504875183104" office:value-type="float"/>
          <table:table-cell office:value="0.005588779449462891" office:value-type="float"/>
        </table:table-row>
        <table:table-row>
          <table:table-cell office:value="0.05" office:value-type="float"/>
          <table:table-cell office:value="-0.03721979737281799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81325339111557" office:value-type="float"/>
          <table:table-cell office:value="10" office:value-type="float"/>
          <table:table-cell office:value="0.00641426920890808" office:value-type="float"/>
          <table:table-cell office:value="-0.005965602397918701" office:value-type="float"/>
          <table:table-cell office:value="0.00844234585762024" office:value-type="float"/>
          <table:table-cell office:value="0.009998574256896974" office:value-type="float"/>
          <table:table-cell office:value="0.00997556447982788" office:value-type="float"/>
          <table:table-cell office:value="0.005699295997619628" office:value-type="float"/>
        </table:table-row>
        <table:table-row>
          <table:table-cell office:value="0.05" office:value-type="float"/>
          <table:table-cell office:value="-0.04344691514968872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245868620708084" office:value-type="float"/>
          <table:table-cell office:value="11" office:value-type="float"/>
          <table:table-cell office:value="0.006613547801971436" office:value-type="float"/>
          <table:table-cell office:value="-0.006227117776870728" office:value-type="float"/>
          <table:table-cell office:value="0.008281126022338868" office:value-type="float"/>
          <table:table-cell office:value="0.00999871611595154" office:value-type="float"/>
          <table:table-cell office:value="0.009976265430450439" office:value-type="float"/>
          <table:table-cell office:value="0.006560602188110351" office:value-type="float"/>
        </table:table-row>
        <table:table-row>
          <table:table-cell office:value="0.05" office:value-type="float"/>
          <table:table-cell office:value="-0.049578937292099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090076066897544" office:value-type="float"/>
          <table:table-cell office:value="12" office:value-type="float"/>
          <table:table-cell office:value="0.006656053066253663" office:value-type="float"/>
          <table:table-cell office:value="-0.006132022142410279" office:value-type="float"/>
          <table:table-cell office:value="0.008238728046417237" office:value-type="float"/>
          <table:table-cell office:value="0.009998669624328613" office:value-type="float"/>
          <table:table-cell office:value="0.00997581720352173" office:value-type="float"/>
          <table:table-cell office:value="0.006660124063491821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078871196909636" office:value-type="float"/>
          <table:table-cell office:value="13" office:value-type="float"/>
          <table:table-cell office:value="0.006869893074035646" office:value-type="float"/>
          <table:table-cell office:value="-0.0063989186286926274" office:value-type="float"/>
          <table:table-cell office:value="0.008053622245788575" office:value-type="float"/>
          <table:table-cell office:value="0.009998823404312135" office:value-type="float"/>
          <table:table-cell office:value="0.009976465702056883" office:value-type="float"/>
          <table:table-cell office:value="0.007399518489837645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078508218191169" office:value-type="float"/>
          <table:table-cell office:value="14" office:value-type="float"/>
          <table:table-cell office:value="0.006872636079788207" office:value-type="float"/>
          <table:table-cell office:value="-0.006394128799438476" office:value-type="float"/>
          <table:table-cell office:value="0.008051389455795288" office:value-type="float"/>
          <table:table-cell office:value="0.009998822212219238" office:value-type="float"/>
          <table:table-cell office:value="0.009976456165313721" office:value-type="float"/>
          <table:table-cell office:value="0.007404425144195556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07882907657866" office:value-type="float"/>
          <table:table-cell office:value="15" office:value-type="float"/>
          <table:table-cell office:value="0.007029279470443727" office:value-type="float"/>
          <table:table-cell office:value="-0.006778851747512818" office:value-type="float"/>
          <table:table-cell office:value="0.007918869256973266" office:value-type="float"/>
          <table:table-cell office:value="0.009999008178710937" office:value-type="float"/>
          <table:table-cell office:value="0.00997750759124756" office:value-type="float"/>
          <table:table-cell office:value="0.007914487123489381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078778861840072" office:value-type="float"/>
          <table:table-cell office:value="16" office:value-type="float"/>
          <table:table-cell office:value="0.0070298552513122555" office:value-type="float"/>
          <table:table-cell office:value="-0.006777374744415284" office:value-type="float"/>
          <table:table-cell office:value="0.007917920351028443" office:value-type="float"/>
          <table:table-cell office:value="0.009999008178710937" office:value-type="float"/>
          <table:table-cell office:value="0.009977500438690187" office:value-type="float"/>
          <table:table-cell office:value="0.00791558027267456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079458571240991" office:value-type="float"/>
          <table:table-cell office:value="17" office:value-type="float"/>
          <table:table-cell office:value="0.007170984745025635" office:value-type="float"/>
          <table:table-cell office:value="-0.007135190963745117" office:value-type="float"/>
          <table:table-cell office:value="0.007784166336059569" office:value-type="float"/>
          <table:table-cell office:value="0.009999167919158935" office:value-type="float"/>
          <table:table-cell office:value="0.009978423118591309" office:value-type="float"/>
          <table:table-cell office:value="0.008332349061965944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077823732992351" office:value-type="float"/>
          <table:table-cell office:value="18" office:value-type="float"/>
          <table:table-cell office:value="0.007171088457107544" office:value-type="float"/>
          <table:table-cell office:value="-0.007134946584701539" office:value-type="float"/>
          <table:table-cell office:value="0.0077839851379394535" office:value-type="float"/>
          <table:table-cell office:value="0.009999167919158935" office:value-type="float"/>
          <table:table-cell office:value="0.009978423118591309" office:value-type="float"/>
          <table:table-cell office:value="0.008332515954971314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078504289855302" office:value-type="float"/>
          <table:table-cell office:value="19" office:value-type="float"/>
          <table:table-cell office:value="0.007298913002014162" office:value-type="float"/>
          <table:table-cell office:value="-0.007474847435951233" office:value-type="float"/>
          <table:table-cell office:value="0.007656559944152831" office:value-type="float"/>
          <table:table-cell office:value="0.009999306201934814" office:value-type="float"/>
          <table:table-cell office:value="0.009979276657104493" office:value-type="float"/>
          <table:table-cell office:value="0.008660850524902343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0788764149866205" office:value-type="float"/>
          <table:table-cell office:value="20" office:value-type="float"/>
          <table:table-cell office:value="0.007297868728637696" office:value-type="float"/>
          <table:table-cell office:value="-0.00747723400592804" office:value-type="float"/>
          <table:table-cell office:value="0.007658565044403076" office:value-type="float"/>
          <table:table-cell office:value="0.00999930739402771" office:value-type="float"/>
          <table:table-cell office:value="0.009979290962219238" office:value-type="float"/>
          <table:table-cell office:value="0.008659447431564332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078822863181366" office:value-type="float"/>
          <table:table-cell office:value="21" office:value-type="float"/>
          <table:table-cell office:value="0.007416146993637086" office:value-type="float"/>
          <table:table-cell office:value="-0.007789598703384399" office:value-type="float"/>
          <table:table-cell office:value="0.007537038326263427" office:value-type="float"/>
          <table:table-cell office:value="0.009999425411224365" office:value-type="float"/>
          <table:table-cell office:value="0.009980031251907348" office:value-type="float"/>
          <table:table-cell office:value="0.008919364213943482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078483927945499" office:value-type="float"/>
          <table:table-cell office:value="22" office:value-type="float"/>
          <table:table-cell office:value="0.00741669774055481" office:value-type="float"/>
          <table:table-cell office:value="-0.007788435220718384" office:value-type="float"/>
          <table:table-cell office:value="0.0075359129905700675" office:value-type="float"/>
          <table:table-cell office:value="0.009999425411224365" office:value-type="float"/>
          <table:table-cell office:value="0.009980022907257082" office:value-type="float"/>
          <table:table-cell office:value="0.00891998529434204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078502135373033" office:value-type="float"/>
          <table:table-cell office:value="23" office:value-type="float"/>
          <table:table-cell office:value="0.007525568008422851" office:value-type="float"/>
          <table:table-cell office:value="-0.008048778176307678" office:value-type="float"/>
          <table:table-cell office:value="0.007405494451522826" office:value-type="float"/>
          <table:table-cell office:value="0.009999523162841797" office:value-type="float"/>
          <table:table-cell office:value="0.009980614185333253" office:value-type="float"/>
          <table:table-cell office:value="0.009132500886917116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078824699013033" office:value-type="float"/>
          <table:table-cell office:value="24" office:value-type="float"/>
          <table:table-cell office:value="0.007524890899658203" office:value-type="float"/>
          <table:table-cell office:value="-0.008050031661987304" office:value-type="float"/>
          <table:table-cell office:value="0.007406882047653199" office:value-type="float"/>
          <table:table-cell office:value="0.009999523162841797" office:value-type="float"/>
          <table:table-cell office:value="0.009980622529983522" office:value-type="float"/>
          <table:table-cell office:value="0.009131867885589598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078750184049039" office:value-type="float"/>
          <table:table-cell office:value="25" office:value-type="float"/>
          <table:table-cell office:value="0.007633460760116577" office:value-type="float"/>
          <table:table-cell office:value="-0.008251501321792603" office:value-type="float"/>
          <table:table-cell office:value="0.007279436588287355" office:value-type="float"/>
          <table:table-cell office:value="0.009999601840972901" office:value-type="float"/>
          <table:table-cell office:value="0.00998100519180298" office:value-type="float"/>
          <table:table-cell office:value="0.009302575588226317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078205771990629" office:value-type="float"/>
          <table:table-cell office:value="26" office:value-type="float"/>
          <table:table-cell office:value="0.0076334917545318615" office:value-type="float"/>
          <table:table-cell office:value="-0.008251447677612305" office:value-type="float"/>
          <table:table-cell office:value="0.007279369831085207" office:value-type="float"/>
          <table:table-cell office:value="0.009999601840972901" office:value-type="float"/>
          <table:table-cell office:value="0.009981003999710083" office:value-type="float"/>
          <table:table-cell office:value="0.009302600622177125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0788254005727516" office:value-type="float"/>
          <table:table-cell office:value="27" office:value-type="float"/>
          <table:table-cell office:value="0.0077363252639770525" office:value-type="float"/>
          <table:table-cell office:value="-0.00840845823287964" office:value-type="float"/>
          <table:table-cell office:value="0.007195264101028444" office:value-type="float"/>
          <table:table-cell office:value="0.00999966621398926" office:value-type="float"/>
          <table:table-cell office:value="0.009981155395507814" office:value-type="float"/>
          <table:table-cell office:value="0.00943737030029297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079078900183499" office:value-type="float"/>
          <table:table-cell office:value="28" office:value-type="float"/>
          <table:table-cell office:value="0.007735692262649535" office:value-type="float"/>
          <table:table-cell office:value="-0.008409433364868164" office:value-type="float"/>
          <table:table-cell office:value="0.007196593284606935" office:value-type="float"/>
          <table:table-cell office:value="0.00999966621398926" office:value-type="float"/>
          <table:table-cell office:value="0.00998116135597229" office:value-type="float"/>
          <table:table-cell office:value="0.009436967372894288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078877029045922" office:value-type="float"/>
          <table:table-cell office:value="29" office:value-type="float"/>
          <table:table-cell office:value="0.007812676429748535" office:value-type="float"/>
          <table:table-cell office:value="-0.008558213710784912" office:value-type="float"/>
          <table:table-cell office:value="0.007173058986663818" office:value-type="float"/>
          <table:table-cell office:value="0.009999718666076662" office:value-type="float"/>
          <table:table-cell office:value="0.009981194734573364" office:value-type="float"/>
          <table:table-cell office:value="0.009540481567382813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079009893613943" office:value-type="float"/>
          <table:table-cell office:value="30" office:value-type="float"/>
          <table:table-cell office:value="0.007812477350234987" office:value-type="float"/>
          <table:table-cell office:value="-0.008558491468429566" office:value-type="float"/>
          <table:table-cell office:value="0.0071734654903411865" office:value-type="float"/>
          <table:table-cell office:value="0.009999718666076662" office:value-type="float"/>
          <table:table-cell office:value="0.009981195926666261" office:value-type="float"/>
          <table:table-cell office:value="0.009540374279022218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0788270140788844" office:value-type="float"/>
          <table:table-cell office:value="31" office:value-type="float"/>
          <table:table-cell office:value="0.007873510122299194" office:value-type="float"/>
          <table:table-cell office:value="-0.008690882921218872" office:value-type="float"/>
          <table:table-cell office:value="0.007201014757156373" office:value-type="float"/>
          <table:table-cell office:value="0.009999761581420899" office:value-type="float"/>
          <table:table-cell office:value="0.009981034994125367" office:value-type="float"/>
          <table:table-cell office:value="0.009619723558425905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0784991200028046" office:value-type="float"/>
          <table:table-cell office:value="32" office:value-type="float"/>
          <table:table-cell office:value="0.00787390947341919" office:value-type="float"/>
          <table:table-cell office:value="-0.008690349459648132" office:value-type="float"/>
          <table:table-cell office:value="0.007200191020965576" office:value-type="float"/>
          <table:table-cell office:value="0.009999761581420899" office:value-type="float"/>
          <table:table-cell office:value="0.00998103141784668" office:value-type="float"/>
          <table:table-cell office:value="0.009619903564453124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0788773595777675" office:value-type="float"/>
          <table:table-cell office:value="33" office:value-type="float"/>
          <table:table-cell office:value="0.007924783229827882" office:value-type="float"/>
          <table:table-cell office:value="-0.008804514408111572" office:value-type="float"/>
          <table:table-cell office:value="0.007272064685821535" office:value-type="float"/>
          <table:table-cell office:value="0.009999797344207762" office:value-type="float"/>
          <table:table-cell office:value="0.00998070001602173" office:value-type="float"/>
          <table:table-cell office:value="0.009682416915893556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078833250132537" office:value-type="float"/>
          <table:table-cell office:value="34" office:value-type="float"/>
          <table:table-cell office:value="0.007925484180450441" office:value-type="float"/>
          <table:table-cell office:value="-0.008803703784942628" office:value-type="float"/>
          <table:table-cell office:value="0.007270867824554444" office:value-type="float"/>
          <table:table-cell office:value="0.009999797344207762" office:value-type="float"/>
          <table:table-cell office:value="0.009980692863464357" office:value-type="float"/>
          <table:table-cell office:value="0.009682686328887939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0789026512472616" office:value-type="float"/>
          <table:table-cell office:value="35" office:value-type="float"/>
          <table:table-cell office:value="0.007973079681396484" office:value-type="float"/>
          <table:table-cell office:value="-0.008897331357002259" office:value-type="float"/>
          <table:table-cell office:value="0.007314161062240599" office:value-type="float"/>
          <table:table-cell office:value="0.00999982476234436" office:value-type="float"/>
          <table:table-cell office:value="0.00998021125793457" office:value-type="float"/>
          <table:table-cell office:value="0.009732899665832519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0788247189110134" office:value-type="float"/>
          <table:table-cell office:value="36" office:value-type="float"/>
          <table:table-cell office:value="0.007973148822784425" office:value-type="float"/>
          <table:table-cell office:value="-0.008897261023521424" office:value-type="float"/>
          <table:table-cell office:value="0.007314050197601318" office:value-type="float"/>
          <table:table-cell office:value="0.00999982476234436" office:value-type="float"/>
          <table:table-cell office:value="0.00998021125793457" office:value-type="float"/>
          <table:table-cell office:value="0.009732922315597534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07859171167822" office:value-type="float"/>
          <table:table-cell office:value="37" office:value-type="float"/>
          <table:table-cell office:value="0.008019745349884035" office:value-type="float"/>
          <table:table-cell office:value="-0.008972253203392028" office:value-type="float"/>
          <table:table-cell office:value="0.007336196899414062" office:value-type="float"/>
          <table:table-cell office:value="0.009999847412109375" office:value-type="float"/>
          <table:table-cell office:value="0.00997952699661255" office:value-type="float"/>
          <table:table-cell office:value="0.009772655963897705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0785474272098496" office:value-type="float"/>
          <table:table-cell office:value="38" office:value-type="float"/>
          <table:table-cell office:value="0.008020131587982178" office:value-type="float"/>
          <table:table-cell office:value="-0.008971846103668213" office:value-type="float"/>
          <table:table-cell office:value="0.00733553647994995" office:value-type="float"/>
          <table:table-cell office:value="0.009999847412109375" office:value-type="float"/>
          <table:table-cell office:value="0.009979524612426757" office:value-type="float"/>
          <table:table-cell office:value="0.00977276921272278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07882686424222" office:value-type="float"/>
          <table:table-cell office:value="39" office:value-type="float"/>
          <table:table-cell office:value="0.008058385848999023" office:value-type="float"/>
          <table:table-cell office:value="-0.00903034806251526" office:value-type="float"/>
          <table:table-cell office:value="0.007310376167297362" office:value-type="float"/>
          <table:table-cell office:value="0.00999986410140991" office:value-type="float"/>
          <table:table-cell office:value="0.009978618621826174" office:value-type="float"/>
          <table:table-cell office:value="0.009804639816284181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078875032156677" office:value-type="float"/>
          <table:table-cell office:value="40" office:value-type="float"/>
          <table:table-cell office:value="0.008058210611343384" office:value-type="float"/>
          <table:table-cell office:value="-0.00903052568435669" office:value-type="float"/>
          <table:table-cell office:value="0.007310674190521239" office:value-type="float"/>
          <table:table-cell office:value="0.00999986410140991" office:value-type="float"/>
          <table:table-cell office:value="0.009978621006011964" office:value-type="float"/>
          <table:table-cell office:value="0.009804595708847045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0788285714861875" office:value-type="float"/>
          <table:table-cell office:value="41" office:value-type="float"/>
          <table:table-cell office:value="0.00808769941329956" office:value-type="float"/>
          <table:table-cell office:value="-0.00907504141330719" office:value-type="float"/>
          <table:table-cell office:value="0.0072521853446960455" office:value-type="float"/>
          <table:table-cell office:value="0.00999987840652466" office:value-type="float"/>
          <table:table-cell office:value="0.009977420568466186" office:value-type="float"/>
          <table:table-cell office:value="0.009830085039138793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078994050484801" office:value-type="float"/>
          <table:table-cell office:value="42" office:value-type="float"/>
          <table:table-cell office:value="0.008088362216949462" office:value-type="float"/>
          <table:table-cell office:value="-0.009074384570121765" office:value-type="float"/>
          <table:table-cell office:value="0.007250996828079224" office:value-type="float"/>
          <table:table-cell office:value="0.00999987840652466" office:value-type="float"/>
          <table:table-cell office:value="0.009977413415908814" office:value-type="float"/>
          <table:table-cell office:value="0.009830236434936525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078287908413452" office:value-type="float"/>
          <table:table-cell office:value="43" office:value-type="float"/>
          <table:table-cell office:value="0.008104565143585206" office:value-type="float"/>
          <table:table-cell office:value="-0.009110732078552246" office:value-type="float"/>
          <table:table-cell office:value="0.007173730134963989" office:value-type="float"/>
          <table:table-cell office:value="0.009999889135360719" office:value-type="float"/>
          <table:table-cell office:value="0.009975873231887816" office:value-type="float"/>
          <table:table-cell office:value="0.00985031247138977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078589306550974" office:value-type="float"/>
          <table:table-cell office:value="44" office:value-type="float"/>
          <table:table-cell office:value="0.008104891777038574" office:value-type="float"/>
          <table:table-cell office:value="-0.00911041796207428" office:value-type="float"/>
          <table:table-cell office:value="0.007173154354095461" office:value-type="float"/>
          <table:table-cell office:value="0.009999889135360719" office:value-type="float"/>
          <table:table-cell office:value="0.00997586965560913" office:value-type="float"/>
          <table:table-cell office:value="0.009850378036499024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078823796338638" office:value-type="float"/>
          <table:table-cell office:value="45" office:value-type="float"/>
          <table:table-cell office:value="0.008105612993240358" office:value-type="float"/>
          <table:table-cell office:value="-0.0091474586725235" office:value-type="float"/>
          <table:table-cell office:value="0.0071057438850402836" office:value-type="float"/>
          <table:table-cell office:value="0.009999897480010988" office:value-type="float"/>
          <table:table-cell office:value="0.009974026679992675" office:value-type="float"/>
          <table:table-cell office:value="0.009865798950195312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078821683905171" office:value-type="float"/>
          <table:table-cell office:value="46" office:value-type="float"/>
          <table:table-cell office:value="0.008105219602584838" office:value-type="float"/>
          <table:table-cell office:value="-0.009147812724113465" office:value-type="float"/>
          <table:table-cell office:value="0.007106443643569946" office:value-type="float"/>
          <table:table-cell office:value="0.009999897480010988" office:value-type="float"/>
          <table:table-cell office:value="0.009974031448364258" office:value-type="float"/>
          <table:table-cell office:value="0.009865728616714477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0788271680627295" office:value-type="float"/>
          <table:table-cell office:value="47" office:value-type="float"/>
          <table:table-cell office:value="0.008094401359558105" office:value-type="float"/>
          <table:table-cell office:value="-0.009183287024497985" office:value-type="float"/>
          <table:table-cell office:value="0.006994043588638305" office:value-type="float"/>
          <table:table-cell office:value="0.009999905824661254" office:value-type="float"/>
          <table:table-cell office:value="0.009971859455108643" office:value-type="float"/>
          <table:table-cell office:value="0.009878004789352418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077520656438213" office:value-type="float"/>
          <table:table-cell office:value="48" office:value-type="float"/>
          <table:table-cell office:value="0.008094389438629149" office:value-type="float"/>
          <table:table-cell office:value="-0.009183298349380493" office:value-type="float"/>
          <table:table-cell office:value="0.006994068622589113" office:value-type="float"/>
          <table:table-cell office:value="0.009999905824661254" office:value-type="float"/>
          <table:table-cell office:value="0.009971859455108643" office:value-type="float"/>
          <table:table-cell office:value="0.009878002405166625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0785053082587005" office:value-type="float"/>
          <table:table-cell office:value="49" office:value-type="float"/>
          <table:table-cell office:value="0.008080682754516602" office:value-type="float"/>
          <table:table-cell office:value="-0.009220539331436158" office:value-type="float"/>
          <table:table-cell office:value="0.006877698898315429" office:value-type="float"/>
          <table:table-cell office:value="0.009999911785125734" office:value-type="float"/>
          <table:table-cell office:value="0.00996936559677124" office:value-type="float"/>
          <table:table-cell office:value="0.009887951612472535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078500350355249" office:value-type="float"/>
          <table:table-cell office:value="50" office:value-type="float"/>
          <table:table-cell office:value="0.008079400062561035" office:value-type="float"/>
          <table:table-cell office:value="-0.00922161877155304" office:value-type="float"/>
          <table:table-cell office:value="0.0068801772594451905" office:value-type="float"/>
          <table:table-cell office:value="0.009999911785125734" office:value-type="float"/>
          <table:table-cell office:value="0.009969385862350464" office:value-type="float"/>
          <table:table-cell office:value="0.009887759685516357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078828608529547" office:value-type="float"/>
          <table:table-cell office:value="51" office:value-type="float"/>
          <table:table-cell office:value="0.008055433034896852" office:value-type="float"/>
          <table:table-cell office:value="-0.00926241159439087" office:value-type="float"/>
          <table:table-cell office:value="0.00682259202003479" office:value-type="float"/>
          <table:table-cell office:value="0.00999991774559021" office:value-type="float"/>
          <table:table-cell office:value="0.009966524839401246" office:value-type="float"/>
          <table:table-cell office:value="0.009895327091217042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0782888365741826" office:value-type="float"/>
          <table:table-cell office:value="52" office:value-type="float"/>
          <table:table-cell office:value="0.00805614471435547" office:value-type="float"/>
          <table:table-cell office:value="-0.009261863231658935" office:value-type="float"/>
          <table:table-cell office:value="0.006821224689483643" office:value-type="float"/>
          <table:table-cell office:value="0.00999991774559021" office:value-type="float"/>
          <table:table-cell office:value="0.00996651291847229" office:value-type="float"/>
          <table:table-cell office:value="0.009895424842834474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078265086280302" office:value-type="float"/>
          <table:table-cell office:value="53" office:value-type="float"/>
          <table:table-cell office:value="0.008026578426361083" office:value-type="float"/>
          <table:table-cell office:value="-0.009306491017341614" office:value-type="float"/>
          <table:table-cell office:value="0.006875166893005371" office:value-type="float"/>
          <table:table-cell office:value="0.009999923706054686" office:value-type="float"/>
          <table:table-cell office:value="0.009963233470916747" office:value-type="float"/>
          <table:table-cell office:value="0.00990103244781494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0790001729908574" office:value-type="float"/>
          <table:table-cell office:value="54" office:value-type="float"/>
          <table:table-cell office:value="0.008026938438415529" office:value-type="float"/>
          <table:table-cell office:value="-0.009306234121322633" office:value-type="float"/>
          <table:table-cell office:value="0.006874505281448366" office:value-type="float"/>
          <table:table-cell office:value="0.009999923706054686" office:value-type="float"/>
          <table:table-cell office:value="0.009963228702545167" office:value-type="float"/>
          <table:table-cell office:value="0.009901080131530763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078876725696905" office:value-type="float"/>
          <table:table-cell office:value="55" office:value-type="float"/>
          <table:table-cell office:value="0.007988946437835693" office:value-type="float"/>
          <table:table-cell office:value="-0.009353505969047547" office:value-type="float"/>
          <table:table-cell office:value="0.007033202648162843" office:value-type="float"/>
          <table:table-cell office:value="0.009999929666519166" office:value-type="float"/>
          <table:table-cell office:value="0.009959516525268554" office:value-type="float"/>
          <table:table-cell office:value="0.009904829263687133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0788250532217425" office:value-type="float"/>
          <table:table-cell office:value="56" office:value-type="float"/>
          <table:table-cell office:value="0.00798864483833313" office:value-type="float"/>
          <table:table-cell office:value="-0.009353703260421753" office:value-type="float"/>
          <table:table-cell office:value="0.007033724784851073" office:value-type="float"/>
          <table:table-cell office:value="0.009999929666519166" office:value-type="float"/>
          <table:table-cell office:value="0.009959521293640137" office:value-type="float"/>
          <table:table-cell office:value="0.009904792308807373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078825277476189" office:value-type="float"/>
          <table:table-cell office:value="57" office:value-type="float"/>
          <table:table-cell office:value="0.007952089309692384" office:value-type="float"/>
          <table:table-cell office:value="-0.009399733543395997" office:value-type="float"/>
          <table:table-cell office:value="0.0072446727752685566" office:value-type="float"/>
          <table:table-cell office:value="0.009999935626983642" office:value-type="float"/>
          <table:table-cell office:value="0.009955272674560546" office:value-type="float"/>
          <table:table-cell office:value="0.009907648563385009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07850715282882" office:value-type="float"/>
          <table:table-cell office:value="58" office:value-type="float"/>
          <table:table-cell office:value="0.007951810359954835" office:value-type="float"/>
          <table:table-cell office:value="-0.009399901032447816" office:value-type="float"/>
          <table:table-cell office:value="0.007245116233825682" office:value-type="float"/>
          <table:table-cell office:value="0.009999935626983642" office:value-type="float"/>
          <table:table-cell office:value="0.009955278635025025" office:value-type="float"/>
          <table:table-cell office:value="0.009907616376876831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078752907313762" office:value-type="float"/>
          <table:table-cell office:value="59" office:value-type="float"/>
          <table:table-cell office:value="0.00792205333709717" office:value-type="float"/>
          <table:table-cell office:value="-0.009440576434135437" office:value-type="float"/>
          <table:table-cell office:value="0.007417263984680176" office:value-type="float"/>
          <table:table-cell office:value="0.009999940395355225" office:value-type="float"/>
          <table:table-cell office:value="0.00995034694671631" office:value-type="float"/>
          <table:table-cell office:value="0.00991004467010498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0790537626932886" office:value-type="float"/>
          <table:table-cell office:value="60" office:value-type="float"/>
          <table:table-cell office:value="0.007922866344451903" office:value-type="float"/>
          <table:table-cell office:value="-0.00944012999534607" office:value-type="float"/>
          <table:table-cell office:value="0.00741605281829834" office:value-type="float"/>
          <table:table-cell office:value="0.009999940395355225" office:value-type="float"/>
          <table:table-cell office:value="0.009950327873229982" office:value-type="float"/>
          <table:table-cell office:value="0.00991013526916504" office:value-type="float"/>
        </table:table-row>
      </table:table>
      <table:table table:name="13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5251479148864747" office:value-type="float"/>
          <table:table-cell office:value="-0.009970245361328125" office:value-type="float"/>
          <table:table-cell office:value="0.009605433940887453" office:value-type="float"/>
          <table:table-cell office:value="0.01" office:value-type="float"/>
          <table:table-cell office:value="0.009997506141662596" office:value-type="float"/>
          <table:table-cell office:value="0.009903423786163329" office:value-type="float"/>
          <table:table-cell office:value="0.0861072732079719" office:value-type="float"/>
          <table:table-cell office:value="1" office:value-type="float"/>
          <table:table-cell office:value="0.005251479148864747" office:value-type="float"/>
          <table:table-cell office:value="-0.009970245361328125" office:value-type="float"/>
          <table:table-cell office:value="0.009605433940887453" office:value-type="float"/>
          <table:table-cell office:value="0.01" office:value-type="float"/>
          <table:table-cell office:value="0.009997506141662596" office:value-type="float"/>
          <table:table-cell office:value="0.009903423786163329" office:value-type="float"/>
        </table:table-row>
        <table:table-row>
          <table:table-cell office:value="0.01334960460662842" office:value-type="float"/>
          <table:table-cell office:value="-0.019609891176223755" office:value-type="float"/>
          <table:table-cell office:value="0.017555956840515138" office:value-type="float"/>
          <table:table-cell office:value="0.019999995231628417" office:value-type="float"/>
          <table:table-cell office:value="0.01998164415359497" office:value-type="float"/>
          <table:table-cell office:value="0.019874505996704102" office:value-type="float"/>
          <table:table-cell office:value="0.08251248707358455" office:value-type="float"/>
          <table:table-cell office:value="2" office:value-type="float"/>
          <table:table-cell office:value="0.008098125457763674" office:value-type="float"/>
          <table:table-cell office:value="-0.00963964581489563" office:value-type="float"/>
          <table:table-cell office:value="0.007950522899627685" office:value-type="float"/>
          <table:table-cell office:value="0.009999995231628417" office:value-type="float"/>
          <table:table-cell office:value="0.009984138011932374" office:value-type="float"/>
          <table:table-cell office:value="0.009971082210540773" office:value-type="float"/>
        </table:table-row>
        <table:table-row>
          <table:table-cell office:value="0.02155803680419922" office:value-type="float"/>
          <table:table-cell office:value="-0.029223269820213317" office:value-type="float"/>
          <table:table-cell office:value="0.02536192059516907" office:value-type="float"/>
          <table:table-cell office:value="0.029999990463256833" office:value-type="float"/>
          <table:table-cell office:value="0.029961516857147215" office:value-type="float"/>
          <table:table-cell office:value="0.029849416017532347" office:value-type="float"/>
          <table:table-cell office:value="0.07796761748993947" office:value-type="float"/>
          <table:table-cell office:value="3" office:value-type="float"/>
          <table:table-cell office:value="0.0082084321975708" office:value-type="float"/>
          <table:table-cell office:value="-0.009613378643989564" office:value-type="float"/>
          <table:table-cell office:value="0.0078059637546539305" office:value-type="float"/>
          <table:table-cell office:value="0.009999995231628417" office:value-type="float"/>
          <table:table-cell office:value="0.009979872703552247" office:value-type="float"/>
          <table:table-cell office:value="0.009974910020828247" office:value-type="float"/>
        </table:table-row>
        <table:table-row>
          <table:table-cell office:value="0.029836485385894777" office:value-type="float"/>
          <table:table-cell office:value="-0.038803147077560426" office:value-type="float"/>
          <table:table-cell office:value="0.03308597207069397" office:value-type="float"/>
          <table:table-cell office:value="0.03999998569488525" office:value-type="float"/>
          <table:table-cell office:value="0.039939866065979004" office:value-type="float"/>
          <table:table-cell office:value="0.03982566237449646" office:value-type="float"/>
          <table:table-cell office:value="0.0725658056803933" office:value-type="float"/>
          <table:table-cell office:value="4" office:value-type="float"/>
          <table:table-cell office:value="0.008278448581695555" office:value-type="float"/>
          <table:table-cell office:value="-0.009579877257347108" office:value-type="float"/>
          <table:table-cell office:value="0.007724051475524902" office:value-type="float"/>
          <table:table-cell office:value="0.009999995231628417" office:value-type="float"/>
          <table:table-cell office:value="0.009978349208831788" office:value-type="float"/>
          <table:table-cell office:value="0.00997624635696411" office:value-type="float"/>
        </table:table-row>
        <table:table-row>
          <table:table-cell office:value="0.03819863796234131" office:value-type="float"/>
          <table:table-cell office:value="-0.04835385441780091" office:value-type="float"/>
          <table:table-cell office:value="0.040530078411102295" office:value-type="float"/>
          <table:table-cell office:value="0.049999980926513664" office:value-type="float"/>
          <table:table-cell office:value="0.049912407398223876" office:value-type="float"/>
          <table:table-cell office:value="0.04980455756187439" office:value-type="float"/>
          <table:table-cell office:value="0.06689322012529764" office:value-type="float"/>
          <table:table-cell office:value="5" office:value-type="float"/>
          <table:table-cell office:value="0.008362152576446532" office:value-type="float"/>
          <table:table-cell office:value="-0.009550707340240478" office:value-type="float"/>
          <table:table-cell office:value="0.007444106340408324" office:value-type="float"/>
          <table:table-cell office:value="0.009999995231628417" office:value-type="float"/>
          <table:table-cell office:value="0.009972541332244874" office:value-type="float"/>
          <table:table-cell office:value="0.009978895187377929" office:value-type="float"/>
        </table:table-row>
        <table:table-row>
          <table:table-cell office:value="0.0466289496421814" office:value-type="float"/>
          <table:table-cell office:value="-0.05" office:value-type="float"/>
          <table:table-cell office:value="0.04789139509201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417453025143685" office:value-type="float"/>
          <table:table-cell office:value="6" office:value-type="float"/>
          <table:table-cell office:value="0.008430311679840088" office:value-type="float"/>
          <table:table-cell office:value="-0.00950796365737915" office:value-type="float"/>
          <table:table-cell office:value="0.007361316680908203" office:value-type="float"/>
          <table:table-cell office:value="0.009999994039535524" office:value-type="float"/>
          <table:table-cell office:value="0.009970579147338869" office:value-type="float"/>
          <table:table-cell office:value="0.009980359077453612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22449286667058" office:value-type="float"/>
          <table:table-cell office:value="7" office:value-type="float"/>
          <table:table-cell office:value="0.00846118927001953" office:value-type="float"/>
          <table:table-cell office:value="-0.009499505758285523" office:value-type="float"/>
          <table:table-cell office:value="0.0069847571849823" office:value-type="float"/>
          <table:table-cell office:value="0.009999994039535524" office:value-type="float"/>
          <table:table-cell office:value="0.009964227676391603" office:value-type="float"/>
          <table:table-cell office:value="0.009981575012207032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22449366645841" office:value-type="float"/>
          <table:table-cell office:value="8" office:value-type="float"/>
          <table:table-cell office:value="0.008446580171585083" office:value-type="float"/>
          <table:table-cell office:value="-0.009505865573883056" office:value-type="float"/>
          <table:table-cell office:value="0.007010580301284789" office:value-type="float"/>
          <table:table-cell office:value="0.009999994039535524" office:value-type="float"/>
          <table:table-cell office:value="0.009964261054992677" office:value-type="float"/>
          <table:table-cell office:value="0.009981141090393065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22449365572229" office:value-type="float"/>
          <table:table-cell office:value="9" office:value-type="float"/>
          <table:table-cell office:value="0.008512778282165527" office:value-type="float"/>
          <table:table-cell office:value="-0.009479090571403503" office:value-type="float"/>
          <table:table-cell office:value="0.006396653652191163" office:value-type="float"/>
          <table:table-cell office:value="0.009999994039535524" office:value-type="float"/>
          <table:table-cell office:value="0.009955910444259643" office:value-type="float"/>
          <table:table-cell office:value="0.00998323917388916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22447060930485" office:value-type="float"/>
          <table:table-cell office:value="10" office:value-type="float"/>
          <table:table-cell office:value="0.008512778282165527" office:value-type="float"/>
          <table:table-cell office:value="-0.009479090571403503" office:value-type="float"/>
          <table:table-cell office:value="0.006396653652191163" office:value-type="float"/>
          <table:table-cell office:value="0.009999994039535524" office:value-type="float"/>
          <table:table-cell office:value="0.009955910444259643" office:value-type="float"/>
          <table:table-cell office:value="0.00998323917388916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2244972912522" office:value-type="float"/>
          <table:table-cell office:value="11" office:value-type="float"/>
          <table:table-cell office:value="0.008583950996398927" office:value-type="float"/>
          <table:table-cell office:value="-0.00944737732410431" office:value-type="float"/>
          <table:table-cell office:value="0.00559333324432373" office:value-type="float"/>
          <table:table-cell office:value="0.009999994039535524" office:value-type="float"/>
          <table:table-cell office:value="0.009944843053817749" office:value-type="float"/>
          <table:table-cell office:value="0.009985277652740479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2244806623976" office:value-type="float"/>
          <table:table-cell office:value="12" office:value-type="float"/>
          <table:table-cell office:value="0.008583950996398927" office:value-type="float"/>
          <table:table-cell office:value="-0.00944737732410431" office:value-type="float"/>
          <table:table-cell office:value="0.00559333324432373" office:value-type="float"/>
          <table:table-cell office:value="0.009999994039535524" office:value-type="float"/>
          <table:table-cell office:value="0.009944843053817749" office:value-type="float"/>
          <table:table-cell office:value="0.009985277652740479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22450115136652" office:value-type="float"/>
          <table:table-cell office:value="13" office:value-type="float"/>
          <table:table-cell office:value="0.0086583149433136" office:value-type="float"/>
          <table:table-cell office:value="-0.009412736892700196" office:value-type="float"/>
          <table:table-cell office:value="0.004571309089660644" office:value-type="float"/>
          <table:table-cell office:value="0.009999995231628417" office:value-type="float"/>
          <table:table-cell office:value="0.0099299955368042" office:value-type="float"/>
          <table:table-cell office:value="0.009987199306488037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22449138596485" office:value-type="float"/>
          <table:table-cell office:value="14" office:value-type="float"/>
          <table:table-cell office:value="0.008658313751220703" office:value-type="float"/>
          <table:table-cell office:value="-0.009412738084793091" office:value-type="float"/>
          <table:table-cell office:value="0.004571313858032227" office:value-type="float"/>
          <table:table-cell office:value="0.009999995231628417" office:value-type="float"/>
          <table:table-cell office:value="0.0099299955368042" office:value-type="float"/>
          <table:table-cell office:value="0.009987199306488037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22448001513394" office:value-type="float"/>
          <table:table-cell office:value="15" office:value-type="float"/>
          <table:table-cell office:value="0.008713085651397704" office:value-type="float"/>
          <table:table-cell office:value="-0.00938864290714264" office:value-type="float"/>
          <table:table-cell office:value="0.0034734332561492925" office:value-type="float"/>
          <table:table-cell office:value="0.009999995231628417" office:value-type="float"/>
          <table:table-cell office:value="0.009908889532089233" office:value-type="float"/>
          <table:table-cell office:value="0.009988776445388795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22449729229317" office:value-type="float"/>
          <table:table-cell office:value="16" office:value-type="float"/>
          <table:table-cell office:value="0.0087130868434906" office:value-type="float"/>
          <table:table-cell office:value="-0.009388642311096191" office:value-type="float"/>
          <table:table-cell office:value="0.003473429679870606" office:value-type="float"/>
          <table:table-cell office:value="0.009999995231628417" office:value-type="float"/>
          <table:table-cell office:value="0.009908889532089233" office:value-type="float"/>
          <table:table-cell office:value="0.009988776445388795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22449928441817" office:value-type="float"/>
          <table:table-cell office:value="17" office:value-type="float"/>
          <table:table-cell office:value="0.0087306809425354" office:value-type="float"/>
          <table:table-cell office:value="-0.009393304586410522" office:value-type="float"/>
          <table:table-cell office:value="0.002545369863510132" office:value-type="float"/>
          <table:table-cell office:value="0.009999995231628417" office:value-type="float"/>
          <table:table-cell office:value="0.009882307052612305" office:value-type="float"/>
          <table:table-cell office:value="0.009989767074584962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22450346093182" office:value-type="float"/>
          <table:table-cell office:value="18" office:value-type="float"/>
          <table:table-cell office:value="0.008730710744857787" office:value-type="float"/>
          <table:table-cell office:value="-0.009393280744552613" office:value-type="float"/>
          <table:table-cell office:value="0.0025452375411987305" office:value-type="float"/>
          <table:table-cell office:value="0.009999995231628417" office:value-type="float"/>
          <table:table-cell office:value="0.009882304668426515" office:value-type="float"/>
          <table:table-cell office:value="0.009989768266677858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22448684371676" office:value-type="float"/>
          <table:table-cell office:value="19" office:value-type="float"/>
          <table:table-cell office:value="0.008710169792175293" office:value-type="float"/>
          <table:table-cell office:value="-0.00942337989807129" office:value-type="float"/>
          <table:table-cell office:value="0.0018466603755950932" office:value-type="float"/>
          <table:table-cell office:value="0.009999995231628417" office:value-type="float"/>
          <table:table-cell office:value="0.009849461317062378" office:value-type="float"/>
          <table:table-cell office:value="0.009990226030349733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22448068525063" office:value-type="float"/>
          <table:table-cell office:value="20" office:value-type="float"/>
          <table:table-cell office:value="0.008710169792175293" office:value-type="float"/>
          <table:table-cell office:value="-0.009423379302024842" office:value-type="float"/>
          <table:table-cell office:value="0.0018466591835021966" office:value-type="float"/>
          <table:table-cell office:value="0.009999995231628417" office:value-type="float"/>
          <table:table-cell office:value="0.009849461317062378" office:value-type="float"/>
          <table:table-cell office:value="0.009990226030349733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22449663351204" office:value-type="float"/>
          <table:table-cell office:value="21" office:value-type="float"/>
          <table:table-cell office:value="0.008657188415527343" office:value-type="float"/>
          <table:table-cell office:value="-0.009468020796775818" office:value-type="float"/>
          <table:table-cell office:value="0.001429601907730102" office:value-type="float"/>
          <table:table-cell office:value="0.009999995231628417" office:value-type="float"/>
          <table:table-cell office:value="0.009809104204177856" office:value-type="float"/>
          <table:table-cell office:value="0.009990248680114748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22448070002873" office:value-type="float"/>
          <table:table-cell office:value="22" office:value-type="float"/>
          <table:table-cell office:value="0.00865718722343445" office:value-type="float"/>
          <table:table-cell office:value="-0.009468021988868713" office:value-type="float"/>
          <table:table-cell office:value="0.0014296078681945799" office:value-type="float"/>
          <table:table-cell office:value="0.009999995231628417" office:value-type="float"/>
          <table:table-cell office:value="0.009809104204177856" office:value-type="float"/>
          <table:table-cell office:value="0.009990248680114748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22449956543119" office:value-type="float"/>
          <table:table-cell office:value="23" office:value-type="float"/>
          <table:table-cell office:value="0.008587807416915895" office:value-type="float"/>
          <table:table-cell office:value="-0.009516251087188721" office:value-type="float"/>
          <table:table-cell office:value="0.0012892293930053707" office:value-type="float"/>
          <table:table-cell office:value="0.009999995231628417" office:value-type="float"/>
          <table:table-cell office:value="0.009758574962615967" office:value-type="float"/>
          <table:table-cell office:value="0.009989975690841675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224486367903" office:value-type="float"/>
          <table:table-cell office:value="24" office:value-type="float"/>
          <table:table-cell office:value="0.008587806224822999" office:value-type="float"/>
          <table:table-cell office:value="-0.009516251683235168" office:value-type="float"/>
          <table:table-cell office:value="0.0012892317771911622" office:value-type="float"/>
          <table:table-cell office:value="0.009999995231628417" office:value-type="float"/>
          <table:table-cell office:value="0.009758574962615967" office:value-type="float"/>
          <table:table-cell office:value="0.009989975690841675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22450869977293" office:value-type="float"/>
          <table:table-cell office:value="25" office:value-type="float"/>
          <table:table-cell office:value="0.008507096767425537" office:value-type="float"/>
          <table:table-cell office:value="-0.009563022255897523" office:value-type="float"/>
          <table:table-cell office:value="0.0013236796855926516" office:value-type="float"/>
          <table:table-cell office:value="0.009999994039535524" office:value-type="float"/>
          <table:table-cell office:value="0.00969559907913208" office:value-type="float"/>
          <table:table-cell office:value="0.009989535808563233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22447511515171" office:value-type="float"/>
          <table:table-cell office:value="26" office:value-type="float"/>
          <table:table-cell office:value="0.008507096767425537" office:value-type="float"/>
          <table:table-cell office:value="-0.009563022255897523" office:value-type="float"/>
          <table:table-cell office:value="0.0013236784934997567" office:value-type="float"/>
          <table:table-cell office:value="0.009999994039535524" office:value-type="float"/>
          <table:table-cell office:value="0.00969559907913208" office:value-type="float"/>
          <table:table-cell office:value="0.009989535808563233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22446408439678" office:value-type="float"/>
          <table:table-cell office:value="27" office:value-type="float"/>
          <table:table-cell office:value="0.00842627167701721" office:value-type="float"/>
          <table:table-cell office:value="-0.009606465697288513" office:value-type="float"/>
          <table:table-cell office:value="0.0014222085475921638" office:value-type="float"/>
          <table:table-cell office:value="0.009999994039535524" office:value-type="float"/>
          <table:table-cell office:value="0.009617332220077516" office:value-type="float"/>
          <table:table-cell office:value="0.009989072084426879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22449031386448" office:value-type="float"/>
          <table:table-cell office:value="28" office:value-type="float"/>
          <table:table-cell office:value="0.00842627167701721" office:value-type="float"/>
          <table:table-cell office:value="-0.009606466293334961" office:value-type="float"/>
          <table:table-cell office:value="0.0014222097396850587" office:value-type="float"/>
          <table:table-cell office:value="0.009999994039535524" office:value-type="float"/>
          <table:table-cell office:value="0.009617332220077516" office:value-type="float"/>
          <table:table-cell office:value="0.009989072084426879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22449435832797" office:value-type="float"/>
          <table:table-cell office:value="29" office:value-type="float"/>
          <table:table-cell office:value="0.008339887857437134" office:value-type="float"/>
          <table:table-cell office:value="-0.009645967483520508" office:value-type="float"/>
          <table:table-cell office:value="0.0015807425975799556" office:value-type="float"/>
          <table:table-cell office:value="0.009999994039535524" office:value-type="float"/>
          <table:table-cell office:value="0.009514743089675903" office:value-type="float"/>
          <table:table-cell office:value="0.009988603591918945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22448071038794" office:value-type="float"/>
          <table:table-cell office:value="30" office:value-type="float"/>
          <table:table-cell office:value="0.008339886665344238" office:value-type="float"/>
          <table:table-cell office:value="-0.009645967483520508" office:value-type="float"/>
          <table:table-cell office:value="0.001580746173858642" office:value-type="float"/>
          <table:table-cell office:value="0.009999994039535524" office:value-type="float"/>
          <table:table-cell office:value="0.009514743089675903" office:value-type="float"/>
          <table:table-cell office:value="0.009988603591918945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22447841886986" office:value-type="float"/>
          <table:table-cell office:value="31" office:value-type="float"/>
          <table:table-cell office:value="0.008245906829833985" office:value-type="float"/>
          <table:table-cell office:value="-0.009678093791007996" office:value-type="float"/>
          <table:table-cell office:value="0.0017808139324188236" office:value-type="float"/>
          <table:table-cell office:value="0.009999994039535524" office:value-type="float"/>
          <table:table-cell office:value="0.009372462034225463" office:value-type="float"/>
          <table:table-cell office:value="0.009988237619400023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22449509568422" office:value-type="float"/>
          <table:table-cell office:value="32" office:value-type="float"/>
          <table:table-cell office:value="0.008245868682861328" office:value-type="float"/>
          <table:table-cell office:value="-0.009678106307983398" office:value-type="float"/>
          <table:table-cell office:value="0.001780958175659179" office:value-type="float"/>
          <table:table-cell office:value="0.009999994039535524" office:value-type="float"/>
          <table:table-cell office:value="0.009372475147247315" office:value-type="float"/>
          <table:table-cell office:value="0.00998823642730713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22449277423657" office:value-type="float"/>
          <table:table-cell office:value="33" office:value-type="float"/>
          <table:table-cell office:value="0.008145995140075685" office:value-type="float"/>
          <table:table-cell office:value="-0.009702336192131043" office:value-type="float"/>
          <table:table-cell office:value="0.001996068954467774" office:value-type="float"/>
          <table:table-cell office:value="0.009999994039535524" office:value-type="float"/>
          <table:table-cell office:value="0.009182301759719848" office:value-type="float"/>
          <table:table-cell office:value="0.00998793601989746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22447614971494" office:value-type="float"/>
          <table:table-cell office:value="34" office:value-type="float"/>
          <table:table-cell office:value="0.008145954608917238" office:value-type="float"/>
          <table:table-cell office:value="-0.009702346920967102" office:value-type="float"/>
          <table:table-cell office:value="0.0019962072372436516" office:value-type="float"/>
          <table:table-cell office:value="0.009999994039535524" office:value-type="float"/>
          <table:table-cell office:value="0.009182318449020387" office:value-type="float"/>
          <table:table-cell office:value="0.00998793601989746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22449366001678" office:value-type="float"/>
          <table:table-cell office:value="35" office:value-type="float"/>
          <table:table-cell office:value="0.008041888475418093" office:value-type="float"/>
          <table:table-cell office:value="-0.009721298813819886" office:value-type="float"/>
          <table:table-cell office:value="0.002179118394851685" office:value-type="float"/>
          <table:table-cell office:value="0.009999992847442627" office:value-type="float"/>
          <table:table-cell office:value="0.008923436403274537" office:value-type="float"/>
          <table:table-cell office:value="0.009987783432006835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22449554044138" office:value-type="float"/>
          <table:table-cell office:value="36" office:value-type="float"/>
          <table:table-cell office:value="0.008041884899139406" office:value-type="float"/>
          <table:table-cell office:value="-0.009721299409866333" office:value-type="float"/>
          <table:table-cell office:value="0.0021791279315948493" office:value-type="float"/>
          <table:table-cell office:value="0.009999992847442627" office:value-type="float"/>
          <table:table-cell office:value="0.008923437595367434" office:value-type="float"/>
          <table:table-cell office:value="0.009987782239913942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22448180934821" office:value-type="float"/>
          <table:table-cell office:value="37" office:value-type="float"/>
          <table:table-cell office:value="0.007941112518310546" office:value-type="float"/>
          <table:table-cell office:value="-0.009733428955078125" office:value-type="float"/>
          <table:table-cell office:value="0.00227737545967102" office:value-type="float"/>
          <table:table-cell office:value="0.009999992847442627" office:value-type="float"/>
          <table:table-cell office:value="0.008554575443267822" office:value-type="float"/>
          <table:table-cell office:value="0.00998793601989746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22449080469435" office:value-type="float"/>
          <table:table-cell office:value="38" office:value-type="float"/>
          <table:table-cell office:value="0.007941114902496339" office:value-type="float"/>
          <table:table-cell office:value="-0.009733428359031678" office:value-type="float"/>
          <table:table-cell office:value="0.0022773718833923335" office:value-type="float"/>
          <table:table-cell office:value="0.009999992847442627" office:value-type="float"/>
          <table:table-cell office:value="0.008554574251174929" office:value-type="float"/>
          <table:table-cell office:value="0.00998793601989746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22449164731107" office:value-type="float"/>
          <table:table-cell office:value="39" office:value-type="float"/>
          <table:table-cell office:value="0.007863471508026123" office:value-type="float"/>
          <table:table-cell office:value="-0.009740489721298219" office:value-type="float"/>
          <table:table-cell office:value="0.002254778146743774" office:value-type="float"/>
          <table:table-cell office:value="0.009999992847442627" office:value-type="float"/>
          <table:table-cell office:value="0.00803436756134033" office:value-type="float"/>
          <table:table-cell office:value="0.009988422393798829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22450114773806" office:value-type="float"/>
          <table:table-cell office:value="40" office:value-type="float"/>
          <table:table-cell office:value="0.007863469123840333" office:value-type="float"/>
          <table:table-cell office:value="-0.009740489721298219" office:value-type="float"/>
          <table:table-cell office:value="0.0022547817230224605" office:value-type="float"/>
          <table:table-cell office:value="0.009999992847442627" office:value-type="float"/>
          <table:table-cell office:value="0.008034368753433227" office:value-type="float"/>
          <table:table-cell office:value="0.009988422393798829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22451098111892" office:value-type="float"/>
          <table:table-cell office:value="41" office:value-type="float"/>
          <table:table-cell office:value="0.007816724777221678" office:value-type="float"/>
          <table:table-cell office:value="-0.009742249250411988" office:value-type="float"/>
          <table:table-cell office:value="0.0021074056625366207" office:value-type="float"/>
          <table:table-cell office:value="0.009999992847442627" office:value-type="float"/>
          <table:table-cell office:value="0.007291648387908937" office:value-type="float"/>
          <table:table-cell office:value="0.009989213943481444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22450341734358" office:value-type="float"/>
          <table:table-cell office:value="42" office:value-type="float"/>
          <table:table-cell office:value="0.007816724777221678" office:value-type="float"/>
          <table:table-cell office:value="-0.009742249250411988" office:value-type="float"/>
          <table:table-cell office:value="0.002107404470443726" office:value-type="float"/>
          <table:table-cell office:value="0.009999992847442627" office:value-type="float"/>
          <table:table-cell office:value="0.007291648387908937" office:value-type="float"/>
          <table:table-cell office:value="0.009989213943481444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22450569332763" office:value-type="float"/>
          <table:table-cell office:value="43" office:value-type="float"/>
          <table:table-cell office:value="0.007806736230850221" office:value-type="float"/>
          <table:table-cell office:value="-0.009738522768020631" office:value-type="float"/>
          <table:table-cell office:value="0.001759350299835205" office:value-type="float"/>
          <table:table-cell office:value="0.009999992847442627" office:value-type="float"/>
          <table:table-cell office:value="0.006228365898132323" office:value-type="float"/>
          <table:table-cell office:value="0.009990346431732177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22450569949947" office:value-type="float"/>
          <table:table-cell office:value="44" office:value-type="float"/>
          <table:table-cell office:value="0.007806736230850221" office:value-type="float"/>
          <table:table-cell office:value="-0.009738522768020631" office:value-type="float"/>
          <table:table-cell office:value="0.0017593514919281" office:value-type="float"/>
          <table:table-cell office:value="0.009999992847442627" office:value-type="float"/>
          <table:table-cell office:value="0.006228365898132323" office:value-type="float"/>
          <table:table-cell office:value="0.009990346431732177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22451554070978" office:value-type="float"/>
          <table:table-cell office:value="45" office:value-type="float"/>
          <table:table-cell office:value="0.00787109375" office:value-type="float"/>
          <table:table-cell office:value="-0.009722324013710022" office:value-type="float"/>
          <table:table-cell office:value="0.0011144173145294194" office:value-type="float"/>
          <table:table-cell office:value="0.009999992847442627" office:value-type="float"/>
          <table:table-cell office:value="0.0046334969997406" office:value-type="float"/>
          <table:table-cell office:value="0.009991905689239503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22449432365657" office:value-type="float"/>
          <table:table-cell office:value="46" office:value-type="float"/>
          <table:table-cell office:value="0.007871094942092897" office:value-type="float"/>
          <table:table-cell office:value="-0.009722324013710022" office:value-type="float"/>
          <table:table-cell office:value="0.0011144149303436279" office:value-type="float"/>
          <table:table-cell office:value="0.009999992847442627" office:value-type="float"/>
          <table:table-cell office:value="0.0046334969997406" office:value-type="float"/>
          <table:table-cell office:value="0.009991905689239503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22451435772906" office:value-type="float"/>
          <table:table-cell office:value="47" office:value-type="float"/>
          <table:table-cell office:value="0.007998877763748169" office:value-type="float"/>
          <table:table-cell office:value="-0.009695317149162292" office:value-type="float"/>
          <table:table-cell office:value="0.00026707530021667474" office:value-type="float"/>
          <table:table-cell office:value="0.009999992847442627" office:value-type="float"/>
          <table:table-cell office:value="0.002416770458221435" office:value-type="float"/>
          <table:table-cell office:value="0.009993577003479004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22448947664591" office:value-type="float"/>
          <table:table-cell office:value="48" office:value-type="float"/>
          <table:table-cell office:value="0.007998876571655272" office:value-type="float"/>
          <table:table-cell office:value="-0.00969531774520874" office:value-type="float"/>
          <table:table-cell office:value="0.00026707768440246624" office:value-type="float"/>
          <table:table-cell office:value="0.009999992847442627" office:value-type="float"/>
          <table:table-cell office:value="0.0024167740345001215" office:value-type="float"/>
          <table:table-cell office:value="0.009993577003479004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4926743984222412" office:value-type="float"/>
          <table:table-cell office:value="0.05" office:value-type="float"/>
          <table:table-cell office:value="0.049744569063186646" office:value-type="float"/>
          <table:table-cell office:value="0.05" office:value-type="float"/>
          <table:table-cell office:value="0.0632244943700702" office:value-type="float"/>
          <table:table-cell office:value="49" office:value-type="float"/>
          <table:table-cell office:value="0.008192456960678102" office:value-type="float"/>
          <table:table-cell office:value="-0.009659764170646668" office:value-type="float"/>
          <table:table-cell office:value="-0.0007325601577758793" office:value-type="float"/>
          <table:table-cell office:value="0.009999994039535524" office:value-type="float"/>
          <table:table-cell office:value="-0.00025543093681335526" office:value-type="float"/>
          <table:table-cell office:value="0.00999509334564209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4854217052459717" office:value-type="float"/>
          <table:table-cell office:value="0.05" office:value-type="float"/>
          <table:table-cell office:value="0.049501050710678104" office:value-type="float"/>
          <table:table-cell office:value="0.05" office:value-type="float"/>
          <table:table-cell office:value="0.06322447841854248" office:value-type="float"/>
          <table:table-cell office:value="50" office:value-type="float"/>
          <table:table-cell office:value="0.008190460205078126" office:value-type="float"/>
          <table:table-cell office:value="-0.009660574793815614" office:value-type="float"/>
          <table:table-cell office:value="-0.0007252693176269531" office:value-type="float"/>
          <table:table-cell office:value="0.009999994039535524" office:value-type="float"/>
          <table:table-cell office:value="-0.00024351835250854478" office:value-type="float"/>
          <table:table-cell office:value="0.009995083808898927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46778429150581356" office:value-type="float"/>
          <table:table-cell office:value="0.05" office:value-type="float"/>
          <table:table-cell office:value="0.046581036448478705" office:value-type="float"/>
          <table:table-cell office:value="0.05" office:value-type="float"/>
          <table:table-cell office:value="0.06322449432247133" office:value-type="float"/>
          <table:table-cell office:value="51" office:value-type="float"/>
          <table:table-cell office:value="0.00840653896331787" office:value-type="float"/>
          <table:table-cell office:value="-0.009620872735977172" office:value-type="float"/>
          <table:table-cell office:value="-0.0017637413740158089" office:value-type="float"/>
          <table:table-cell office:value="0.009999994039535524" office:value-type="float"/>
          <table:table-cell office:value="-0.0029200142621994022" office:value-type="float"/>
          <table:table-cell office:value="0.009996299743652343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4504311859607696" office:value-type="float"/>
          <table:table-cell office:value="0.05" office:value-type="float"/>
          <table:table-cell office:value="0.04370618760585786" office:value-type="float"/>
          <table:table-cell office:value="0.05" office:value-type="float"/>
          <table:table-cell office:value="0.06322450758031353" office:value-type="float"/>
          <table:table-cell office:value="52" office:value-type="float"/>
          <table:table-cell office:value="0.00840210556983948" office:value-type="float"/>
          <table:table-cell office:value="-0.009625431895256043" office:value-type="float"/>
          <table:table-cell office:value="-0.0017353105545043941" office:value-type="float"/>
          <table:table-cell office:value="0.009999994039535524" office:value-type="float"/>
          <table:table-cell office:value="-0.00287484884262085" office:value-type="float"/>
          <table:table-cell office:value="0.00999629855155945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4222197830677032" office:value-type="float"/>
          <table:table-cell office:value="0.05" office:value-type="float"/>
          <table:table-cell office:value="0.03839240491390229" office:value-type="float"/>
          <table:table-cell office:value="0.05" office:value-type="float"/>
          <table:table-cell office:value="0.0632245014244364" office:value-type="float"/>
          <table:table-cell office:value="53" office:value-type="float"/>
          <table:table-cell office:value="0.008625562191009522" office:value-type="float"/>
          <table:table-cell office:value="-0.009579510688781738" office:value-type="float"/>
          <table:table-cell office:value="-0.002821140289306641" office:value-type="float"/>
          <table:table-cell office:value="0.009999995231628417" office:value-type="float"/>
          <table:table-cell office:value="-0.005313782691955566" office:value-type="float"/>
          <table:table-cell office:value="0.00999732255935669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3944888770580291" office:value-type="float"/>
          <table:table-cell office:value="0.05" office:value-type="float"/>
          <table:table-cell office:value="0.033140997886657725" office:value-type="float"/>
          <table:table-cell office:value="0.05" office:value-type="float"/>
          <table:table-cell office:value="0.06322450674851729" office:value-type="float"/>
          <table:table-cell office:value="54" office:value-type="float"/>
          <table:table-cell office:value="0.008617858886718751" office:value-type="float"/>
          <table:table-cell office:value="-0.00958884358406067" office:value-type="float"/>
          <table:table-cell office:value="-0.0027730906009674075" office:value-type="float"/>
          <table:table-cell office:value="0.009999995231628417" office:value-type="float"/>
          <table:table-cell office:value="-0.005251407027244568" office:value-type="float"/>
          <table:table-cell office:value="0.00999732255935669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3561589062213897" office:value-type="float"/>
          <table:table-cell office:value="0.05" office:value-type="float"/>
          <table:table-cell office:value="0.025990120768547068" office:value-type="float"/>
          <table:table-cell office:value="0.05" office:value-type="float"/>
          <table:table-cell office:value="0.06322447883346946" office:value-type="float"/>
          <table:table-cell office:value="55" office:value-type="float"/>
          <table:table-cell office:value="0.008831286430358886" office:value-type="float"/>
          <table:table-cell office:value="-0.009538969397544861" office:value-type="float"/>
          <table:table-cell office:value="-0.0038329970836639407" office:value-type="float"/>
          <table:table-cell office:value="0.009999995231628417" office:value-type="float"/>
          <table:table-cell office:value="-0.007150877118110657" office:value-type="float"/>
          <table:table-cell office:value="0.009998128414154052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3184551417827605" office:value-type="float"/>
          <table:table-cell office:value="0.05" office:value-type="float"/>
          <table:table-cell office:value="0.018895091414451608" office:value-type="float"/>
          <table:table-cell office:value="0.05" office:value-type="float"/>
          <table:table-cell office:value="0.06322449159492434" office:value-type="float"/>
          <table:table-cell office:value="56" office:value-type="float"/>
          <table:table-cell office:value="0.008821899890899659" office:value-type="float"/>
          <table:table-cell office:value="-0.009553176164627076" office:value-type="float"/>
          <table:table-cell office:value="-0.003770376443862915" office:value-type="float"/>
          <table:table-cell office:value="0.009999995231628417" office:value-type="float"/>
          <table:table-cell office:value="-0.007095029354095459" office:value-type="float"/>
          <table:table-cell office:value="0.009998128414154052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2715129017829894" office:value-type="float"/>
          <table:table-cell office:value="0.05" office:value-type="float"/>
          <table:table-cell office:value="0.010508579611778267" office:value-type="float"/>
          <table:table-cell office:value="0.05" office:value-type="float"/>
          <table:table-cell office:value="0.06322450346878446" office:value-type="float"/>
          <table:table-cell office:value="57" office:value-type="float"/>
          <table:table-cell office:value="0.00901323437690735" office:value-type="float"/>
          <table:table-cell office:value="-0.009501793384552003" office:value-type="float"/>
          <table:table-cell office:value="-0.0046942239999771115" office:value-type="float"/>
          <table:table-cell office:value="0.009999996423721314" office:value-type="float"/>
          <table:table-cell office:value="-0.00838651180267334" office:value-type="float"/>
          <table:table-cell office:value="0.009998719692230226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22527599930763233" office:value-type="float"/>
          <table:table-cell office:value="0.05" office:value-type="float"/>
          <table:table-cell office:value="0.002161444425582894" office:value-type="float"/>
          <table:table-cell office:value="0.05" office:value-type="float"/>
          <table:table-cell office:value="0.06322448650734865" office:value-type="float"/>
          <table:table-cell office:value="58" office:value-type="float"/>
          <table:table-cell office:value="0.009003385305404664" office:value-type="float"/>
          <table:table-cell office:value="-0.009520772099494933" office:value-type="float"/>
          <table:table-cell office:value="-0.004623690247535706" office:value-type="float"/>
          <table:table-cell office:value="0.009999996423721314" office:value-type="float"/>
          <table:table-cell office:value="-0.008347135186195374" office:value-type="float"/>
          <table:table-cell office:value="0.009998719692230226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17181486487388598" office:value-type="float"/>
          <table:table-cell office:value="0.05" office:value-type="float"/>
          <table:table-cell office:value="-0.0069536185264587325" office:value-type="float"/>
          <table:table-cell office:value="0.05" office:value-type="float"/>
          <table:table-cell office:value="0.06322450348176872" office:value-type="float"/>
          <table:table-cell office:value="59" office:value-type="float"/>
          <table:table-cell office:value="0.00916869878768921" office:value-type="float"/>
          <table:table-cell office:value="-0.009476608037948609" office:value-type="float"/>
          <table:table-cell office:value="-0.005346113443374634" office:value-type="float"/>
          <table:table-cell office:value="0.00999999761581421" office:value-type="float"/>
          <table:table-cell office:value="-0.009115062952041626" office:value-type="float"/>
          <table:table-cell office:value="0.009999122619628908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11907126307487473" office:value-type="float"/>
          <table:table-cell office:value="0.05" office:value-type="float"/>
          <table:table-cell office:value="-0.016047253012657157" office:value-type="float"/>
          <table:table-cell office:value="0.05" office:value-type="float"/>
          <table:table-cell office:value="0.06322449889649163" office:value-type="float"/>
          <table:table-cell office:value="60" office:value-type="float"/>
          <table:table-cell office:value="0.009161039590835572" office:value-type="float"/>
          <table:table-cell office:value="-0.009499655961990356" office:value-type="float"/>
          <table:table-cell office:value="-0.005274360179901123" office:value-type="float"/>
          <table:table-cell office:value="0.00999999761581421" office:value-type="float"/>
          <table:table-cell office:value="-0.009093634486198425" office:value-type="float"/>
          <table:table-cell office:value="0.009999127388000488" office:value-type="float"/>
        </table:table-row>
      </table:table>
      <table:table table:name="14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998896837234497" office:value-type="float"/>
          <table:table-cell office:value="0.00742484211921692" office:value-type="float"/>
          <table:table-cell office:value="-0.009621402621269226" office:value-type="float"/>
          <table:table-cell office:value="0.01" office:value-type="float"/>
          <table:table-cell office:value="-0.009993553757667542" office:value-type="float"/>
          <table:table-cell office:value="0.01" office:value-type="float"/>
          <table:table-cell office:value="-0.1761989656298297" office:value-type="float"/>
          <table:table-cell office:value="1" office:value-type="float"/>
          <table:table-cell office:value="0.00998896837234497" office:value-type="float"/>
          <table:table-cell office:value="0.00742484211921692" office:value-type="float"/>
          <table:table-cell office:value="-0.009621402621269226" office:value-type="float"/>
          <table:table-cell office:value="0.01" office:value-type="float"/>
          <table:table-cell office:value="-0.009993553757667542" office:value-type="float"/>
          <table:table-cell office:value="0.01" office:value-type="float"/>
        </table:table-row>
        <table:table-row>
          <table:table-cell office:value="0.014505238533020019" office:value-type="float"/>
          <table:table-cell office:value="-0.002569646835327148" office:value-type="float"/>
          <table:table-cell office:value="-0.0036359232664108267" office:value-type="float"/>
          <table:table-cell office:value="0.02" office:value-type="float"/>
          <table:table-cell office:value="-0.01643766462802887" office:value-type="float"/>
          <table:table-cell office:value="0.019983823299407958" office:value-type="float"/>
          <table:table-cell office:value="0.040242186551861826" office:value-type="float"/>
          <table:table-cell office:value="2" office:value-type="float"/>
          <table:table-cell office:value="0.004516270160675049" office:value-type="float"/>
          <table:table-cell office:value="-0.009994488954544068" office:value-type="float"/>
          <table:table-cell office:value="0.0059854793548584" office:value-type="float"/>
          <table:table-cell office:value="0.01" office:value-type="float"/>
          <table:table-cell office:value="-0.0064441108703613284" office:value-type="float"/>
          <table:table-cell office:value="0.009983823299407958" office:value-type="float"/>
        </table:table-row>
        <table:table-row>
          <table:table-cell office:value="0.01940953493118286" office:value-type="float"/>
          <table:table-cell office:value="-0.012563769221305848" office:value-type="float"/>
          <table:table-cell office:value="0.0020795065164566067" office:value-type="float"/>
          <table:table-cell office:value="0.03" office:value-type="float"/>
          <table:table-cell office:value="-0.02434615969657898" office:value-type="float"/>
          <table:table-cell office:value="0.029970502853393553" office:value-type="float"/>
          <table:table-cell office:value="0.07323665593225467" office:value-type="float"/>
          <table:table-cell office:value="3" office:value-type="float"/>
          <table:table-cell office:value="0.004904296398162842" office:value-type="float"/>
          <table:table-cell office:value="-0.0099941223859787" office:value-type="float"/>
          <table:table-cell office:value="0.005715429782867433" office:value-type="float"/>
          <table:table-cell office:value="0.01" office:value-type="float"/>
          <table:table-cell office:value="-0.00790849506855011" office:value-type="float"/>
          <table:table-cell office:value="0.009986679553985597" office:value-type="float"/>
        </table:table-row>
        <table:table-row>
          <table:table-cell office:value="0.027140618562698365" office:value-type="float"/>
          <table:table-cell office:value="-0.022515003681182862" office:value-type="float"/>
          <table:table-cell office:value="0.003899015784263613" office:value-type="float"/>
          <table:table-cell office:value="0.03999999761581421" office:value-type="float"/>
          <table:table-cell office:value="-0.03269048631191254" office:value-type="float"/>
          <table:table-cell office:value="0.03995858192443848" office:value-type="float"/>
          <table:table-cell office:value="0.06834559472810965" office:value-type="float"/>
          <table:table-cell office:value="4" office:value-type="float"/>
          <table:table-cell office:value="0.0077310836315155045" office:value-type="float"/>
          <table:table-cell office:value="-0.009951234459877015" office:value-type="float"/>
          <table:table-cell office:value="0.0018195092678070061" office:value-type="float"/>
          <table:table-cell office:value="0.00999999761581421" office:value-type="float"/>
          <table:table-cell office:value="-0.008344326615333558" office:value-type="float"/>
          <table:table-cell office:value="0.009988079071044922" office:value-type="float"/>
        </table:table-row>
        <table:table-row>
          <table:table-cell office:value="0.036631087064743044" office:value-type="float"/>
          <table:table-cell office:value="-0.03203325629234314" office:value-type="float"/>
          <table:table-cell office:value="-0.002042593359947203" office:value-type="float"/>
          <table:table-cell office:value="0.049999995231628416" office:value-type="float"/>
          <table:table-cell office:value="-0.0425511509180069" office:value-type="float"/>
          <table:table-cell office:value="0.04995804309844971" office:value-type="float"/>
          <table:table-cell office:value="0.06698909997173894" office:value-type="float"/>
          <table:table-cell office:value="5" office:value-type="float"/>
          <table:table-cell office:value="0.009490468502044677" office:value-type="float"/>
          <table:table-cell office:value="-0.009518252611160278" office:value-type="float"/>
          <table:table-cell office:value="-0.005941609144210816" office:value-type="float"/>
          <table:table-cell office:value="0.00999999761581421" office:value-type="float"/>
          <table:table-cell office:value="-0.00986066460609436" office:value-type="float"/>
          <table:table-cell office:value="0.009999461174011232" office:value-type="float"/>
        </table:table-row>
        <table:table-row>
          <table:table-cell office:value="0.045863469839096074" office:value-type="float"/>
          <table:table-cell office:value="-0.04150551855564118" office:value-type="float"/>
          <table:table-cell office:value="-0.006694945096969602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60683752626327435" office:value-type="float"/>
          <table:table-cell office:value="6" office:value-type="float"/>
          <table:table-cell office:value="0.009232382774353029" office:value-type="float"/>
          <table:table-cell office:value="-0.009472262263298035" office:value-type="float"/>
          <table:table-cell office:value="-0.0046523517370224" office:value-type="float"/>
          <table:table-cell office:value="0.009999990463256838" office:value-type="float"/>
          <table:table-cell office:value="-0.00967004954814911" office:value-type="float"/>
          <table:table-cell office:value="0.009998022317886353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11380571126937864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683889504768964" office:value-type="float"/>
          <table:table-cell office:value="7" office:value-type="float"/>
          <table:table-cell office:value="0.009342695474624635" office:value-type="float"/>
          <table:table-cell office:value="-0.00938858211040497" office:value-type="float"/>
          <table:table-cell office:value="-0.004685626029968261" office:value-type="float"/>
          <table:table-cell office:value="0.00999999165534973" office:value-type="float"/>
          <table:table-cell office:value="-0.009803186655044555" office:value-type="float"/>
          <table:table-cell office:value="0.009998574256896974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162428343296051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69200945857262" office:value-type="float"/>
          <table:table-cell office:value="8" office:value-type="float"/>
          <table:table-cell office:value="0.009374980926513671" office:value-type="float"/>
          <table:table-cell office:value="-0.009346641898155213" office:value-type="float"/>
          <table:table-cell office:value="-0.004862263202667237" office:value-type="float"/>
          <table:table-cell office:value="0.00999999165534973" office:value-type="float"/>
          <table:table-cell office:value="-0.009815337061882019" office:value-type="float"/>
          <table:table-cell office:value="0.009998719692230226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20686060190200806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683876347100204" office:value-type="float"/>
          <table:table-cell office:value="9" office:value-type="float"/>
          <table:table-cell office:value="0.009430019855499268" office:value-type="float"/>
          <table:table-cell office:value="-0.009274753928184509" office:value-type="float"/>
          <table:table-cell office:value="-0.0044432258605957035" office:value-type="float"/>
          <table:table-cell office:value="0.009999992847442627" office:value-type="float"/>
          <table:table-cell office:value="-0.009876988530158996" office:value-type="float"/>
          <table:table-cell office:value="0.009998888969421386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2511281430721283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683869740195646" office:value-type="float"/>
          <table:table-cell office:value="10" office:value-type="float"/>
          <table:table-cell office:value="0.00942888617515564" office:value-type="float"/>
          <table:table-cell office:value="-0.009283413887023926" office:value-type="float"/>
          <table:table-cell office:value="-0.004426754117012024" office:value-type="float"/>
          <table:table-cell office:value="0.009999992847442627" office:value-type="float"/>
          <table:table-cell office:value="-0.00987644076347351" office:value-type="float"/>
          <table:table-cell office:value="0.009998886585235596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2873328506946563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683865144750115" office:value-type="float"/>
          <table:table-cell office:value="11" office:value-type="float"/>
          <table:table-cell office:value="0.009460837841033935" office:value-type="float"/>
          <table:table-cell office:value="-0.009228315353393555" office:value-type="float"/>
          <table:table-cell office:value="-0.0036204707622528075" office:value-type="float"/>
          <table:table-cell office:value="0.009999992847442627" office:value-type="float"/>
          <table:table-cell office:value="-0.00991142213344574" office:value-type="float"/>
          <table:table-cell office:value="0.009998961687088014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3234416663646698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68385953278139" office:value-type="float"/>
          <table:table-cell office:value="12" office:value-type="float"/>
          <table:table-cell office:value="0.009460674524307251" office:value-type="float"/>
          <table:table-cell office:value="-0.009235001206398011" office:value-type="float"/>
          <table:table-cell office:value="-0.0036108815670013433" office:value-type="float"/>
          <table:table-cell office:value="0.009999992847442627" office:value-type="float"/>
          <table:table-cell office:value="-0.009911320805549621" office:value-type="float"/>
          <table:table-cell office:value="0.0099989652633667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34822027087211604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683856289008176" office:value-type="float"/>
          <table:table-cell office:value="13" office:value-type="float"/>
          <table:table-cell office:value="0.009479646682739257" office:value-type="float"/>
          <table:table-cell office:value="-0.009201857447624206" office:value-type="float"/>
          <table:table-cell office:value="-0.0024778604507446293" office:value-type="float"/>
          <table:table-cell office:value="0.009999992847442627" office:value-type="float"/>
          <table:table-cell office:value="-0.009932858943939209" office:value-type="float"/>
          <table:table-cell office:value="0.009998989105224608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3729665577411651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683853155228586" office:value-type="float"/>
          <table:table-cell office:value="14" office:value-type="float"/>
          <table:table-cell office:value="0.00948021650314331" office:value-type="float"/>
          <table:table-cell office:value="-0.009205189943313598" office:value-type="float"/>
          <table:table-cell office:value="-0.0024746286869049075" office:value-type="float"/>
          <table:table-cell office:value="0.009999992847442627" office:value-type="float"/>
          <table:table-cell office:value="-0.009932971000671387" office:value-type="float"/>
          <table:table-cell office:value="0.00999899387359619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3842491209506988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68385166219203" office:value-type="float"/>
          <table:table-cell office:value="15" office:value-type="float"/>
          <table:table-cell office:value="0.009494179487228393" office:value-type="float"/>
          <table:table-cell office:value="-0.009186109900474549" office:value-type="float"/>
          <table:table-cell office:value="-0.0011282563209533691" office:value-type="float"/>
          <table:table-cell office:value="0.009999994039535524" office:value-type="float"/>
          <table:table-cell office:value="-0.009947235584259034" office:value-type="float"/>
          <table:table-cell office:value="0.009998991489410402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3955234885215759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6838499796601" office:value-type="float"/>
          <table:table-cell office:value="16" office:value-type="float"/>
          <table:table-cell office:value="0.00949455976486206" office:value-type="float"/>
          <table:table-cell office:value="-0.009187361001968384" office:value-type="float"/>
          <table:table-cell office:value="-0.0011274367570877075" office:value-type="float"/>
          <table:table-cell office:value="0.009999994039535524" office:value-type="float"/>
          <table:table-cell office:value="-0.009947308897972107" office:value-type="float"/>
          <table:table-cell office:value="0.009998995065689088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3914536952972412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68385165544873" office:value-type="float"/>
          <table:table-cell office:value="17" office:value-type="float"/>
          <table:table-cell office:value="0.009506070613861084" office:value-type="float"/>
          <table:table-cell office:value="-0.009187452793121338" office:value-type="float"/>
          <table:table-cell office:value="0.0004069793224334723" office:value-type="float"/>
          <table:table-cell office:value="0.009999994039535524" office:value-type="float"/>
          <table:table-cell office:value="-0.009956967234611511" office:value-type="float"/>
          <table:table-cell office:value="0.009998966455459593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3873887777328491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68385095149729" office:value-type="float"/>
          <table:table-cell office:value="18" office:value-type="float"/>
          <table:table-cell office:value="0.009505925178527832" office:value-type="float"/>
          <table:table-cell office:value="-0.009187001585960388" office:value-type="float"/>
          <table:table-cell office:value="0.0004064917564392083" office:value-type="float"/>
          <table:table-cell office:value="0.009999994039535524" office:value-type="float"/>
          <table:table-cell office:value="-0.009956942796707153" office:value-type="float"/>
          <table:table-cell office:value="0.0099989652633667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36668026447296144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68385395300676" office:value-type="float"/>
          <table:table-cell office:value="19" office:value-type="float"/>
          <table:table-cell office:value="0.009516437053680419" office:value-type="float"/>
          <table:table-cell office:value="-0.009207427501678467" office:value-type="float"/>
          <table:table-cell office:value="0.0020708513259887693" office:value-type="float"/>
          <table:table-cell office:value="0.009999995231628417" office:value-type="float"/>
          <table:table-cell office:value="-0.009963505268096924" office:value-type="float"/>
          <table:table-cell office:value="0.009998908042907715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3460026264190674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68385789928946" office:value-type="float"/>
          <table:table-cell office:value="20" office:value-type="float"/>
          <table:table-cell office:value="0.009515697956085206" office:value-type="float"/>
          <table:table-cell office:value="-0.009205221533775329" office:value-type="float"/>
          <table:table-cell office:value="0.0020677638053894047" office:value-type="float"/>
          <table:table-cell office:value="0.009999994039535524" office:value-type="float"/>
          <table:table-cell office:value="-0.009963392019271851" office:value-type="float"/>
          <table:table-cell office:value="0.009998900890350342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3088957071304322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68386184733742" office:value-type="float"/>
          <table:table-cell office:value="21" office:value-type="float"/>
          <table:table-cell office:value="0.009527024030685427" office:value-type="float"/>
          <table:table-cell office:value="-0.00923502266407013" office:value-type="float"/>
          <table:table-cell office:value="0.0037106919288635246" office:value-type="float"/>
          <table:table-cell office:value="0.009999995231628417" office:value-type="float"/>
          <table:table-cell office:value="-0.009968132376670838" office:value-type="float"/>
          <table:table-cell office:value="0.009998819828033448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27183824777603158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683867027406874" office:value-type="float"/>
          <table:table-cell office:value="22" office:value-type="float"/>
          <table:table-cell office:value="0.009525709152221678" office:value-type="float"/>
          <table:table-cell office:value="-0.009231590628623963" office:value-type="float"/>
          <table:table-cell office:value="0.003705745935440064" office:value-type="float"/>
          <table:table-cell office:value="0.009999995231628417" office:value-type="float"/>
          <table:table-cell office:value="-0.009967960715293885" office:value-type="float"/>
          <table:table-cell office:value="0.009998806715011596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2194485545158387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68387426062749" office:value-type="float"/>
          <table:table-cell office:value="23" office:value-type="float"/>
          <table:table-cell office:value="0.009534952640533447" office:value-type="float"/>
          <table:table-cell office:value="-0.009266926050186157" office:value-type="float"/>
          <table:table-cell office:value="0.0052389693260192875" office:value-type="float"/>
          <table:table-cell office:value="0.009999995231628417" office:value-type="float"/>
          <table:table-cell office:value="-0.009971490502357483" office:value-type="float"/>
          <table:table-cell office:value="0.009998695850372314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16712590456008918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683881813701244" office:value-type="float"/>
          <table:table-cell office:value="24" office:value-type="float"/>
          <table:table-cell office:value="0.009533796310424806" office:value-type="float"/>
          <table:table-cell office:value="-0.00926124930381775" office:value-type="float"/>
          <table:table-cell office:value="0.005232264995574951" office:value-type="float"/>
          <table:table-cell office:value="0.009999995231628417" office:value-type="float"/>
          <table:table-cell office:value="-0.009971342086791993" office:value-type="float"/>
          <table:table-cell office:value="0.009998680353164672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101515543460846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68389145561688" office:value-type="float"/>
          <table:table-cell office:value="25" office:value-type="float"/>
          <table:table-cell office:value="0.009538016319274903" office:value-type="float"/>
          <table:table-cell office:value="-0.009278872013092042" office:value-type="float"/>
          <table:table-cell office:value="0.006561036109924317" office:value-type="float"/>
          <table:table-cell office:value="0.009999995231628417" office:value-type="float"/>
          <table:table-cell office:value="-0.00997396469116211" office:value-type="float"/>
          <table:table-cell office:value="0.009998548030853273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03596187829971318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68390119185848" office:value-type="float"/>
          <table:table-cell office:value="26" office:value-type="float"/>
          <table:table-cell office:value="0.009537286758422853" office:value-type="float"/>
          <table:table-cell office:value="-0.009272290468215942" office:value-type="float"/>
          <table:table-cell office:value="0.006555366516113282" office:value-type="float"/>
          <table:table-cell office:value="0.009999995231628417" office:value-type="float"/>
          <table:table-cell office:value="-0.009973867535591126" office:value-type="float"/>
          <table:table-cell office:value="0.009998533725738527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0400251746177673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68391201879868" office:value-type="float"/>
          <table:table-cell office:value="27" office:value-type="float"/>
          <table:table-cell office:value="0.009539246559143068" office:value-type="float"/>
          <table:table-cell office:value="-0.009288368821144104" office:value-type="float"/>
          <table:table-cell office:value="0.007598705291748048" office:value-type="float"/>
          <table:table-cell office:value="0.009999995231628417" office:value-type="float"/>
          <table:table-cell office:value="-0.009976133108139038" office:value-type="float"/>
          <table:table-cell office:value="0.009998378753662109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11596649885177609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683922580393904" office:value-type="float"/>
          <table:table-cell office:value="28" office:value-type="float"/>
          <table:table-cell office:value="0.00953913450241089" office:value-type="float"/>
          <table:table-cell office:value="-0.009280720353126526" office:value-type="float"/>
          <table:table-cell office:value="0.0075941324234008786" office:value-type="float"/>
          <table:table-cell office:value="0.009999995231628417" office:value-type="float"/>
          <table:table-cell office:value="-0.009976113438606262" office:value-type="float"/>
          <table:table-cell office:value="0.009998366832733153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1994703412055969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68393426030022" office:value-type="float"/>
          <table:table-cell office:value="29" office:value-type="float"/>
          <table:table-cell office:value="0.009537398815155031" office:value-type="float"/>
          <table:table-cell office:value="-0.009281595945358276" office:value-type="float"/>
          <table:table-cell office:value="0.008350384235382079" office:value-type="float"/>
          <table:table-cell office:value="0.009999995231628417" office:value-type="float"/>
          <table:table-cell office:value="-0.009978044629096985" office:value-type="float"/>
          <table:table-cell office:value="0.009998214244842528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2829766392707824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683946535253146" office:value-type="float"/>
          <table:table-cell office:value="30" office:value-type="float"/>
          <table:table-cell office:value="0.00953753113746643" office:value-type="float"/>
          <table:table-cell office:value="-0.009276476502418519" office:value-type="float"/>
          <table:table-cell office:value="0.008350629806518553" office:value-type="float"/>
          <table:table-cell office:value="0.009999995231628417" office:value-type="float"/>
          <table:table-cell office:value="-0.009978104829788208" office:value-type="float"/>
          <table:table-cell office:value="0.009998205900192262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3716275453567504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683958854753504" office:value-type="float"/>
          <table:table-cell office:value="31" office:value-type="float"/>
          <table:table-cell office:value="0.009529333114624025" office:value-type="float"/>
          <table:table-cell office:value="-0.009271230101585388" office:value-type="float"/>
          <table:table-cell office:value="0.008865090608596802" office:value-type="float"/>
          <table:table-cell office:value="0.009999995231628417" office:value-type="float"/>
          <table:table-cell office:value="-0.009979842901229859" office:value-type="float"/>
          <table:table-cell office:value="0.009998075962066649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460312676429748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68397249696384" office:value-type="float"/>
          <table:table-cell office:value="32" office:value-type="float"/>
          <table:table-cell office:value="0.009532225131988524" office:value-type="float"/>
          <table:table-cell office:value="-0.00926269829273224" office:value-type="float"/>
          <table:table-cell office:value="0.008868513107299804" office:value-type="float"/>
          <table:table-cell office:value="0.009999995231628417" office:value-type="float"/>
          <table:table-cell office:value="-0.009980224370956421" office:value-type="float"/>
          <table:table-cell office:value="0.00999809741973877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683977392243366" office:value-type="float"/>
          <table:table-cell office:value="33" office:value-type="float"/>
          <table:table-cell office:value="0.009519106149673462" office:value-type="float"/>
          <table:table-cell office:value="-0.0092489093542099" office:value-type="float"/>
          <table:table-cell office:value="0.009211931228637697" office:value-type="float"/>
          <table:table-cell office:value="0.009999995231628417" office:value-type="float"/>
          <table:table-cell office:value="-0.009981841444969178" office:value-type="float"/>
          <table:table-cell office:value="0.009998003244400025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68397746165455" office:value-type="float"/>
          <table:table-cell office:value="34" office:value-type="float"/>
          <table:table-cell office:value="0.009520293474197387" office:value-type="float"/>
          <table:table-cell office:value="-0.009244985580444336" office:value-type="float"/>
          <table:table-cell office:value="0.009213455915451049" office:value-type="float"/>
          <table:table-cell office:value="0.009999995231628417" office:value-type="float"/>
          <table:table-cell office:value="-0.009982014298439026" office:value-type="float"/>
          <table:table-cell office:value="0.009998013973236084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6839773595874" office:value-type="float"/>
          <table:table-cell office:value="35" office:value-type="float"/>
          <table:table-cell office:value="0.009501020908355714" office:value-type="float"/>
          <table:table-cell office:value="-0.009231405258178711" office:value-type="float"/>
          <table:table-cell office:value="0.00943676233291626" office:value-type="float"/>
          <table:table-cell office:value="0.009999995231628417" office:value-type="float"/>
          <table:table-cell office:value="-0.009983051419258118" office:value-type="float"/>
          <table:table-cell office:value="0.009997916221618651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68397736432693" office:value-type="float"/>
          <table:table-cell office:value="36" office:value-type="float"/>
          <table:table-cell office:value="0.009501020908355714" office:value-type="float"/>
          <table:table-cell office:value="-0.009231405258178711" office:value-type="float"/>
          <table:table-cell office:value="0.00943676233291626" office:value-type="float"/>
          <table:table-cell office:value="0.009999995231628417" office:value-type="float"/>
          <table:table-cell office:value="-0.009983051419258118" office:value-type="float"/>
          <table:table-cell office:value="0.009997916221618651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6839772822185" office:value-type="float"/>
          <table:table-cell office:value="37" office:value-type="float"/>
          <table:table-cell office:value="0.009472950696945192" office:value-type="float"/>
          <table:table-cell office:value="-0.009212063550949097" office:value-type="float"/>
          <table:table-cell office:value="0.009586009979248048" office:value-type="float"/>
          <table:table-cell office:value="0.009999995231628417" office:value-type="float"/>
          <table:table-cell office:value="-0.009983906745910645" office:value-type="float"/>
          <table:table-cell office:value="0.009997835159301758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68397761369642" office:value-type="float"/>
          <table:table-cell office:value="38" office:value-type="float"/>
          <table:table-cell office:value="0.009472950696945192" office:value-type="float"/>
          <table:table-cell office:value="-0.009212063550949097" office:value-type="float"/>
          <table:table-cell office:value="0.009586009979248048" office:value-type="float"/>
          <table:table-cell office:value="0.009999995231628417" office:value-type="float"/>
          <table:table-cell office:value="-0.009983906745910645" office:value-type="float"/>
          <table:table-cell office:value="0.009997835159301758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683977410697785" office:value-type="float"/>
          <table:table-cell office:value="39" office:value-type="float"/>
          <table:table-cell office:value="0.009435890913009644" office:value-type="float"/>
          <table:table-cell office:value="-0.009185574054718018" office:value-type="float"/>
          <table:table-cell office:value="0.009687891006469726" office:value-type="float"/>
          <table:table-cell office:value="0.009999996423721314" office:value-type="float"/>
          <table:table-cell office:value="-0.009984612464904785" office:value-type="float"/>
          <table:table-cell office:value="0.009997771978378296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683977324415366" office:value-type="float"/>
          <table:table-cell office:value="40" office:value-type="float"/>
          <table:table-cell office:value="0.009435890913009644" office:value-type="float"/>
          <table:table-cell office:value="-0.009185574054718018" office:value-type="float"/>
          <table:table-cell office:value="0.009687891006469726" office:value-type="float"/>
          <table:table-cell office:value="0.009999996423721314" office:value-type="float"/>
          <table:table-cell office:value="-0.009984612464904785" office:value-type="float"/>
          <table:table-cell office:value="0.009997771978378296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683977283513716" office:value-type="float"/>
          <table:table-cell office:value="41" office:value-type="float"/>
          <table:table-cell office:value="0.009385240077972411" office:value-type="float"/>
          <table:table-cell office:value="-0.009147405624389648" office:value-type="float"/>
          <table:table-cell office:value="0.009758677482604982" office:value-type="float"/>
          <table:table-cell office:value="0.009999996423721314" office:value-type="float"/>
          <table:table-cell office:value="-0.009985195398330688" office:value-type="float"/>
          <table:table-cell office:value="0.00999772310256958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683977067485354" office:value-type="float"/>
          <table:table-cell office:value="42" office:value-type="float"/>
          <table:table-cell office:value="0.009385240077972411" office:value-type="float"/>
          <table:table-cell office:value="-0.009147405624389648" office:value-type="float"/>
          <table:table-cell office:value="0.009758677482604982" office:value-type="float"/>
          <table:table-cell office:value="0.009999996423721314" office:value-type="float"/>
          <table:table-cell office:value="-0.009985195398330688" office:value-type="float"/>
          <table:table-cell office:value="0.00999772310256958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6839772956742" office:value-type="float"/>
          <table:table-cell office:value="43" office:value-type="float"/>
          <table:table-cell office:value="0.009317426681518555" office:value-type="float"/>
          <table:table-cell office:value="-0.009089246392250061" office:value-type="float"/>
          <table:table-cell office:value="0.009809124469757081" office:value-type="float"/>
          <table:table-cell office:value="0.009999996423721314" office:value-type="float"/>
          <table:table-cell office:value="-0.00998572051525116" office:value-type="float"/>
          <table:table-cell office:value="0.009997688531875609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68397752726373" office:value-type="float"/>
          <table:table-cell office:value="44" office:value-type="float"/>
          <table:table-cell office:value="0.009317426681518555" office:value-type="float"/>
          <table:table-cell office:value="-0.009089246392250061" office:value-type="float"/>
          <table:table-cell office:value="0.009809124469757081" office:value-type="float"/>
          <table:table-cell office:value="0.009999996423721314" office:value-type="float"/>
          <table:table-cell office:value="-0.00998572051525116" office:value-type="float"/>
          <table:table-cell office:value="0.009997688531875609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68397719895144" office:value-type="float"/>
          <table:table-cell office:value="45" office:value-type="float"/>
          <table:table-cell office:value="0.009228439331054687" office:value-type="float"/>
          <table:table-cell office:value="-0.009021428227424622" office:value-type="float"/>
          <table:table-cell office:value="0.009845709800720215" office:value-type="float"/>
          <table:table-cell office:value="0.009999996423721314" office:value-type="float"/>
          <table:table-cell office:value="-0.009986159205436707" office:value-type="float"/>
          <table:table-cell office:value="0.009997663497924804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68397725457347" office:value-type="float"/>
          <table:table-cell office:value="46" office:value-type="float"/>
          <table:table-cell office:value="0.009228439331054687" office:value-type="float"/>
          <table:table-cell office:value="-0.009021428227424622" office:value-type="float"/>
          <table:table-cell office:value="0.009845709800720215" office:value-type="float"/>
          <table:table-cell office:value="0.009999996423721314" office:value-type="float"/>
          <table:table-cell office:value="-0.009986159205436707" office:value-type="float"/>
          <table:table-cell office:value="0.009997663497924804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68397759692478" office:value-type="float"/>
          <table:table-cell office:value="47" office:value-type="float"/>
          <table:table-cell office:value="0.009117031097412109" office:value-type="float"/>
          <table:table-cell office:value="-0.008945805430412292" office:value-type="float"/>
          <table:table-cell office:value="0.009872798919677734" office:value-type="float"/>
          <table:table-cell office:value="0.009999996423721314" office:value-type="float"/>
          <table:table-cell office:value="-0.009986528158187867" office:value-type="float"/>
          <table:table-cell office:value="0.009997649192810059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68397719043826" office:value-type="float"/>
          <table:table-cell office:value="48" office:value-type="float"/>
          <table:table-cell office:value="0.009117031097412109" office:value-type="float"/>
          <table:table-cell office:value="-0.008945805430412292" office:value-type="float"/>
          <table:table-cell office:value="0.009872798919677734" office:value-type="float"/>
          <table:table-cell office:value="0.009999996423721314" office:value-type="float"/>
          <table:table-cell office:value="-0.009986528158187867" office:value-type="float"/>
          <table:table-cell office:value="0.009997649192810059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68397722104178" office:value-type="float"/>
          <table:table-cell office:value="49" office:value-type="float"/>
          <table:table-cell office:value="0.008965171575546266" office:value-type="float"/>
          <table:table-cell office:value="-0.008854680061340332" office:value-type="float"/>
          <table:table-cell office:value="0.009893254041671752" office:value-type="float"/>
          <table:table-cell office:value="0.009999996423721314" office:value-type="float"/>
          <table:table-cell office:value="-0.009986802339553832" office:value-type="float"/>
          <table:table-cell office:value="0.009997632503509523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68397741693966" office:value-type="float"/>
          <table:table-cell office:value="50" office:value-type="float"/>
          <table:table-cell office:value="0.00896517276763916" office:value-type="float"/>
          <table:table-cell office:value="-0.008854680061340332" office:value-type="float"/>
          <table:table-cell office:value="0.009893254041671752" office:value-type="float"/>
          <table:table-cell office:value="0.009999996423721314" office:value-type="float"/>
          <table:table-cell office:value="-0.009986802339553832" office:value-type="float"/>
          <table:table-cell office:value="0.009997632503509523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68398484636722" office:value-type="float"/>
          <table:table-cell office:value="51" office:value-type="float"/>
          <table:table-cell office:value="0.008755829334259035" office:value-type="float"/>
          <table:table-cell office:value="-0.008777256608009338" office:value-type="float"/>
          <table:table-cell office:value="0.009908993244171141" office:value-type="float"/>
          <table:table-cell office:value="0.009999996423721314" office:value-type="float"/>
          <table:table-cell office:value="-0.009986917972564697" office:value-type="float"/>
          <table:table-cell office:value="0.009997608661651612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3830466197158678" office:value-type="float"/>
          <table:table-cell office:value="52" office:value-type="float"/>
          <table:table-cell office:value="0.008755830526351928" office:value-type="float"/>
          <table:table-cell office:value="-0.008777254223823548" office:value-type="float"/>
          <table:table-cell office:value="0.009908993244171141" office:value-type="float"/>
          <table:table-cell office:value="0.009999996423721314" office:value-type="float"/>
          <table:table-cell office:value="-0.009986917972564697" office:value-type="float"/>
          <table:table-cell office:value="0.009997608661651612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683977445461185" office:value-type="float"/>
          <table:table-cell office:value="53" office:value-type="float"/>
          <table:table-cell office:value="0.002674012184143067" office:value-type="float"/>
          <table:table-cell office:value="-0.009888757467269898" office:value-type="float"/>
          <table:table-cell office:value="0.009988816976547242" office:value-type="float"/>
          <table:table-cell office:value="0.01" office:value-type="float"/>
          <table:table-cell office:value="-0.009980798363685608" office:value-type="float"/>
          <table:table-cell office:value="0.009993715286254883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68397711405815" office:value-type="float"/>
          <table:table-cell office:value="54" office:value-type="float"/>
          <table:table-cell office:value="0.008461461067199706" office:value-type="float"/>
          <table:table-cell office:value="-0.008749854564666749" office:value-type="float"/>
          <table:table-cell office:value="0.009921277761459351" office:value-type="float"/>
          <table:table-cell office:value="0.009999996423721314" office:value-type="float"/>
          <table:table-cell office:value="-0.00998683512210846" office:value-type="float"/>
          <table:table-cell office:value="0.009997563362121582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68397743130433" office:value-type="float"/>
          <table:table-cell office:value="55" office:value-type="float"/>
          <table:table-cell office:value="0.008052382469177248" office:value-type="float"/>
          <table:table-cell office:value="-0.008733199834823608" office:value-type="float"/>
          <table:table-cell office:value="0.00993107557296753" office:value-type="float"/>
          <table:table-cell office:value="0.009999996423721314" office:value-type="float"/>
          <table:table-cell office:value="-0.00998661458492279" office:value-type="float"/>
          <table:table-cell office:value="0.009997504949569703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68397828059635" office:value-type="float"/>
          <table:table-cell office:value="56" office:value-type="float"/>
          <table:table-cell office:value="0.008052382469177248" office:value-type="float"/>
          <table:table-cell office:value="-0.008733199834823608" office:value-type="float"/>
          <table:table-cell office:value="0.00993107557296753" office:value-type="float"/>
          <table:table-cell office:value="0.009999996423721314" office:value-type="float"/>
          <table:table-cell office:value="-0.00998661458492279" office:value-type="float"/>
          <table:table-cell office:value="0.009997504949569703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683977489576376" office:value-type="float"/>
          <table:table-cell office:value="57" office:value-type="float"/>
          <table:table-cell office:value="0.007490395307540894" office:value-type="float"/>
          <table:table-cell office:value="-0.008738331198692321" office:value-type="float"/>
          <table:table-cell office:value="0.009939048290252687" office:value-type="float"/>
          <table:table-cell office:value="0.009999996423721314" office:value-type="float"/>
          <table:table-cell office:value="-0.009986254572868348" office:value-type="float"/>
          <table:table-cell office:value="0.009997434616088869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68397713486702" office:value-type="float"/>
          <table:table-cell office:value="58" office:value-type="float"/>
          <table:table-cell office:value="0.0074903941154479976" office:value-type="float"/>
          <table:table-cell office:value="-0.008738331198692321" office:value-type="float"/>
          <table:table-cell office:value="0.009939048290252687" office:value-type="float"/>
          <table:table-cell office:value="0.009999996423721314" office:value-type="float"/>
          <table:table-cell office:value="-0.009986254572868348" office:value-type="float"/>
          <table:table-cell office:value="0.009997434616088869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68397805778539" office:value-type="float"/>
          <table:table-cell office:value="59" office:value-type="float"/>
          <table:table-cell office:value="0.006724264621734621" office:value-type="float"/>
          <table:table-cell office:value="-0.008757925629615785" office:value-type="float"/>
          <table:table-cell office:value="0.009945755004882812" office:value-type="float"/>
          <table:table-cell office:value="0.009999996423721314" office:value-type="float"/>
          <table:table-cell office:value="-0.009985816478729249" office:value-type="float"/>
          <table:table-cell office:value="0.009997359514236451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68397732465723" office:value-type="float"/>
          <table:table-cell office:value="60" office:value-type="float"/>
          <table:table-cell office:value="0.006724264621734621" office:value-type="float"/>
          <table:table-cell office:value="-0.008757925629615785" office:value-type="float"/>
          <table:table-cell office:value="0.009945755004882812" office:value-type="float"/>
          <table:table-cell office:value="0.009999996423721314" office:value-type="float"/>
          <table:table-cell office:value="-0.009985816478729249" office:value-type="float"/>
          <table:table-cell office:value="0.009997359514236451" office:value-type="float"/>
        </table:table-row>
      </table:table>
      <table:table table:name="15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8817492723464966" office:value-type="float"/>
          <table:table-cell office:value="-0.00995996356010437" office:value-type="float"/>
          <table:table-cell office:value="0.009998921155929567" office:value-type="float"/>
          <table:table-cell office:value="0.01" office:value-type="float"/>
          <table:table-cell office:value="-0.009996766448020935" office:value-type="float"/>
          <table:table-cell office:value="0.009999232292175293" office:value-type="float"/>
          <table:table-cell office:value="0.6229918868134262" office:value-type="float"/>
          <table:table-cell office:value="1" office:value-type="float"/>
          <table:table-cell office:value="-0.008817492723464966" office:value-type="float"/>
          <table:table-cell office:value="-0.00995996356010437" office:value-type="float"/>
          <table:table-cell office:value="0.009998921155929567" office:value-type="float"/>
          <table:table-cell office:value="0.01" office:value-type="float"/>
          <table:table-cell office:value="-0.009996766448020935" office:value-type="float"/>
          <table:table-cell office:value="0.009999232292175293" office:value-type="float"/>
        </table:table-row>
        <table:table-row>
          <table:table-cell office:value="0.0010759580135345469" office:value-type="float"/>
          <table:table-cell office:value="-0.00043026089668274023" office:value-type="float"/>
          <table:table-cell office:value="0.019988903999328615" office:value-type="float"/>
          <table:table-cell office:value="0.02" office:value-type="float"/>
          <table:table-cell office:value="-0.019996723532676695" office:value-type="float"/>
          <table:table-cell office:value="0.019999232292175293" office:value-type="float"/>
          <table:table-cell office:value="0.09588838896348433" office:value-type="float"/>
          <table:table-cell office:value="2" office:value-type="float"/>
          <table:table-cell office:value="0.009893450736999513" office:value-type="float"/>
          <table:table-cell office:value="0.00952970266342163" office:value-type="float"/>
          <table:table-cell office:value="0.009989982843399048" office:value-type="float"/>
          <table:table-cell office:value="0.01" office:value-type="float"/>
          <table:table-cell office:value="-0.009999957084655762" office:value-type="float"/>
          <table:table-cell office:value="0.01" office:value-type="float"/>
        </table:table-row>
        <table:table-row>
          <table:table-cell office:value="0.004943689107894899" office:value-type="float"/>
          <table:table-cell office:value="-0.009851393103599549" office:value-type="float"/>
          <table:table-cell office:value="0.029946866035461428" office:value-type="float"/>
          <table:table-cell office:value="0.029999996423721316" office:value-type="float"/>
          <table:table-cell office:value="-0.029974051117897034" office:value-type="float"/>
          <table:table-cell office:value="0.029994832277297975" office:value-type="float"/>
          <table:table-cell office:value="0.6436788877011523" office:value-type="float"/>
          <table:table-cell office:value="3" office:value-type="float"/>
          <table:table-cell office:value="0.003867731094360352" office:value-type="float"/>
          <table:table-cell office:value="-0.009421132206916809" office:value-type="float"/>
          <table:table-cell office:value="0.009957962036132811" office:value-type="float"/>
          <table:table-cell office:value="0.009999996423721314" office:value-type="float"/>
          <table:table-cell office:value="-0.009977327585220337" office:value-type="float"/>
          <table:table-cell office:value="0.00999559998512268" office:value-type="float"/>
        </table:table-row>
        <table:table-row>
          <table:table-cell office:value="0.014280543327331545" office:value-type="float"/>
          <table:table-cell office:value="-0.002783709168434142" office:value-type="float"/>
          <table:table-cell office:value="0.03993901014328003" office:value-type="float"/>
          <table:table-cell office:value="0.03999999642372132" office:value-type="float"/>
          <table:table-cell office:value="-0.03997377872467041" office:value-type="float"/>
          <table:table-cell office:value="0.039994825124740604" office:value-type="float"/>
          <table:table-cell office:value="0.09188136376187096" office:value-type="float"/>
          <table:table-cell office:value="4" office:value-type="float"/>
          <table:table-cell office:value="0.009336854219436646" office:value-type="float"/>
          <table:table-cell office:value="0.007067683935165407" office:value-type="float"/>
          <table:table-cell office:value="0.009992144107818604" office:value-type="float"/>
          <table:table-cell office:value="0.01" office:value-type="float"/>
          <table:table-cell office:value="-0.009999727606773376" office:value-type="float"/>
          <table:table-cell office:value="0.009999992847442627" office:value-type="float"/>
        </table:table-row>
        <table:table-row>
          <table:table-cell office:value="0.01658240795135498" office:value-type="float"/>
          <table:table-cell office:value="-0.012150524854660033" office:value-type="float"/>
          <table:table-cell office:value="0.04990062117576599" office:value-type="float"/>
          <table:table-cell office:value="0.04999999284744263" office:value-type="float"/>
          <table:table-cell office:value="-0.04995173871517181" office:value-type="float"/>
          <table:table-cell office:value="0.049990663528442385" office:value-type="float"/>
          <table:table-cell office:value="0.09091066643165477" office:value-type="float"/>
          <table:table-cell office:value="5" office:value-type="float"/>
          <table:table-cell office:value="0.0023018646240234378" office:value-type="float"/>
          <table:table-cell office:value="-0.009366815686225891" office:value-type="float"/>
          <table:table-cell office:value="0.009961611032485962" office:value-type="float"/>
          <table:table-cell office:value="0.009999996423721314" office:value-type="float"/>
          <table:table-cell office:value="-0.009977959990501405" office:value-type="float"/>
          <table:table-cell office:value="0.009995838403701782" office:value-type="float"/>
        </table:table-row>
        <table:table-row>
          <table:table-cell office:value="0.019079263210296633" office:value-type="float"/>
          <table:table-cell office:value="-0.02145472526550293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8777761828500467" office:value-type="float"/>
          <table:table-cell office:value="6" office:value-type="float"/>
          <table:table-cell office:value="0.0024968552589416503" office:value-type="float"/>
          <table:table-cell office:value="-0.009304200410842896" office:value-type="float"/>
          <table:table-cell office:value="0.009963179826736451" office:value-type="float"/>
          <table:table-cell office:value="0.009999996423721314" office:value-type="float"/>
          <table:table-cell office:value="-0.009980514049530029" office:value-type="float"/>
          <table:table-cell office:value="0.009996378421783447" office:value-type="float"/>
        </table:table-row>
        <table:table-row>
          <table:table-cell office:value="0.019882117509841923" office:value-type="float"/>
          <table:table-cell office:value="-0.030720153450965883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8444336943787274" office:value-type="float"/>
          <table:table-cell office:value="7" office:value-type="float"/>
          <table:table-cell office:value="0.0008028542995452883" office:value-type="float"/>
          <table:table-cell office:value="-0.009265428185462951" office:value-type="float"/>
          <table:table-cell office:value="0.009966740608215332" office:value-type="float"/>
          <table:table-cell office:value="0.009999996423721314" office:value-type="float"/>
          <table:table-cell office:value="-0.00998127281665802" office:value-type="float"/>
          <table:table-cell office:value="0.009996635913848877" office:value-type="float"/>
        </table:table-row>
        <table:table-row>
          <table:table-cell office:value="0.02090489268302918" office:value-type="float"/>
          <table:table-cell office:value="-0.03992144763469696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8061752384674743" office:value-type="float"/>
          <table:table-cell office:value="8" office:value-type="float"/>
          <table:table-cell office:value="0.0010227751731872563" office:value-type="float"/>
          <table:table-cell office:value="-0.00920129418373108" office:value-type="float"/>
          <table:table-cell office:value="0.009966700077056885" office:value-type="float"/>
          <table:table-cell office:value="0.009999996423721314" office:value-type="float"/>
          <table:table-cell office:value="-0.00998259961605072" office:value-type="float"/>
          <table:table-cell office:value="0.009996943473815917" office:value-type="float"/>
        </table:table-row>
        <table:table-row>
          <table:table-cell office:value="0.019975973367691045" office:value-type="float"/>
          <table:table-cell office:value="-0.0490794843435287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7680252121245255" office:value-type="float"/>
          <table:table-cell office:value="9" office:value-type="float"/>
          <table:table-cell office:value="-0.0009289193153381343" office:value-type="float"/>
          <table:table-cell office:value="-0.009158036708831788" office:value-type="float"/>
          <table:table-cell office:value="0.009970116615295411" office:value-type="float"/>
          <table:table-cell office:value="0.009999996423721314" office:value-type="float"/>
          <table:table-cell office:value="-0.009983508586883546" office:value-type="float"/>
          <table:table-cell office:value="0.009997191429138184" office:value-type="float"/>
        </table:table-row>
        <table:table-row>
          <table:table-cell office:value="0.01928914904594422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7649562456666173" office:value-type="float"/>
          <table:table-cell office:value="10" office:value-type="float"/>
          <table:table-cell office:value="-0.0006868243217468262" office:value-type="float"/>
          <table:table-cell office:value="-0.00907699704170227" office:value-type="float"/>
          <table:table-cell office:value="0.009970351457595826" office:value-type="float"/>
          <table:table-cell office:value="0.009999996423721314" office:value-type="float"/>
          <table:table-cell office:value="-0.009984975457191467" office:value-type="float"/>
          <table:table-cell office:value="0.009997507333755493" office:value-type="float"/>
        </table:table-row>
        <table:table-row>
          <table:table-cell office:value="0.016329797506332403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7702681795636304" office:value-type="float"/>
          <table:table-cell office:value="11" office:value-type="float"/>
          <table:table-cell office:value="-0.002959351539611817" office:value-type="float"/>
          <table:table-cell office:value="-0.00909332513809204" office:value-type="float"/>
          <table:table-cell office:value="0.009973602294921875" office:value-type="float"/>
          <table:table-cell office:value="0.009999996423721314" office:value-type="float"/>
          <table:table-cell office:value="-0.009985008239746095" office:value-type="float"/>
          <table:table-cell office:value="0.009997520446777345" office:value-type="float"/>
        </table:table-row>
        <table:table-row>
          <table:table-cell office:value="0.013434545993804937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7740445353849662" office:value-type="float"/>
          <table:table-cell office:value="12" office:value-type="float"/>
          <table:table-cell office:value="-0.0028952515125274655" office:value-type="float"/>
          <table:table-cell office:value="-0.00907980978488922" office:value-type="float"/>
          <table:table-cell office:value="0.009973716735839843" office:value-type="float"/>
          <table:table-cell office:value="0.009999996423721314" office:value-type="float"/>
          <table:table-cell office:value="-0.009985370635986328" office:value-type="float"/>
          <table:table-cell office:value="0.009997594356536866" office:value-type="float"/>
        </table:table-row>
        <table:table-row>
          <table:table-cell office:value="0.00849124431610108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7778166853588692" office:value-type="float"/>
          <table:table-cell office:value="13" office:value-type="float"/>
          <table:table-cell office:value="-0.004943301677703857" office:value-type="float"/>
          <table:table-cell office:value="-0.009077726006507874" office:value-type="float"/>
          <table:table-cell office:value="0.009976706504821778" office:value-type="float"/>
          <table:table-cell office:value="0.009999996423721314" office:value-type="float"/>
          <table:table-cell office:value="-0.00998568296432495" office:value-type="float"/>
          <table:table-cell office:value="0.009997661113739014" office:value-type="float"/>
        </table:table-row>
        <table:table-row>
          <table:table-cell office:value="0.0036387664079666187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7786460028939032" office:value-type="float"/>
          <table:table-cell office:value="14" office:value-type="float"/>
          <table:table-cell office:value="-0.004852477908134461" office:value-type="float"/>
          <table:table-cell office:value="-0.009053808450698853" office:value-type="float"/>
          <table:table-cell office:value="0.009976880550384521" office:value-type="float"/>
          <table:table-cell office:value="0.009999996423721314" office:value-type="float"/>
          <table:table-cell office:value="-0.009986274242401123" office:value-type="float"/>
          <table:table-cell office:value="0.009997780323028565" office:value-type="float"/>
        </table:table-row>
        <table:table-row>
          <table:table-cell office:value="-0.0028381496667861886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7754303929726503" office:value-type="float"/>
          <table:table-cell office:value="15" office:value-type="float"/>
          <table:table-cell office:value="-0.006476916074752807" office:value-type="float"/>
          <table:table-cell office:value="-0.009047791361808777" office:value-type="float"/>
          <table:table-cell office:value="0.009979567527770997" office:value-type="float"/>
          <table:table-cell office:value="0.009999996423721314" office:value-type="float"/>
          <table:table-cell office:value="-0.009986963868141175" office:value-type="float"/>
          <table:table-cell office:value="0.009997920989990234" office:value-type="float"/>
        </table:table-row>
        <table:table-row>
          <table:table-cell office:value="-0.0092265111207962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7675676810059852" office:value-type="float"/>
          <table:table-cell office:value="16" office:value-type="float"/>
          <table:table-cell office:value="-0.0063883614540100105" office:value-type="float"/>
          <table:table-cell office:value="-0.009015463590621949" office:value-type="float"/>
          <table:table-cell office:value="0.0099797785282135" office:value-type="float"/>
          <table:table-cell office:value="0.009999996423721314" office:value-type="float"/>
          <table:table-cell office:value="-0.009987673163414002" office:value-type="float"/>
          <table:table-cell office:value="0.009998061656951903" office:value-type="float"/>
        </table:table-row>
        <table:table-row>
          <table:table-cell office:value="-0.016789523959159846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7527360841116791" office:value-type="float"/>
          <table:table-cell office:value="17" office:value-type="float"/>
          <table:table-cell office:value="-0.007563012838363648" office:value-type="float"/>
          <table:table-cell office:value="-0.00900528609752655" office:value-type="float"/>
          <table:table-cell office:value="0.009982181787490845" office:value-type="float"/>
          <table:table-cell office:value="0.009999996423721314" office:value-type="float"/>
          <table:table-cell office:value="-0.009988588690757751" office:value-type="float"/>
          <table:table-cell office:value="0.009998242855072023" office:value-type="float"/>
        </table:table-row>
        <table:table-row>
          <table:table-cell office:value="-0.024277829527854913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7329795012733156" office:value-type="float"/>
          <table:table-cell office:value="18" office:value-type="float"/>
          <table:table-cell office:value="-0.007488305568695069" office:value-type="float"/>
          <table:table-cell office:value="-0.00896068572998047" office:value-type="float"/>
          <table:table-cell office:value="0.009982407093048097" office:value-type="float"/>
          <table:table-cell office:value="0.009999996423721314" office:value-type="float"/>
          <table:table-cell office:value="-0.009989381432533265" office:value-type="float"/>
          <table:table-cell office:value="0.009998395442962648" office:value-type="float"/>
        </table:table-row>
        <table:table-row>
          <table:table-cell office:value="-0.03258232653141021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7063191285747854" office:value-type="float"/>
          <table:table-cell office:value="19" office:value-type="float"/>
          <table:table-cell office:value="-0.008304497003555298" office:value-type="float"/>
          <table:table-cell office:value="-0.008922108411788941" office:value-type="float"/>
          <table:table-cell office:value="0.009984543323516845" office:value-type="float"/>
          <table:table-cell office:value="0.00999999761581421" office:value-type="float"/>
          <table:table-cell office:value="-0.00999044418334961" office:value-type="float"/>
          <table:table-cell office:value="0.009998598098754882" office:value-type="float"/>
        </table:table-row>
        <table:table-row>
          <table:table-cell office:value="-0.0408305007219314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6760180430030056" office:value-type="float"/>
          <table:table-cell office:value="20" office:value-type="float"/>
          <table:table-cell office:value="-0.00824817419052124" office:value-type="float"/>
          <table:table-cell office:value="-0.008867906332015991" office:value-type="float"/>
          <table:table-cell office:value="0.009984800815582276" office:value-type="float"/>
          <table:table-cell office:value="0.00999999761581421" office:value-type="float"/>
          <table:table-cell office:value="-0.009991212487220765" office:value-type="float"/>
          <table:table-cell office:value="0.009998738765716554" office:value-type="float"/>
        </table:table-row>
        <table:table-row>
          <table:table-cell office:value="-0.049614787697792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12467292080605784" office:value-type="float"/>
          <table:table-cell office:value="21" office:value-type="float"/>
          <table:table-cell office:value="-0.008784286975860596" office:value-type="float"/>
          <table:table-cell office:value="-0.00879154920578003" office:value-type="float"/>
          <table:table-cell office:value="0.009986594915390013" office:value-type="float"/>
          <table:table-cell office:value="0.00999999761581421" office:value-type="float"/>
          <table:table-cell office:value="-0.00999221920967102" office:value-type="float"/>
          <table:table-cell office:value="0.009998925924301147" office:value-type="float"/>
        </table:table-row>
        <table:table-row>
          <table:table-cell office:value="-0.04216598331928253" office:value-type="float"/>
          <table:table-cell office:value="-0.04000013113021851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6950813118746804" office:value-type="float"/>
          <table:table-cell office:value="22" office:value-type="float"/>
          <table:table-cell office:value="0.0074488043785095204" office:value-type="float"/>
          <table:table-cell office:value="0.009999868869781494" office:value-type="float"/>
          <table:table-cell office:value="0.009999969005584716" office:value-type="float"/>
          <table:table-cell office:value="0.01" office:value-type="float"/>
          <table:table-cell office:value="-0.01" office:value-type="float"/>
          <table:table-cell office:value="0.01" office:value-type="float"/>
        </table:table-row>
        <table:table-row>
          <table:table-cell office:value="-0.05" office:value-type="float"/>
          <table:table-cell office:value="-0.048689432144165046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3796767186300193" office:value-type="float"/>
          <table:table-cell office:value="23" office:value-type="float"/>
          <table:table-cell office:value="-0.009188551306724548" office:value-type="float"/>
          <table:table-cell office:value="-0.008689301013946533" office:value-type="float"/>
          <table:table-cell office:value="0.009987707138061524" office:value-type="float"/>
          <table:table-cell office:value="0.00999999761581421" office:value-type="float"/>
          <table:table-cell office:value="-0.009992569088935851" office:value-type="float"/>
          <table:table-cell office:value="0.00999899506568908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3580885465832376" office:value-type="float"/>
          <table:table-cell office:value="24" office:value-type="float"/>
          <table:table-cell office:value="-0.01" office:value-type="float"/>
          <table:table-cell office:value="-0.01" office:value-type="float"/>
          <table:table-cell office:value="0.01" office:value-type="float"/>
          <table:table-cell office:value="0.01" office:value-type="float"/>
          <table:table-cell office:value="-0.01" office:value-type="float"/>
          <table:table-cell office:value="0.01" office:value-type="float"/>
        </table:table-row>
        <table:table-row>
          <table:table-cell office:value="-0.05" office:value-type="float"/>
          <table:table-cell office:value="-0.04252557277679444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17025822682777927" office:value-type="float"/>
          <table:table-cell office:value="25" office:value-type="float"/>
          <table:table-cell office:value="-0.008167707920074463" office:value-type="float"/>
          <table:table-cell office:value="0.007474427223205566" office:value-type="float"/>
          <table:table-cell office:value="0.009996787309646605" office:value-type="float"/>
          <table:table-cell office:value="0.01" office:value-type="float"/>
          <table:table-cell office:value="-0.009999775290489198" office:value-type="float"/>
          <table:table-cell office:value="0.00999999523162841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6315340798378487" office:value-type="float"/>
          <table:table-cell office:value="26" office:value-type="float"/>
          <table:table-cell office:value="-0.01" office:value-type="float"/>
          <table:table-cell office:value="-0.00999981939792633" office:value-type="float"/>
          <table:table-cell office:value="0.01" office:value-type="float"/>
          <table:table-cell office:value="0.01" office:value-type="float"/>
          <table:table-cell office:value="-0.009999577403068543" office:value-type="float"/>
          <table:table-cell office:value="0.00999997138977050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13644860509941827" office:value-type="float"/>
          <table:table-cell office:value="27" office:value-type="float"/>
          <table:table-cell office:value="-0.00954999566078186" office:value-type="float"/>
          <table:table-cell office:value="-0.00823120355606079" office:value-type="float"/>
          <table:table-cell office:value="0.009990115165710448" office:value-type="float"/>
          <table:table-cell office:value="0.00999999761581421" office:value-type="float"/>
          <table:table-cell office:value="-0.0099944406747818" office:value-type="float"/>
          <table:table-cell office:value="0.00999933242797851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4514364677951822" office:value-type="float"/>
          <table:table-cell office:value="28" office:value-type="float"/>
          <table:table-cell office:value="-0.009999998807907105" office:value-type="float"/>
          <table:table-cell office:value="-0.00999958097934723" office:value-type="float"/>
          <table:table-cell office:value="0.01" office:value-type="float"/>
          <table:table-cell office:value="0.01" office:value-type="float"/>
          <table:table-cell office:value="-0.009999674558639527" office:value-type="float"/>
          <table:table-cell office:value="0.00999996662139892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4777040709719961" office:value-type="float"/>
          <table:table-cell office:value="29" office:value-type="float"/>
          <table:table-cell office:value="-0.009722103476524354" office:value-type="float"/>
          <table:table-cell office:value="-0.00231234073638916" office:value-type="float"/>
          <table:table-cell office:value="0.009997377395629883" office:value-type="float"/>
          <table:table-cell office:value="0.01" office:value-type="float"/>
          <table:table-cell office:value="-0.009999915957450867" office:value-type="float"/>
          <table:table-cell office:value="0.00999999403953552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20830331488518615" office:value-type="float"/>
          <table:table-cell office:value="30" office:value-type="float"/>
          <table:table-cell office:value="-0.009987713694572449" office:value-type="float"/>
          <table:table-cell office:value="-0.009603042602539063" office:value-type="float"/>
          <table:table-cell office:value="0.009998991489410402" office:value-type="float"/>
          <table:table-cell office:value="0.01" office:value-type="float"/>
          <table:table-cell office:value="-0.009988368153572083" office:value-type="float"/>
          <table:table-cell office:value="0.00999852776527404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29310827904158197" office:value-type="float"/>
          <table:table-cell office:value="31" office:value-type="float"/>
          <table:table-cell office:value="-0.01" office:value-type="float"/>
          <table:table-cell office:value="-0.009999880194664001" office:value-type="float"/>
          <table:table-cell office:value="0.01" office:value-type="float"/>
          <table:table-cell office:value="0.01" office:value-type="float"/>
          <table:table-cell office:value="-0.00999992609024048" office:value-type="float"/>
          <table:table-cell office:value="0.00999999642372131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33377974713086934" office:value-type="float"/>
          <table:table-cell office:value="32" office:value-type="float"/>
          <table:table-cell office:value="-0.009999998807907105" office:value-type="float"/>
          <table:table-cell office:value="-0.009998857975006104" office:value-type="float"/>
          <table:table-cell office:value="0.01" office:value-type="float"/>
          <table:table-cell office:value="0.01" office:value-type="float"/>
          <table:table-cell office:value="-0.009999861717224121" office:value-type="float"/>
          <table:table-cell office:value="0.00999999046325683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30907320964321715" office:value-type="float"/>
          <table:table-cell office:value="33" office:value-type="float"/>
          <table:table-cell office:value="-0.009999997019767762" office:value-type="float"/>
          <table:table-cell office:value="-0.00999716341495514" office:value-type="float"/>
          <table:table-cell office:value="0.009999998807907104" office:value-type="float"/>
          <table:table-cell office:value="0.01" office:value-type="float"/>
          <table:table-cell office:value="-0.00999975323677063" office:value-type="float"/>
          <table:table-cell office:value="0.009999983310699461" office:value-type="float"/>
        </table:table-row>
        <table:table-row>
          <table:table-cell office:value="-0.05" office:value-type="float"/>
          <table:table-cell office:value="-0.04000007152557373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11938991265867525" office:value-type="float"/>
          <table:table-cell office:value="34" office:value-type="float"/>
          <table:table-cell office:value="-0.005366066694259644" office:value-type="float"/>
          <table:table-cell office:value="0.009999928474426269" office:value-type="float"/>
          <table:table-cell office:value="0.009999971389770509" office:value-type="float"/>
          <table:table-cell office:value="0.01" office:value-type="float"/>
          <table:table-cell office:value="-0.01" office:value-type="float"/>
          <table:table-cell office:value="0.01" office:value-type="float"/>
        </table:table-row>
        <table:table-row>
          <table:table-cell office:value="-0.05" office:value-type="float"/>
          <table:table-cell office:value="-0.03000010490417481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21919560745835884" office:value-type="float"/>
          <table:table-cell office:value="35" office:value-type="float"/>
          <table:table-cell office:value="-0.0065905296802520755" office:value-type="float"/>
          <table:table-cell office:value="0.009999966621398926" office:value-type="float"/>
          <table:table-cell office:value="0.009999984502792358" office:value-type="float"/>
          <table:table-cell office:value="0.01" office:value-type="float"/>
          <table:table-cell office:value="-0.01" office:value-type="float"/>
          <table:table-cell office:value="0.01" office:value-type="float"/>
        </table:table-row>
        <table:table-row>
          <table:table-cell office:value="-0.05" office:value-type="float"/>
          <table:table-cell office:value="-0.020000599622726448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204739335701648" office:value-type="float"/>
          <table:table-cell office:value="36" office:value-type="float"/>
          <table:table-cell office:value="-0.009872642755508422" office:value-type="float"/>
          <table:table-cell office:value="0.009999505281448365" office:value-type="float"/>
          <table:table-cell office:value="0.01" office:value-type="float"/>
          <table:table-cell office:value="0.01" office:value-type="float"/>
          <table:table-cell office:value="-0.01" office:value-type="float"/>
          <table:table-cell office:value="0.01" office:value-type="float"/>
        </table:table-row>
        <table:table-row>
          <table:table-cell office:value="-0.05" office:value-type="float"/>
          <table:table-cell office:value="-0.01001234412193299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7217577673120487" office:value-type="float"/>
          <table:table-cell office:value="37" office:value-type="float"/>
          <table:table-cell office:value="-0.009225050210952759" office:value-type="float"/>
          <table:table-cell office:value="0.009988255500793458" office:value-type="float"/>
          <table:table-cell office:value="0.009999687671661378" office:value-type="float"/>
          <table:table-cell office:value="0.01" office:value-type="float"/>
          <table:table-cell office:value="-0.01" office:value-type="float"/>
          <table:table-cell office:value="0.01" office:value-type="float"/>
        </table:table-row>
        <table:table-row>
          <table:table-cell office:value="-0.05" office:value-type="float"/>
          <table:table-cell office:value="-0.018416993021965034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20719126579683" office:value-type="float"/>
          <table:table-cell office:value="38" office:value-type="float"/>
          <table:table-cell office:value="-0.009896582365036011" office:value-type="float"/>
          <table:table-cell office:value="-0.008404648900032044" office:value-type="float"/>
          <table:table-cell office:value="0.009993816614151002" office:value-type="float"/>
          <table:table-cell office:value="0.00999999761581421" office:value-type="float"/>
          <table:table-cell office:value="-0.009992849230766297" office:value-type="float"/>
          <table:table-cell office:value="0.009999217987060547" office:value-type="float"/>
        </table:table-row>
        <table:table-row>
          <table:table-cell office:value="-0.05" office:value-type="float"/>
          <table:table-cell office:value="-0.02655912697315216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2996986087052235" office:value-type="float"/>
          <table:table-cell office:value="39" office:value-type="float"/>
          <table:table-cell office:value="-0.00990965723991394" office:value-type="float"/>
          <table:table-cell office:value="-0.008142133951187134" office:value-type="float"/>
          <table:table-cell office:value="0.009994637966156005" office:value-type="float"/>
          <table:table-cell office:value="0.00999999761581421" office:value-type="float"/>
          <table:table-cell office:value="-0.009994686245918274" office:value-type="float"/>
          <table:table-cell office:value="0.009999477863311767" office:value-type="float"/>
        </table:table-row>
        <table:table-row>
          <table:table-cell office:value="-0.05" office:value-type="float"/>
          <table:table-cell office:value="-0.016559472680091863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6667105889664122" office:value-type="float"/>
          <table:table-cell office:value="40" office:value-type="float"/>
          <table:table-cell office:value="-0.00926596760749817" office:value-type="float"/>
          <table:table-cell office:value="0.009999654293060304" office:value-type="float"/>
          <table:table-cell office:value="0.009999990463256838" office:value-type="float"/>
          <table:table-cell office:value="0.01" office:value-type="float"/>
          <table:table-cell office:value="-0.01" office:value-type="float"/>
          <table:table-cell office:value="0.01" office:value-type="float"/>
        </table:table-row>
        <table:table-row>
          <table:table-cell office:value="-0.05" office:value-type="float"/>
          <table:table-cell office:value="-0.025801244974136356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14181277268076622" office:value-type="float"/>
          <table:table-cell office:value="41" office:value-type="float"/>
          <table:table-cell office:value="-0.009967392086982727" office:value-type="float"/>
          <table:table-cell office:value="-0.009241772294044494" office:value-type="float"/>
          <table:table-cell office:value="0.009996260404586793" office:value-type="float"/>
          <table:table-cell office:value="0.00999999761581421" office:value-type="float"/>
          <table:table-cell office:value="-0.009988287687301636" office:value-type="float"/>
          <table:table-cell office:value="0.00999871015548706" office:value-type="float"/>
        </table:table-row>
        <table:table-row>
          <table:table-cell office:value="-0.05" office:value-type="float"/>
          <table:table-cell office:value="-0.03580118775367737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31072585940368727" office:value-type="float"/>
          <table:table-cell office:value="42" office:value-type="float"/>
          <table:table-cell office:value="-0.01" office:value-type="float"/>
          <table:table-cell office:value="-0.009999942779541016" office:value-type="float"/>
          <table:table-cell office:value="0.01" office:value-type="float"/>
          <table:table-cell office:value="0.01" office:value-type="float"/>
          <table:table-cell office:value="-0.009999982714653015" office:value-type="float"/>
          <table:table-cell office:value="0.01" office:value-type="float"/>
        </table:table-row>
        <table:table-row>
          <table:table-cell office:value="-0.05" office:value-type="float"/>
          <table:table-cell office:value="-0.04578743934631348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12933181671026694" office:value-type="float"/>
          <table:table-cell office:value="43" office:value-type="float"/>
          <table:table-cell office:value="-0.009999997615814209" office:value-type="float"/>
          <table:table-cell office:value="-0.009986251592636108" office:value-type="float"/>
          <table:table-cell office:value="0.009999998807907104" office:value-type="float"/>
          <table:table-cell office:value="0.01" office:value-type="float"/>
          <table:table-cell office:value="-0.00999992072582245" office:value-type="float"/>
          <table:table-cell office:value="0.0099999976158142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4661372533230551" office:value-type="float"/>
          <table:table-cell office:value="44" office:value-type="float"/>
          <table:table-cell office:value="-0.01" office:value-type="float"/>
          <table:table-cell office:value="-0.00999801754951477" office:value-type="float"/>
          <table:table-cell office:value="0.01" office:value-type="float"/>
          <table:table-cell office:value="0.01" office:value-type="float"/>
          <table:table-cell office:value="-0.009999921321868896" office:value-type="float"/>
          <table:table-cell office:value="0.00999999761581421" office:value-type="float"/>
        </table:table-row>
        <table:table-row>
          <table:table-cell office:value="-0.05" office:value-type="float"/>
          <table:table-cell office:value="-0.04005620241165161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06190188379538497" office:value-type="float"/>
          <table:table-cell office:value="45" office:value-type="float"/>
          <table:table-cell office:value="-0.008807536363601685" office:value-type="float"/>
          <table:table-cell office:value="0.00994379758834839" office:value-type="float"/>
          <table:table-cell office:value="0.009998185634613037" office:value-type="float"/>
          <table:table-cell office:value="0.01" office:value-type="float"/>
          <table:table-cell office:value="-0.009999997019767762" office:value-type="float"/>
          <table:table-cell office:value="0.0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6333474869397822" office:value-type="float"/>
          <table:table-cell office:value="46" office:value-type="float"/>
          <table:table-cell office:value="-0.01" office:value-type="float"/>
          <table:table-cell office:value="-0.009999560117721558" office:value-type="float"/>
          <table:table-cell office:value="0.01" office:value-type="float"/>
          <table:table-cell office:value="0.01" office:value-type="float"/>
          <table:table-cell office:value="-0.00999997615814209" office:value-type="float"/>
          <table:table-cell office:value="0.0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168612381902356" office:value-type="float"/>
          <table:table-cell office:value="47" office:value-type="float"/>
          <table:table-cell office:value="-0.009978581666946412" office:value-type="float"/>
          <table:table-cell office:value="-0.009181824922561645" office:value-type="float"/>
          <table:table-cell office:value="0.009997490644454958" office:value-type="float"/>
          <table:table-cell office:value="0.009999998807907104" office:value-type="float"/>
          <table:table-cell office:value="-0.009992698431015015" office:value-type="float"/>
          <table:table-cell office:value="0.0099994027614593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7608490765545192" office:value-type="float"/>
          <table:table-cell office:value="48" office:value-type="float"/>
          <table:table-cell office:value="-0.01" office:value-type="float"/>
          <table:table-cell office:value="-0.009997158646583557" office:value-type="float"/>
          <table:table-cell office:value="0.01" office:value-type="float"/>
          <table:table-cell office:value="0.01" office:value-type="float"/>
          <table:table-cell office:value="-0.009999545216560364" office:value-type="float"/>
          <table:table-cell office:value="0.0099999916553497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631497586919561" office:value-type="float"/>
          <table:table-cell office:value="49" office:value-type="float"/>
          <table:table-cell office:value="-0.009970555305480957" office:value-type="float"/>
          <table:table-cell office:value="-0.008881746530532838" office:value-type="float"/>
          <table:table-cell office:value="0.00999650478363037" office:value-type="float"/>
          <table:table-cell office:value="0.00999999761581421" office:value-type="float"/>
          <table:table-cell office:value="-0.009991856217384338" office:value-type="float"/>
          <table:table-cell office:value="0.0099993610382080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35652786015361065" office:value-type="float"/>
          <table:table-cell office:value="50" office:value-type="float"/>
          <table:table-cell office:value="-0.009980790615081787" office:value-type="float"/>
          <table:table-cell office:value="-0.009234951734542847" office:value-type="float"/>
          <table:table-cell office:value="0.009997557401657106" office:value-type="float"/>
          <table:table-cell office:value="0.009999998807907104" office:value-type="float"/>
          <table:table-cell office:value="-0.00999237060546875" office:value-type="float"/>
          <table:table-cell office:value="0.009999413490295409" office:value-type="float"/>
        </table:table-row>
        <table:table-row>
          <table:table-cell office:value="-0.05" office:value-type="float"/>
          <table:table-cell office:value="-0.04090513229370117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1646228537342951" office:value-type="float"/>
          <table:table-cell office:value="51" office:value-type="float"/>
          <table:table-cell office:value="-0.00969992458820343" office:value-type="float"/>
          <table:table-cell office:value="0.00909486770629883" office:value-type="float"/>
          <table:table-cell office:value="0.009998474121093752" office:value-type="float"/>
          <table:table-cell office:value="0.01" office:value-type="float"/>
          <table:table-cell office:value="-0.009999878406524658" office:value-type="float"/>
          <table:table-cell office:value="0.00999999880790710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2571562887489639" office:value-type="float"/>
          <table:table-cell office:value="52" office:value-type="float"/>
          <table:table-cell office:value="-0.01" office:value-type="float"/>
          <table:table-cell office:value="-0.00999786913394928" office:value-type="float"/>
          <table:table-cell office:value="0.01" office:value-type="float"/>
          <table:table-cell office:value="0.01" office:value-type="float"/>
          <table:table-cell office:value="-0.009999709129333496" office:value-type="float"/>
          <table:table-cell office:value="0.009999996423721314" office:value-type="float"/>
        </table:table-row>
        <table:table-row>
          <table:table-cell office:value="-0.05" office:value-type="float"/>
          <table:table-cell office:value="-0.040000410079956056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31743515788319986" office:value-type="float"/>
          <table:table-cell office:value="53" office:value-type="float"/>
          <table:table-cell office:value="-0.009832965731620789" office:value-type="float"/>
          <table:table-cell office:value="0.009999589920043945" office:value-type="float"/>
          <table:table-cell office:value="0.009999986886978151" office:value-type="float"/>
          <table:table-cell office:value="0.01" office:value-type="float"/>
          <table:table-cell office:value="-0.01" office:value-type="float"/>
          <table:table-cell office:value="0.01" office:value-type="float"/>
        </table:table-row>
        <table:table-row>
          <table:table-cell office:value="-0.05" office:value-type="float"/>
          <table:table-cell office:value="-0.049999253749847414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038874450525503493" office:value-type="float"/>
          <table:table-cell office:value="54" office:value-type="float"/>
          <table:table-cell office:value="-0.01" office:value-type="float"/>
          <table:table-cell office:value="-0.009998843669891358" office:value-type="float"/>
          <table:table-cell office:value="0.01" office:value-type="float"/>
          <table:table-cell office:value="0.01" office:value-type="float"/>
          <table:table-cell office:value="-0.00999995470046997" office:value-type="float"/>
          <table:table-cell office:value="0.0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29949120093723046" office:value-type="float"/>
          <table:table-cell office:value="55" office:value-type="float"/>
          <table:table-cell office:value="-0.009999999403953552" office:value-type="float"/>
          <table:table-cell office:value="-0.009853538870811463" office:value-type="float"/>
          <table:table-cell office:value="0.01" office:value-type="float"/>
          <table:table-cell office:value="0.01" office:value-type="float"/>
          <table:table-cell office:value="-0.009999978542327882" office:value-type="float"/>
          <table:table-cell office:value="0.0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3252852019485805" office:value-type="float"/>
          <table:table-cell office:value="56" office:value-type="float"/>
          <table:table-cell office:value="-0.01" office:value-type="float"/>
          <table:table-cell office:value="-0.009993110895156861" office:value-type="float"/>
          <table:table-cell office:value="0.01" office:value-type="float"/>
          <table:table-cell office:value="0.01" office:value-type="float"/>
          <table:table-cell office:value="-0.009999785423278808" office:value-type="float"/>
          <table:table-cell office:value="0.00999999761581421" office:value-type="float"/>
        </table:table-row>
        <table:table-row>
          <table:table-cell office:value="-0.05" office:value-type="float"/>
          <table:table-cell office:value="-0.04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6265630963826876" office:value-type="float"/>
          <table:table-cell office:value="57" office:value-type="float"/>
          <table:table-cell office:value="-0.008959593772888184" office:value-type="float"/>
          <table:table-cell office:value="0.01" office:value-type="float"/>
          <table:table-cell office:value="0.01" office:value-type="float"/>
          <table:table-cell office:value="0.01" office:value-type="float"/>
          <table:table-cell office:value="-0.01" office:value-type="float"/>
          <table:table-cell office:value="0.01" office:value-type="float"/>
        </table:table-row>
        <table:table-row>
          <table:table-cell office:value="-0.05" office:value-type="float"/>
          <table:table-cell office:value="-0.0491612166166305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176782591523405" office:value-type="float"/>
          <table:table-cell office:value="58" office:value-type="float"/>
          <table:table-cell office:value="-0.00999297559261322" office:value-type="float"/>
          <table:table-cell office:value="-0.009161216616630554" office:value-type="float"/>
          <table:table-cell office:value="0.009999251365661621" office:value-type="float"/>
          <table:table-cell office:value="0.01" office:value-type="float"/>
          <table:table-cell office:value="-0.009997239112854004" office:value-type="float"/>
          <table:table-cell office:value="0.00999988079071045" office:value-type="float"/>
        </table:table-row>
        <table:table-row>
          <table:table-cell office:value="-0.05" office:value-type="float"/>
          <table:table-cell office:value="-0.039248761534690854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15650453462381975" office:value-type="float"/>
          <table:table-cell office:value="59" office:value-type="float"/>
          <table:table-cell office:value="-0.009495559334754943" office:value-type="float"/>
          <table:table-cell office:value="0.009912455081939697" office:value-type="float"/>
          <table:table-cell office:value="0.009998774528503418" office:value-type="float"/>
          <table:table-cell office:value="0.01" office:value-type="float"/>
          <table:table-cell office:value="-0.009999993443489076" office:value-type="float"/>
          <table:table-cell office:value="0.01" office:value-type="float"/>
        </table:table-row>
        <table:table-row>
          <table:table-cell office:value="-0.05" office:value-type="float"/>
          <table:table-cell office:value="-0.0492454707622528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35284216936103174" office:value-type="float"/>
          <table:table-cell office:value="60" office:value-type="float"/>
          <table:table-cell office:value="-0.01" office:value-type="float"/>
          <table:table-cell office:value="-0.009996709227561951" office:value-type="float"/>
          <table:table-cell office:value="0.01" office:value-type="float"/>
          <table:table-cell office:value="0.01" office:value-type="float"/>
          <table:table-cell office:value="-0.009999825954437255" office:value-type="float"/>
          <table:table-cell office:value="0.01" office:value-type="float"/>
        </table:table-row>
      </table:table>
      <table:table table:name="16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9865260124206543" office:value-type="float"/>
          <table:table-cell office:value="0.003625855445861817" office:value-type="float"/>
          <table:table-cell office:value="0.009999321699142456" office:value-type="float"/>
          <table:table-cell office:value="0.01" office:value-type="float"/>
          <table:table-cell office:value="-0.009999578595161438" office:value-type="float"/>
          <table:table-cell office:value="0.009999996423721314" office:value-type="float"/>
          <table:table-cell office:value="-0.36412902281781956" office:value-type="float"/>
          <table:table-cell office:value="1" office:value-type="float"/>
          <table:table-cell office:value="-0.009865260124206543" office:value-type="float"/>
          <table:table-cell office:value="0.003625855445861817" office:value-type="float"/>
          <table:table-cell office:value="0.009999321699142456" office:value-type="float"/>
          <table:table-cell office:value="0.01" office:value-type="float"/>
          <table:table-cell office:value="-0.009999578595161438" office:value-type="float"/>
          <table:table-cell office:value="0.009999996423721314" office:value-type="float"/>
        </table:table-row>
        <table:table-row>
          <table:table-cell office:value="-0.019859981536865235" office:value-type="float"/>
          <table:table-cell office:value="-0.006032558083534241" office:value-type="float"/>
          <table:table-cell office:value="0.01999862551689148" office:value-type="float"/>
          <table:table-cell office:value="0.02" office:value-type="float"/>
          <table:table-cell office:value="-0.019994630813598632" office:value-type="float"/>
          <table:table-cell office:value="0.0199998140335083" office:value-type="float"/>
          <table:table-cell office:value="0.07832960150617035" office:value-type="float"/>
          <table:table-cell office:value="2" office:value-type="float"/>
          <table:table-cell office:value="-0.009994721412658692" office:value-type="float"/>
          <table:table-cell office:value="-0.009658413529396058" office:value-type="float"/>
          <table:table-cell office:value="0.009999303817749024" office:value-type="float"/>
          <table:table-cell office:value="0.01" office:value-type="float"/>
          <table:table-cell office:value="-0.009995052218437194" office:value-type="float"/>
          <table:table-cell office:value="0.009999817609786988" office:value-type="float"/>
        </table:table-row>
        <table:table-row>
          <table:table-cell office:value="-0.02980056703090668" office:value-type="float"/>
          <table:table-cell office:value="-0.012724053263664246" office:value-type="float"/>
          <table:table-cell office:value="0.029995288848876957" office:value-type="float"/>
          <table:table-cell office:value="0.029999998807907102" office:value-type="float"/>
          <table:table-cell office:value="-0.029989014267921447" office:value-type="float"/>
          <table:table-cell office:value="0.02999964952468872" office:value-type="float"/>
          <table:table-cell office:value="0.07574918972212728" office:value-type="float"/>
          <table:table-cell office:value="3" office:value-type="float"/>
          <table:table-cell office:value="-0.009940585494041443" office:value-type="float"/>
          <table:table-cell office:value="-0.006691495180130005" office:value-type="float"/>
          <table:table-cell office:value="0.009996663331985475" office:value-type="float"/>
          <table:table-cell office:value="0.009999998807907104" office:value-type="float"/>
          <table:table-cell office:value="-0.009994383454322815" office:value-type="float"/>
          <table:table-cell office:value="0.00999983549118042" office:value-type="float"/>
        </table:table-row>
        <table:table-row>
          <table:table-cell office:value="-0.03973973870277405" office:value-type="float"/>
          <table:table-cell office:value="-0.020602338314056397" office:value-type="float"/>
          <table:table-cell office:value="0.03999061584472657" office:value-type="float"/>
          <table:table-cell office:value="0.03999999642372131" office:value-type="float"/>
          <table:table-cell office:value="-0.03998143196105957" office:value-type="float"/>
          <table:table-cell office:value="0.03999930739402771" office:value-type="float"/>
          <table:table-cell office:value="0.06940610207215142" office:value-type="float"/>
          <table:table-cell office:value="4" office:value-type="float"/>
          <table:table-cell office:value="-0.009939171671867371" office:value-type="float"/>
          <table:table-cell office:value="-0.007878285050392151" office:value-type="float"/>
          <table:table-cell office:value="0.009995326995849608" office:value-type="float"/>
          <table:table-cell office:value="0.00999999761581421" office:value-type="float"/>
          <table:table-cell office:value="-0.009992417693138123" office:value-type="float"/>
          <table:table-cell office:value="0.00999965786933899" office:value-type="float"/>
        </table:table-row>
        <table:table-row>
          <table:table-cell office:value="-0.049690264463424685" office:value-type="float"/>
          <table:table-cell office:value="-0.028273656368255615" office:value-type="float"/>
          <table:table-cell office:value="0.04998609781265259" office:value-type="float"/>
          <table:table-cell office:value="0.04999999403953552" office:value-type="float"/>
          <table:table-cell office:value="-0.04997364342212677" office:value-type="float"/>
          <table:table-cell office:value="0.049998968839645386" office:value-type="float"/>
          <table:table-cell office:value="0.0638335782248307" office:value-type="float"/>
          <table:table-cell office:value="5" office:value-type="float"/>
          <table:table-cell office:value="-0.009950525760650634" office:value-type="float"/>
          <table:table-cell office:value="-0.007671318054199219" office:value-type="float"/>
          <table:table-cell office:value="0.009995481967926026" office:value-type="float"/>
          <table:table-cell office:value="0.00999999761581421" office:value-type="float"/>
          <table:table-cell office:value="-0.0099922114610672" office:value-type="float"/>
          <table:table-cell office:value="0.009999661445617676" office:value-type="float"/>
        </table:table-row>
        <table:table-row>
          <table:table-cell office:value="-0.05" office:value-type="float"/>
          <table:table-cell office:value="-0.03605632245540619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028726450479490753" office:value-type="float"/>
          <table:table-cell office:value="6" office:value-type="float"/>
          <table:table-cell office:value="-0.009963617324829102" office:value-type="float"/>
          <table:table-cell office:value="-0.007782666087150574" office:value-type="float"/>
          <table:table-cell office:value="0.009995973110198975" office:value-type="float"/>
          <table:table-cell office:value="0.00999999761581421" office:value-type="float"/>
          <table:table-cell office:value="-0.00999163568019867" office:value-type="float"/>
          <table:table-cell office:value="0.009999619722366333" office:value-type="float"/>
        </table:table-row>
        <table:table-row>
          <table:table-cell office:value="-0.05" office:value-type="float"/>
          <table:table-cell office:value="-0.046056199073791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217437126572144" office:value-type="float"/>
          <table:table-cell office:value="7" office:value-type="float"/>
          <table:table-cell office:value="-0.01" office:value-type="float"/>
          <table:table-cell office:value="-0.009999876618385315" office:value-type="float"/>
          <table:table-cell office:value="0.01" office:value-type="float"/>
          <table:table-cell office:value="0.01" office:value-type="float"/>
          <table:table-cell office:value="-0.009999958276748657" office:value-type="float"/>
          <table:table-cell office:value="0.0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485812792046784" office:value-type="float"/>
          <table:table-cell office:value="8" office:value-type="float"/>
          <table:table-cell office:value="-0.009934488534927368" office:value-type="float"/>
          <table:table-cell office:value="-0.005742996335029602" office:value-type="float"/>
          <table:table-cell office:value="0.00999603509902954" office:value-type="float"/>
          <table:table-cell office:value="0.00999999761581421" office:value-type="float"/>
          <table:table-cell office:value="-0.009996273517608643" office:value-type="float"/>
          <table:table-cell office:value="0.00999988198280334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3648397730851871" office:value-type="float"/>
          <table:table-cell office:value="9" office:value-type="float"/>
          <table:table-cell office:value="-0.009933755397796631" office:value-type="float"/>
          <table:table-cell office:value="-0.006312144994735718" office:value-type="float"/>
          <table:table-cell office:value="0.009996058940887452" office:value-type="float"/>
          <table:table-cell office:value="0.00999999761581421" office:value-type="float"/>
          <table:table-cell office:value="-0.00999611496925354" office:value-type="float"/>
          <table:table-cell office:value="0.00999988794326782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4858081565046506" office:value-type="float"/>
          <table:table-cell office:value="10" office:value-type="float"/>
          <table:table-cell office:value="-0.009999929070472717" office:value-type="float"/>
          <table:table-cell office:value="-0.009946346879005433" office:value-type="float"/>
          <table:table-cell office:value="0.009999957084655764" office:value-type="float"/>
          <table:table-cell office:value="0.01" office:value-type="float"/>
          <table:table-cell office:value="-0.009993430972099305" office:value-type="float"/>
          <table:table-cell office:value="0.00999992251396179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485812449615562" office:value-type="float"/>
          <table:table-cell office:value="11" office:value-type="float"/>
          <table:table-cell office:value="-0.009933189749717712" office:value-type="float"/>
          <table:table-cell office:value="-0.0071477055549621586" office:value-type="float"/>
          <table:table-cell office:value="0.009996026754379274" office:value-type="float"/>
          <table:table-cell office:value="0.009999998807907104" office:value-type="float"/>
          <table:table-cell office:value="-0.009995653033256531" office:value-type="float"/>
          <table:table-cell office:value="0.00999988555908203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485810811311624" office:value-type="float"/>
          <table:table-cell office:value="12" office:value-type="float"/>
          <table:table-cell office:value="-0.009933189749717712" office:value-type="float"/>
          <table:table-cell office:value="-0.007147707939147949" office:value-type="float"/>
          <table:table-cell office:value="0.009996026754379274" office:value-type="float"/>
          <table:table-cell office:value="0.009999998807907104" office:value-type="float"/>
          <table:table-cell office:value="-0.009995653033256531" office:value-type="float"/>
          <table:table-cell office:value="0.00999988555908203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15549603162736583" office:value-type="float"/>
          <table:table-cell office:value="13" office:value-type="float"/>
          <table:table-cell office:value="-0.009932368993759155" office:value-type="float"/>
          <table:table-cell office:value="-0.007920233607292175" office:value-type="float"/>
          <table:table-cell office:value="0.009995979070663451" office:value-type="float"/>
          <table:table-cell office:value="0.009999998807907104" office:value-type="float"/>
          <table:table-cell office:value="-0.009995039105415344" office:value-type="float"/>
          <table:table-cell office:value="0.0099998831748962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4858109349069366" office:value-type="float"/>
          <table:table-cell office:value="14" office:value-type="float"/>
          <table:table-cell office:value="-0.01" office:value-type="float"/>
          <table:table-cell office:value="-0.009999046921730042" office:value-type="float"/>
          <table:table-cell office:value="0.01" office:value-type="float"/>
          <table:table-cell office:value="0.01" office:value-type="float"/>
          <table:table-cell office:value="-0.009999973773956299" office:value-type="float"/>
          <table:table-cell office:value="0.0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109016042263676" office:value-type="float"/>
          <table:table-cell office:value="15" office:value-type="float"/>
          <table:table-cell office:value="-0.00993168592453003" office:value-type="float"/>
          <table:table-cell office:value="-0.008548976182937623" office:value-type="float"/>
          <table:table-cell office:value="0.009995925426483155" office:value-type="float"/>
          <table:table-cell office:value="0.009999998807907104" office:value-type="float"/>
          <table:table-cell office:value="-0.009994256496429444" office:value-type="float"/>
          <table:table-cell office:value="0.00999987721443176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1915864126114729" office:value-type="float"/>
          <table:table-cell office:value="16" office:value-type="float"/>
          <table:table-cell office:value="-0.00996503233909607" office:value-type="float"/>
          <table:table-cell office:value="-0.009372017979621887" office:value-type="float"/>
          <table:table-cell office:value="0.009996659755706789" office:value-type="float"/>
          <table:table-cell office:value="0.009999998807907104" office:value-type="float"/>
          <table:table-cell office:value="-0.00998952329158783" office:value-type="float"/>
          <table:table-cell office:value="0.00999972343444824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053418295889516715" office:value-type="float"/>
          <table:table-cell office:value="17" office:value-type="float"/>
          <table:table-cell office:value="-0.009999998807907105" office:value-type="float"/>
          <table:table-cell office:value="-0.00999829649925232" office:value-type="float"/>
          <table:table-cell office:value="0.01" office:value-type="float"/>
          <table:table-cell office:value="0.01" office:value-type="float"/>
          <table:table-cell office:value="-0.009999929070472717" office:value-type="float"/>
          <table:table-cell office:value="0.0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08080782955733161" office:value-type="float"/>
          <table:table-cell office:value="18" office:value-type="float"/>
          <table:table-cell office:value="-0.01" office:value-type="float"/>
          <table:table-cell office:value="-0.009999852776527405" office:value-type="float"/>
          <table:table-cell office:value="0.01" office:value-type="float"/>
          <table:table-cell office:value="0.01" office:value-type="float"/>
          <table:table-cell office:value="-0.009999992251396179" office:value-type="float"/>
          <table:table-cell office:value="0.0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485811002905708" office:value-type="float"/>
          <table:table-cell office:value="19" office:value-type="float"/>
          <table:table-cell office:value="-0.01" office:value-type="float"/>
          <table:table-cell office:value="-0.009999998807907105" office:value-type="float"/>
          <table:table-cell office:value="0.01" office:value-type="float"/>
          <table:table-cell office:value="0.01" office:value-type="float"/>
          <table:table-cell office:value="-0.009999860525131226" office:value-type="float"/>
          <table:table-cell office:value="0.0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4858078427781946" office:value-type="float"/>
          <table:table-cell office:value="20" office:value-type="float"/>
          <table:table-cell office:value="-0.00993051290512085" office:value-type="float"/>
          <table:table-cell office:value="-0.009315940141677857" office:value-type="float"/>
          <table:table-cell office:value="0.009995864629745483" office:value-type="float"/>
          <table:table-cell office:value="0.009999998807907104" office:value-type="float"/>
          <table:table-cell office:value="-0.009992225766181946" office:value-type="float"/>
          <table:table-cell office:value="0.0099998641014099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1497444607505622" office:value-type="float"/>
          <table:table-cell office:value="21" office:value-type="float"/>
          <table:table-cell office:value="-0.009930054545402528" office:value-type="float"/>
          <table:table-cell office:value="-0.009527029991149903" office:value-type="float"/>
          <table:table-cell office:value="0.009995853900909424" office:value-type="float"/>
          <table:table-cell office:value="0.009999998807907104" office:value-type="float"/>
          <table:table-cell office:value="-0.009991005659103394" office:value-type="float"/>
          <table:table-cell office:value="0.00999985694885253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4858067441734784" office:value-type="float"/>
          <table:table-cell office:value="22" office:value-type="float"/>
          <table:table-cell office:value="-0.009999999403953552" office:value-type="float"/>
          <table:table-cell office:value="-0.009999936819076538" office:value-type="float"/>
          <table:table-cell office:value="0.01" office:value-type="float"/>
          <table:table-cell office:value="0.01" office:value-type="float"/>
          <table:table-cell office:value="-0.009997243881225587" office:value-type="float"/>
          <table:table-cell office:value="0.00999999880790710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485690444676394" office:value-type="float"/>
          <table:table-cell office:value="23" office:value-type="float"/>
          <table:table-cell office:value="-0.00992991030216217" office:value-type="float"/>
          <table:table-cell office:value="-0.009670910835266113" office:value-type="float"/>
          <table:table-cell office:value="0.009995861053466797" office:value-type="float"/>
          <table:table-cell office:value="0.009999998807907104" office:value-type="float"/>
          <table:table-cell office:value="-0.009989652037620545" office:value-type="float"/>
          <table:table-cell office:value="0.00999985098838806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485056268745909" office:value-type="float"/>
          <table:table-cell office:value="24" office:value-type="float"/>
          <table:table-cell office:value="-0.009971248507499695" office:value-type="float"/>
          <table:table-cell office:value="-0.009880073070526123" office:value-type="float"/>
          <table:table-cell office:value="0.009997446537017821" office:value-type="float"/>
          <table:table-cell office:value="0.01" office:value-type="float"/>
          <table:table-cell office:value="-0.009984094500541687" office:value-type="float"/>
          <table:table-cell office:value="0.0099997401237487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1605331579916988" office:value-type="float"/>
          <table:table-cell office:value="25" office:value-type="float"/>
          <table:table-cell office:value="-0.009929503202438355" office:value-type="float"/>
          <table:table-cell office:value="-0.009769375920295715" office:value-type="float"/>
          <table:table-cell office:value="0.009995892047882081" office:value-type="float"/>
          <table:table-cell office:value="0.009999998807907104" office:value-type="float"/>
          <table:table-cell office:value="-0.009988138675689697" office:value-type="float"/>
          <table:table-cell office:value="0.009999845027923586" office:value-type="float"/>
        </table:table-row>
        <table:table-row>
          <table:table-cell office:value="-0.05" office:value-type="float"/>
          <table:table-cell office:value="-0.04595499396324158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4601120078609055" office:value-type="float"/>
          <table:table-cell office:value="26" office:value-type="float"/>
          <table:table-cell office:value="-0.009991300702095031" office:value-type="float"/>
          <table:table-cell office:value="0.004045006036758423" office:value-type="float"/>
          <table:table-cell office:value="0.01" office:value-type="float"/>
          <table:table-cell office:value="0.01" office:value-type="float"/>
          <table:table-cell office:value="-0.01" office:value-type="float"/>
          <table:table-cell office:value="0.0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485825164297425" office:value-type="float"/>
          <table:table-cell office:value="27" office:value-type="float"/>
          <table:table-cell office:value="-0.009998871684074402" office:value-type="float"/>
          <table:table-cell office:value="-0.009995790123939514" office:value-type="float"/>
          <table:table-cell office:value="0.00999974012374878" office:value-type="float"/>
          <table:table-cell office:value="0.01" office:value-type="float"/>
          <table:table-cell office:value="-0.009961149096488953" office:value-type="float"/>
          <table:table-cell office:value="0.00999973177909851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289888156153816" office:value-type="float"/>
          <table:table-cell office:value="28" office:value-type="float"/>
          <table:table-cell office:value="-0.009928526282310486" office:value-type="float"/>
          <table:table-cell office:value="-0.009833382964134217" office:value-type="float"/>
          <table:table-cell office:value="0.009995944499969484" office:value-type="float"/>
          <table:table-cell office:value="0.009999998807907104" office:value-type="float"/>
          <table:table-cell office:value="-0.009986510872840882" office:value-type="float"/>
          <table:table-cell office:value="0.00999983787536621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485808910072363" office:value-type="float"/>
          <table:table-cell office:value="29" office:value-type="float"/>
          <table:table-cell office:value="-0.00990205466747284" office:value-type="float"/>
          <table:table-cell office:value="-0.009773897528648377" office:value-type="float"/>
          <table:table-cell office:value="0.009995100498199462" office:value-type="float"/>
          <table:table-cell office:value="0.009999998807907104" office:value-type="float"/>
          <table:table-cell office:value="-0.009990724325180054" office:value-type="float"/>
          <table:table-cell office:value="0.00999989986419677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4858224778740396" office:value-type="float"/>
          <table:table-cell office:value="30" office:value-type="float"/>
          <table:table-cell office:value="-0.009927533268928528" office:value-type="float"/>
          <table:table-cell office:value="-0.0098756742477417" office:value-type="float"/>
          <table:table-cell office:value="0.009995999336242676" office:value-type="float"/>
          <table:table-cell office:value="0.009999998807907104" office:value-type="float"/>
          <table:table-cell office:value="-0.009984756708145142" office:value-type="float"/>
          <table:table-cell office:value="0.0099998331069946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16543047630716082" office:value-type="float"/>
          <table:table-cell office:value="31" office:value-type="float"/>
          <table:table-cell office:value="-0.00992591679096222" office:value-type="float"/>
          <table:table-cell office:value="-0.00990552306175232" office:value-type="float"/>
          <table:table-cell office:value="0.009996044635772706" office:value-type="float"/>
          <table:table-cell office:value="0.009999998807907104" office:value-type="float"/>
          <table:table-cell office:value="-0.009982808232307435" office:value-type="float"/>
          <table:table-cell office:value="0.00999983072280883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02109480242884647" office:value-type="float"/>
          <table:table-cell office:value="32" office:value-type="float"/>
          <table:table-cell office:value="-0.00999999463558197" office:value-type="float"/>
          <table:table-cell office:value="-0.009999866485595704" office:value-type="float"/>
          <table:table-cell office:value="0.01" office:value-type="float"/>
          <table:table-cell office:value="0.01" office:value-type="float"/>
          <table:table-cell office:value="-0.009999778270721436" office:value-type="float"/>
          <table:table-cell office:value="0.01" office:value-type="float"/>
        </table:table-row>
        <table:table-row>
          <table:table-cell office:value="-0.041958897113800055" office:value-type="float"/>
          <table:table-cell office:value="-0.04000012397766114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09579735493731235" office:value-type="float"/>
          <table:table-cell office:value="33" office:value-type="float"/>
          <table:table-cell office:value="0.00804110288619995" office:value-type="float"/>
          <table:table-cell office:value="0.009999876022338866" office:value-type="float"/>
          <table:table-cell office:value="0.01" office:value-type="float"/>
          <table:table-cell office:value="0.01" office:value-type="float"/>
          <table:table-cell office:value="-0.01" office:value-type="float"/>
          <table:table-cell office:value="0.0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4858107245189996" office:value-type="float"/>
          <table:table-cell office:value="34" office:value-type="float"/>
          <table:table-cell office:value="-0.01" office:value-type="float"/>
          <table:table-cell office:value="-0.01" office:value-type="float"/>
          <table:table-cell office:value="0.01" office:value-type="float"/>
          <table:table-cell office:value="0.01" office:value-type="float"/>
          <table:table-cell office:value="-0.009999878406524658" office:value-type="float"/>
          <table:table-cell office:value="0.0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11438756802223893" office:value-type="float"/>
          <table:table-cell office:value="35" office:value-type="float"/>
          <table:table-cell office:value="-0.009919363856315613" office:value-type="float"/>
          <table:table-cell office:value="-0.009941531419754028" office:value-type="float"/>
          <table:table-cell office:value="0.009996081590652467" office:value-type="float"/>
          <table:table-cell office:value="0.01" office:value-type="float"/>
          <table:table-cell office:value="-0.009978798627853393" office:value-type="float"/>
          <table:table-cell office:value="0.00999982237815857" office:value-type="float"/>
        </table:table-row>
        <table:table-row>
          <table:table-cell office:value="-0.05" office:value-type="float"/>
          <table:table-cell office:value="-0.04083035230636597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792329597855004" office:value-type="float"/>
          <table:table-cell office:value="36" office:value-type="float"/>
          <table:table-cell office:value="-0.009468256831169128" office:value-type="float"/>
          <table:table-cell office:value="0.009169647693634033" office:value-type="float"/>
          <table:table-cell office:value="0.009999990463256838" office:value-type="float"/>
          <table:table-cell office:value="0.01" office:value-type="float"/>
          <table:table-cell office:value="-0.01" office:value-type="float"/>
          <table:table-cell office:value="0.0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4859150832528895" office:value-type="float"/>
          <table:table-cell office:value="37" office:value-type="float"/>
          <table:table-cell office:value="-0.009917352199554443" office:value-type="float"/>
          <table:table-cell office:value="-0.009954867959022522" office:value-type="float"/>
          <table:table-cell office:value="0.009996044635772706" office:value-type="float"/>
          <table:table-cell office:value="0.01" office:value-type="float"/>
          <table:table-cell office:value="-0.009975781440734863" office:value-type="float"/>
          <table:table-cell office:value="0.00999980211257934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4858095266452966" office:value-type="float"/>
          <table:table-cell office:value="38" office:value-type="float"/>
          <table:table-cell office:value="-0.009915817379951477" office:value-type="float"/>
          <table:table-cell office:value="-0.009952763915061951" office:value-type="float"/>
          <table:table-cell office:value="0.009996101856231688" office:value-type="float"/>
          <table:table-cell office:value="0.01" office:value-type="float"/>
          <table:table-cell office:value="-0.009977271556854248" office:value-type="float"/>
          <table:table-cell office:value="0.00999981880187988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485811214488262" office:value-type="float"/>
          <table:table-cell office:value="39" office:value-type="float"/>
          <table:table-cell office:value="-0.009911825060844422" office:value-type="float"/>
          <table:table-cell office:value="-0.009960948824882507" office:value-type="float"/>
          <table:table-cell office:value="0.009996120929718017" office:value-type="float"/>
          <table:table-cell office:value="0.01" office:value-type="float"/>
          <table:table-cell office:value="-0.00997577428817749" office:value-type="float"/>
          <table:table-cell office:value="0.00999981760978698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485807362291681" office:value-type="float"/>
          <table:table-cell office:value="40" office:value-type="float"/>
          <table:table-cell office:value="-0.009911825060844422" office:value-type="float"/>
          <table:table-cell office:value="-0.009960948824882507" office:value-type="float"/>
          <table:table-cell office:value="0.009996120929718017" office:value-type="float"/>
          <table:table-cell office:value="0.01" office:value-type="float"/>
          <table:table-cell office:value="-0.00997577428817749" office:value-type="float"/>
          <table:table-cell office:value="0.00999981760978698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345455271458809" office:value-type="float"/>
          <table:table-cell office:value="41" office:value-type="float"/>
          <table:table-cell office:value="-0.009907495975494385" office:value-type="float"/>
          <table:table-cell office:value="-0.009967123270034791" office:value-type="float"/>
          <table:table-cell office:value="0.009996132850646973" office:value-type="float"/>
          <table:table-cell office:value="0.01" office:value-type="float"/>
          <table:table-cell office:value="-0.009973703026771545" office:value-type="float"/>
          <table:table-cell office:value="0.00999981641769409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4688369198621409" office:value-type="float"/>
          <table:table-cell office:value="42" office:value-type="float"/>
          <table:table-cell office:value="-0.005790102481842041" office:value-type="float"/>
          <table:table-cell office:value="-0.0015634256601333614" office:value-type="float"/>
          <table:table-cell office:value="0.009999325275421142" office:value-type="float"/>
          <table:table-cell office:value="0.01" office:value-type="float"/>
          <table:table-cell office:value="-0.00999991774559021" office:value-type="float"/>
          <table:table-cell office:value="0.0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485781885564872" office:value-type="float"/>
          <table:table-cell office:value="43" office:value-type="float"/>
          <table:table-cell office:value="-0.009997689723968506" office:value-type="float"/>
          <table:table-cell office:value="-0.00999896228313446" office:value-type="float"/>
          <table:table-cell office:value="0.009999704360961913" office:value-type="float"/>
          <table:table-cell office:value="0.01" office:value-type="float"/>
          <table:table-cell office:value="-0.009967643618583679" office:value-type="float"/>
          <table:table-cell office:value="0.0099999260902404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485893056896453" office:value-type="float"/>
          <table:table-cell office:value="44" office:value-type="float"/>
          <table:table-cell office:value="-0.009902541041374207" office:value-type="float"/>
          <table:table-cell office:value="-0.009971832633018493" office:value-type="float"/>
          <table:table-cell office:value="0.00999612808227539" office:value-type="float"/>
          <table:table-cell office:value="0.01" office:value-type="float"/>
          <table:table-cell office:value="-0.009970911145210266" office:value-type="float"/>
          <table:table-cell office:value="0.00999981284141540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485812019546449" office:value-type="float"/>
          <table:table-cell office:value="45" office:value-type="float"/>
          <table:table-cell office:value="-0.009896852374076844" office:value-type="float"/>
          <table:table-cell office:value="-0.009975484013557434" office:value-type="float"/>
          <table:table-cell office:value="0.009996107816696168" office:value-type="float"/>
          <table:table-cell office:value="0.01" office:value-type="float"/>
          <table:table-cell office:value="-0.009967368245124817" office:value-type="float"/>
          <table:table-cell office:value="0.00999981045722961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433434359571007" office:value-type="float"/>
          <table:table-cell office:value="46" office:value-type="float"/>
          <table:table-cell office:value="-0.009896851778030395" office:value-type="float"/>
          <table:table-cell office:value="-0.009975483417510986" office:value-type="float"/>
          <table:table-cell office:value="0.009996107816696168" office:value-type="float"/>
          <table:table-cell office:value="0.01" office:value-type="float"/>
          <table:table-cell office:value="-0.00996737003326416" office:value-type="float"/>
          <table:table-cell office:value="0.00999981045722961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4858217981934715" office:value-type="float"/>
          <table:table-cell office:value="47" office:value-type="float"/>
          <table:table-cell office:value="-0.00999205768108368" office:value-type="float"/>
          <table:table-cell office:value="-0.00999883770942688" office:value-type="float"/>
          <table:table-cell office:value="0.009999415874481202" office:value-type="float"/>
          <table:table-cell office:value="0.01" office:value-type="float"/>
          <table:table-cell office:value="-0.009924436211585999" office:value-type="float"/>
          <table:table-cell office:value="0.00999977111816406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14155139114992124" office:value-type="float"/>
          <table:table-cell office:value="48" office:value-type="float"/>
          <table:table-cell office:value="-0.009890817999839784" office:value-type="float"/>
          <table:table-cell office:value="-0.009978318810462952" office:value-type="float"/>
          <table:table-cell office:value="0.009996082782745363" office:value-type="float"/>
          <table:table-cell office:value="0.01" office:value-type="float"/>
          <table:table-cell office:value="-0.009963078498840332" office:value-type="float"/>
          <table:table-cell office:value="0.00999980688095092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2696731454241475" office:value-type="float"/>
          <table:table-cell office:value="49" office:value-type="float"/>
          <table:table-cell office:value="-0.00999658226966858" office:value-type="float"/>
          <table:table-cell office:value="-0.009999802708625794" office:value-type="float"/>
          <table:table-cell office:value="0.009999995231628417" office:value-type="float"/>
          <table:table-cell office:value="0.01" office:value-type="float"/>
          <table:table-cell office:value="-0.009988853335380554" office:value-type="float"/>
          <table:table-cell office:value="0.009999998807907104" office:value-type="float"/>
        </table:table-row>
        <table:table-row>
          <table:table-cell office:value="-0.0412422251701355" office:value-type="float"/>
          <table:table-cell office:value="-0.040480287075042726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6168661574216158" office:value-type="float"/>
          <table:table-cell office:value="50" office:value-type="float"/>
          <table:table-cell office:value="0.008757774829864501" office:value-type="float"/>
          <table:table-cell office:value="0.009519712924957275" office:value-type="float"/>
          <table:table-cell office:value="0.009999568462371827" office:value-type="float"/>
          <table:table-cell office:value="0.01" office:value-type="float"/>
          <table:table-cell office:value="-0.009999999403953552" office:value-type="float"/>
          <table:table-cell office:value="0.0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485808749830087" office:value-type="float"/>
          <table:table-cell office:value="51" office:value-type="float"/>
          <table:table-cell office:value="-0.00988857626914978" office:value-type="float"/>
          <table:table-cell office:value="-0.00998425304889679" office:value-type="float"/>
          <table:table-cell office:value="0.009996013641357422" office:value-type="float"/>
          <table:table-cell office:value="0.01" office:value-type="float"/>
          <table:table-cell office:value="-0.009945374727249146" office:value-type="float"/>
          <table:table-cell office:value="0.00999975919723510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3286045541742565" office:value-type="float"/>
          <table:table-cell office:value="52" office:value-type="float"/>
          <table:table-cell office:value="-0.00987827181816101" office:value-type="float"/>
          <table:table-cell office:value="-0.009982447028160096" office:value-type="float"/>
          <table:table-cell office:value="0.009996047019958496" office:value-type="float"/>
          <table:table-cell office:value="0.01" office:value-type="float"/>
          <table:table-cell office:value="-0.00995278537273407" office:value-type="float"/>
          <table:table-cell office:value="0.00999980211257934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485807464934611" office:value-type="float"/>
          <table:table-cell office:value="53" office:value-type="float"/>
          <table:table-cell office:value="-0.009782134890556335" office:value-type="float"/>
          <table:table-cell office:value="-0.009963706135749817" office:value-type="float"/>
          <table:table-cell office:value="0.009994378089904785" office:value-type="float"/>
          <table:table-cell office:value="0.009999998807907104" office:value-type="float"/>
          <table:table-cell office:value="-0.009967645406723022" office:value-type="float"/>
          <table:table-cell office:value="0.0099998784065246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48580953313397" office:value-type="float"/>
          <table:table-cell office:value="54" office:value-type="float"/>
          <table:table-cell office:value="-0.009872068166732789" office:value-type="float"/>
          <table:table-cell office:value="-0.009983958601951599" office:value-type="float"/>
          <table:table-cell office:value="0.009996039867401123" office:value-type="float"/>
          <table:table-cell office:value="0.01" office:value-type="float"/>
          <table:table-cell office:value="-0.009946964383125305" office:value-type="float"/>
          <table:table-cell office:value="0.00999979972839355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30391366607688427" office:value-type="float"/>
          <table:table-cell office:value="55" office:value-type="float"/>
          <table:table-cell office:value="-0.009865749478340149" office:value-type="float"/>
          <table:table-cell office:value="-0.009985218048095703" office:value-type="float"/>
          <table:table-cell office:value="0.00999603509902954" office:value-type="float"/>
          <table:table-cell office:value="0.01" office:value-type="float"/>
          <table:table-cell office:value="-0.00994051456451416" office:value-type="float"/>
          <table:table-cell office:value="0.009999797344207762" office:value-type="float"/>
        </table:table-row>
        <table:table-row>
          <table:table-cell office:value="-0.04182215571403504" office:value-type="float"/>
          <table:table-cell office:value="-0.0413093912601471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6131041348291697" office:value-type="float"/>
          <table:table-cell office:value="56" office:value-type="float"/>
          <table:table-cell office:value="0.008177844285964965" office:value-type="float"/>
          <table:table-cell office:value="0.008690608739852905" office:value-type="float"/>
          <table:table-cell office:value="0.009999456405639649" office:value-type="float"/>
          <table:table-cell office:value="0.01" office:value-type="float"/>
          <table:table-cell office:value="-0.009999998807907105" office:value-type="float"/>
          <table:table-cell office:value="0.0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379235768490506" office:value-type="float"/>
          <table:table-cell office:value="57" office:value-type="float"/>
          <table:table-cell office:value="-0.009871358871459962" office:value-type="float"/>
          <table:table-cell office:value="-0.009987605810165405" office:value-type="float"/>
          <table:table-cell office:value="0.009996023178100588" office:value-type="float"/>
          <table:table-cell office:value="0.01" office:value-type="float"/>
          <table:table-cell office:value="-0.009923496246337891" office:value-type="float"/>
          <table:table-cell office:value="0.00999975800514221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044638776316616585" office:value-type="float"/>
          <table:table-cell office:value="58" office:value-type="float"/>
          <table:table-cell office:value="-0.009769735932350159" office:value-type="float"/>
          <table:table-cell office:value="-0.009971703886985778" office:value-type="float"/>
          <table:table-cell office:value="0.009994325637817382" office:value-type="float"/>
          <table:table-cell office:value="0.009999998807907104" office:value-type="float"/>
          <table:table-cell office:value="-0.00995143473148346" office:value-type="float"/>
          <table:table-cell office:value="0.00999984741210937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4854508651035624" office:value-type="float"/>
          <table:table-cell office:value="59" office:value-type="float"/>
          <table:table-cell office:value="-0.01" office:value-type="float"/>
          <table:table-cell office:value="-0.01" office:value-type="float"/>
          <table:table-cell office:value="0.01" office:value-type="float"/>
          <table:table-cell office:value="0.01" office:value-type="float"/>
          <table:table-cell office:value="-0.009998081922531129" office:value-type="float"/>
          <table:table-cell office:value="0.0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275221180338225" office:value-type="float"/>
          <table:table-cell office:value="60" office:value-type="float"/>
          <table:table-cell office:value="-0.009852731227874756" office:value-type="float"/>
          <table:table-cell office:value="-0.009987096786499023" office:value-type="float"/>
          <table:table-cell office:value="0.009996025562286378" office:value-type="float"/>
          <table:table-cell office:value="0.01" office:value-type="float"/>
          <table:table-cell office:value="-0.009924155473709107" office:value-type="float"/>
          <table:table-cell office:value="0.009999794960021973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4-03-10T20:08:47.643521</meta:creation-date>
    <dc:date>2024-03-10T20:08:47.962771</dc:date>
    <meta:generator>http://pypi.python.org/pypi/ezodf/0.1.0$Python3.8.10 (default, Nov 22 2023, 10:22:35) 
[GCC 9.4.0]</meta:generator>
    <meta:document-statistic/>
    <meta:editing-cycles>1</meta:editing-cycles>
  </office:meta>
</office:document-meta>
</file>